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2.07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0000"/>
    </style:style>
    <style:style style:name="ce3" style:family="table-cell" style:parent-style-name="Default" style:data-style-name="N100">
      <style:table-cell-properties fo:background-color="#33ff99"/>
    </style:style>
    <style:style style:name="ce4" style:family="table-cell" style:parent-style-name="Default" style:data-style-name="N100">
      <style:table-cell-properties fo:background-color="#ff3300"/>
    </style:style>
    <style:style style:name="ce5" style:family="table-cell" style:parent-style-name="Default" style:data-style-name="N100">
      <style:table-cell-properties fo:background-color="#ff3333"/>
    </style:style>
    <style:style style:name="ce6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SMA5</text:p>
          </table:table-cell>
          <table:table-cell office:value-type="string" calcext:value-type="string">
            <text:p>SMA10</text:p>
          </table:table-cell>
          <table:table-cell office:value-type="string" calcext:value-type="string">
            <text:p>SMA20</text:p>
          </table:table-cell>
          <table:table-cell office:value-type="string" calcext:value-type="string">
            <text:p>SMA6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MA10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ACD9</text:p>
          </table:table-cell>
          <table:table-cell office:value-type="string" calcext:value-type="string">
            <text:p>OS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SI6</text:p>
          </table:table-cell>
          <table:table-cell office:value-type="string" calcext:value-type="string">
            <text:p>RSI12</text:p>
          </table:table-cell>
        </table:table-row>
        <table:table-row table:style-name="ro1">
          <table:table-cell table:style-name="ce1" office:value-type="string" calcext:value-type="string">
            <text:p>2016/1/4</text:p>
          </table:table-cell>
          <table:table-cell office:value-type="float" office:value="8262" calcext:value-type="float">
            <text:p>8262</text:p>
          </table:table-cell>
          <table:table-cell office:value-type="float" office:value="8294" calcext:value-type="float">
            <text:p>8294</text:p>
          </table:table-cell>
          <table:table-cell office:value-type="float" office:value="8036" calcext:value-type="float">
            <text:p>8036</text:p>
          </table:table-cell>
          <table:table-cell office:value-type="float" office:value="8073" calcext:value-type="float">
            <text:p>8073</text:p>
          </table:table-cell>
          <table:table-cell office:value-type="float" office:value="8249.6" calcext:value-type="float">
            <text:p>8249.6</text:p>
          </table:table-cell>
          <table:table-cell office:value-type="float" office:value="8278.2" calcext:value-type="float">
            <text:p>8278.2</text:p>
          </table:table-cell>
          <table:table-cell office:value-type="float" office:value="8244.75" calcext:value-type="float">
            <text:p>8244.75</text:p>
          </table:table-cell>
          <table:table-cell office:value-type="float" office:value="8439.77" calcext:value-type="float">
            <text:p>8439.77</text:p>
          </table:table-cell>
          <table:table-cell office:value-type="float" office:value="191331" calcext:value-type="float">
            <text:p>191331</text:p>
          </table:table-cell>
          <table:table-cell office:value-type="float" office:value="119194" calcext:value-type="float">
            <text:p>119194</text:p>
          </table:table-cell>
          <table:table-cell office:value-type="float" office:value="117948" calcext:value-type="float">
            <text:p>11794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7.82" calcext:value-type="float">
            <text:p>-37.82</text:p>
          </table:table-cell>
          <table:table-cell office:value-type="float" office:value="2.34" calcext:value-type="float">
            <text:p>2.34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3503" calcext:value-type="float">
            <text:p>0.3503</text:p>
          </table:table-cell>
        </table:table-row>
        <table:table-row table:style-name="ro1">
          <table:table-cell table:style-name="ce1" office:value-type="string" calcext:value-type="string">
            <text:p>2016/1/5</text:p>
          </table:table-cell>
          <table:table-cell office:value-type="float" office:value="8099" calcext:value-type="float">
            <text:p>8099</text:p>
          </table:table-cell>
          <table:table-cell office:value-type="float" office:value="8130" calcext:value-type="float">
            <text:p>8130</text:p>
          </table:table-cell>
          <table:table-cell office:value-type="float" office:value="8011" calcext:value-type="float">
            <text:p>8011</text:p>
          </table:table-cell>
          <table:table-cell office:value-type="float" office:value="8025" calcext:value-type="float">
            <text:p>8025</text:p>
          </table:table-cell>
          <table:table-cell office:value-type="float" office:value="8183.8" calcext:value-type="float">
            <text:p>8183.8</text:p>
          </table:table-cell>
          <table:table-cell office:value-type="float" office:value="8252.7" calcext:value-type="float">
            <text:p>8252.7</text:p>
          </table:table-cell>
          <table:table-cell office:value-type="float" office:value="8222.5" calcext:value-type="float">
            <text:p>8222.5</text:p>
          </table:table-cell>
          <table:table-cell office:value-type="float" office:value="8430.98" calcext:value-type="float">
            <text:p>8430.98</text:p>
          </table:table-cell>
          <table:table-cell office:value-type="float" office:value="164756" calcext:value-type="float">
            <text:p>164756</text:p>
          </table:table-cell>
          <table:table-cell office:value-type="float" office:value="137265" calcext:value-type="float">
            <text:p>137265</text:p>
          </table:table-cell>
          <table:table-cell office:value-type="float" office:value="120627" calcext:value-type="float">
            <text:p>120627</text:p>
          </table:table-cell>
          <table:table-cell office:value-type="float" office:value="-49.82" calcext:value-type="float">
            <text:p>-49.82</text:p>
          </table:table-cell>
          <table:table-cell office:value-type="float" office:value="-40.22" calcext:value-type="float">
            <text:p>-40.22</text:p>
          </table:table-cell>
          <table:table-cell office:value-type="float" office:value="-9.6" calcext:value-type="float">
            <text:p>-9.6</text:p>
          </table:table-cell>
          <table:table-cell office:value-type="float" office:value="0.313" calcext:value-type="float">
            <text:p>0.313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table:style-name="ce1" office:value-type="string" calcext:value-type="string">
            <text:p>2016/1/6</text:p>
          </table:table-cell>
          <table:table-cell office:value-type="float" office:value="8038" calcext:value-type="float">
            <text:p>8038</text:p>
          </table:table-cell>
          <table:table-cell office:value-type="float" office:value="8048" calcext:value-type="float">
            <text:p>8048</text:p>
          </table:table-cell>
          <table:table-cell office:value-type="float" office:value="7901" calcext:value-type="float">
            <text:p>7901</text:p>
          </table:table-cell>
          <table:table-cell office:value-type="float" office:value="7971" calcext:value-type="float">
            <text:p>7971</text:p>
          </table:table-cell>
          <table:table-cell office:value-type="float" office:value="8120.4" calcext:value-type="float">
            <text:p>8120.4</text:p>
          </table:table-cell>
          <table:table-cell office:value-type="float" office:value="8222.3" calcext:value-type="float">
            <text:p>8222.3</text:p>
          </table:table-cell>
          <table:table-cell office:value-type="float" office:value="8204.5" calcext:value-type="float">
            <text:p>8204.5</text:p>
          </table:table-cell>
          <table:table-cell office:value-type="float" office:value="8421.22" calcext:value-type="float">
            <text:p>8421.22</text:p>
          </table:table-cell>
          <table:table-cell office:value-type="float" office:value="200598" calcext:value-type="float">
            <text:p>200598</text:p>
          </table:table-cell>
          <table:table-cell office:value-type="float" office:value="155271" calcext:value-type="float">
            <text:p>155271</text:p>
          </table:table-cell>
          <table:table-cell office:value-type="float" office:value="128035" calcext:value-type="float">
            <text:p>128035</text:p>
          </table:table-cell>
          <table:table-cell office:value-type="float" office:value="-66.47" calcext:value-type="float">
            <text:p>-66.47</text:p>
          </table:table-cell>
          <table:table-cell office:value-type="float" office:value="-45.47" calcext:value-type="float">
            <text:p>-45.47</text:p>
          </table:table-cell>
          <table:table-cell office:value-type="float" office:value="-21" calcext:value-type="float">
            <text:p>-21</text:p>
          </table:table-cell>
          <table:table-cell office:value-type="float" office:value="0.256" calcext:value-type="float">
            <text:p>0.256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3042" calcext:value-type="float">
            <text:p>0.3042</text:p>
          </table:table-cell>
        </table:table-row>
        <table:table-row table:style-name="ro1">
          <table:table-cell table:style-name="ce1" office:value-type="string" calcext:value-type="string">
            <text:p>2016/1/7</text:p>
          </table:table-cell>
          <table:table-cell office:value-type="float" office:value="7956" calcext:value-type="float">
            <text:p>7956</text:p>
          </table:table-cell>
          <table:table-cell office:value-type="float" office:value="7971" calcext:value-type="float">
            <text:p>7971</text:p>
          </table:table-cell>
          <table:table-cell office:value-type="float" office:value="7731" calcext:value-type="float">
            <text:p>7731</text:p>
          </table:table-cell>
          <table:table-cell office:value-type="float" office:value="7805" calcext:value-type="float">
            <text:p>7805</text:p>
          </table:table-cell>
          <table:table-cell office:value-type="float" office:value="8029.8" calcext:value-type="float">
            <text:p>8029.8</text:p>
          </table:table-cell>
          <table:table-cell office:value-type="float" office:value="8174" calcext:value-type="float">
            <text:p>8174</text:p>
          </table:table-cell>
          <table:table-cell office:value-type="float" office:value="8183.75" calcext:value-type="float">
            <text:p>8183.75</text:p>
          </table:table-cell>
          <table:table-cell office:value-type="float" office:value="8409.3" calcext:value-type="float">
            <text:p>8409.3</text:p>
          </table:table-cell>
          <table:table-cell office:value-type="float" office:value="246399" calcext:value-type="float">
            <text:p>246399</text:p>
          </table:table-cell>
          <table:table-cell office:value-type="float" office:value="181373" calcext:value-type="float">
            <text:p>181373</text:p>
          </table:table-cell>
          <table:table-cell office:value-type="float" office:value="139185" calcext:value-type="float">
            <text:p>139185</text:p>
          </table:table-cell>
          <table:table-cell office:value-type="float" office:value="-90.3" calcext:value-type="float">
            <text:p>-90.3</text:p>
          </table:table-cell>
          <table:table-cell office:value-type="float" office:value="-54.44" calcext:value-type="float">
            <text:p>-54.44</text:p>
          </table:table-cell>
          <table:table-cell office:value-type="float" office:value="-35.86" calcext:value-type="float">
            <text:p>-35.86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2446" calcext:value-type="float">
            <text:p>0.2446</text:p>
          </table:table-cell>
        </table:table-row>
        <table:table-row table:style-name="ro1">
          <table:table-cell table:style-name="ce1" office:value-type="string" calcext:value-type="string">
            <text:p>2016/1/8</text:p>
          </table:table-cell>
          <table:table-cell office:value-type="float" office:value="7755" calcext:value-type="float">
            <text:p>7755</text:p>
          </table:table-cell>
          <table:table-cell office:value-type="float" office:value="7884" calcext:value-type="float">
            <text:p>7884</text:p>
          </table:table-cell>
          <table:table-cell office:value-type="float" office:value="7734" calcext:value-type="float">
            <text:p>7734</text:p>
          </table:table-cell>
          <table:table-cell office:value-type="float" office:value="7865" calcext:value-type="float">
            <text:p>7865</text:p>
          </table:table-cell>
          <table:table-cell office:value-type="float" office:value="7947.8" calcext:value-type="float">
            <text:p>7947.8</text:p>
          </table:table-cell>
          <table:table-cell office:value-type="float" office:value="8128.8" calcext:value-type="float">
            <text:p>8128.8</text:p>
          </table:table-cell>
          <table:table-cell office:value-type="float" office:value="8167.6" calcext:value-type="float">
            <text:p>8167.6</text:p>
          </table:table-cell>
          <table:table-cell office:value-type="float" office:value="8396.9" calcext:value-type="float">
            <text:p>8396.9</text:p>
          </table:table-cell>
          <table:table-cell office:value-type="float" office:value="182333" calcext:value-type="float">
            <text:p>182333</text:p>
          </table:table-cell>
          <table:table-cell office:value-type="float" office:value="197083" calcext:value-type="float">
            <text:p>197083</text:p>
          </table:table-cell>
          <table:table-cell office:value-type="float" office:value="145970" calcext:value-type="float">
            <text:p>145970</text:p>
          </table:table-cell>
          <table:table-cell office:value-type="float" office:value="-107.23" calcext:value-type="float">
            <text:p>-107.23</text:p>
          </table:table-cell>
          <table:table-cell office:value-type="float" office:value="-65" calcext:value-type="float">
            <text:p>-65</text:p>
          </table:table-cell>
          <table:table-cell office:value-type="float" office:value="-42.23" calcext:value-type="float">
            <text:p>-42.23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988" calcext:value-type="float">
            <text:p>0.2988</text:p>
          </table:table-cell>
        </table:table-row>
        <table:table-row table:style-name="ro1">
          <table:table-cell table:style-name="ce1" office:value-type="string" calcext:value-type="string">
            <text:p>2016/1/11</text:p>
          </table:table-cell>
          <table:table-cell office:value-type="float" office:value="7730" calcext:value-type="float">
            <text:p>7730</text:p>
          </table:table-cell>
          <table:table-cell office:value-type="float" office:value="7793" calcext:value-type="float">
            <text:p>7793</text:p>
          </table:table-cell>
          <table:table-cell office:value-type="float" office:value="7672" calcext:value-type="float">
            <text:p>7672</text:p>
          </table:table-cell>
          <table:table-cell office:value-type="float" office:value="7739" calcext:value-type="float">
            <text:p>7739</text:p>
          </table:table-cell>
          <table:table-cell office:value-type="float" office:value="7881" calcext:value-type="float">
            <text:p>7881</text:p>
          </table:table-cell>
          <table:table-cell office:value-type="float" office:value="8065.3" calcext:value-type="float">
            <text:p>8065.3</text:p>
          </table:table-cell>
          <table:table-cell office:value-type="float" office:value="8151.05" calcext:value-type="float">
            <text:p>8151.05</text:p>
          </table:table-cell>
          <table:table-cell office:value-type="float" office:value="8382.43" calcext:value-type="float">
            <text:p>8382.43</text:p>
          </table:table-cell>
          <table:table-cell office:value-type="float" office:value="184748" calcext:value-type="float">
            <text:p>184748</text:p>
          </table:table-cell>
          <table:table-cell office:value-type="float" office:value="195767" calcext:value-type="float">
            <text:p>195767</text:p>
          </table:table-cell>
          <table:table-cell office:value-type="float" office:value="157480" calcext:value-type="float">
            <text:p>157480</text:p>
          </table:table-cell>
          <table:table-cell office:value-type="float" office:value="-127.34" calcext:value-type="float">
            <text:p>-127.34</text:p>
          </table:table-cell>
          <table:table-cell office:value-type="float" office:value="-77.46" calcext:value-type="float">
            <text:p>-77.46</text:p>
          </table:table-cell>
          <table:table-cell office:value-type="float" office:value="-49.88" calcext:value-type="float">
            <text:p>-49.8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566" calcext:value-type="float">
            <text:p>0.2566</text:p>
          </table:table-cell>
        </table:table-row>
        <table:table-row table:style-name="ro1">
          <table:table-cell table:style-name="ce1" office:value-type="string" calcext:value-type="string">
            <text:p>2016/1/12</text:p>
          </table:table-cell>
          <table:table-cell office:value-type="float" office:value="7800" calcext:value-type="float">
            <text:p>7800</text:p>
          </table:table-cell>
          <table:table-cell office:value-type="float" office:value="7808" calcext:value-type="float">
            <text:p>7808</text:p>
          </table:table-cell>
          <table:table-cell office:value-type="float" office:value="7680" calcext:value-type="float">
            <text:p>7680</text:p>
          </table:table-cell>
          <table:table-cell office:value-type="float" office:value="7707" calcext:value-type="float">
            <text:p>7707</text:p>
          </table:table-cell>
          <table:table-cell office:value-type="float" office:value="7817.4" calcext:value-type="float">
            <text:p>7817.4</text:p>
          </table:table-cell>
          <table:table-cell office:value-type="float" office:value="8000.6" calcext:value-type="float">
            <text:p>8000.6</text:p>
          </table:table-cell>
          <table:table-cell office:value-type="float" office:value="8133.4" calcext:value-type="float">
            <text:p>8133.4</text:p>
          </table:table-cell>
          <table:table-cell office:value-type="float" office:value="8367.17" calcext:value-type="float">
            <text:p>8367.17</text:p>
          </table:table-cell>
          <table:table-cell office:value-type="float" office:value="176648" calcext:value-type="float">
            <text:p>176648</text:p>
          </table:table-cell>
          <table:table-cell office:value-type="float" office:value="198145" calcext:value-type="float">
            <text:p>198145</text:p>
          </table:table-cell>
          <table:table-cell office:value-type="float" office:value="167705" calcext:value-type="float">
            <text:p>167705</text:p>
          </table:table-cell>
          <table:table-cell office:value-type="float" office:value="-142.47" calcext:value-type="float">
            <text:p>-142.47</text:p>
          </table:table-cell>
          <table:table-cell office:value-type="float" office:value="-90.47" calcext:value-type="float">
            <text:p>-90.47</text:p>
          </table:table-cell>
          <table:table-cell office:value-type="float" office:value="-52" calcext:value-type="float">
            <text:p>-52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style-name="ce1" office:value-type="string" calcext:value-type="string">
            <text:p>2016/1/13</text:p>
          </table:table-cell>
          <table:table-cell office:value-type="float" office:value="7784" calcext:value-type="float">
            <text:p>7784</text:p>
          </table:table-cell>
          <table:table-cell office:value-type="float" office:value="7849" calcext:value-type="float">
            <text:p>7849</text:p>
          </table:table-cell>
          <table:table-cell office:value-type="float" office:value="7736" calcext:value-type="float">
            <text:p>7736</text:p>
          </table:table-cell>
          <table:table-cell office:value-type="float" office:value="7806" calcext:value-type="float">
            <text:p>7806</text:p>
          </table:table-cell>
          <table:table-cell office:value-type="float" office:value="7784.4" calcext:value-type="float">
            <text:p>7784.4</text:p>
          </table:table-cell>
          <table:table-cell office:value-type="float" office:value="7952.4" calcext:value-type="float">
            <text:p>7952.4</text:p>
          </table:table-cell>
          <table:table-cell office:value-type="float" office:value="8120.45" calcext:value-type="float">
            <text:p>8120.45</text:p>
          </table:table-cell>
          <table:table-cell office:value-type="float" office:value="8352.95" calcext:value-type="float">
            <text:p>8352.95</text:p>
          </table:table-cell>
          <table:table-cell office:value-type="float" office:value="188268" calcext:value-type="float">
            <text:p>188268</text:p>
          </table:table-cell>
          <table:table-cell office:value-type="float" office:value="195679" calcext:value-type="float">
            <text:p>195679</text:p>
          </table:table-cell>
          <table:table-cell office:value-type="float" office:value="175475" calcext:value-type="float">
            <text:p>175475</text:p>
          </table:table-cell>
          <table:table-cell office:value-type="float" office:value="-146.81" calcext:value-type="float">
            <text:p>-146.81</text:p>
          </table:table-cell>
          <table:table-cell office:value-type="float" office:value="-101.73" calcext:value-type="float">
            <text:p>-101.73</text:p>
          </table:table-cell>
          <table:table-cell office:value-type="float" office:value="-45.08" calcext:value-type="float">
            <text:p>-45.08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318" calcext:value-type="float">
            <text:p>0.3318</text:p>
          </table:table-cell>
        </table:table-row>
        <table:table-row table:style-name="ro1">
          <table:table-cell table:style-name="ce1" office:value-type="string" calcext:value-type="string">
            <text:p>2016/1/14</text:p>
          </table:table-cell>
          <table:table-cell office:value-type="float" office:value="7647" calcext:value-type="float">
            <text:p>7647</text:p>
          </table:table-cell>
          <table:table-cell office:value-type="float" office:value="7724" calcext:value-type="float">
            <text:p>7724</text:p>
          </table:table-cell>
          <table:table-cell office:value-type="float" office:value="7607" calcext:value-type="float">
            <text:p>7607</text:p>
          </table:table-cell>
          <table:table-cell office:value-type="float" office:value="7715" calcext:value-type="float">
            <text:p>7715</text:p>
          </table:table-cell>
          <table:table-cell office:value-type="float" office:value="7766.4" calcext:value-type="float">
            <text:p>7766.4</text:p>
          </table:table-cell>
          <table:table-cell office:value-type="float" office:value="7898.1" calcext:value-type="float">
            <text:p>7898.1</text:p>
          </table:table-cell>
          <table:table-cell office:value-type="float" office:value="8096.3" calcext:value-type="float">
            <text:p>8096.3</text:p>
          </table:table-cell>
          <table:table-cell office:value-type="float" office:value="8337.92" calcext:value-type="float">
            <text:p>8337.92</text:p>
          </table:table-cell>
          <table:table-cell office:value-type="float" office:value="171850" calcext:value-type="float">
            <text:p>171850</text:p>
          </table:table-cell>
          <table:table-cell office:value-type="float" office:value="180769" calcext:value-type="float">
            <text:p>180769</text:p>
          </table:table-cell>
          <table:table-cell office:value-type="float" office:value="181071" calcext:value-type="float">
            <text:p>181071</text:p>
          </table:table-cell>
          <table:table-cell office:value-type="float" office:value="-157.24" calcext:value-type="float">
            <text:p>-157.24</text:p>
          </table:table-cell>
          <table:table-cell office:value-type="float" office:value="-112.84" calcext:value-type="float">
            <text:p>-112.84</text:p>
          </table:table-cell>
          <table:table-cell office:value-type="float" office:value="-44.4" calcext:value-type="float">
            <text:p>-44.4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844" calcext:value-type="float">
            <text:p>0.18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981" calcext:value-type="float">
            <text:p>0.2981</text:p>
          </table:table-cell>
        </table:table-row>
        <table:table-row table:style-name="ro1">
          <table:table-cell table:style-name="ce1" office:value-type="string" calcext:value-type="string">
            <text:p>2016/1/15</text:p>
          </table:table-cell>
          <table:table-cell office:value-type="float" office:value="7801" calcext:value-type="float">
            <text:p>7801</text:p>
          </table:table-cell>
          <table:table-cell office:value-type="float" office:value="7809" calcext:value-type="float">
            <text:p>7809</text:p>
          </table:table-cell>
          <table:table-cell office:value-type="float" office:value="7636" calcext:value-type="float">
            <text:p>7636</text:p>
          </table:table-cell>
          <table:table-cell office:value-type="float" office:value="7668" calcext:value-type="float">
            <text:p>7668</text:p>
          </table:table-cell>
          <table:table-cell office:value-type="float" office:value="7727" calcext:value-type="float">
            <text:p>7727</text:p>
          </table:table-cell>
          <table:table-cell office:value-type="float" office:value="7837.4" calcext:value-type="float">
            <text:p>7837.4</text:p>
          </table:table-cell>
          <table:table-cell office:value-type="float" office:value="8065.6" calcext:value-type="float">
            <text:p>8065.6</text:p>
          </table:table-cell>
          <table:table-cell office:value-type="float" office:value="8322.47" calcext:value-type="float">
            <text:p>8322.47</text:p>
          </table:table-cell>
          <table:table-cell office:value-type="float" office:value="183418" calcext:value-type="float">
            <text:p>183418</text:p>
          </table:table-cell>
          <table:table-cell office:value-type="float" office:value="180986" calcext:value-type="float">
            <text:p>180986</text:p>
          </table:table-cell>
          <table:table-cell office:value-type="float" office:value="189035" calcext:value-type="float">
            <text:p>189035</text:p>
          </table:table-cell>
          <table:table-cell office:value-type="float" office:value="-163.22" calcext:value-type="float">
            <text:p>-163.22</text:p>
          </table:table-cell>
          <table:table-cell office:value-type="float" office:value="-122.91" calcext:value-type="float">
            <text:p>-122.91</text:p>
          </table:table-cell>
          <table:table-cell office:value-type="float" office:value="-40.3" calcext:value-type="float">
            <text:p>-40.3</text:p>
          </table:table-cell>
          <table:table-cell office:value-type="float" office:value="0.1443" calcext:value-type="float">
            <text:p>0.1443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table:style-name="ce2" office:value-type="string" calcext:value-type="string">
            <text:p>2016/1/18</text:p>
          </table:table-cell>
          <table:table-cell office:value-type="float" office:value="7513" calcext:value-type="float">
            <text:p>7513</text:p>
          </table:table-cell>
          <table:table-cell office:value-type="float" office:value="7828" calcext:value-type="float">
            <text:p>7828</text:p>
          </table:table-cell>
          <table:table-cell office:value-type="float" office:value="7503" calcext:value-type="float">
            <text:p>7503</text:p>
          </table:table-cell>
          <table:table-cell office:value-type="float" office:value="7810" calcext:value-type="float">
            <text:p>7810</text:p>
          </table:table-cell>
          <table:table-cell office:value-type="float" office:value="7741.2" calcext:value-type="float">
            <text:p>7741.2</text:p>
          </table:table-cell>
          <table:table-cell office:value-type="float" office:value="7811.1" calcext:value-type="float">
            <text:p>7811.1</text:p>
          </table:table-cell>
          <table:table-cell office:value-type="float" office:value="8044.65" calcext:value-type="float">
            <text:p>8044.65</text:p>
          </table:table-cell>
          <table:table-cell office:value-type="float" office:value="8307.73" calcext:value-type="float">
            <text:p>8307.73</text:p>
          </table:table-cell>
          <table:table-cell office:value-type="float" office:value="241486" calcext:value-type="float">
            <text:p>241486</text:p>
          </table:table-cell>
          <table:table-cell office:value-type="float" office:value="192334" calcext:value-type="float">
            <text:p>192334</text:p>
          </table:table-cell>
          <table:table-cell office:value-type="float" office:value="194050" calcext:value-type="float">
            <text:p>194050</text:p>
          </table:table-cell>
          <table:table-cell office:value-type="float" office:value="-162.65" calcext:value-type="float">
            <text:p>-162.65</text:p>
          </table:table-cell>
          <table:table-cell office:value-type="float" office:value="-130.86" calcext:value-type="float">
            <text:p>-130.86</text:p>
          </table:table-cell>
          <table:table-cell office:value-type="float" office:value="-31.79" calcext:value-type="float">
            <text:p>-31.79</text:p>
          </table:table-cell>
          <table:table-cell office:value-type="float" office:value="0.284" calcext:value-type="float">
            <text:p>0.284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table:style-name="ce2" office:value-type="string" calcext:value-type="string">
            <text:p>2016/1/19</text:p>
          </table:table-cell>
          <table:table-cell office:value-type="float" office:value="7786" calcext:value-type="float">
            <text:p>7786</text:p>
          </table:table-cell>
          <table:table-cell office:value-type="float" office:value="7868" calcext:value-type="float">
            <text:p>7868</text:p>
          </table:table-cell>
          <table:table-cell office:value-type="float" office:value="7750" calcext:value-type="float">
            <text:p>7750</text:p>
          </table:table-cell>
          <table:table-cell office:value-type="float" office:value="7866" calcext:value-type="float">
            <text:p>7866</text:p>
          </table:table-cell>
          <table:table-cell office:value-type="float" office:value="7773" calcext:value-type="float">
            <text:p>7773</text:p>
          </table:table-cell>
          <table:table-cell office:value-type="float" office:value="7795.2" calcext:value-type="float">
            <text:p>7795.2</text:p>
          </table:table-cell>
          <table:table-cell office:value-type="float" office:value="8023.95" calcext:value-type="float">
            <text:p>8023.95</text:p>
          </table:table-cell>
          <table:table-cell office:value-type="float" office:value="8293.28" calcext:value-type="float">
            <text:p>8293.28</text:p>
          </table:table-cell>
          <table:table-cell office:value-type="float" office:value="165954" calcext:value-type="float">
            <text:p>165954</text:p>
          </table:table-cell>
          <table:table-cell office:value-type="float" office:value="190195" calcext:value-type="float">
            <text:p>190195</text:p>
          </table:table-cell>
          <table:table-cell office:value-type="float" office:value="194170" calcext:value-type="float">
            <text:p>194170</text:p>
          </table:table-cell>
          <table:table-cell office:value-type="float" office:value="-152.39" calcext:value-type="float">
            <text:p>-152.39</text:p>
          </table:table-cell>
          <table:table-cell office:value-type="float" office:value="-135.17" calcext:value-type="float">
            <text:p>-135.17</text:p>
          </table:table-cell>
          <table:table-cell office:value-type="float" office:value="-17.23" calcext:value-type="float">
            <text:p>-17.23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4278" calcext:value-type="float">
            <text:p>0.4278</text:p>
          </table:table-cell>
        </table:table-row>
        <table:table-row table:style-name="ro1">
          <table:table-cell table:style-name="ce2" office:value-type="string" calcext:value-type="string">
            <text:p>2016/1/20</text:p>
          </table:table-cell>
          <table:table-cell office:value-type="float" office:value="7797" calcext:value-type="float">
            <text:p>7797</text:p>
          </table:table-cell>
          <table:table-cell office:value-type="float" office:value="7804" calcext:value-type="float">
            <text:p>7804</text:p>
          </table:table-cell>
          <table:table-cell office:value-type="float" office:value="7673" calcext:value-type="float">
            <text:p>7673</text:p>
          </table:table-cell>
          <table:table-cell office:value-type="float" office:value="7704" calcext:value-type="float">
            <text:p>7704</text:p>
          </table:table-cell>
          <table:table-cell office:value-type="float" office:value="7752.6" calcext:value-type="float">
            <text:p>7752.6</text:p>
          </table:table-cell>
          <table:table-cell office:value-type="float" office:value="7768.5" calcext:value-type="float">
            <text:p>7768.5</text:p>
          </table:table-cell>
          <table:table-cell office:value-type="float" office:value="7995.4" calcext:value-type="float">
            <text:p>7995.4</text:p>
          </table:table-cell>
          <table:table-cell office:value-type="float" office:value="8276.78" calcext:value-type="float">
            <text:p>8276.78</text:p>
          </table:table-cell>
          <table:table-cell office:value-type="float" office:value="116624" calcext:value-type="float">
            <text:p>116624</text:p>
          </table:table-cell>
          <table:table-cell office:value-type="float" office:value="175866" calcext:value-type="float">
            <text:p>175866</text:p>
          </table:table-cell>
          <table:table-cell office:value-type="float" office:value="185773" calcext:value-type="float">
            <text:p>185773</text:p>
          </table:table-cell>
          <table:table-cell office:value-type="float" office:value="-151.9" calcext:value-type="float">
            <text:p>-151.9</text:p>
          </table:table-cell>
          <table:table-cell office:value-type="float" office:value="-138.51" calcext:value-type="float">
            <text:p>-138.51</text:p>
          </table:table-cell>
          <table:table-cell office:value-type="float" office:value="-13.38" calcext:value-type="float">
            <text:p>-13.38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75" calcext:value-type="float">
            <text:p>0.3675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table:style-name="ce2" office:value-type="string" calcext:value-type="string">
            <text:p>2016/1/21</text:p>
          </table:table-cell>
          <table:table-cell office:value-type="float" office:value="7659" calcext:value-type="float">
            <text:p>7659</text:p>
          </table:table-cell>
          <table:table-cell office:value-type="float" office:value="7706" calcext:value-type="float">
            <text:p>7706</text:p>
          </table:table-cell>
          <table:table-cell office:value-type="float" office:value="7601" calcext:value-type="float">
            <text:p>7601</text:p>
          </table:table-cell>
          <table:table-cell office:value-type="float" office:value="7613" calcext:value-type="float">
            <text:p>7613</text:p>
          </table:table-cell>
          <table:table-cell office:value-type="float" office:value="7732.2" calcext:value-type="float">
            <text:p>7732.2</text:p>
          </table:table-cell>
          <table:table-cell office:value-type="float" office:value="7749.3" calcext:value-type="float">
            <text:p>7749.3</text:p>
          </table:table-cell>
          <table:table-cell office:value-type="float" office:value="7961.65" calcext:value-type="float">
            <text:p>7961.65</text:p>
          </table:table-cell>
          <table:table-cell office:value-type="float" office:value="8259.7" calcext:value-type="float">
            <text:p>8259.7</text:p>
          </table:table-cell>
          <table:table-cell office:value-type="float" office:value="202230" calcext:value-type="float">
            <text:p>202230</text:p>
          </table:table-cell>
          <table:table-cell office:value-type="float" office:value="181942" calcext:value-type="float">
            <text:p>181942</text:p>
          </table:table-cell>
          <table:table-cell office:value-type="float" office:value="181356" calcext:value-type="float">
            <text:p>181356</text:p>
          </table:table-cell>
          <table:table-cell office:value-type="float" office:value="-156.79" calcext:value-type="float">
            <text:p>-156.79</text:p>
          </table:table-cell>
          <table:table-cell office:value-type="float" office:value="-142.17" calcext:value-type="float">
            <text:p>-142.17</text:p>
          </table:table-cell>
          <table:table-cell office:value-type="float" office:value="-14.63" calcext:value-type="float">
            <text:p>-14.6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table:style-name="ce2" office:value-type="string" calcext:value-type="string">
            <text:p>2016/1/22</text:p>
          </table:table-cell>
          <table:table-cell office:value-type="float" office:value="7730" calcext:value-type="float">
            <text:p>7730</text:p>
          </table:table-cell>
          <table:table-cell office:value-type="float" office:value="7752" calcext:value-type="float">
            <text:p>7752</text:p>
          </table:table-cell>
          <table:table-cell office:value-type="float" office:value="7641" calcext:value-type="float">
            <text:p>7641</text:p>
          </table:table-cell>
          <table:table-cell office:value-type="float" office:value="7748" calcext:value-type="float">
            <text:p>7748</text:p>
          </table:table-cell>
          <table:table-cell office:value-type="float" office:value="7748.2" calcext:value-type="float">
            <text:p>7748.2</text:p>
          </table:table-cell>
          <table:table-cell office:value-type="float" office:value="7737.6" calcext:value-type="float">
            <text:p>7737.6</text:p>
          </table:table-cell>
          <table:table-cell office:value-type="float" office:value="7933.2" calcext:value-type="float">
            <text:p>7933.2</text:p>
          </table:table-cell>
          <table:table-cell office:value-type="float" office:value="8246.38" calcext:value-type="float">
            <text:p>8246.38</text:p>
          </table:table-cell>
          <table:table-cell office:value-type="float" office:value="183045" calcext:value-type="float">
            <text:p>183045</text:p>
          </table:table-cell>
          <table:table-cell office:value-type="float" office:value="181868" calcext:value-type="float">
            <text:p>181868</text:p>
          </table:table-cell>
          <table:table-cell office:value-type="float" office:value="181427" calcext:value-type="float">
            <text:p>181427</text:p>
          </table:table-cell>
          <table:table-cell office:value-type="float" office:value="-151.75" calcext:value-type="float">
            <text:p>-151.75</text:p>
          </table:table-cell>
          <table:table-cell office:value-type="float" office:value="-144.08" calcext:value-type="float">
            <text:p>-144.08</text:p>
          </table:table-cell>
          <table:table-cell office:value-type="float" office:value="-7.66" calcext:value-type="float">
            <text:p>-7.66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4623" calcext:value-type="float">
            <text:p>0.4623</text:p>
          </table:table-cell>
          <table:table-cell office:value-type="float" office:value="0.4121" calcext:value-type="float">
            <text:p>0.4121</text:p>
          </table:table-cell>
        </table:table-row>
        <table:table-row table:style-name="ro1">
          <table:table-cell table:style-name="ce2" office:value-type="string" calcext:value-type="string">
            <text:p>2016/1/25</text:p>
          </table:table-cell>
          <table:table-cell office:value-type="float" office:value="7768" calcext:value-type="float">
            <text:p>7768</text:p>
          </table:table-cell>
          <table:table-cell office:value-type="float" office:value="7881" calcext:value-type="float">
            <text:p>7881</text:p>
          </table:table-cell>
          <table:table-cell office:value-type="float" office:value="7766" calcext:value-type="float">
            <text:p>7766</text:p>
          </table:table-cell>
          <table:table-cell office:value-type="float" office:value="7835" calcext:value-type="float">
            <text:p>7835</text:p>
          </table:table-cell>
          <table:table-cell office:value-type="float" office:value="7753.2" calcext:value-type="float">
            <text:p>7753.2</text:p>
          </table:table-cell>
          <table:table-cell office:value-type="float" office:value="7747.2" calcext:value-type="float">
            <text:p>7747.2</text:p>
          </table:table-cell>
          <table:table-cell office:value-type="float" office:value="7906.25" calcext:value-type="float">
            <text:p>7906.25</text:p>
          </table:table-cell>
          <table:table-cell office:value-type="float" office:value="8234.13" calcext:value-type="float">
            <text:p>8234.13</text:p>
          </table:table-cell>
          <table:table-cell office:value-type="float" office:value="145944" calcext:value-type="float">
            <text:p>145944</text:p>
          </table:table-cell>
          <table:table-cell office:value-type="float" office:value="162759" calcext:value-type="float">
            <text:p>162759</text:p>
          </table:table-cell>
          <table:table-cell office:value-type="float" office:value="177547" calcext:value-type="float">
            <text:p>177547</text:p>
          </table:table-cell>
          <table:table-cell office:value-type="float" office:value="-137.53" calcext:value-type="float">
            <text:p>-137.53</text:p>
          </table:table-cell>
          <table:table-cell office:value-type="float" office:value="-142.77" calcext:value-type="float">
            <text:p>-142.77</text:p>
          </table:table-cell>
          <table:table-cell office:value-type="float" office:value="5.25" calcext:value-type="float">
            <text:p>5.2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1">
          <table:table-cell table:style-name="ce2" office:value-type="string" calcext:value-type="string">
            <text:p>2016/1/26</text:p>
          </table:table-cell>
          <table:table-cell office:value-type="float" office:value="7784" calcext:value-type="float">
            <text:p>7784</text:p>
          </table:table-cell>
          <table:table-cell office:value-type="float" office:value="7810" calcext:value-type="float">
            <text:p>7810</text:p>
          </table:table-cell>
          <table:table-cell office:value-type="float" office:value="7745" calcext:value-type="float">
            <text:p>7745</text:p>
          </table:table-cell>
          <table:table-cell office:value-type="float" office:value="7778" calcext:value-type="float">
            <text:p>7778</text:p>
          </table:table-cell>
          <table:table-cell office:value-type="float" office:value="7735.6" calcext:value-type="float">
            <text:p>7735.6</text:p>
          </table:table-cell>
          <table:table-cell office:value-type="float" office:value="7754.3" calcext:value-type="float">
            <text:p>7754.3</text:p>
          </table:table-cell>
          <table:table-cell office:value-type="float" office:value="7877.45" calcext:value-type="float">
            <text:p>7877.45</text:p>
          </table:table-cell>
          <table:table-cell office:value-type="float" office:value="8220.65" calcext:value-type="float">
            <text:p>8220.65</text:p>
          </table:table-cell>
          <table:table-cell office:value-type="float" office:value="145032" calcext:value-type="float">
            <text:p>145032</text:p>
          </table:table-cell>
          <table:table-cell office:value-type="float" office:value="158575" calcext:value-type="float">
            <text:p>158575</text:p>
          </table:table-cell>
          <table:table-cell office:value-type="float" office:value="174385" calcext:value-type="float">
            <text:p>174385</text:p>
          </table:table-cell>
          <table:table-cell office:value-type="float" office:value="-128.93" calcext:value-type="float">
            <text:p>-128.93</text:p>
          </table:table-cell>
          <table:table-cell office:value-type="float" office:value="-140" calcext:value-type="float">
            <text:p>-140</text:p>
          </table:table-cell>
          <table:table-cell office:value-type="float" office:value="11.08" calcext:value-type="float">
            <text:p>11.08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4349" calcext:value-type="float">
            <text:p>0.4349</text:p>
          </table:table-cell>
        </table:table-row>
        <table:table-row table:style-name="ro1">
          <table:table-cell table:style-name="ce2" office:value-type="string" calcext:value-type="string">
            <text:p>2016/1/27</text:p>
          </table:table-cell>
          <table:table-cell office:value-type="float" office:value="7850" calcext:value-type="float">
            <text:p>7850</text:p>
          </table:table-cell>
          <table:table-cell office:value-type="float" office:value="7859" calcext:value-type="float">
            <text:p>7859</text:p>
          </table:table-cell>
          <table:table-cell office:value-type="float" office:value="7778" calcext:value-type="float">
            <text:p>7778</text:p>
          </table:table-cell>
          <table:table-cell office:value-type="float" office:value="7838" calcext:value-type="float">
            <text:p>7838</text:p>
          </table:table-cell>
          <table:table-cell office:value-type="float" office:value="7762.4" calcext:value-type="float">
            <text:p>7762.4</text:p>
          </table:table-cell>
          <table:table-cell office:value-type="float" office:value="7757.5" calcext:value-type="float">
            <text:p>7757.5</text:p>
          </table:table-cell>
          <table:table-cell office:value-type="float" office:value="7854.95" calcext:value-type="float">
            <text:p>7854.95</text:p>
          </table:table-cell>
          <table:table-cell office:value-type="float" office:value="8205.97" calcext:value-type="float">
            <text:p>8205.97</text:p>
          </table:table-cell>
          <table:table-cell office:value-type="float" office:value="145619" calcext:value-type="float">
            <text:p>145619</text:p>
          </table:table-cell>
          <table:table-cell office:value-type="float" office:value="164374" calcext:value-type="float">
            <text:p>164374</text:p>
          </table:table-cell>
          <table:table-cell office:value-type="float" office:value="170120" calcext:value-type="float">
            <text:p>170120</text:p>
          </table:table-cell>
          <table:table-cell office:value-type="float" office:value="-116.69" calcext:value-type="float">
            <text:p>-116.69</text:p>
          </table:table-cell>
          <table:table-cell office:value-type="float" office:value="-135.34" calcext:value-type="float">
            <text:p>-135.34</text:p>
          </table:table-cell>
          <table:table-cell office:value-type="float" office:value="18.65" calcext:value-type="float">
            <text:p>18.65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87" calcext:value-type="float">
            <text:p>0.4687</text:p>
          </table:table-cell>
        </table:table-row>
        <table:table-row table:style-name="ro1">
          <table:table-cell table:style-name="ce2" office:value-type="string" calcext:value-type="string">
            <text:p>2016/1/28</text:p>
          </table:table-cell>
          <table:table-cell office:value-type="float" office:value="7800" calcext:value-type="float">
            <text:p>7800</text:p>
          </table:table-cell>
          <table:table-cell office:value-type="float" office:value="7903" calcext:value-type="float">
            <text:p>7903</text:p>
          </table:table-cell>
          <table:table-cell office:value-type="float" office:value="7793" calcext:value-type="float">
            <text:p>7793</text:p>
          </table:table-cell>
          <table:table-cell office:value-type="float" office:value="7858" calcext:value-type="float">
            <text:p>7858</text:p>
          </table:table-cell>
          <table:table-cell office:value-type="float" office:value="7811.4" calcext:value-type="float">
            <text:p>7811.4</text:p>
          </table:table-cell>
          <table:table-cell office:value-type="float" office:value="7771.8" calcext:value-type="float">
            <text:p>7771.8</text:p>
          </table:table-cell>
          <table:table-cell office:value-type="float" office:value="7834.95" calcext:value-type="float">
            <text:p>7834.95</text:p>
          </table:table-cell>
          <table:table-cell office:value-type="float" office:value="8188.9" calcext:value-type="float">
            <text:p>8188.9</text:p>
          </table:table-cell>
          <table:table-cell office:value-type="float" office:value="153244" calcext:value-type="float">
            <text:p>153244</text:p>
          </table:table-cell>
          <table:table-cell office:value-type="float" office:value="154577" calcext:value-type="float">
            <text:p>154577</text:p>
          </table:table-cell>
          <table:table-cell office:value-type="float" office:value="168260" calcext:value-type="float">
            <text:p>168260</text:p>
          </table:table-cell>
          <table:table-cell office:value-type="float" office:value="-103.8" calcext:value-type="float">
            <text:p>-103.8</text:p>
          </table:table-cell>
          <table:table-cell office:value-type="float" office:value="-129.03" calcext:value-type="float">
            <text:p>-129.03</text:p>
          </table:table-cell>
          <table:table-cell office:value-type="float" office:value="25.23" calcext:value-type="float">
            <text:p>25.23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2016/1/29</text:p>
          </table:table-cell>
          <table:table-cell office:value-type="float" office:value="7841" calcext:value-type="float">
            <text:p>7841</text:p>
          </table:table-cell>
          <table:table-cell office:value-type="float" office:value="8073" calcext:value-type="float">
            <text:p>8073</text:p>
          </table:table-cell>
          <table:table-cell office:value-type="float" office:value="7820" calcext:value-type="float">
            <text:p>7820</text:p>
          </table:table-cell>
          <table:table-cell office:value-type="float" office:value="8053" calcext:value-type="float">
            <text:p>8053</text:p>
          </table:table-cell>
          <table:table-cell office:value-type="float" office:value="7872.4" calcext:value-type="float">
            <text:p>7872.4</text:p>
          </table:table-cell>
          <table:table-cell office:value-type="float" office:value="7810.3" calcext:value-type="float">
            <text:p>7810.3</text:p>
          </table:table-cell>
          <table:table-cell office:value-type="float" office:value="7823.85" calcext:value-type="float">
            <text:p>7823.85</text:p>
          </table:table-cell>
          <table:table-cell office:value-type="float" office:value="8175.25" calcext:value-type="float">
            <text:p>8175.25</text:p>
          </table:table-cell>
          <table:table-cell office:value-type="float" office:value="236477" calcext:value-type="float">
            <text:p>236477</text:p>
          </table:table-cell>
          <table:table-cell office:value-type="float" office:value="165263" calcext:value-type="float">
            <text:p>165263</text:p>
          </table:table-cell>
          <table:table-cell office:value-type="float" office:value="173566" calcext:value-type="float">
            <text:p>173566</text:p>
          </table:table-cell>
          <table:table-cell office:value-type="float" office:value="-80.81" calcext:value-type="float">
            <text:p>-80.81</text:p>
          </table:table-cell>
          <table:table-cell office:value-type="float" office:value="-119.39" calcext:value-type="float">
            <text:p>-119.39</text:p>
          </table:table-cell>
          <table:table-cell office:value-type="float" office:value="38.58" calcext:value-type="float">
            <text:p>38.58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5761" calcext:value-type="float">
            <text:p>0.5761</text:p>
          </table:table-cell>
        </table:table-row>
        <table:table-row table:style-name="ro1">
          <table:table-cell table:style-name="ce2" office:value-type="string" calcext:value-type="string">
            <text:p>2016/1/30</text:p>
          </table:table-cell>
          <table:table-cell office:value-type="float" office:value="8103" calcext:value-type="float">
            <text:p>8103</text:p>
          </table:table-cell>
          <table:table-cell office:value-type="float" office:value="8167" calcext:value-type="float">
            <text:p>8167</text:p>
          </table:table-cell>
          <table:table-cell office:value-type="float" office:value="8091" calcext:value-type="float">
            <text:p>8091</text:p>
          </table:table-cell>
          <table:table-cell office:value-type="float" office:value="8164" calcext:value-type="float">
            <text:p>8164</text:p>
          </table:table-cell>
          <table:table-cell office:value-type="float" office:value="7938.2" calcext:value-type="float">
            <text:p>7938.2</text:p>
          </table:table-cell>
          <table:table-cell office:value-type="float" office:value="7845.7" calcext:value-type="float">
            <text:p>7845.7</text:p>
          </table:table-cell>
          <table:table-cell office:value-type="float" office:value="7828.4" calcext:value-type="float">
            <text:p>7828.4</text:p>
          </table:table-cell>
          <table:table-cell office:value-type="float" office:value="8166.5" calcext:value-type="float">
            <text:p>8166.5</text:p>
          </table:table-cell>
          <table:table-cell office:value-type="float" office:value="68665" calcext:value-type="float">
            <text:p>68665</text:p>
          </table:table-cell>
          <table:table-cell office:value-type="float" office:value="149807" calcext:value-type="float">
            <text:p>149807</text:p>
          </table:table-cell>
          <table:table-cell office:value-type="float" office:value="156283" calcext:value-type="float">
            <text:p>156283</text:p>
          </table:table-cell>
          <table:table-cell office:value-type="float" office:value="-50.17" calcext:value-type="float">
            <text:p>-50.17</text:p>
          </table:table-cell>
          <table:table-cell office:value-type="float" office:value="-105.55" calcext:value-type="float">
            <text:p>-105.55</text:p>
          </table:table-cell>
          <table:table-cell office:value-type="float" office:value="55.37" calcext:value-type="float">
            <text:p>55.37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7673" calcext:value-type="float">
            <text:p>0.7673</text:p>
          </table:table-cell>
          <table:table-cell office:value-type="float" office:value="0.6197" calcext:value-type="float">
            <text:p>0.6197</text:p>
          </table:table-cell>
        </table:table-row>
        <table:table-row table:style-name="ro1">
          <table:table-cell office:value-type="string" calcext:value-type="string">
            <text:p>2016/2/1</text:p>
          </table:table-cell>
          <table:table-cell office:value-type="float" office:value="8131" calcext:value-type="float">
            <text:p>8131</text:p>
          </table:table-cell>
          <table:table-cell office:value-type="float" office:value="8150" calcext:value-type="float">
            <text:p>8150</text:p>
          </table:table-cell>
          <table:table-cell office:value-type="float" office:value="8067" calcext:value-type="float">
            <text:p>8067</text:p>
          </table:table-cell>
          <table:table-cell office:value-type="float" office:value="8126" calcext:value-type="float">
            <text:p>8126</text:p>
          </table:table-cell>
          <table:table-cell office:value-type="float" office:value="8007.8" calcext:value-type="float">
            <text:p>8007.8</text:p>
          </table:table-cell>
          <table:table-cell office:value-type="float" office:value="7871.7" calcext:value-type="float">
            <text:p>7871.7</text:p>
          </table:table-cell>
          <table:table-cell office:value-type="float" office:value="7833.45" calcext:value-type="float">
            <text:p>7833.45</text:p>
          </table:table-cell>
          <table:table-cell office:value-type="float" office:value="8158.13" calcext:value-type="float">
            <text:p>8158.13</text:p>
          </table:table-cell>
          <table:table-cell office:value-type="float" office:value="152839" calcext:value-type="float">
            <text:p>152839</text:p>
          </table:table-cell>
          <table:table-cell office:value-type="float" office:value="151369" calcext:value-type="float">
            <text:p>151369</text:p>
          </table:table-cell>
          <table:table-cell office:value-type="float" office:value="154972" calcext:value-type="float">
            <text:p>154972</text:p>
          </table:table-cell>
          <table:table-cell office:value-type="float" office:value="-27.93" calcext:value-type="float">
            <text:p>-27.93</text:p>
          </table:table-cell>
          <table:table-cell office:value-type="float" office:value="-90.02" calcext:value-type="float">
            <text:p>-90.02</text:p>
          </table:table-cell>
          <table:table-cell office:value-type="float" office:value="62.09" calcext:value-type="float">
            <text:p>62.09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968" calcext:value-type="float">
            <text:p>0.5968</text:p>
          </table:table-cell>
        </table:table-row>
        <table:table-row table:style-name="ro1">
          <table:table-cell office:value-type="string" calcext:value-type="string">
            <text:p>2016/2/2</text:p>
          </table:table-cell>
          <table:table-cell office:value-type="float" office:value="8079" calcext:value-type="float">
            <text:p>8079</text:p>
          </table:table-cell>
          <table:table-cell office:value-type="float" office:value="8149" calcext:value-type="float">
            <text:p>8149</text:p>
          </table:table-cell>
          <table:table-cell office:value-type="float" office:value="8061" calcext:value-type="float">
            <text:p>8061</text:p>
          </table:table-cell>
          <table:table-cell office:value-type="float" office:value="8104" calcext:value-type="float">
            <text:p>8104</text:p>
          </table:table-cell>
          <table:table-cell office:value-type="float" office:value="8061" calcext:value-type="float">
            <text:p>8061</text:p>
          </table:table-cell>
          <table:table-cell office:value-type="float" office:value="7911.7" calcext:value-type="float">
            <text:p>7911.7</text:p>
          </table:table-cell>
          <table:table-cell office:value-type="float" office:value="7840.1" calcext:value-type="float">
            <text:p>7840.1</text:p>
          </table:table-cell>
          <table:table-cell office:value-type="float" office:value="8150.98" calcext:value-type="float">
            <text:p>8150.98</text:p>
          </table:table-cell>
          <table:table-cell office:value-type="float" office:value="133729" calcext:value-type="float">
            <text:p>133729</text:p>
          </table:table-cell>
          <table:table-cell office:value-type="float" office:value="148991" calcext:value-type="float">
            <text:p>148991</text:p>
          </table:table-cell>
          <table:table-cell office:value-type="float" office:value="156682" calcext:value-type="float">
            <text:p>156682</text:p>
          </table:table-cell>
          <table:table-cell office:value-type="float" office:value="-11.2" calcext:value-type="float">
            <text:p>-11.2</text:p>
          </table:table-cell>
          <table:table-cell office:value-type="float" office:value="-74.26" calcext:value-type="float">
            <text:p>-74.26</text:p>
          </table:table-cell>
          <table:table-cell office:value-type="float" office:value="63.06" calcext:value-type="float">
            <text:p>63.06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6781" calcext:value-type="float">
            <text:p>0.6781</text:p>
          </table:table-cell>
          <table:table-cell office:value-type="float" office:value="0.5831" calcext:value-type="float">
            <text:p>0.5831</text:p>
          </table:table-cell>
        </table:table-row>
        <table:table-row table:style-name="ro1">
          <table:table-cell office:value-type="string" calcext:value-type="string">
            <text:p>2016/2/3</text:p>
          </table:table-cell>
          <table:table-cell office:value-type="float" office:value="8026" calcext:value-type="float">
            <text:p>8026</text:p>
          </table:table-cell>
          <table:table-cell office:value-type="float" office:value="8085" calcext:value-type="float">
            <text:p>8085</text:p>
          </table:table-cell>
          <table:table-cell office:value-type="float" office:value="7993" calcext:value-type="float">
            <text:p>7993</text:p>
          </table:table-cell>
          <table:table-cell office:value-type="float" office:value="8036" calcext:value-type="float">
            <text:p>8036</text:p>
          </table:table-cell>
          <table:table-cell office:value-type="float" office:value="8096.6" calcext:value-type="float">
            <text:p>8096.6</text:p>
          </table:table-cell>
          <table:table-cell office:value-type="float" office:value="7954" calcext:value-type="float">
            <text:p>7954</text:p>
          </table:table-cell>
          <table:table-cell office:value-type="float" office:value="7851.65" calcext:value-type="float">
            <text:p>7851.65</text:p>
          </table:table-cell>
          <table:table-cell office:value-type="float" office:value="8145.28" calcext:value-type="float">
            <text:p>8145.28</text:p>
          </table:table-cell>
          <table:table-cell office:value-type="float" office:value="158007" calcext:value-type="float">
            <text:p>158007</text:p>
          </table:table-cell>
          <table:table-cell office:value-type="float" office:value="149943" calcext:value-type="float">
            <text:p>149943</text:p>
          </table:table-cell>
          <table:table-cell office:value-type="float" office:value="152260" calcext:value-type="float">
            <text:p>152260</text:p>
          </table:table-cell>
          <table:table-cell office:value-type="float" office:value="-3.31" calcext:value-type="float">
            <text:p>-3.31</text:p>
          </table:table-cell>
          <table:table-cell office:value-type="float" office:value="-60.07" calcext:value-type="float">
            <text:p>-60.07</text:p>
          </table:table-cell>
          <table:table-cell office:value-type="float" office:value="56.76" calcext:value-type="float">
            <text:p>56.76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41" calcext:value-type="float">
            <text:p>0.841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5414" calcext:value-type="float">
            <text:p>0.5414</text:p>
          </table:table-cell>
        </table:table-row>
        <table:table-row table:style-name="ro1">
          <table:table-cell office:value-type="string" calcext:value-type="string">
            <text:p>2016/2/15</text:p>
          </table:table-cell>
          <table:table-cell office:value-type="float" office:value="7920" calcext:value-type="float">
            <text:p>7920</text:p>
          </table:table-cell>
          <table:table-cell office:value-type="float" office:value="8068" calcext:value-type="float">
            <text:p>8068</text:p>
          </table:table-cell>
          <table:table-cell office:value-type="float" office:value="7907" calcext:value-type="float">
            <text:p>7907</text:p>
          </table:table-cell>
          <table:table-cell office:value-type="float" office:value="8043" calcext:value-type="float">
            <text:p>8043</text:p>
          </table:table-cell>
          <table:table-cell office:value-type="float" office:value="8094.6" calcext:value-type="float">
            <text:p>8094.6</text:p>
          </table:table-cell>
          <table:table-cell office:value-type="float" office:value="7983.5" calcext:value-type="float">
            <text:p>7983.5</text:p>
          </table:table-cell>
          <table:table-cell office:value-type="float" office:value="7860.55" calcext:value-type="float">
            <text:p>7860.55</text:p>
          </table:table-cell>
          <table:table-cell office:value-type="float" office:value="8138.35" calcext:value-type="float">
            <text:p>8138.35</text:p>
          </table:table-cell>
          <table:table-cell office:value-type="float" office:value="132682" calcext:value-type="float">
            <text:p>132682</text:p>
          </table:table-cell>
          <table:table-cell office:value-type="float" office:value="129184" calcext:value-type="float">
            <text:p>129184</text:p>
          </table:table-cell>
          <table:table-cell office:value-type="float" office:value="147224" calcext:value-type="float">
            <text:p>147224</text:p>
          </table:table-cell>
          <table:table-cell office:value-type="float" office:value="1.13" calcext:value-type="float">
            <text:p>1.13</text:p>
          </table:table-cell>
          <table:table-cell office:value-type="float" office:value="-47.83" calcext:value-type="float">
            <text:p>-47.83</text:p>
          </table:table-cell>
          <table:table-cell office:value-type="float" office:value="48.96" calcext:value-type="float">
            <text:p>48.96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451" calcext:value-type="float">
            <text:p>0.5451</text:p>
          </table:table-cell>
        </table:table-row>
        <table:table-row table:style-name="ro1">
          <table:table-cell office:value-type="string" calcext:value-type="string">
            <text:p>2016/2/16</text:p>
          </table:table-cell>
          <table:table-cell office:value-type="float" office:value="8080" calcext:value-type="float">
            <text:p>8080</text:p>
          </table:table-cell>
          <table:table-cell office:value-type="float" office:value="8232" calcext:value-type="float">
            <text:p>8232</text:p>
          </table:table-cell>
          <table:table-cell office:value-type="float" office:value="8077" calcext:value-type="float">
            <text:p>8077</text:p>
          </table:table-cell>
          <table:table-cell office:value-type="float" office:value="8206" calcext:value-type="float">
            <text:p>8206</text:p>
          </table:table-cell>
          <table:table-cell office:value-type="float" office:value="8103" calcext:value-type="float">
            <text:p>8103</text:p>
          </table:table-cell>
          <table:table-cell office:value-type="float" office:value="8020.6" calcext:value-type="float">
            <text:p>8020.6</text:p>
          </table:table-cell>
          <table:table-cell office:value-type="float" office:value="7883.9" calcext:value-type="float">
            <text:p>7883.9</text:p>
          </table:table-cell>
          <table:table-cell office:value-type="float" office:value="8135.85" calcext:value-type="float">
            <text:p>8135.85</text:p>
          </table:table-cell>
          <table:table-cell office:value-type="float" office:value="153558" calcext:value-type="float">
            <text:p>153558</text:p>
          </table:table-cell>
          <table:table-cell office:value-type="float" office:value="146163" calcext:value-type="float">
            <text:p>146163</text:p>
          </table:table-cell>
          <table:table-cell office:value-type="float" office:value="147985" calcext:value-type="float">
            <text:p>147985</text:p>
          </table:table-cell>
          <table:table-cell office:value-type="float" office:value="17.76" calcext:value-type="float">
            <text:p>17.76</text:p>
          </table:table-cell>
          <table:table-cell office:value-type="float" office:value="-34.71" calcext:value-type="float">
            <text:p>-34.71</text:p>
          </table:table-cell>
          <table:table-cell office:value-type="float" office:value="52.47" calcext:value-type="float">
            <text:p>52.4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17" calcext:value-type="float">
            <text:p>0.6217</text:p>
          </table:table-cell>
        </table:table-row>
        <table:table-row table:style-name="ro1">
          <table:table-cell office:value-type="string" calcext:value-type="string">
            <text:p>2016/2/17</text:p>
          </table:table-cell>
          <table:table-cell office:value-type="float" office:value="8232" calcext:value-type="float">
            <text:p>8232</text:p>
          </table:table-cell>
          <table:table-cell office:value-type="float" office:value="8251" calcext:value-type="float">
            <text:p>8251</text:p>
          </table:table-cell>
          <table:table-cell office:value-type="float" office:value="8193" calcext:value-type="float">
            <text:p>8193</text:p>
          </table:table-cell>
          <table:table-cell office:value-type="float" office:value="8212" calcext:value-type="float">
            <text:p>8212</text:p>
          </table:table-cell>
          <table:table-cell office:value-type="float" office:value="8120.2" calcext:value-type="float">
            <text:p>8120.2</text:p>
          </table:table-cell>
          <table:table-cell office:value-type="float" office:value="8064" calcext:value-type="float">
            <text:p>8064</text:p>
          </table:table-cell>
          <table:table-cell office:value-type="float" office:value="7909.15" calcext:value-type="float">
            <text:p>7909.15</text:p>
          </table:table-cell>
          <table:table-cell office:value-type="float" office:value="8134.58" calcext:value-type="float">
            <text:p>8134.58</text:p>
          </table:table-cell>
          <table:table-cell office:value-type="float" office:value="73251" calcext:value-type="float">
            <text:p>73251</text:p>
          </table:table-cell>
          <table:table-cell office:value-type="float" office:value="130245" calcext:value-type="float">
            <text:p>130245</text:p>
          </table:table-cell>
          <table:table-cell office:value-type="float" office:value="140807" calcext:value-type="float">
            <text:p>140807</text:p>
          </table:table-cell>
          <table:table-cell office:value-type="float" office:value="33.52" calcext:value-type="float">
            <text:p>33.52</text:p>
          </table:table-cell>
          <table:table-cell office:value-type="float" office:value="-21.06" calcext:value-type="float">
            <text:p>-21.06</text:p>
          </table:table-cell>
          <table:table-cell office:value-type="float" office:value="54.59" calcext:value-type="float">
            <text:p>54.59</text:p>
          </table:table-cell>
          <table:table-cell office:value-type="float" office:value="0.8643" calcext:value-type="float">
            <text:p>0.8643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2016/2/18</text:p>
          </table:table-cell>
          <table:table-cell office:value-type="float" office:value="8290" calcext:value-type="float">
            <text:p>8290</text:p>
          </table:table-cell>
          <table:table-cell office:value-type="float" office:value="8332" calcext:value-type="float">
            <text:p>8332</text:p>
          </table:table-cell>
          <table:table-cell office:value-type="float" office:value="8233" calcext:value-type="float">
            <text:p>8233</text:p>
          </table:table-cell>
          <table:table-cell office:value-type="float" office:value="8285" calcext:value-type="float">
            <text:p>8285</text:p>
          </table:table-cell>
          <table:table-cell office:value-type="float" office:value="8156.4" calcext:value-type="float">
            <text:p>8156.4</text:p>
          </table:table-cell>
          <table:table-cell office:value-type="float" office:value="8108.7" calcext:value-type="float">
            <text:p>8108.7</text:p>
          </table:table-cell>
          <table:table-cell office:value-type="float" office:value="7933.1" calcext:value-type="float">
            <text:p>7933.1</text:p>
          </table:table-cell>
          <table:table-cell office:value-type="float" office:value="8132.05" calcext:value-type="float">
            <text:p>8132.05</text:p>
          </table:table-cell>
          <table:table-cell office:value-type="float" office:value="123075" calcext:value-type="float">
            <text:p>123075</text:p>
          </table:table-cell>
          <table:table-cell office:value-type="float" office:value="128115" calcext:value-type="float">
            <text:p>128115</text:p>
          </table:table-cell>
          <table:table-cell office:value-type="float" office:value="138553" calcext:value-type="float">
            <text:p>138553</text:p>
          </table:table-cell>
          <table:table-cell office:value-type="float" office:value="50.81" calcext:value-type="float">
            <text:p>50.81</text:p>
          </table:table-cell>
          <table:table-cell office:value-type="float" office:value="-6.69" calcext:value-type="float">
            <text:p>-6.69</text:p>
          </table:table-cell>
          <table:table-cell office:value-type="float" office:value="57.5" calcext:value-type="float">
            <text:p>57.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8532" calcext:value-type="float">
            <text:p>0.853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6549" calcext:value-type="float">
            <text:p>0.6549</text:p>
          </table:table-cell>
        </table:table-row>
        <table:table-row table:style-name="ro1">
          <table:table-cell office:value-type="string" calcext:value-type="string">
            <text:p>2016/2/19</text:p>
          </table:table-cell>
          <table:table-cell office:value-type="float" office:value="8278" calcext:value-type="float">
            <text:p>8278</text:p>
          </table:table-cell>
          <table:table-cell office:value-type="float" office:value="8318" calcext:value-type="float">
            <text:p>8318</text:p>
          </table:table-cell>
          <table:table-cell office:value-type="float" office:value="8253" calcext:value-type="float">
            <text:p>8253</text:p>
          </table:table-cell>
          <table:table-cell office:value-type="float" office:value="8307" calcext:value-type="float">
            <text:p>8307</text:p>
          </table:table-cell>
          <table:table-cell office:value-type="float" office:value="8210.6" calcext:value-type="float">
            <text:p>8210.6</text:p>
          </table:table-cell>
          <table:table-cell office:value-type="float" office:value="8153.6" calcext:value-type="float">
            <text:p>8153.6</text:p>
          </table:table-cell>
          <table:table-cell office:value-type="float" office:value="7962.7" calcext:value-type="float">
            <text:p>7962.7</text:p>
          </table:table-cell>
          <table:table-cell office:value-type="float" office:value="8131.58" calcext:value-type="float">
            <text:p>8131.58</text:p>
          </table:table-cell>
          <table:table-cell office:value-type="float" office:value="93479" calcext:value-type="float">
            <text:p>93479</text:p>
          </table:table-cell>
          <table:table-cell office:value-type="float" office:value="115209" calcext:value-type="float">
            <text:p>115209</text:p>
          </table:table-cell>
          <table:table-cell office:value-type="float" office:value="132576" calcext:value-type="float">
            <text:p>132576</text:p>
          </table:table-cell>
          <table:table-cell office:value-type="float" office:value="64.78" calcext:value-type="float">
            <text:p>64.78</text:p>
          </table:table-cell>
          <table:table-cell office:value-type="float" office:value="7.6" calcext:value-type="float">
            <text:p>7.6</text:p>
          </table:table-cell>
          <table:table-cell office:value-type="float" office:value="57.17" calcext:value-type="float">
            <text:p>57.17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2016/2/22</text:p>
          </table:table-cell>
          <table:table-cell office:value-type="float" office:value="8289" calcext:value-type="float">
            <text:p>8289</text:p>
          </table:table-cell>
          <table:table-cell office:value-type="float" office:value="8404" calcext:value-type="float">
            <text:p>8404</text:p>
          </table:table-cell>
          <table:table-cell office:value-type="float" office:value="8261" calcext:value-type="float">
            <text:p>8261</text:p>
          </table:table-cell>
          <table:table-cell office:value-type="float" office:value="8300" calcext:value-type="float">
            <text:p>8300</text:p>
          </table:table-cell>
          <table:table-cell office:value-type="float" office:value="8262" calcext:value-type="float">
            <text:p>8262</text:p>
          </table:table-cell>
          <table:table-cell office:value-type="float" office:value="8178.3" calcext:value-type="float">
            <text:p>8178.3</text:p>
          </table:table-cell>
          <table:table-cell office:value-type="float" office:value="7994.3" calcext:value-type="float">
            <text:p>7994.3</text:p>
          </table:table-cell>
          <table:table-cell office:value-type="float" office:value="8129.13" calcext:value-type="float">
            <text:p>8129.13</text:p>
          </table:table-cell>
          <table:table-cell office:value-type="float" office:value="140771" calcext:value-type="float">
            <text:p>140771</text:p>
          </table:table-cell>
          <table:table-cell office:value-type="float" office:value="116827" calcext:value-type="float">
            <text:p>116827</text:p>
          </table:table-cell>
          <table:table-cell office:value-type="float" office:value="123006" calcext:value-type="float">
            <text:p>123006</text:p>
          </table:table-cell>
          <table:table-cell office:value-type="float" office:value="76.57" calcext:value-type="float">
            <text:p>76.57</text:p>
          </table:table-cell>
          <table:table-cell office:value-type="float" office:value="21.4" calcext:value-type="float">
            <text:p>21.4</text:p>
          </table:table-cell>
          <table:table-cell office:value-type="float" office:value="55.18" calcext:value-type="float">
            <text:p>55.18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772" calcext:value-type="float">
            <text:p>0.77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2016/2/23</text:p>
          </table:table-cell>
          <table:table-cell office:value-type="float" office:value="8321" calcext:value-type="float">
            <text:p>8321</text:p>
          </table:table-cell>
          <table:table-cell office:value-type="float" office:value="8331" calcext:value-type="float">
            <text:p>8331</text:p>
          </table:table-cell>
          <table:table-cell office:value-type="float" office:value="8271" calcext:value-type="float">
            <text:p>8271</text:p>
          </table:table-cell>
          <table:table-cell office:value-type="float" office:value="8319" calcext:value-type="float">
            <text:p>8319</text:p>
          </table:table-cell>
          <table:table-cell office:value-type="float" office:value="8284.6" calcext:value-type="float">
            <text:p>8284.6</text:p>
          </table:table-cell>
          <table:table-cell office:value-type="float" office:value="8193.8" calcext:value-type="float">
            <text:p>8193.8</text:p>
          </table:table-cell>
          <table:table-cell office:value-type="float" office:value="8019.75" calcext:value-type="float">
            <text:p>8019.75</text:p>
          </table:table-cell>
          <table:table-cell office:value-type="float" office:value="8127.07" calcext:value-type="float">
            <text:p>8127.07</text:p>
          </table:table-cell>
          <table:table-cell office:value-type="float" office:value="109053" calcext:value-type="float">
            <text:p>109053</text:p>
          </table:table-cell>
          <table:table-cell office:value-type="float" office:value="107926" calcext:value-type="float">
            <text:p>107926</text:p>
          </table:table-cell>
          <table:table-cell office:value-type="float" office:value="127044" calcext:value-type="float">
            <text:p>127044</text:p>
          </table:table-cell>
          <table:table-cell office:value-type="float" office:value="84.45" calcext:value-type="float">
            <text:p>84.45</text:p>
          </table:table-cell>
          <table:table-cell office:value-type="float" office:value="34.01" calcext:value-type="float">
            <text:p>34.01</text:p>
          </table:table-cell>
          <table:table-cell office:value-type="float" office:value="50.44" calcext:value-type="float">
            <text:p>50.44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8619" calcext:value-type="float">
            <text:p>0.861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6669" calcext:value-type="float">
            <text:p>0.6669</text:p>
          </table:table-cell>
        </table:table-row>
        <table:table-row table:style-name="ro1">
          <table:table-cell office:value-type="string" calcext:value-type="string">
            <text:p>2016/2/24</text:p>
          </table:table-cell>
          <table:table-cell office:value-type="float" office:value="8300" calcext:value-type="float">
            <text:p>8300</text:p>
          </table:table-cell>
          <table:table-cell office:value-type="float" office:value="8382" calcext:value-type="float">
            <text:p>8382</text:p>
          </table:table-cell>
          <table:table-cell office:value-type="float" office:value="8216" calcext:value-type="float">
            <text:p>8216</text:p>
          </table:table-cell>
          <table:table-cell office:value-type="float" office:value="8247" calcext:value-type="float">
            <text:p>8247</text:p>
          </table:table-cell>
          <table:table-cell office:value-type="float" office:value="8291.6" calcext:value-type="float">
            <text:p>8291.6</text:p>
          </table:table-cell>
          <table:table-cell office:value-type="float" office:value="8205.9" calcext:value-type="float">
            <text:p>8205.9</text:p>
          </table:table-cell>
          <table:table-cell office:value-type="float" office:value="8038.8" calcext:value-type="float">
            <text:p>8038.8</text:p>
          </table:table-cell>
          <table:table-cell office:value-type="float" office:value="8123.17" calcext:value-type="float">
            <text:p>8123.17</text:p>
          </table:table-cell>
          <table:table-cell office:value-type="float" office:value="163799" calcext:value-type="float">
            <text:p>163799</text:p>
          </table:table-cell>
          <table:table-cell office:value-type="float" office:value="126035" calcext:value-type="float">
            <text:p>126035</text:p>
          </table:table-cell>
          <table:table-cell office:value-type="float" office:value="128140" calcext:value-type="float">
            <text:p>128140</text:p>
          </table:table-cell>
          <table:table-cell office:value-type="float" office:value="86.7" calcext:value-type="float">
            <text:p>86.7</text:p>
          </table:table-cell>
          <table:table-cell office:value-type="float" office:value="44.55" calcext:value-type="float">
            <text:p>44.55</text:p>
          </table:table-cell>
          <table:table-cell office:value-type="float" office:value="42.15" calcext:value-type="float">
            <text:p>42.1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2" calcext:value-type="float">
            <text:p>0.6022</text:p>
          </table:table-cell>
        </table:table-row>
        <table:table-row table:style-name="ro1">
          <table:table-cell office:value-type="string" calcext:value-type="string">
            <text:p>2016/2/25</text:p>
          </table:table-cell>
          <table:table-cell office:value-type="float" office:value="8287" calcext:value-type="float">
            <text:p>8287</text:p>
          </table:table-cell>
          <table:table-cell office:value-type="float" office:value="8375" calcext:value-type="float">
            <text:p>8375</text:p>
          </table:table-cell>
          <table:table-cell office:value-type="float" office:value="8271" calcext:value-type="float">
            <text:p>8271</text:p>
          </table:table-cell>
          <table:table-cell office:value-type="float" office:value="8338" calcext:value-type="float">
            <text:p>8338</text:p>
          </table:table-cell>
          <table:table-cell office:value-type="float" office:value="8302.2" calcext:value-type="float">
            <text:p>8302.2</text:p>
          </table:table-cell>
          <table:table-cell office:value-type="float" office:value="8229.3" calcext:value-type="float">
            <text:p>8229.3</text:p>
          </table:table-cell>
          <table:table-cell office:value-type="float" office:value="8070.5" calcext:value-type="float">
            <text:p>8070.5</text:p>
          </table:table-cell>
          <table:table-cell office:value-type="float" office:value="8122.12" calcext:value-type="float">
            <text:p>8122.12</text:p>
          </table:table-cell>
          <table:table-cell office:value-type="float" office:value="146795" calcext:value-type="float">
            <text:p>146795</text:p>
          </table:table-cell>
          <table:table-cell office:value-type="float" office:value="130779" calcext:value-type="float">
            <text:p>130779</text:p>
          </table:table-cell>
          <table:table-cell office:value-type="float" office:value="129447" calcext:value-type="float">
            <text:p>129447</text:p>
          </table:table-cell>
          <table:table-cell office:value-type="float" office:value="92.06" calcext:value-type="float">
            <text:p>92.06</text:p>
          </table:table-cell>
          <table:table-cell office:value-type="float" office:value="54.05" calcext:value-type="float">
            <text:p>54.05</text:p>
          </table:table-cell>
          <table:table-cell office:value-type="float" office:value="38.01" calcext:value-type="float">
            <text:p>38.01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8332" calcext:value-type="float">
            <text:p>0.8332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6491" calcext:value-type="float">
            <text:p>0.6491</text:p>
          </table:table-cell>
        </table:table-row>
        <table:table-row table:style-name="ro1">
          <table:table-cell office:value-type="string" calcext:value-type="string">
            <text:p>2016/2/26</text:p>
          </table:table-cell>
          <table:table-cell office:value-type="float" office:value="8390" calcext:value-type="float">
            <text:p>8390</text:p>
          </table:table-cell>
          <table:table-cell office:value-type="float" office:value="8416" calcext:value-type="float">
            <text:p>8416</text:p>
          </table:table-cell>
          <table:table-cell office:value-type="float" office:value="8311" calcext:value-type="float">
            <text:p>8311</text:p>
          </table:table-cell>
          <table:table-cell office:value-type="float" office:value="8389" calcext:value-type="float">
            <text:p>8389</text:p>
          </table:table-cell>
          <table:table-cell office:value-type="float" office:value="8318.6" calcext:value-type="float">
            <text:p>8318.6</text:p>
          </table:table-cell>
          <table:table-cell office:value-type="float" office:value="8264.6" calcext:value-type="float">
            <text:p>8264.6</text:p>
          </table:table-cell>
          <table:table-cell office:value-type="float" office:value="8109.3" calcext:value-type="float">
            <text:p>8109.3</text:p>
          </table:table-cell>
          <table:table-cell office:value-type="float" office:value="8122.2" calcext:value-type="float">
            <text:p>8122.2</text:p>
          </table:table-cell>
          <table:table-cell office:value-type="float" office:value="139525" calcext:value-type="float">
            <text:p>139525</text:p>
          </table:table-cell>
          <table:table-cell office:value-type="float" office:value="139989" calcext:value-type="float">
            <text:p>139989</text:p>
          </table:table-cell>
          <table:table-cell office:value-type="float" office:value="127599" calcext:value-type="float">
            <text:p>127599</text:p>
          </table:table-cell>
          <table:table-cell office:value-type="float" office:value="98.87" calcext:value-type="float">
            <text:p>98.87</text:p>
          </table:table-cell>
          <table:table-cell office:value-type="float" office:value="63.01" calcext:value-type="float">
            <text:p>63.01</text:p>
          </table:table-cell>
          <table:table-cell office:value-type="float" office:value="35.85" calcext:value-type="float">
            <text:p>35.85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727" calcext:value-type="float">
            <text:p>0.6727</text:p>
          </table:table-cell>
        </table:table-row>
        <table:table-row table:style-name="ro1">
          <table:table-cell office:value-type="string" calcext:value-type="string">
            <text:p>2016/3/1</text:p>
          </table:table-cell>
          <table:table-cell office:value-type="float" office:value="8372" calcext:value-type="float">
            <text:p>8372</text:p>
          </table:table-cell>
          <table:table-cell office:value-type="float" office:value="8484" calcext:value-type="float">
            <text:p>8484</text:p>
          </table:table-cell>
          <table:table-cell office:value-type="float" office:value="8360" calcext:value-type="float">
            <text:p>8360</text:p>
          </table:table-cell>
          <table:table-cell office:value-type="float" office:value="8448" calcext:value-type="float">
            <text:p>8448</text:p>
          </table:table-cell>
          <table:table-cell office:value-type="float" office:value="8348.2" calcext:value-type="float">
            <text:p>8348.2</text:p>
          </table:table-cell>
          <table:table-cell office:value-type="float" office:value="8305.1" calcext:value-type="float">
            <text:p>8305.1</text:p>
          </table:table-cell>
          <table:table-cell office:value-type="float" office:value="8144.3" calcext:value-type="float">
            <text:p>8144.3</text:p>
          </table:table-cell>
          <table:table-cell office:value-type="float" office:value="8121.35" calcext:value-type="float">
            <text:p>8121.35</text:p>
          </table:table-cell>
          <table:table-cell office:value-type="float" office:value="136259" calcext:value-type="float">
            <text:p>136259</text:p>
          </table:table-cell>
          <table:table-cell office:value-type="float" office:value="139086" calcext:value-type="float">
            <text:p>139086</text:p>
          </table:table-cell>
          <table:table-cell office:value-type="float" office:value="127957" calcext:value-type="float">
            <text:p>127957</text:p>
          </table:table-cell>
          <table:table-cell office:value-type="float" office:value="107.76" calcext:value-type="float">
            <text:p>107.76</text:p>
          </table:table-cell>
          <table:table-cell office:value-type="float" office:value="71.96" calcext:value-type="float">
            <text:p>71.96</text:p>
          </table:table-cell>
          <table:table-cell office:value-type="float" office:value="35.8" calcext:value-type="float">
            <text:p>35.8</text:p>
          </table:table-cell>
          <table:table-cell office:value-type="float" office:value="0.8609" calcext:value-type="float">
            <text:p>0.8609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39" calcext:value-type="float">
            <text:p>0.7939</text:p>
          </table:table-cell>
          <table:table-cell office:value-type="float" office:value="0.6983" calcext:value-type="float">
            <text:p>0.6983</text:p>
          </table:table-cell>
        </table:table-row>
        <table:table-row table:style-name="ro1">
          <table:table-cell office:value-type="string" calcext:value-type="string">
            <text:p>2016/3/2</text:p>
          </table:table-cell>
          <table:table-cell office:value-type="float" office:value="8540" calcext:value-type="float">
            <text:p>8540</text:p>
          </table:table-cell>
          <table:table-cell office:value-type="float" office:value="8575" calcext:value-type="float">
            <text:p>8575</text:p>
          </table:table-cell>
          <table:table-cell office:value-type="float" office:value="8500" calcext:value-type="float">
            <text:p>8500</text:p>
          </table:table-cell>
          <table:table-cell office:value-type="float" office:value="8518" calcext:value-type="float">
            <text:p>8518</text:p>
          </table:table-cell>
          <table:table-cell office:value-type="float" office:value="8388" calcext:value-type="float">
            <text:p>8388</text:p>
          </table:table-cell>
          <table:table-cell office:value-type="float" office:value="8336.3" calcext:value-type="float">
            <text:p>8336.3</text:p>
          </table:table-cell>
          <table:table-cell office:value-type="float" office:value="8178.45" calcext:value-type="float">
            <text:p>8178.45</text:p>
          </table:table-cell>
          <table:table-cell office:value-type="float" office:value="8123.48" calcext:value-type="float">
            <text:p>8123.48</text:p>
          </table:table-cell>
          <table:table-cell office:value-type="float" office:value="130846" calcext:value-type="float">
            <text:p>130846</text:p>
          </table:table-cell>
          <table:table-cell office:value-type="float" office:value="143445" calcext:value-type="float">
            <text:p>143445</text:p>
          </table:table-cell>
          <table:table-cell office:value-type="float" office:value="125685" calcext:value-type="float">
            <text:p>125685</text:p>
          </table:table-cell>
          <table:table-cell office:value-type="float" office:value="120.89" calcext:value-type="float">
            <text:p>120.89</text:p>
          </table:table-cell>
          <table:table-cell office:value-type="float" office:value="81.75" calcext:value-type="float">
            <text:p>81.75</text:p>
          </table:table-cell>
          <table:table-cell office:value-type="float" office:value="39.15" calcext:value-type="float">
            <text:p>39.15</text:p>
          </table:table-cell>
          <table:table-cell office:value-type="float" office:value="0.8544" calcext:value-type="float">
            <text:p>0.8544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2016/3/3</text:p>
          </table:table-cell>
          <table:table-cell office:value-type="float" office:value="8530" calcext:value-type="float">
            <text:p>8530</text:p>
          </table:table-cell>
          <table:table-cell office:value-type="float" office:value="8606" calcext:value-type="float">
            <text:p>8606</text:p>
          </table:table-cell>
          <table:table-cell office:value-type="float" office:value="8517" calcext:value-type="float">
            <text:p>8517</text:p>
          </table:table-cell>
          <table:table-cell office:value-type="float" office:value="8564" calcext:value-type="float">
            <text:p>8564</text:p>
          </table:table-cell>
          <table:table-cell office:value-type="float" office:value="8451.4" calcext:value-type="float">
            <text:p>8451.4</text:p>
          </table:table-cell>
          <table:table-cell office:value-type="float" office:value="8371.5" calcext:value-type="float">
            <text:p>8371.5</text:p>
          </table:table-cell>
          <table:table-cell office:value-type="float" office:value="8217.75" calcext:value-type="float">
            <text:p>8217.75</text:p>
          </table:table-cell>
          <table:table-cell office:value-type="float" office:value="8127.93" calcext:value-type="float">
            <text:p>8127.93</text:p>
          </table:table-cell>
          <table:table-cell office:value-type="float" office:value="133529" calcext:value-type="float">
            <text:p>133529</text:p>
          </table:table-cell>
          <table:table-cell office:value-type="float" office:value="137391" calcext:value-type="float">
            <text:p>137391</text:p>
          </table:table-cell>
          <table:table-cell office:value-type="float" office:value="131713" calcext:value-type="float">
            <text:p>131713</text:p>
          </table:table-cell>
          <table:table-cell office:value-type="float" office:value="132.6" calcext:value-type="float">
            <text:p>132.6</text:p>
          </table:table-cell>
          <table:table-cell office:value-type="float" office:value="91.92" calcext:value-type="float">
            <text:p>91.92</text:p>
          </table:table-cell>
          <table:table-cell office:value-type="float" office:value="40.68" calcext:value-type="float">
            <text:p>40.68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string" calcext:value-type="string">
            <text:p>2016/3/4</text:p>
          </table:table-cell>
          <table:table-cell office:value-type="float" office:value="8570" calcext:value-type="float">
            <text:p>8570</text:p>
          </table:table-cell>
          <table:table-cell office:value-type="float" office:value="8618" calcext:value-type="float">
            <text:p>8618</text:p>
          </table:table-cell>
          <table:table-cell office:value-type="float" office:value="8548" calcext:value-type="float">
            <text:p>8548</text:p>
          </table:table-cell>
          <table:table-cell office:value-type="float" office:value="8601" calcext:value-type="float">
            <text:p>8601</text:p>
          </table:table-cell>
          <table:table-cell office:value-type="float" office:value="8504" calcext:value-type="float">
            <text:p>8504</text:p>
          </table:table-cell>
          <table:table-cell office:value-type="float" office:value="8403.1" calcext:value-type="float">
            <text:p>8403.1</text:p>
          </table:table-cell>
          <table:table-cell office:value-type="float" office:value="8255.9" calcext:value-type="float">
            <text:p>8255.9</text:p>
          </table:table-cell>
          <table:table-cell office:value-type="float" office:value="8130.35" calcext:value-type="float">
            <text:p>8130.35</text:p>
          </table:table-cell>
          <table:table-cell office:value-type="float" office:value="124749" calcext:value-type="float">
            <text:p>124749</text:p>
          </table:table-cell>
          <table:table-cell office:value-type="float" office:value="132982" calcext:value-type="float">
            <text:p>132982</text:p>
          </table:table-cell>
          <table:table-cell office:value-type="float" office:value="131881" calcext:value-type="float">
            <text:p>131881</text:p>
          </table:table-cell>
          <table:table-cell office:value-type="float" office:value="142.59" calcext:value-type="float">
            <text:p>142.59</text:p>
          </table:table-cell>
          <table:table-cell office:value-type="float" office:value="102.05" calcext:value-type="float">
            <text:p>102.05</text:p>
          </table:table-cell>
          <table:table-cell office:value-type="float" office:value="40.54" calcext:value-type="float">
            <text:p>40.5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8693" calcext:value-type="float">
            <text:p>0.8693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7563" calcext:value-type="float">
            <text:p>0.7563</text:p>
          </table:table-cell>
        </table:table-row>
        <table:table-row table:style-name="ro1">
          <table:table-cell office:value-type="string" calcext:value-type="string">
            <text:p>2016/3/7</text:p>
          </table:table-cell>
          <table:table-cell office:value-type="float" office:value="8605" calcext:value-type="float">
            <text:p>8605</text:p>
          </table:table-cell>
          <table:table-cell office:value-type="float" office:value="8685" calcext:value-type="float">
            <text:p>8685</text:p>
          </table:table-cell>
          <table:table-cell office:value-type="float" office:value="8573" calcext:value-type="float">
            <text:p>8573</text:p>
          </table:table-cell>
          <table:table-cell office:value-type="float" office:value="8604" calcext:value-type="float">
            <text:p>8604</text:p>
          </table:table-cell>
          <table:table-cell office:value-type="float" office:value="8547" calcext:value-type="float">
            <text:p>8547</text:p>
          </table:table-cell>
          <table:table-cell office:value-type="float" office:value="8432.8" calcext:value-type="float">
            <text:p>8432.8</text:p>
          </table:table-cell>
          <table:table-cell office:value-type="float" office:value="8293.2" calcext:value-type="float">
            <text:p>8293.2</text:p>
          </table:table-cell>
          <table:table-cell office:value-type="float" office:value="8132.88" calcext:value-type="float">
            <text:p>8132.88</text:p>
          </table:table-cell>
          <table:table-cell office:value-type="float" office:value="128900" calcext:value-type="float">
            <text:p>128900</text:p>
          </table:table-cell>
          <table:table-cell office:value-type="float" office:value="130857" calcext:value-type="float">
            <text:p>130857</text:p>
          </table:table-cell>
          <table:table-cell office:value-type="float" office:value="135423" calcext:value-type="float">
            <text:p>135423</text:p>
          </table:table-cell>
          <table:table-cell office:value-type="float" office:value="150.75" calcext:value-type="float">
            <text:p>150.75</text:p>
          </table:table-cell>
          <table:table-cell office:value-type="float" office:value="111.79" calcext:value-type="float">
            <text:p>111.79</text:p>
          </table:table-cell>
          <table:table-cell office:value-type="float" office:value="38.96" calcext:value-type="float">
            <text:p>38.96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7574" calcext:value-type="float">
            <text:p>0.7574</text:p>
          </table:table-cell>
        </table:table-row>
        <table:table-row table:style-name="ro1">
          <table:table-cell office:value-type="string" calcext:value-type="string">
            <text:p>2016/3/8</text:p>
          </table:table-cell>
          <table:table-cell office:value-type="float" office:value="8611" calcext:value-type="float">
            <text:p>8611</text:p>
          </table:table-cell>
          <table:table-cell office:value-type="float" office:value="8620" calcext:value-type="float">
            <text:p>8620</text:p>
          </table:table-cell>
          <table:table-cell office:value-type="float" office:value="8525" calcext:value-type="float">
            <text:p>8525</text:p>
          </table:table-cell>
          <table:table-cell office:value-type="float" office:value="8614" calcext:value-type="float">
            <text:p>8614</text:p>
          </table:table-cell>
          <table:table-cell office:value-type="float" office:value="8580.2" calcext:value-type="float">
            <text:p>8580.2</text:p>
          </table:table-cell>
          <table:table-cell office:value-type="float" office:value="8464.2" calcext:value-type="float">
            <text:p>8464.2</text:p>
          </table:table-cell>
          <table:table-cell office:value-type="float" office:value="8321.25" calcext:value-type="float">
            <text:p>8321.25</text:p>
          </table:table-cell>
          <table:table-cell office:value-type="float" office:value="8135.28" calcext:value-type="float">
            <text:p>8135.28</text:p>
          </table:table-cell>
          <table:table-cell office:value-type="float" office:value="136044" calcext:value-type="float">
            <text:p>136044</text:p>
          </table:table-cell>
          <table:table-cell office:value-type="float" office:value="130814" calcext:value-type="float">
            <text:p>130814</text:p>
          </table:table-cell>
          <table:table-cell office:value-type="float" office:value="134950" calcext:value-type="float">
            <text:p>134950</text:p>
          </table:table-cell>
          <table:table-cell office:value-type="float" office:value="153.57" calcext:value-type="float">
            <text:p>153.57</text:p>
          </table:table-cell>
          <table:table-cell office:value-type="float" office:value="120.15" calcext:value-type="float">
            <text:p>120.15</text:p>
          </table:table-cell>
          <table:table-cell office:value-type="float" office:value="33.42" calcext:value-type="float">
            <text:p>33.4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1">
          <table:table-cell office:value-type="string" calcext:value-type="string">
            <text:p>2016/3/9</text:p>
          </table:table-cell>
          <table:table-cell office:value-type="float" office:value="8613" calcext:value-type="float">
            <text:p>8613</text:p>
          </table:table-cell>
          <table:table-cell office:value-type="float" office:value="8632" calcext:value-type="float">
            <text:p>8632</text:p>
          </table:table-cell>
          <table:table-cell office:value-type="float" office:value="8555" calcext:value-type="float">
            <text:p>8555</text:p>
          </table:table-cell>
          <table:table-cell office:value-type="float" office:value="8618" calcext:value-type="float">
            <text:p>8618</text:p>
          </table:table-cell>
          <table:table-cell office:value-type="float" office:value="8600.2" calcext:value-type="float">
            <text:p>8600.2</text:p>
          </table:table-cell>
          <table:table-cell office:value-type="float" office:value="8494.1" calcext:value-type="float">
            <text:p>8494.1</text:p>
          </table:table-cell>
          <table:table-cell office:value-type="float" office:value="8343.95" calcext:value-type="float">
            <text:p>8343.95</text:p>
          </table:table-cell>
          <table:table-cell office:value-type="float" office:value="8139.03" calcext:value-type="float">
            <text:p>8139.03</text:p>
          </table:table-cell>
          <table:table-cell office:value-type="float" office:value="117377" calcext:value-type="float">
            <text:p>117377</text:p>
          </table:table-cell>
          <table:table-cell office:value-type="float" office:value="128120" calcext:value-type="float">
            <text:p>128120</text:p>
          </table:table-cell>
          <table:table-cell office:value-type="float" office:value="135782" calcext:value-type="float">
            <text:p>135782</text:p>
          </table:table-cell>
          <table:table-cell office:value-type="float" office:value="155.03" calcext:value-type="float">
            <text:p>155.03</text:p>
          </table:table-cell>
          <table:table-cell office:value-type="float" office:value="127.13" calcext:value-type="float">
            <text:p>127.13</text:p>
          </table:table-cell>
          <table:table-cell office:value-type="float" office:value="27.9" calcext:value-type="float">
            <text:p>27.9</text:p>
          </table:table-cell>
          <table:table-cell office:value-type="float" office:value="0.8564" calcext:value-type="float">
            <text:p>0.8564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string" calcext:value-type="string">
            <text:p>2016/3/10</text:p>
          </table:table-cell>
          <table:table-cell office:value-type="float" office:value="8629" calcext:value-type="float">
            <text:p>8629</text:p>
          </table:table-cell>
          <table:table-cell office:value-type="float" office:value="8676" calcext:value-type="float">
            <text:p>8676</text:p>
          </table:table-cell>
          <table:table-cell office:value-type="float" office:value="8601" calcext:value-type="float">
            <text:p>8601</text:p>
          </table:table-cell>
          <table:table-cell office:value-type="float" office:value="8641" calcext:value-type="float">
            <text:p>8641</text:p>
          </table:table-cell>
          <table:table-cell office:value-type="float" office:value="8615.6" calcext:value-type="float">
            <text:p>8615.6</text:p>
          </table:table-cell>
          <table:table-cell office:value-type="float" office:value="8533.5" calcext:value-type="float">
            <text:p>8533.5</text:p>
          </table:table-cell>
          <table:table-cell office:value-type="float" office:value="8369.7" calcext:value-type="float">
            <text:p>8369.7</text:p>
          </table:table-cell>
          <table:table-cell office:value-type="float" office:value="8141.88" calcext:value-type="float">
            <text:p>8141.88</text:p>
          </table:table-cell>
          <table:table-cell office:value-type="float" office:value="120396" calcext:value-type="float">
            <text:p>120396</text:p>
          </table:table-cell>
          <table:table-cell office:value-type="float" office:value="125493" calcext:value-type="float">
            <text:p>125493</text:p>
          </table:table-cell>
          <table:table-cell office:value-type="float" office:value="131442" calcext:value-type="float">
            <text:p>131442</text:p>
          </table:table-cell>
          <table:table-cell office:value-type="float" office:value="157.12" calcext:value-type="float">
            <text:p>157.12</text:p>
          </table:table-cell>
          <table:table-cell office:value-type="float" office:value="133.12" calcext:value-type="float">
            <text:p>133.12</text:p>
          </table:table-cell>
          <table:table-cell office:value-type="float" office:value="23.99" calcext:value-type="float">
            <text:p>23.99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2016/3/11</text:p>
          </table:table-cell>
          <table:table-cell office:value-type="float" office:value="8618" calcext:value-type="float">
            <text:p>8618</text:p>
          </table:table-cell>
          <table:table-cell office:value-type="float" office:value="8707" calcext:value-type="float">
            <text:p>8707</text:p>
          </table:table-cell>
          <table:table-cell office:value-type="float" office:value="8608" calcext:value-type="float">
            <text:p>8608</text:p>
          </table:table-cell>
          <table:table-cell office:value-type="float" office:value="8705" calcext:value-type="float">
            <text:p>8705</text:p>
          </table:table-cell>
          <table:table-cell office:value-type="float" office:value="8636.4" calcext:value-type="float">
            <text:p>8636.4</text:p>
          </table:table-cell>
          <table:table-cell office:value-type="float" office:value="8570.2" calcext:value-type="float">
            <text:p>8570.2</text:p>
          </table:table-cell>
          <table:table-cell office:value-type="float" office:value="8399.75" calcext:value-type="float">
            <text:p>8399.75</text:p>
          </table:table-cell>
          <table:table-cell office:value-type="float" office:value="8148.12" calcext:value-type="float">
            <text:p>8148.12</text:p>
          </table:table-cell>
          <table:table-cell office:value-type="float" office:value="132707" calcext:value-type="float">
            <text:p>132707</text:p>
          </table:table-cell>
          <table:table-cell office:value-type="float" office:value="127085" calcext:value-type="float">
            <text:p>127085</text:p>
          </table:table-cell>
          <table:table-cell office:value-type="float" office:value="130033" calcext:value-type="float">
            <text:p>130033</text:p>
          </table:table-cell>
          <table:table-cell office:value-type="float" office:value="160.27" calcext:value-type="float">
            <text:p>160.27</text:p>
          </table:table-cell>
          <table:table-cell office:value-type="float" office:value="138.55" calcext:value-type="float">
            <text:p>138.55</text:p>
          </table:table-cell>
          <table:table-cell office:value-type="float" office:value="21.72" calcext:value-type="float">
            <text:p>21.72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7988" calcext:value-type="float">
            <text:p>0.7988</text:p>
          </table:table-cell>
        </table:table-row>
        <table:table-row table:style-name="ro1">
          <table:table-cell office:value-type="string" calcext:value-type="string">
            <text:p>2016/3/14</text:p>
          </table:table-cell>
          <table:table-cell office:value-type="float" office:value="8727" calcext:value-type="float">
            <text:p>8727</text:p>
          </table:table-cell>
          <table:table-cell office:value-type="float" office:value="8778" calcext:value-type="float">
            <text:p>8778</text:p>
          </table:table-cell>
          <table:table-cell office:value-type="float" office:value="8725" calcext:value-type="float">
            <text:p>8725</text:p>
          </table:table-cell>
          <table:table-cell office:value-type="float" office:value="8741" calcext:value-type="float">
            <text:p>8741</text:p>
          </table:table-cell>
          <table:table-cell office:value-type="float" office:value="8663.8" calcext:value-type="float">
            <text:p>8663.8</text:p>
          </table:table-cell>
          <table:table-cell office:value-type="float" office:value="8605.4" calcext:value-type="float">
            <text:p>8605.4</text:p>
          </table:table-cell>
          <table:table-cell office:value-type="float" office:value="8435" calcext:value-type="float">
            <text:p>8435</text:p>
          </table:table-cell>
          <table:table-cell office:value-type="float" office:value="8156.8" calcext:value-type="float">
            <text:p>8156.8</text:p>
          </table:table-cell>
          <table:table-cell office:value-type="float" office:value="112139" calcext:value-type="float">
            <text:p>112139</text:p>
          </table:table-cell>
          <table:table-cell office:value-type="float" office:value="123733" calcext:value-type="float">
            <text:p>123733</text:p>
          </table:table-cell>
          <table:table-cell office:value-type="float" office:value="127295" calcext:value-type="float">
            <text:p>127295</text:p>
          </table:table-cell>
          <table:table-cell office:value-type="float" office:value="166.1" calcext:value-type="float">
            <text:p>166.1</text:p>
          </table:table-cell>
          <table:table-cell office:value-type="float" office:value="144.06" calcext:value-type="float">
            <text:p>144.06</text:p>
          </table:table-cell>
          <table:table-cell office:value-type="float" office:value="22.04" calcext:value-type="float">
            <text:p>22.0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8119" calcext:value-type="float">
            <text:p>0.8119</text:p>
          </table:table-cell>
        </table:table-row>
        <table:table-row table:style-name="ro1">
          <table:table-cell office:value-type="string" calcext:value-type="string">
            <text:p>2016/3/15</text:p>
          </table:table-cell>
          <table:table-cell office:value-type="float" office:value="8739" calcext:value-type="float">
            <text:p>8739</text:p>
          </table:table-cell>
          <table:table-cell office:value-type="float" office:value="8750" calcext:value-type="float">
            <text:p>8750</text:p>
          </table:table-cell>
          <table:table-cell office:value-type="float" office:value="8578" calcext:value-type="float">
            <text:p>8578</text:p>
          </table:table-cell>
          <table:table-cell office:value-type="float" office:value="8603" calcext:value-type="float">
            <text:p>8603</text:p>
          </table:table-cell>
          <table:table-cell office:value-type="float" office:value="8661.6" calcext:value-type="float">
            <text:p>8661.6</text:p>
          </table:table-cell>
          <table:table-cell office:value-type="float" office:value="8620.9" calcext:value-type="float">
            <text:p>8620.9</text:p>
          </table:table-cell>
          <table:table-cell office:value-type="float" office:value="8463" calcext:value-type="float">
            <text:p>8463</text:p>
          </table:table-cell>
          <table:table-cell office:value-type="float" office:value="8163.72" calcext:value-type="float">
            <text:p>8163.72</text:p>
          </table:table-cell>
          <table:table-cell office:value-type="float" office:value="167109" calcext:value-type="float">
            <text:p>167109</text:p>
          </table:table-cell>
          <table:table-cell office:value-type="float" office:value="129946" calcext:value-type="float">
            <text:p>129946</text:p>
          </table:table-cell>
          <table:table-cell office:value-type="float" office:value="130380" calcext:value-type="float">
            <text:p>130380</text:p>
          </table:table-cell>
          <table:table-cell office:value-type="float" office:value="159.78" calcext:value-type="float">
            <text:p>159.78</text:p>
          </table:table-cell>
          <table:table-cell office:value-type="float" office:value="147.21" calcext:value-type="float">
            <text:p>147.21</text:p>
          </table:table-cell>
          <table:table-cell office:value-type="float" office:value="12.58" calcext:value-type="float">
            <text:p>12.58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2016/3/16</text:p>
          </table:table-cell>
          <table:table-cell office:value-type="float" office:value="8636" calcext:value-type="float">
            <text:p>8636</text:p>
          </table:table-cell>
          <table:table-cell office:value-type="float" office:value="8705" calcext:value-type="float">
            <text:p>8705</text:p>
          </table:table-cell>
          <table:table-cell office:value-type="float" office:value="8633" calcext:value-type="float">
            <text:p>8633</text:p>
          </table:table-cell>
          <table:table-cell office:value-type="float" office:value="8691" calcext:value-type="float">
            <text:p>8691</text:p>
          </table:table-cell>
          <table:table-cell office:value-type="float" office:value="8676.2" calcext:value-type="float">
            <text:p>8676.2</text:p>
          </table:table-cell>
          <table:table-cell office:value-type="float" office:value="8638.2" calcext:value-type="float">
            <text:p>8638.2</text:p>
          </table:table-cell>
          <table:table-cell office:value-type="float" office:value="8487.25" calcext:value-type="float">
            <text:p>8487.25</text:p>
          </table:table-cell>
          <table:table-cell office:value-type="float" office:value="8174.07" calcext:value-type="float">
            <text:p>8174.07</text:p>
          </table:table-cell>
          <table:table-cell office:value-type="float" office:value="64232" calcext:value-type="float">
            <text:p>64232</text:p>
          </table:table-cell>
          <table:table-cell office:value-type="float" office:value="119317" calcext:value-type="float">
            <text:p>119317</text:p>
          </table:table-cell>
          <table:table-cell office:value-type="float" office:value="123718" calcext:value-type="float">
            <text:p>123718</text:p>
          </table:table-cell>
          <table:table-cell office:value-type="float" office:value="156.72" calcext:value-type="float">
            <text:p>156.72</text:p>
          </table:table-cell>
          <table:table-cell office:value-type="float" office:value="149.11" calcext:value-type="float">
            <text:p>149.11</text:p>
          </table:table-cell>
          <table:table-cell office:value-type="float" office:value="7.61" calcext:value-type="float">
            <text:p>7.61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51" calcext:value-type="float">
            <text:p>0.651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2016/3/17</text:p>
          </table:table-cell>
          <table:table-cell office:value-type="float" office:value="8754" calcext:value-type="float">
            <text:p>8754</text:p>
          </table:table-cell>
          <table:table-cell office:value-type="float" office:value="8819" calcext:value-type="float">
            <text:p>8819</text:p>
          </table:table-cell>
          <table:table-cell office:value-type="float" office:value="8681" calcext:value-type="float">
            <text:p>8681</text:p>
          </table:table-cell>
          <table:table-cell office:value-type="float" office:value="8698" calcext:value-type="float">
            <text:p>8698</text:p>
          </table:table-cell>
          <table:table-cell office:value-type="float" office:value="8687.6" calcext:value-type="float">
            <text:p>8687.6</text:p>
          </table:table-cell>
          <table:table-cell office:value-type="float" office:value="8651.6" calcext:value-type="float">
            <text:p>8651.6</text:p>
          </table:table-cell>
          <table:table-cell office:value-type="float" office:value="8511.55" calcext:value-type="float">
            <text:p>8511.55</text:p>
          </table:table-cell>
          <table:table-cell office:value-type="float" office:value="8184.7" calcext:value-type="float">
            <text:p>8184.7</text:p>
          </table:table-cell>
          <table:table-cell office:value-type="float" office:value="165522" calcext:value-type="float">
            <text:p>165522</text:p>
          </table:table-cell>
          <table:table-cell office:value-type="float" office:value="128342" calcext:value-type="float">
            <text:p>128342</text:p>
          </table:table-cell>
          <table:table-cell office:value-type="float" office:value="126918" calcext:value-type="float">
            <text:p>126918</text:p>
          </table:table-cell>
          <table:table-cell office:value-type="float" office:value="156.04" calcext:value-type="float">
            <text:p>156.04</text:p>
          </table:table-cell>
          <table:table-cell office:value-type="float" office:value="150.5" calcext:value-type="float">
            <text:p>150.5</text:p>
          </table:table-cell>
          <table:table-cell office:value-type="float" office:value="5.55" calcext:value-type="float">
            <text:p>5.55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885" calcext:value-type="float">
            <text:p>0.6885</text:p>
          </table:table-cell>
        </table:table-row>
        <table:table-row table:style-name="ro1">
          <table:table-cell office:value-type="string" calcext:value-type="string">
            <text:p>2016/3/18</text:p>
          </table:table-cell>
          <table:table-cell office:value-type="float" office:value="8725" calcext:value-type="float">
            <text:p>8725</text:p>
          </table:table-cell>
          <table:table-cell office:value-type="float" office:value="8779" calcext:value-type="float">
            <text:p>8779</text:p>
          </table:table-cell>
          <table:table-cell office:value-type="float" office:value="8703" calcext:value-type="float">
            <text:p>8703</text:p>
          </table:table-cell>
          <table:table-cell office:value-type="float" office:value="8765" calcext:value-type="float">
            <text:p>8765</text:p>
          </table:table-cell>
          <table:table-cell office:value-type="float" office:value="8699.6" calcext:value-type="float">
            <text:p>8699.6</text:p>
          </table:table-cell>
          <table:table-cell office:value-type="float" office:value="8668" calcext:value-type="float">
            <text:p>8668</text:p>
          </table:table-cell>
          <table:table-cell office:value-type="float" office:value="8535.55" calcext:value-type="float">
            <text:p>8535.55</text:p>
          </table:table-cell>
          <table:table-cell office:value-type="float" office:value="8196.37" calcext:value-type="float">
            <text:p>8196.37</text:p>
          </table:table-cell>
          <table:table-cell office:value-type="float" office:value="124958" calcext:value-type="float">
            <text:p>124958</text:p>
          </table:table-cell>
          <table:table-cell office:value-type="float" office:value="126792" calcext:value-type="float">
            <text:p>126792</text:p>
          </table:table-cell>
          <table:table-cell office:value-type="float" office:value="126938" calcext:value-type="float">
            <text:p>126938</text:p>
          </table:table-cell>
          <table:table-cell office:value-type="float" office:value="156.05" calcext:value-type="float">
            <text:p>156.05</text:p>
          </table:table-cell>
          <table:table-cell office:value-type="float" office:value="151.61" calcext:value-type="float">
            <text:p>151.61</text:p>
          </table:table-cell>
          <table:table-cell office:value-type="float" office:value="4.44" calcext:value-type="float">
            <text:p>4.44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209" calcext:value-type="float">
            <text:p>0.7209</text:p>
          </table:table-cell>
        </table:table-row>
        <table:table-row table:style-name="ro1">
          <table:table-cell office:value-type="string" calcext:value-type="string">
            <text:p>2016/3/21</text:p>
          </table:table-cell>
          <table:table-cell office:value-type="float" office:value="8798" calcext:value-type="float">
            <text:p>8798</text:p>
          </table:table-cell>
          <table:table-cell office:value-type="float" office:value="8810" calcext:value-type="float">
            <text:p>8810</text:p>
          </table:table-cell>
          <table:table-cell office:value-type="float" office:value="8690" calcext:value-type="float">
            <text:p>8690</text:p>
          </table:table-cell>
          <table:table-cell office:value-type="float" office:value="8746" calcext:value-type="float">
            <text:p>8746</text:p>
          </table:table-cell>
          <table:table-cell office:value-type="float" office:value="8700.6" calcext:value-type="float">
            <text:p>8700.6</text:p>
          </table:table-cell>
          <table:table-cell office:value-type="float" office:value="8682.2" calcext:value-type="float">
            <text:p>8682.2</text:p>
          </table:table-cell>
          <table:table-cell office:value-type="float" office:value="8557.5" calcext:value-type="float">
            <text:p>8557.5</text:p>
          </table:table-cell>
          <table:table-cell office:value-type="float" office:value="8205.5" calcext:value-type="float">
            <text:p>8205.5</text:p>
          </table:table-cell>
          <table:table-cell office:value-type="float" office:value="118631" calcext:value-type="float">
            <text:p>118631</text:p>
          </table:table-cell>
          <table:table-cell office:value-type="float" office:value="128090" calcext:value-type="float">
            <text:p>128090</text:p>
          </table:table-cell>
          <table:table-cell office:value-type="float" office:value="125912" calcext:value-type="float">
            <text:p>125912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2.06" calcext:value-type="float">
            <text:p>152.06</text:p>
          </table:table-cell>
          <table:table-cell office:value-type="float" office:value="1.82" calcext:value-type="float">
            <text:p>1.8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6818" calcext:value-type="float">
            <text:p>0.6818</text:p>
          </table:table-cell>
          <table:table-cell office:value-type="float" office:value="0.6984" calcext:value-type="float">
            <text:p>0.6984</text:p>
          </table:table-cell>
        </table:table-row>
        <table:table-row table:style-name="ro1">
          <table:table-cell office:value-type="string" calcext:value-type="string">
            <text:p>2016/3/22</text:p>
          </table:table-cell>
          <table:table-cell office:value-type="float" office:value="8775" calcext:value-type="float">
            <text:p>8775</text:p>
          </table:table-cell>
          <table:table-cell office:value-type="float" office:value="8776" calcext:value-type="float">
            <text:p>8776</text:p>
          </table:table-cell>
          <table:table-cell office:value-type="float" office:value="8660" calcext:value-type="float">
            <text:p>8660</text:p>
          </table:table-cell>
          <table:table-cell office:value-type="float" office:value="8750" calcext:value-type="float">
            <text:p>8750</text:p>
          </table:table-cell>
          <table:table-cell office:value-type="float" office:value="8730" calcext:value-type="float">
            <text:p>8730</text:p>
          </table:table-cell>
          <table:table-cell office:value-type="float" office:value="8695.8" calcext:value-type="float">
            <text:p>8695.8</text:p>
          </table:table-cell>
          <table:table-cell office:value-type="float" office:value="8580" calcext:value-type="float">
            <text:p>8580</text:p>
          </table:table-cell>
          <table:table-cell office:value-type="float" office:value="8213.3" calcext:value-type="float">
            <text:p>8213.3</text:p>
          </table:table-cell>
          <table:table-cell office:value-type="float" office:value="145545" calcext:value-type="float">
            <text:p>145545</text:p>
          </table:table-cell>
          <table:table-cell office:value-type="float" office:value="123778" calcext:value-type="float">
            <text:p>123778</text:p>
          </table:table-cell>
          <table:table-cell office:value-type="float" office:value="126862" calcext:value-type="float">
            <text:p>126862</text:p>
          </table:table-cell>
          <table:table-cell office:value-type="float" office:value="149.31" calcext:value-type="float">
            <text:p>149.31</text:p>
          </table:table-cell>
          <table:table-cell office:value-type="float" office:value="151.51" calcext:value-type="float">
            <text:p>151.51</text:p>
          </table:table-cell>
          <table:table-cell office:value-type="float" office:value="-2.2" calcext:value-type="float">
            <text:p>-2.2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6871" calcext:value-type="float">
            <text:p>0.6871</text:p>
          </table:table-cell>
          <table:table-cell office:value-type="float" office:value="0.7005" calcext:value-type="float">
            <text:p>0.7005</text:p>
          </table:table-cell>
        </table:table-row>
        <table:table-row table:style-name="ro1">
          <table:table-cell office:value-type="string" calcext:value-type="string">
            <text:p>2016/3/23</text:p>
          </table:table-cell>
          <table:table-cell office:value-type="float" office:value="8761" calcext:value-type="float">
            <text:p>8761</text:p>
          </table:table-cell>
          <table:table-cell office:value-type="float" office:value="8787" calcext:value-type="float">
            <text:p>8787</text:p>
          </table:table-cell>
          <table:table-cell office:value-type="float" office:value="8698" calcext:value-type="float">
            <text:p>8698</text:p>
          </table:table-cell>
          <table:table-cell office:value-type="float" office:value="8713" calcext:value-type="float">
            <text:p>8713</text:p>
          </table:table-cell>
          <table:table-cell office:value-type="float" office:value="8734.4" calcext:value-type="float">
            <text:p>8734.4</text:p>
          </table:table-cell>
          <table:table-cell office:value-type="float" office:value="8705.3" calcext:value-type="float">
            <text:p>8705.3</text:p>
          </table:table-cell>
          <table:table-cell office:value-type="float" office:value="8599.7" calcext:value-type="float">
            <text:p>8599.7</text:p>
          </table:table-cell>
          <table:table-cell office:value-type="float" office:value="8221.37" calcext:value-type="float">
            <text:p>8221.37</text:p>
          </table:table-cell>
          <table:table-cell office:value-type="float" office:value="137212" calcext:value-type="float">
            <text:p>137212</text:p>
          </table:table-cell>
          <table:table-cell office:value-type="float" office:value="138374" calcext:value-type="float">
            <text:p>138374</text:p>
          </table:table-cell>
          <table:table-cell office:value-type="float" office:value="128845" calcext:value-type="float">
            <text:p>128845</text:p>
          </table:table-cell>
          <table:table-cell office:value-type="float" office:value="143.52" calcext:value-type="float">
            <text:p>143.52</text:p>
          </table:table-cell>
          <table:table-cell office:value-type="float" office:value="149.91" calcext:value-type="float">
            <text:p>149.91</text:p>
          </table:table-cell>
          <table:table-cell office:value-type="float" office:value="-6.39" calcext:value-type="float">
            <text:p>-6.3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012" calcext:value-type="float">
            <text:p>0.7012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6536" calcext:value-type="float">
            <text:p>0.6536</text:p>
          </table:table-cell>
        </table:table-row>
        <table:table-row table:style-name="ro1">
          <table:table-cell office:value-type="string" calcext:value-type="string">
            <text:p>2016/3/24</text:p>
          </table:table-cell>
          <table:table-cell office:value-type="float" office:value="8685" calcext:value-type="float">
            <text:p>8685</text:p>
          </table:table-cell>
          <table:table-cell office:value-type="float" office:value="8751" calcext:value-type="float">
            <text:p>8751</text:p>
          </table:table-cell>
          <table:table-cell office:value-type="float" office:value="8627" calcext:value-type="float">
            <text:p>8627</text:p>
          </table:table-cell>
          <table:table-cell office:value-type="float" office:value="8713" calcext:value-type="float">
            <text:p>8713</text:p>
          </table:table-cell>
          <table:table-cell office:value-type="float" office:value="8737.4" calcext:value-type="float">
            <text:p>8737.4</text:p>
          </table:table-cell>
          <table:table-cell office:value-type="float" office:value="8712.5" calcext:value-type="float">
            <text:p>8712.5</text:p>
          </table:table-cell>
          <table:table-cell office:value-type="float" office:value="8623" calcext:value-type="float">
            <text:p>8623</text:p>
          </table:table-cell>
          <table:table-cell office:value-type="float" office:value="8228.58" calcext:value-type="float">
            <text:p>8228.58</text:p>
          </table:table-cell>
          <table:table-cell office:value-type="float" office:value="151791" calcext:value-type="float">
            <text:p>151791</text:p>
          </table:table-cell>
          <table:table-cell office:value-type="float" office:value="135627" calcext:value-type="float">
            <text:p>135627</text:p>
          </table:table-cell>
          <table:table-cell office:value-type="float" office:value="131985" calcext:value-type="float">
            <text:p>131985</text:p>
          </table:table-cell>
          <table:table-cell office:value-type="float" office:value="135.22" calcext:value-type="float">
            <text:p>135.22</text:p>
          </table:table-cell>
          <table:table-cell office:value-type="float" office:value="146.97" calcext:value-type="float">
            <text:p>146.97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7" calcext:value-type="float">
            <text:p>0.677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6536" calcext:value-type="float">
            <text:p>0.6536</text:p>
          </table:table-cell>
        </table:table-row>
        <table:table-row table:style-name="ro1">
          <table:table-cell office:value-type="string" calcext:value-type="string">
            <text:p>2016/3/25</text:p>
          </table:table-cell>
          <table:table-cell office:value-type="float" office:value="8727" calcext:value-type="float">
            <text:p>8727</text:p>
          </table:table-cell>
          <table:table-cell office:value-type="float" office:value="8759" calcext:value-type="float">
            <text:p>8759</text:p>
          </table:table-cell>
          <table:table-cell office:value-type="float" office:value="8671" calcext:value-type="float">
            <text:p>8671</text:p>
          </table:table-cell>
          <table:table-cell office:value-type="float" office:value="8700" calcext:value-type="float">
            <text:p>8700</text:p>
          </table:table-cell>
          <table:table-cell office:value-type="float" office:value="8724.4" calcext:value-type="float">
            <text:p>8724.4</text:p>
          </table:table-cell>
          <table:table-cell office:value-type="float" office:value="8712" calcext:value-type="float">
            <text:p>8712</text:p>
          </table:table-cell>
          <table:table-cell office:value-type="float" office:value="8641.1" calcext:value-type="float">
            <text:p>8641.1</text:p>
          </table:table-cell>
          <table:table-cell office:value-type="float" office:value="8235.67" calcext:value-type="float">
            <text:p>8235.67</text:p>
          </table:table-cell>
          <table:table-cell office:value-type="float" office:value="106496" calcext:value-type="float">
            <text:p>106496</text:p>
          </table:table-cell>
          <table:table-cell office:value-type="float" office:value="131935" calcext:value-type="float">
            <text:p>131935</text:p>
          </table:table-cell>
          <table:table-cell office:value-type="float" office:value="129364" calcext:value-type="float">
            <text:p>129364</text:p>
          </table:table-cell>
          <table:table-cell office:value-type="float" office:value="127.7" calcext:value-type="float">
            <text:p>127.7</text:p>
          </table:table-cell>
          <table:table-cell office:value-type="float" office:value="143.12" calcext:value-type="float">
            <text:p>143.12</text:p>
          </table:table-cell>
          <table:table-cell office:value-type="float" office:value="-15.42" calcext:value-type="float">
            <text:p>-15.42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1">
          <table:table-cell office:value-type="string" calcext:value-type="string">
            <text:p>2016/3/28</text:p>
          </table:table-cell>
          <table:table-cell office:value-type="float" office:value="8720" calcext:value-type="float">
            <text:p>8720</text:p>
          </table:table-cell>
          <table:table-cell office:value-type="float" office:value="8733" calcext:value-type="float">
            <text:p>8733</text:p>
          </table:table-cell>
          <table:table-cell office:value-type="float" office:value="8653" calcext:value-type="float">
            <text:p>8653</text:p>
          </table:table-cell>
          <table:table-cell office:value-type="float" office:value="8685" calcext:value-type="float">
            <text:p>8685</text:p>
          </table:table-cell>
          <table:table-cell office:value-type="float" office:value="8712.2" calcext:value-type="float">
            <text:p>8712.2</text:p>
          </table:table-cell>
          <table:table-cell office:value-type="float" office:value="8706.4" calcext:value-type="float">
            <text:p>8706.4</text:p>
          </table:table-cell>
          <table:table-cell office:value-type="float" office:value="8655.9" calcext:value-type="float">
            <text:p>8655.9</text:p>
          </table:table-cell>
          <table:table-cell office:value-type="float" office:value="8242.28" calcext:value-type="float">
            <text:p>8242.28</text:p>
          </table:table-cell>
          <table:table-cell office:value-type="float" office:value="108424" calcext:value-type="float">
            <text:p>108424</text:p>
          </table:table-cell>
          <table:table-cell office:value-type="float" office:value="129894" calcext:value-type="float">
            <text:p>129894</text:p>
          </table:table-cell>
          <table:table-cell office:value-type="float" office:value="128992" calcext:value-type="float">
            <text:p>128992</text:p>
          </table:table-cell>
          <table:table-cell office:value-type="float" office:value="118.87" calcext:value-type="float">
            <text:p>118.87</text:p>
          </table:table-cell>
          <table:table-cell office:value-type="float" office:value="138.27" calcext:value-type="float">
            <text:p>138.27</text:p>
          </table:table-cell>
          <table:table-cell office:value-type="float" office:value="-19.4" calcext:value-type="float">
            <text:p>-19.4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6147" calcext:value-type="float">
            <text:p>0.6147</text:p>
          </table:table-cell>
        </table:table-row>
        <table:table-row table:style-name="ro1">
          <table:table-cell office:value-type="string" calcext:value-type="string">
            <text:p>2016/3/29</text:p>
          </table:table-cell>
          <table:table-cell office:value-type="float" office:value="8682" calcext:value-type="float">
            <text:p>8682</text:p>
          </table:table-cell>
          <table:table-cell office:value-type="float" office:value="8697" calcext:value-type="float">
            <text:p>8697</text:p>
          </table:table-cell>
          <table:table-cell office:value-type="float" office:value="8564" calcext:value-type="float">
            <text:p>8564</text:p>
          </table:table-cell>
          <table:table-cell office:value-type="float" office:value="8601" calcext:value-type="float">
            <text:p>8601</text:p>
          </table:table-cell>
          <table:table-cell office:value-type="float" office:value="8682.4" calcext:value-type="float">
            <text:p>8682.4</text:p>
          </table:table-cell>
          <table:table-cell office:value-type="float" office:value="8706.2" calcext:value-type="float">
            <text:p>8706.2</text:p>
          </table:table-cell>
          <table:table-cell office:value-type="float" office:value="8663.55" calcext:value-type="float">
            <text:p>8663.55</text:p>
          </table:table-cell>
          <table:table-cell office:value-type="float" office:value="8247.02" calcext:value-type="float">
            <text:p>8247.02</text:p>
          </table:table-cell>
          <table:table-cell office:value-type="float" office:value="158070" calcext:value-type="float">
            <text:p>158070</text:p>
          </table:table-cell>
          <table:table-cell office:value-type="float" office:value="132399" calcext:value-type="float">
            <text:p>132399</text:p>
          </table:table-cell>
          <table:table-cell office:value-type="float" office:value="128088" calcext:value-type="float">
            <text:p>128088</text:p>
          </table:table-cell>
          <table:table-cell office:value-type="float" office:value="104.76" calcext:value-type="float">
            <text:p>104.76</text:p>
          </table:table-cell>
          <table:table-cell office:value-type="float" office:value="131.57" calcext:value-type="float">
            <text:p>131.57</text:p>
          </table:table-cell>
          <table:table-cell office:value-type="float" office:value="-26.81" calcext:value-type="float">
            <text:p>-26.81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5112" calcext:value-type="float">
            <text:p>0.5112</text:p>
          </table:table-cell>
        </table:table-row>
        <table:table-row table:style-name="ro1">
          <table:table-cell office:value-type="string" calcext:value-type="string">
            <text:p>2016/3/30</text:p>
          </table:table-cell>
          <table:table-cell office:value-type="float" office:value="8645" calcext:value-type="float">
            <text:p>8645</text:p>
          </table:table-cell>
          <table:table-cell office:value-type="float" office:value="8747" calcext:value-type="float">
            <text:p>8747</text:p>
          </table:table-cell>
          <table:table-cell office:value-type="float" office:value="8626" calcext:value-type="float">
            <text:p>8626</text:p>
          </table:table-cell>
          <table:table-cell office:value-type="float" office:value="8740" calcext:value-type="float">
            <text:p>8740</text:p>
          </table:table-cell>
          <table:table-cell office:value-type="float" office:value="8687.8" calcext:value-type="float">
            <text:p>8687.8</text:p>
          </table:table-cell>
          <table:table-cell office:value-type="float" office:value="8711.1" calcext:value-type="float">
            <text:p>8711.1</text:p>
          </table:table-cell>
          <table:table-cell office:value-type="float" office:value="8674.65" calcext:value-type="float">
            <text:p>8674.65</text:p>
          </table:table-cell>
          <table:table-cell office:value-type="float" office:value="8253.12" calcext:value-type="float">
            <text:p>8253.12</text:p>
          </table:table-cell>
          <table:table-cell office:value-type="float" office:value="148145" calcext:value-type="float">
            <text:p>148145</text:p>
          </table:table-cell>
          <table:table-cell office:value-type="float" office:value="134585" calcext:value-type="float">
            <text:p>134585</text:p>
          </table:table-cell>
          <table:table-cell office:value-type="float" office:value="136479" calcext:value-type="float">
            <text:p>136479</text:p>
          </table:table-cell>
          <table:table-cell office:value-type="float" office:value="100.28" calcext:value-type="float">
            <text:p>100.28</text:p>
          </table:table-cell>
          <table:table-cell office:value-type="float" office:value="125.31" calcext:value-type="float">
            <text:p>125.31</text:p>
          </table:table-cell>
          <table:table-cell office:value-type="float" office:value="-25.03" calcext:value-type="float">
            <text:p>-25.03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string" calcext:value-type="string">
            <text:p>2016/3/31</text:p>
          </table:table-cell>
          <table:table-cell office:value-type="float" office:value="8784" calcext:value-type="float">
            <text:p>8784</text:p>
          </table:table-cell>
          <table:table-cell office:value-type="float" office:value="8815" calcext:value-type="float">
            <text:p>8815</text:p>
          </table:table-cell>
          <table:table-cell office:value-type="float" office:value="8691" calcext:value-type="float">
            <text:p>8691</text:p>
          </table:table-cell>
          <table:table-cell office:value-type="float" office:value="8716" calcext:value-type="float">
            <text:p>8716</text:p>
          </table:table-cell>
          <table:table-cell office:value-type="float" office:value="8688.4" calcext:value-type="float">
            <text:p>8688.4</text:p>
          </table:table-cell>
          <table:table-cell office:value-type="float" office:value="8712.9" calcext:value-type="float">
            <text:p>8712.9</text:p>
          </table:table-cell>
          <table:table-cell office:value-type="float" office:value="8682.25" calcext:value-type="float">
            <text:p>8682.25</text:p>
          </table:table-cell>
          <table:table-cell office:value-type="float" office:value="8259.15" calcext:value-type="float">
            <text:p>8259.15</text:p>
          </table:table-cell>
          <table:table-cell office:value-type="float" office:value="166161" calcext:value-type="float">
            <text:p>166161</text:p>
          </table:table-cell>
          <table:table-cell office:value-type="float" office:value="137459" calcext:value-type="float">
            <text:p>137459</text:p>
          </table:table-cell>
          <table:table-cell office:value-type="float" office:value="136543" calcext:value-type="float">
            <text:p>136543</text:p>
          </table:table-cell>
          <table:table-cell office:value-type="float" office:value="97.33" calcext:value-type="float">
            <text:p>97.33</text:p>
          </table:table-cell>
          <table:table-cell office:value-type="float" office:value="119.71" calcext:value-type="float">
            <text:p>119.71</text:p>
          </table:table-cell>
          <table:table-cell office:value-type="float" office:value="-22.38" calcext:value-type="float">
            <text:p>-22.38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989" calcext:value-type="float">
            <text:p>0.5989</text:p>
          </table:table-cell>
        </table:table-row>
        <table:table-row table:style-name="ro1">
          <table:table-cell office:value-type="string" calcext:value-type="string">
            <text:p>2016/4/1</text:p>
          </table:table-cell>
          <table:table-cell office:value-type="float" office:value="8670" calcext:value-type="float">
            <text:p>8670</text:p>
          </table:table-cell>
          <table:table-cell office:value-type="float" office:value="8694" calcext:value-type="float">
            <text:p>8694</text:p>
          </table:table-cell>
          <table:table-cell office:value-type="float" office:value="8598" calcext:value-type="float">
            <text:p>8598</text:p>
          </table:table-cell>
          <table:table-cell office:value-type="float" office:value="8628" calcext:value-type="float">
            <text:p>8628</text:p>
          </table:table-cell>
          <table:table-cell office:value-type="float" office:value="8674" calcext:value-type="float">
            <text:p>8674</text:p>
          </table:table-cell>
          <table:table-cell office:value-type="float" office:value="8699.2" calcext:value-type="float">
            <text:p>8699.2</text:p>
          </table:table-cell>
          <table:table-cell office:value-type="float" office:value="8683.6" calcext:value-type="float">
            <text:p>8683.6</text:p>
          </table:table-cell>
          <table:table-cell office:value-type="float" office:value="8264.82" calcext:value-type="float">
            <text:p>8264.82</text:p>
          </table:table-cell>
          <table:table-cell office:value-type="float" office:value="156482" calcext:value-type="float">
            <text:p>156482</text:p>
          </table:table-cell>
          <table:table-cell office:value-type="float" office:value="147456" calcext:value-type="float">
            <text:p>147456</text:p>
          </table:table-cell>
          <table:table-cell office:value-type="float" office:value="139696" calcext:value-type="float">
            <text:p>139696</text:p>
          </table:table-cell>
          <table:table-cell office:value-type="float" office:value="86.13" calcext:value-type="float">
            <text:p>86.13</text:p>
          </table:table-cell>
          <table:table-cell office:value-type="float" office:value="113" calcext:value-type="float">
            <text:p>113</text:p>
          </table:table-cell>
          <table:table-cell office:value-type="float" office:value="-26.87" calcext:value-type="float">
            <text:p>-26.87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5126" calcext:value-type="float">
            <text:p>0.5126</text:p>
          </table:table-cell>
        </table:table-row>
        <table:table-row table:style-name="ro1">
          <table:table-cell office:value-type="string" calcext:value-type="string">
            <text:p>2016/4/6</text:p>
          </table:table-cell>
          <table:table-cell office:value-type="float" office:value="8591" calcext:value-type="float">
            <text:p>8591</text:p>
          </table:table-cell>
          <table:table-cell office:value-type="float" office:value="8599" calcext:value-type="float">
            <text:p>8599</text:p>
          </table:table-cell>
          <table:table-cell office:value-type="float" office:value="8453" calcext:value-type="float">
            <text:p>8453</text:p>
          </table:table-cell>
          <table:table-cell office:value-type="float" office:value="8458" calcext:value-type="float">
            <text:p>8458</text:p>
          </table:table-cell>
          <table:table-cell office:value-type="float" office:value="8628.6" calcext:value-type="float">
            <text:p>8628.6</text:p>
          </table:table-cell>
          <table:table-cell office:value-type="float" office:value="8670.4" calcext:value-type="float">
            <text:p>8670.4</text:p>
          </table:table-cell>
          <table:table-cell office:value-type="float" office:value="8676.3" calcext:value-type="float">
            <text:p>8676.3</text:p>
          </table:table-cell>
          <table:table-cell office:value-type="float" office:value="8268.15" calcext:value-type="float">
            <text:p>8268.15</text:p>
          </table:table-cell>
          <table:table-cell office:value-type="float" office:value="156407" calcext:value-type="float">
            <text:p>156407</text:p>
          </table:table-cell>
          <table:table-cell office:value-type="float" office:value="157053" calcext:value-type="float">
            <text:p>157053</text:p>
          </table:table-cell>
          <table:table-cell office:value-type="float" office:value="143473" calcext:value-type="float">
            <text:p>143473</text:p>
          </table:table-cell>
          <table:table-cell office:value-type="float" office:value="64.81" calcext:value-type="float">
            <text:p>64.81</text:p>
          </table:table-cell>
          <table:table-cell office:value-type="float" office:value="103.36" calcext:value-type="float">
            <text:p>103.36</text:p>
          </table:table-cell>
          <table:table-cell office:value-type="float" office:value="-38.55" calcext:value-type="float">
            <text:p>-38.55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932" calcext:value-type="float">
            <text:p>0.3932</text:p>
          </table:table-cell>
        </table:table-row>
        <table:table-row table:style-name="ro1">
          <table:table-cell office:value-type="string" calcext:value-type="string">
            <text:p>2016/4/7</text:p>
          </table:table-cell>
          <table:table-cell office:value-type="float" office:value="8470" calcext:value-type="float">
            <text:p>8470</text:p>
          </table:table-cell>
          <table:table-cell office:value-type="float" office:value="8493" calcext:value-type="float">
            <text:p>8493</text:p>
          </table:table-cell>
          <table:table-cell office:value-type="float" office:value="8381" calcext:value-type="float">
            <text:p>8381</text:p>
          </table:table-cell>
          <table:table-cell office:value-type="float" office:value="8438" calcext:value-type="float">
            <text:p>8438</text:p>
          </table:table-cell>
          <table:table-cell office:value-type="float" office:value="8596" calcext:value-type="float">
            <text:p>8596</text:p>
          </table:table-cell>
          <table:table-cell office:value-type="float" office:value="8639.2" calcext:value-type="float">
            <text:p>8639.2</text:p>
          </table:table-cell>
          <table:table-cell office:value-type="float" office:value="8667.5" calcext:value-type="float">
            <text:p>8667.5</text:p>
          </table:table-cell>
          <table:table-cell office:value-type="float" office:value="8270.87" calcext:value-type="float">
            <text:p>8270.87</text:p>
          </table:table-cell>
          <table:table-cell office:value-type="float" office:value="152741" calcext:value-type="float">
            <text:p>152741</text:p>
          </table:table-cell>
          <table:table-cell office:value-type="float" office:value="155987" calcext:value-type="float">
            <text:p>155987</text:p>
          </table:table-cell>
          <table:table-cell office:value-type="float" office:value="144193" calcext:value-type="float">
            <text:p>144193</text:p>
          </table:table-cell>
          <table:table-cell office:value-type="float" office:value="43.01" calcext:value-type="float">
            <text:p>43.01</text:p>
          </table:table-cell>
          <table:table-cell office:value-type="float" office:value="91.29" calcext:value-type="float">
            <text:p>91.29</text:p>
          </table:table-cell>
          <table:table-cell office:value-type="float" office:value="-48.28" calcext:value-type="float">
            <text:p>-48.28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3818" calcext:value-type="float">
            <text:p>0.3818</text:p>
          </table:table-cell>
        </table:table-row>
        <table:table-row table:style-name="ro1">
          <table:table-cell table:style-name="ce4" office:value-type="string" calcext:value-type="string">
            <text:p>2016/4/8</text:p>
          </table:table-cell>
          <table:table-cell office:value-type="float" office:value="8388" calcext:value-type="float">
            <text:p>8388</text:p>
          </table:table-cell>
          <table:table-cell office:value-type="float" office:value="8500" calcext:value-type="float">
            <text:p>8500</text:p>
          </table:table-cell>
          <table:table-cell office:value-type="float" office:value="8375" calcext:value-type="float">
            <text:p>8375</text:p>
          </table:table-cell>
          <table:table-cell office:value-type="float" office:value="8485" calcext:value-type="float">
            <text:p>8485</text:p>
          </table:table-cell>
          <table:table-cell office:value-type="float" office:value="8545" calcext:value-type="float">
            <text:p>8545</text:p>
          </table:table-cell>
          <table:table-cell office:value-type="float" office:value="8616.4" calcext:value-type="float">
            <text:p>8616.4</text:p>
          </table:table-cell>
          <table:table-cell office:value-type="float" office:value="8660.85" calcext:value-type="float">
            <text:p>8660.85</text:p>
          </table:table-cell>
          <table:table-cell office:value-type="float" office:value="8277.73" calcext:value-type="float">
            <text:p>8277.73</text:p>
          </table:table-cell>
          <table:table-cell office:value-type="float" office:value="141629" calcext:value-type="float">
            <text:p>141629</text:p>
          </table:table-cell>
          <table:table-cell office:value-type="float" office:value="154684" calcext:value-type="float">
            <text:p>154684</text:p>
          </table:table-cell>
          <table:table-cell office:value-type="float" office:value="144635" calcext:value-type="float">
            <text:p>144635</text:p>
          </table:table-cell>
          <table:table-cell office:value-type="float" office:value="27.34" calcext:value-type="float">
            <text:p>27.34</text:p>
          </table:table-cell>
          <table:table-cell office:value-type="float" office:value="78.5" calcext:value-type="float">
            <text:p>78.5</text:p>
          </table:table-cell>
          <table:table-cell office:value-type="float" office:value="-51.16" calcext:value-type="float">
            <text:p>-51.16</text:p>
          </table:table-cell>
          <table:table-cell office:value-type="float" office:value="0.2441" calcext:value-type="float">
            <text:p>0.2441</text:p>
          </table:table-cell>
          <table:table-cell office:value-type="float" office:value="0.3242" calcext:value-type="float">
            <text:p>0.3242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4246" calcext:value-type="float">
            <text:p>0.4246</text:p>
          </table:table-cell>
        </table:table-row>
        <table:table-row table:style-name="ro1">
          <table:table-cell table:style-name="ce4" office:value-type="string" calcext:value-type="string">
            <text:p>2016/4/11</text:p>
          </table:table-cell>
          <table:table-cell office:value-type="float" office:value="8456" calcext:value-type="float">
            <text:p>8456</text:p>
          </table:table-cell>
          <table:table-cell office:value-type="float" office:value="8530" calcext:value-type="float">
            <text:p>8530</text:p>
          </table:table-cell>
          <table:table-cell office:value-type="float" office:value="8415" calcext:value-type="float">
            <text:p>8415</text:p>
          </table:table-cell>
          <table:table-cell office:value-type="float" office:value="8515" calcext:value-type="float">
            <text:p>8515</text:p>
          </table:table-cell>
          <table:table-cell office:value-type="float" office:value="8504.8" calcext:value-type="float">
            <text:p>8504.8</text:p>
          </table:table-cell>
          <table:table-cell office:value-type="float" office:value="8596.6" calcext:value-type="float">
            <text:p>8596.6</text:p>
          </table:table-cell>
          <table:table-cell office:value-type="float" office:value="8654.55" calcext:value-type="float">
            <text:p>8654.55</text:p>
          </table:table-cell>
          <table:table-cell office:value-type="float" office:value="8285.9" calcext:value-type="float">
            <text:p>8285.9</text:p>
          </table:table-cell>
          <table:table-cell office:value-type="float" office:value="130911" calcext:value-type="float">
            <text:p>130911</text:p>
          </table:table-cell>
          <table:table-cell office:value-type="float" office:value="147634" calcext:value-type="float">
            <text:p>147634</text:p>
          </table:table-cell>
          <table:table-cell office:value-type="float" office:value="142547" calcext:value-type="float">
            <text:p>142547</text:p>
          </table:table-cell>
          <table:table-cell office:value-type="float" office:value="17.35" calcext:value-type="float">
            <text:p>17.35</text:p>
          </table:table-cell>
          <table:table-cell office:value-type="float" office:value="66.27" calcext:value-type="float">
            <text:p>66.27</text:p>
          </table:table-cell>
          <table:table-cell office:value-type="float" office:value="-48.92" calcext:value-type="float">
            <text:p>-48.92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511" calcext:value-type="float">
            <text:p>0.4511</text:p>
          </table:table-cell>
        </table:table-row>
        <table:table-row table:style-name="ro1">
          <table:table-cell table:style-name="ce4" office:value-type="string" calcext:value-type="string">
            <text:p>2016/4/12</text:p>
          </table:table-cell>
          <table:table-cell office:value-type="float" office:value="8541" calcext:value-type="float">
            <text:p>8541</text:p>
          </table:table-cell>
          <table:table-cell office:value-type="float" office:value="8584" calcext:value-type="float">
            <text:p>8584</text:p>
          </table:table-cell>
          <table:table-cell office:value-type="float" office:value="8468" calcext:value-type="float">
            <text:p>8468</text:p>
          </table:table-cell>
          <table:table-cell office:value-type="float" office:value="8496" calcext:value-type="float">
            <text:p>8496</text:p>
          </table:table-cell>
          <table:table-cell office:value-type="float" office:value="8478.4" calcext:value-type="float">
            <text:p>8478.4</text:p>
          </table:table-cell>
          <table:table-cell office:value-type="float" office:value="8576.2" calcext:value-type="float">
            <text:p>8576.2</text:p>
          </table:table-cell>
          <table:table-cell office:value-type="float" office:value="8644.1" calcext:value-type="float">
            <text:p>8644.1</text:p>
          </table:table-cell>
          <table:table-cell office:value-type="float" office:value="8294.65" calcext:value-type="float">
            <text:p>8294.65</text:p>
          </table:table-cell>
          <table:table-cell office:value-type="float" office:value="148275" calcext:value-type="float">
            <text:p>148275</text:p>
          </table:table-cell>
          <table:table-cell office:value-type="float" office:value="145993" calcext:value-type="float">
            <text:p>145993</text:p>
          </table:table-cell>
          <table:table-cell office:value-type="float" office:value="146725" calcext:value-type="float">
            <text:p>146725</text:p>
          </table:table-cell>
          <table:table-cell office:value-type="float" office:value="10.7" calcext:value-type="float">
            <text:p>10.7</text:p>
          </table:table-cell>
          <table:table-cell office:value-type="float" office:value="55.16" calcext:value-type="float">
            <text:p>55.16</text:p>
          </table:table-cell>
          <table:table-cell office:value-type="float" office:value="-44.46" calcext:value-type="float">
            <text:p>-44.46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4372" calcext:value-type="float">
            <text:p>0.4372</text:p>
          </table:table-cell>
        </table:table-row>
        <table:table-row table:style-name="ro1">
          <table:table-cell table:style-name="ce4" office:value-type="string" calcext:value-type="string">
            <text:p>2016/4/13</text:p>
          </table:table-cell>
          <table:table-cell office:value-type="float" office:value="8542" calcext:value-type="float">
            <text:p>8542</text:p>
          </table:table-cell>
          <table:table-cell office:value-type="float" office:value="8644" calcext:value-type="float">
            <text:p>8644</text:p>
          </table:table-cell>
          <table:table-cell office:value-type="float" office:value="8529" calcext:value-type="float">
            <text:p>8529</text:p>
          </table:table-cell>
          <table:table-cell office:value-type="float" office:value="8636" calcext:value-type="float">
            <text:p>8636</text:p>
          </table:table-cell>
          <table:table-cell office:value-type="float" office:value="8514" calcext:value-type="float">
            <text:p>8514</text:p>
          </table:table-cell>
          <table:table-cell office:value-type="float" office:value="8571.3" calcext:value-type="float">
            <text:p>8571.3</text:p>
          </table:table-cell>
          <table:table-cell office:value-type="float" office:value="8638.85" calcext:value-type="float">
            <text:p>8638.85</text:p>
          </table:table-cell>
          <table:table-cell office:value-type="float" office:value="8308.5" calcext:value-type="float">
            <text:p>8308.5</text:p>
          </table:table-cell>
          <table:table-cell office:value-type="float" office:value="147192" calcext:value-type="float">
            <text:p>147192</text:p>
          </table:table-cell>
          <table:table-cell office:value-type="float" office:value="144150" calcext:value-type="float">
            <text:p>144150</text:p>
          </table:table-cell>
          <table:table-cell office:value-type="float" office:value="150601" calcext:value-type="float">
            <text:p>150601</text:p>
          </table:table-cell>
          <table:table-cell office:value-type="float" office:value="13.36" calcext:value-type="float">
            <text:p>13.36</text:p>
          </table:table-cell>
          <table:table-cell office:value-type="float" office:value="46.8" calcext:value-type="float">
            <text:p>46.8</text:p>
          </table:table-cell>
          <table:table-cell office:value-type="float" office:value="-33.44" calcext:value-type="float">
            <text:p>-33.44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5489" calcext:value-type="float">
            <text:p>0.5489</text:p>
          </table:table-cell>
        </table:table-row>
        <table:table-row table:style-name="ro1">
          <table:table-cell office:value-type="string" calcext:value-type="string">
            <text:p>2016/4/14</text:p>
          </table:table-cell>
          <table:table-cell office:value-type="float" office:value="8705" calcext:value-type="float">
            <text:p>8705</text:p>
          </table:table-cell>
          <table:table-cell office:value-type="float" office:value="8724" calcext:value-type="float">
            <text:p>8724</text:p>
          </table:table-cell>
          <table:table-cell office:value-type="float" office:value="8645" calcext:value-type="float">
            <text:p>8645</text:p>
          </table:table-cell>
          <table:table-cell office:value-type="float" office:value="8660" calcext:value-type="float">
            <text:p>8660</text:p>
          </table:table-cell>
          <table:table-cell office:value-type="float" office:value="8558.4" calcext:value-type="float">
            <text:p>8558.4</text:p>
          </table:table-cell>
          <table:table-cell office:value-type="float" office:value="8577.2" calcext:value-type="float">
            <text:p>8577.2</text:p>
          </table:table-cell>
          <table:table-cell office:value-type="float" office:value="8641.7" calcext:value-type="float">
            <text:p>8641.7</text:p>
          </table:table-cell>
          <table:table-cell office:value-type="float" office:value="8321.75" calcext:value-type="float">
            <text:p>8321.75</text:p>
          </table:table-cell>
          <table:table-cell office:value-type="float" office:value="119974" calcext:value-type="float">
            <text:p>119974</text:p>
          </table:table-cell>
          <table:table-cell office:value-type="float" office:value="137596" calcext:value-type="float">
            <text:p>137596</text:p>
          </table:table-cell>
          <table:table-cell office:value-type="float" office:value="146792" calcext:value-type="float">
            <text:p>146792</text:p>
          </table:table-cell>
          <table:table-cell office:value-type="float" office:value="20.16" calcext:value-type="float">
            <text:p>20.16</text:p>
          </table:table-cell>
          <table:table-cell office:value-type="float" office:value="41.47" calcext:value-type="float">
            <text:p>41.47</text:p>
          </table:table-cell>
          <table:table-cell office:value-type="float" office:value="-21.31" calcext:value-type="float">
            <text:p>-21.31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string" calcext:value-type="string">
            <text:p>2016/4/15</text:p>
          </table:table-cell>
          <table:table-cell office:value-type="float" office:value="8620" calcext:value-type="float">
            <text:p>8620</text:p>
          </table:table-cell>
          <table:table-cell office:value-type="float" office:value="8719" calcext:value-type="float">
            <text:p>8719</text:p>
          </table:table-cell>
          <table:table-cell office:value-type="float" office:value="8591" calcext:value-type="float">
            <text:p>8591</text:p>
          </table:table-cell>
          <table:table-cell office:value-type="float" office:value="8717" calcext:value-type="float">
            <text:p>8717</text:p>
          </table:table-cell>
          <table:table-cell office:value-type="float" office:value="8604.8" calcext:value-type="float">
            <text:p>8604.8</text:p>
          </table:table-cell>
          <table:table-cell office:value-type="float" office:value="8574.9" calcext:value-type="float">
            <text:p>8574.9</text:p>
          </table:table-cell>
          <table:table-cell office:value-type="float" office:value="8643" calcext:value-type="float">
            <text:p>8643</text:p>
          </table:table-cell>
          <table:table-cell office:value-type="float" office:value="8338.05" calcext:value-type="float">
            <text:p>8338.05</text:p>
          </table:table-cell>
          <table:table-cell office:value-type="float" office:value="136854" calcext:value-type="float">
            <text:p>136854</text:p>
          </table:table-cell>
          <table:table-cell office:value-type="float" office:value="136641" calcext:value-type="float">
            <text:p>136641</text:p>
          </table:table-cell>
          <table:table-cell office:value-type="float" office:value="145663" calcext:value-type="float">
            <text:p>145663</text:p>
          </table:table-cell>
          <table:table-cell office:value-type="float" office:value="26.35" calcext:value-type="float">
            <text:p>26.35</text:p>
          </table:table-cell>
          <table:table-cell office:value-type="float" office:value="38.45" calcext:value-type="float">
            <text:p>38.45</text:p>
          </table:table-cell>
          <table:table-cell office:value-type="float" office:value="-12.09" calcext:value-type="float">
            <text:p>-12.09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4601" calcext:value-type="float">
            <text:p>0.460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019" calcext:value-type="float">
            <text:p>0.6019</text:p>
          </table:table-cell>
        </table:table-row>
        <table:table-row table:style-name="ro1">
          <table:table-cell office:value-type="string" calcext:value-type="string">
            <text:p>2016/4/18</text:p>
          </table:table-cell>
          <table:table-cell office:value-type="float" office:value="8651" calcext:value-type="float">
            <text:p>8651</text:p>
          </table:table-cell>
          <table:table-cell office:value-type="float" office:value="8684" calcext:value-type="float">
            <text:p>8684</text:p>
          </table:table-cell>
          <table:table-cell office:value-type="float" office:value="8630" calcext:value-type="float">
            <text:p>8630</text:p>
          </table:table-cell>
          <table:table-cell office:value-type="float" office:value="8644" calcext:value-type="float">
            <text:p>8644</text:p>
          </table:table-cell>
          <table:table-cell office:value-type="float" office:value="8630.6" calcext:value-type="float">
            <text:p>8630.6</text:p>
          </table:table-cell>
          <table:table-cell office:value-type="float" office:value="8567.7" calcext:value-type="float">
            <text:p>8567.7</text:p>
          </table:table-cell>
          <table:table-cell office:value-type="float" office:value="8640.3" calcext:value-type="float">
            <text:p>8640.3</text:p>
          </table:table-cell>
          <table:table-cell office:value-type="float" office:value="8353.67" calcext:value-type="float">
            <text:p>8353.67</text:p>
          </table:table-cell>
          <table:table-cell office:value-type="float" office:value="111226" calcext:value-type="float">
            <text:p>111226</text:p>
          </table:table-cell>
          <table:table-cell office:value-type="float" office:value="132704" calcext:value-type="float">
            <text:p>132704</text:p>
          </table:table-cell>
          <table:table-cell office:value-type="float" office:value="140169" calcext:value-type="float">
            <text:p>140169</text:p>
          </table:table-cell>
          <table:table-cell office:value-type="float" office:value="28.07" calcext:value-type="float">
            <text:p>28.07</text:p>
          </table:table-cell>
          <table:table-cell office:value-type="float" office:value="36.37" calcext:value-type="float">
            <text:p>36.37</text:p>
          </table:table-cell>
          <table:table-cell office:value-type="float" office:value="-8.3" calcext:value-type="float">
            <text:p>-8.3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5343" calcext:value-type="float">
            <text:p>0.5343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5381" calcext:value-type="float">
            <text:p>0.5381</text:p>
          </table:table-cell>
        </table:table-row>
        <table:table-row table:style-name="ro1">
          <table:table-cell office:value-type="string" calcext:value-type="string">
            <text:p>2016/4/19</text:p>
          </table:table-cell>
          <table:table-cell office:value-type="float" office:value="8700" calcext:value-type="float">
            <text:p>8700</text:p>
          </table:table-cell>
          <table:table-cell office:value-type="float" office:value="8748" calcext:value-type="float">
            <text:p>8748</text:p>
          </table:table-cell>
          <table:table-cell office:value-type="float" office:value="8598" calcext:value-type="float">
            <text:p>8598</text:p>
          </table:table-cell>
          <table:table-cell office:value-type="float" office:value="8636" calcext:value-type="float">
            <text:p>8636</text:p>
          </table:table-cell>
          <table:table-cell office:value-type="float" office:value="8658.6" calcext:value-type="float">
            <text:p>8658.6</text:p>
          </table:table-cell>
          <table:table-cell office:value-type="float" office:value="8568.5" calcext:value-type="float">
            <text:p>8568.5</text:p>
          </table:table-cell>
          <table:table-cell office:value-type="float" office:value="8633.85" calcext:value-type="float">
            <text:p>8633.85</text:p>
          </table:table-cell>
          <table:table-cell office:value-type="float" office:value="8367.5" calcext:value-type="float">
            <text:p>8367.5</text:p>
          </table:table-cell>
          <table:table-cell office:value-type="float" office:value="158491" calcext:value-type="float">
            <text:p>158491</text:p>
          </table:table-cell>
          <table:table-cell office:value-type="float" office:value="134747" calcext:value-type="float">
            <text:p>134747</text:p>
          </table:table-cell>
          <table:table-cell office:value-type="float" office:value="140370" calcext:value-type="float">
            <text:p>140370</text:p>
          </table:table-cell>
          <table:table-cell office:value-type="float" office:value="29.42" calcext:value-type="float">
            <text:p>29.42</text:p>
          </table:table-cell>
          <table:table-cell office:value-type="float" office:value="34.98" calcext:value-type="float">
            <text:p>34.98</text:p>
          </table:table-cell>
          <table:table-cell office:value-type="float" office:value="-5.56" calcext:value-type="float">
            <text:p>-5.56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string" calcext:value-type="string">
            <text:p>2016/4/20</text:p>
          </table:table-cell>
          <table:table-cell office:value-type="float" office:value="8657" calcext:value-type="float">
            <text:p>8657</text:p>
          </table:table-cell>
          <table:table-cell office:value-type="float" office:value="8684" calcext:value-type="float">
            <text:p>8684</text:p>
          </table:table-cell>
          <table:table-cell office:value-type="float" office:value="8498" calcext:value-type="float">
            <text:p>8498</text:p>
          </table:table-cell>
          <table:table-cell office:value-type="float" office:value="8519" calcext:value-type="float">
            <text:p>8519</text:p>
          </table:table-cell>
          <table:table-cell office:value-type="float" office:value="8635.2" calcext:value-type="float">
            <text:p>8635.2</text:p>
          </table:table-cell>
          <table:table-cell office:value-type="float" office:value="8574.6" calcext:value-type="float">
            <text:p>8574.6</text:p>
          </table:table-cell>
          <table:table-cell office:value-type="float" office:value="8622.5" calcext:value-type="float">
            <text:p>8622.5</text:p>
          </table:table-cell>
          <table:table-cell office:value-type="float" office:value="8380.9" calcext:value-type="float">
            <text:p>8380.9</text:p>
          </table:table-cell>
          <table:table-cell office:value-type="float" office:value="105896" calcext:value-type="float">
            <text:p>105896</text:p>
          </table:table-cell>
          <table:table-cell office:value-type="float" office:value="126488" calcext:value-type="float">
            <text:p>126488</text:p>
          </table:table-cell>
          <table:table-cell office:value-type="float" office:value="135319" calcext:value-type="float">
            <text:p>135319</text:p>
          </table:table-cell>
          <table:table-cell office:value-type="float" office:value="22.21" calcext:value-type="float">
            <text:p>22.21</text:p>
          </table:table-cell>
          <table:table-cell office:value-type="float" office:value="32.43" calcext:value-type="float">
            <text:p>32.43</text:p>
          </table:table-cell>
          <table:table-cell office:value-type="float" office:value="-10.22" calcext:value-type="float">
            <text:p>-10.22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2016/4/21</text:p>
          </table:table-cell>
          <table:table-cell office:value-type="float" office:value="8513" calcext:value-type="float">
            <text:p>8513</text:p>
          </table:table-cell>
          <table:table-cell office:value-type="float" office:value="8535" calcext:value-type="float">
            <text:p>8535</text:p>
          </table:table-cell>
          <table:table-cell office:value-type="float" office:value="8455" calcext:value-type="float">
            <text:p>8455</text:p>
          </table:table-cell>
          <table:table-cell office:value-type="float" office:value="8530" calcext:value-type="float">
            <text:p>8530</text:p>
          </table:table-cell>
          <table:table-cell office:value-type="float" office:value="8609.2" calcext:value-type="float">
            <text:p>8609.2</text:p>
          </table:table-cell>
          <table:table-cell office:value-type="float" office:value="8583.8" calcext:value-type="float">
            <text:p>8583.8</text:p>
          </table:table-cell>
          <table:table-cell office:value-type="float" office:value="8611.5" calcext:value-type="float">
            <text:p>8611.5</text:p>
          </table:table-cell>
          <table:table-cell office:value-type="float" office:value="8395.27" calcext:value-type="float">
            <text:p>8395.27</text:p>
          </table:table-cell>
          <table:table-cell office:value-type="float" office:value="121720" calcext:value-type="float">
            <text:p>121720</text:p>
          </table:table-cell>
          <table:table-cell office:value-type="float" office:value="126837" calcext:value-type="float">
            <text:p>126837</text:p>
          </table:table-cell>
          <table:table-cell office:value-type="float" office:value="132217" calcext:value-type="float">
            <text:p>132217</text:p>
          </table:table-cell>
          <table:table-cell office:value-type="float" office:value="12.91" calcext:value-type="float">
            <text:p>12.91</text:p>
          </table:table-cell>
          <table:table-cell office:value-type="float" office:value="28.52" calcext:value-type="float">
            <text:p>28.52</text:p>
          </table:table-cell>
          <table:table-cell office:value-type="float" office:value="-15.61" calcext:value-type="float">
            <text:p>-15.61</text:p>
          </table:table-cell>
          <table:table-cell office:value-type="float" office:value="0.5069" calcext:value-type="float">
            <text:p>0.5069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4523" calcext:value-type="float">
            <text:p>0.4523</text:p>
          </table:table-cell>
        </table:table-row>
        <table:table-row table:style-name="ro1">
          <table:table-cell office:value-type="string" calcext:value-type="string">
            <text:p>2016/4/22</text:p>
          </table:table-cell>
          <table:table-cell office:value-type="float" office:value="8513" calcext:value-type="float">
            <text:p>8513</text:p>
          </table:table-cell>
          <table:table-cell office:value-type="float" office:value="8560" calcext:value-type="float">
            <text:p>8560</text:p>
          </table:table-cell>
          <table:table-cell office:value-type="float" office:value="8461" calcext:value-type="float">
            <text:p>8461</text:p>
          </table:table-cell>
          <table:table-cell office:value-type="float" office:value="8500" calcext:value-type="float">
            <text:p>8500</text:p>
          </table:table-cell>
          <table:table-cell office:value-type="float" office:value="8565.8" calcext:value-type="float">
            <text:p>8565.8</text:p>
          </table:table-cell>
          <table:table-cell office:value-type="float" office:value="8585.3" calcext:value-type="float">
            <text:p>8585.3</text:p>
          </table:table-cell>
          <table:table-cell office:value-type="float" office:value="8600.85" calcext:value-type="float">
            <text:p>8600.85</text:p>
          </table:table-cell>
          <table:table-cell office:value-type="float" office:value="8406.77" calcext:value-type="float">
            <text:p>8406.77</text:p>
          </table:table-cell>
          <table:table-cell office:value-type="float" office:value="150062" calcext:value-type="float">
            <text:p>150062</text:p>
          </table:table-cell>
          <table:table-cell office:value-type="float" office:value="129479" calcext:value-type="float">
            <text:p>129479</text:p>
          </table:table-cell>
          <table:table-cell office:value-type="float" office:value="133060" calcext:value-type="float">
            <text:p>133060</text:p>
          </table:table-cell>
          <table:table-cell office:value-type="float" office:value="4.9" calcext:value-type="float">
            <text:p>4.9</text:p>
          </table:table-cell>
          <table:table-cell office:value-type="float" office:value="23.8" calcext:value-type="float">
            <text:p>23.8</text:p>
          </table:table-cell>
          <table:table-cell office:value-type="float" office:value="-18.9" calcext:value-type="float">
            <text:p>-18.9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2016/4/25</text:p>
          </table:table-cell>
          <table:table-cell office:value-type="float" office:value="8519" calcext:value-type="float">
            <text:p>8519</text:p>
          </table:table-cell>
          <table:table-cell office:value-type="float" office:value="8540" calcext:value-type="float">
            <text:p>8540</text:p>
          </table:table-cell>
          <table:table-cell office:value-type="float" office:value="8477" calcext:value-type="float">
            <text:p>8477</text:p>
          </table:table-cell>
          <table:table-cell office:value-type="float" office:value="8527" calcext:value-type="float">
            <text:p>8527</text:p>
          </table:table-cell>
          <table:table-cell office:value-type="float" office:value="8542.4" calcext:value-type="float">
            <text:p>8542.4</text:p>
          </table:table-cell>
          <table:table-cell office:value-type="float" office:value="8586.5" calcext:value-type="float">
            <text:p>8586.5</text:p>
          </table:table-cell>
          <table:table-cell office:value-type="float" office:value="8591.55" calcext:value-type="float">
            <text:p>8591.55</text:p>
          </table:table-cell>
          <table:table-cell office:value-type="float" office:value="8417.78" calcext:value-type="float">
            <text:p>8417.78</text:p>
          </table:table-cell>
          <table:table-cell office:value-type="float" office:value="98787" calcext:value-type="float">
            <text:p>98787</text:p>
          </table:table-cell>
          <table:table-cell office:value-type="float" office:value="126991" calcext:value-type="float">
            <text:p>126991</text:p>
          </table:table-cell>
          <table:table-cell office:value-type="float" office:value="129848" calcext:value-type="float">
            <text:p>129848</text:p>
          </table:table-cell>
          <table:table-cell office:value-type="float" office:value="-0.44" calcext:value-type="float">
            <text:p>-0.44</text:p>
          </table:table-cell>
          <table:table-cell office:value-type="float" office:value="18.95" calcext:value-type="float">
            <text:p>18.95</text:p>
          </table:table-cell>
          <table:table-cell office:value-type="float" office:value="-19.39" calcext:value-type="float">
            <text:p>-19.39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table:style-name="ce5" office:value-type="string" calcext:value-type="string">
            <text:p>2016/4/26</text:p>
          </table:table-cell>
          <table:table-cell office:value-type="float" office:value="8533" calcext:value-type="float">
            <text:p>8533</text:p>
          </table:table-cell>
          <table:table-cell office:value-type="float" office:value="8619" calcext:value-type="float">
            <text:p>8619</text:p>
          </table:table-cell>
          <table:table-cell office:value-type="float" office:value="8523" calcext:value-type="float">
            <text:p>8523</text:p>
          </table:table-cell>
          <table:table-cell office:value-type="float" office:value="8570" calcext:value-type="float">
            <text:p>8570</text:p>
          </table:table-cell>
          <table:table-cell office:value-type="float" office:value="8529.2" calcext:value-type="float">
            <text:p>8529.2</text:p>
          </table:table-cell>
          <table:table-cell office:value-type="float" office:value="8593.9" calcext:value-type="float">
            <text:p>8593.9</text:p>
          </table:table-cell>
          <table:table-cell office:value-type="float" office:value="8585.05" calcext:value-type="float">
            <text:p>8585.05</text:p>
          </table:table-cell>
          <table:table-cell office:value-type="float" office:value="8432.22" calcext:value-type="float">
            <text:p>8432.22</text:p>
          </table:table-cell>
          <table:table-cell office:value-type="float" office:value="135704" calcext:value-type="float">
            <text:p>135704</text:p>
          </table:table-cell>
          <table:table-cell office:value-type="float" office:value="122434" calcext:value-type="float">
            <text:p>122434</text:p>
          </table:table-cell>
          <table:table-cell office:value-type="float" office:value="128591" calcext:value-type="float">
            <text:p>128591</text:p>
          </table:table-cell>
          <table:table-cell office:value-type="float" office:value="-0.4" calcext:value-type="float">
            <text:p>-0.4</text:p>
          </table:table-cell>
          <table:table-cell office:value-type="float" office:value="15.08" calcext:value-type="float">
            <text:p>15.08</text:p>
          </table:table-cell>
          <table:table-cell office:value-type="float" office:value="-15.48" calcext:value-type="float">
            <text:p>-15.48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4188" calcext:value-type="float">
            <text:p>0.4188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4953" calcext:value-type="float">
            <text:p>0.4953</text:p>
          </table:table-cell>
        </table:table-row>
        <table:table-row table:style-name="ro1">
          <table:table-cell office:value-type="string" calcext:value-type="string">
            <text:p>2016/4/27</text:p>
          </table:table-cell>
          <table:table-cell office:value-type="float" office:value="8560" calcext:value-type="float">
            <text:p>8560</text:p>
          </table:table-cell>
          <table:table-cell office:value-type="float" office:value="8590" calcext:value-type="float">
            <text:p>8590</text:p>
          </table:table-cell>
          <table:table-cell office:value-type="float" office:value="8506" calcext:value-type="float">
            <text:p>8506</text:p>
          </table:table-cell>
          <table:table-cell office:value-type="float" office:value="8560" calcext:value-type="float">
            <text:p>8560</text:p>
          </table:table-cell>
          <table:table-cell office:value-type="float" office:value="8537.4" calcext:value-type="float">
            <text:p>8537.4</text:p>
          </table:table-cell>
          <table:table-cell office:value-type="float" office:value="8586.3" calcext:value-type="float">
            <text:p>8586.3</text:p>
          </table:table-cell>
          <table:table-cell office:value-type="float" office:value="8578.8" calcext:value-type="float">
            <text:p>8578.8</text:p>
          </table:table-cell>
          <table:table-cell office:value-type="float" office:value="8448" calcext:value-type="float">
            <text:p>8448</text:p>
          </table:table-cell>
          <table:table-cell office:value-type="float" office:value="116757" calcext:value-type="float">
            <text:p>116757</text:p>
          </table:table-cell>
          <table:table-cell office:value-type="float" office:value="124606" calcext:value-type="float">
            <text:p>124606</text:p>
          </table:table-cell>
          <table:table-cell office:value-type="float" office:value="125547" calcext:value-type="float">
            <text:p>125547</text:p>
          </table:table-cell>
          <table:table-cell office:value-type="float" office:value="-1.69" calcext:value-type="float">
            <text:p>-1.69</text:p>
          </table:table-cell>
          <table:table-cell office:value-type="float" office:value="11.73" calcext:value-type="float">
            <text:p>11.73</text:p>
          </table:table-cell>
          <table:table-cell office:value-type="float" office:value="-13.41" calcext:value-type="float">
            <text:p>-13.41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864" calcext:value-type="float">
            <text:p>0.4864</text:p>
          </table:table-cell>
        </table:table-row>
        <table:table-row table:style-name="ro1">
          <table:table-cell office:value-type="string" calcext:value-type="string">
            <text:p>2016/4/28</text:p>
          </table:table-cell>
          <table:table-cell office:value-type="float" office:value="8586" calcext:value-type="float">
            <text:p>8586</text:p>
          </table:table-cell>
          <table:table-cell office:value-type="float" office:value="8599" calcext:value-type="float">
            <text:p>8599</text:p>
          </table:table-cell>
          <table:table-cell office:value-type="float" office:value="8408" calcext:value-type="float">
            <text:p>8408</text:p>
          </table:table-cell>
          <table:table-cell office:value-type="float" office:value="8415" calcext:value-type="float">
            <text:p>8415</text:p>
          </table:table-cell>
          <table:table-cell office:value-type="float" office:value="8514.4" calcext:value-type="float">
            <text:p>8514.4</text:p>
          </table:table-cell>
          <table:table-cell office:value-type="float" office:value="8561.8" calcext:value-type="float">
            <text:p>8561.8</text:p>
          </table:table-cell>
          <table:table-cell office:value-type="float" office:value="8569.5" calcext:value-type="float">
            <text:p>8569.5</text:p>
          </table:table-cell>
          <table:table-cell office:value-type="float" office:value="8459.12" calcext:value-type="float">
            <text:p>8459.12</text:p>
          </table:table-cell>
          <table:table-cell office:value-type="float" office:value="190019" calcext:value-type="float">
            <text:p>190019</text:p>
          </table:table-cell>
          <table:table-cell office:value-type="float" office:value="138266" calcext:value-type="float">
            <text:p>138266</text:p>
          </table:table-cell>
          <table:table-cell office:value-type="float" office:value="132552" calcext:value-type="float">
            <text:p>132552</text:p>
          </table:table-cell>
          <table:table-cell office:value-type="float" office:value="-10.23" calcext:value-type="float">
            <text:p>-10.23</text:p>
          </table:table-cell>
          <table:table-cell office:value-type="float" office:value="7.33" calcext:value-type="float">
            <text:p>7.33</text:p>
          </table:table-cell>
          <table:table-cell office:value-type="float" office:value="-17.57" calcext:value-type="float">
            <text:p>-17.57</text:p>
          </table:table-cell>
          <table:table-cell office:value-type="float" office:value="0.2458" calcext:value-type="float">
            <text:p>0.245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table:style-name="ce5" office:value-type="string" calcext:value-type="string">
            <text:p>2016/4/29</text:p>
          </table:table-cell>
          <table:table-cell office:value-type="float" office:value="8375" calcext:value-type="float">
            <text:p>8375</text:p>
          </table:table-cell>
          <table:table-cell office:value-type="float" office:value="8400" calcext:value-type="float">
            <text:p>8400</text:p>
          </table:table-cell>
          <table:table-cell office:value-type="float" office:value="8303" calcext:value-type="float">
            <text:p>8303</text:p>
          </table:table-cell>
          <table:table-cell office:value-type="float" office:value="8311" calcext:value-type="float">
            <text:p>8311</text:p>
          </table:table-cell>
          <table:table-cell office:value-type="float" office:value="8476.6" calcext:value-type="float">
            <text:p>8476.6</text:p>
          </table:table-cell>
          <table:table-cell office:value-type="float" office:value="8521.2" calcext:value-type="float">
            <text:p>8521.2</text:p>
          </table:table-cell>
          <table:table-cell office:value-type="float" office:value="8548.05" calcext:value-type="float">
            <text:p>8548.05</text:p>
          </table:table-cell>
          <table:table-cell office:value-type="float" office:value="8467.05" calcext:value-type="float">
            <text:p>8467.05</text:p>
          </table:table-cell>
          <table:table-cell office:value-type="float" office:value="132260" calcext:value-type="float">
            <text:p>132260</text:p>
          </table:table-cell>
          <table:table-cell office:value-type="float" office:value="134705" calcext:value-type="float">
            <text:p>134705</text:p>
          </table:table-cell>
          <table:table-cell office:value-type="float" office:value="132092" calcext:value-type="float">
            <text:p>132092</text:p>
          </table:table-cell>
          <table:table-cell office:value-type="float" office:value="-27.02" calcext:value-type="float">
            <text:p>-27.02</text:p>
          </table:table-cell>
          <table:table-cell office:value-type="float" office:value="0.46" calcext:value-type="float">
            <text:p>0.46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3232" calcext:value-type="float">
            <text:p>0.3232</text:p>
          </table:table-cell>
        </table:table-row>
        <table:table-row table:style-name="ro1">
          <table:table-cell table:style-name="ce5" office:value-type="string" calcext:value-type="string">
            <text:p>2016/5/3</text:p>
          </table:table-cell>
          <table:table-cell office:value-type="float" office:value="8319" calcext:value-type="float">
            <text:p>8319</text:p>
          </table:table-cell>
          <table:table-cell office:value-type="float" office:value="8330" calcext:value-type="float">
            <text:p>8330</text:p>
          </table:table-cell>
          <table:table-cell office:value-type="float" office:value="8220" calcext:value-type="float">
            <text:p>8220</text:p>
          </table:table-cell>
          <table:table-cell office:value-type="float" office:value="8261" calcext:value-type="float">
            <text:p>8261</text:p>
          </table:table-cell>
          <table:table-cell office:value-type="float" office:value="8423.4" calcext:value-type="float">
            <text:p>8423.4</text:p>
          </table:table-cell>
          <table:table-cell office:value-type="float" office:value="8482.9" calcext:value-type="float">
            <text:p>8482.9</text:p>
          </table:table-cell>
          <table:table-cell office:value-type="float" office:value="8525.3" calcext:value-type="float">
            <text:p>8525.3</text:p>
          </table:table-cell>
          <table:table-cell office:value-type="float" office:value="8475.1" calcext:value-type="float">
            <text:p>8475.1</text:p>
          </table:table-cell>
          <table:table-cell office:value-type="float" office:value="123157" calcext:value-type="float">
            <text:p>123157</text:p>
          </table:table-cell>
          <table:table-cell office:value-type="float" office:value="139579" calcext:value-type="float">
            <text:p>139579</text:p>
          </table:table-cell>
          <table:table-cell office:value-type="float" office:value="133285" calcext:value-type="float">
            <text:p>133285</text:p>
          </table:table-cell>
          <table:table-cell office:value-type="float" office:value="-44.92" calcext:value-type="float">
            <text:p>-44.92</text:p>
          </table:table-cell>
          <table:table-cell office:value-type="float" office:value="-8.61" calcext:value-type="float">
            <text:p>-8.61</text:p>
          </table:table-cell>
          <table:table-cell office:value-type="float" office:value="-36.3" calcext:value-type="float">
            <text:p>-36.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178" calcext:value-type="float">
            <text:p>0.1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5" office:value-type="string" calcext:value-type="string">
            <text:p>2016/5/4</text:p>
          </table:table-cell>
          <table:table-cell office:value-type="float" office:value="8238" calcext:value-type="float">
            <text:p>8238</text:p>
          </table:table-cell>
          <table:table-cell office:value-type="float" office:value="8257" calcext:value-type="float">
            <text:p>8257</text:p>
          </table:table-cell>
          <table:table-cell office:value-type="float" office:value="8105" calcext:value-type="float">
            <text:p>8105</text:p>
          </table:table-cell>
          <table:table-cell office:value-type="float" office:value="8181" calcext:value-type="float">
            <text:p>8181</text:p>
          </table:table-cell>
          <table:table-cell office:value-type="float" office:value="8345.6" calcext:value-type="float">
            <text:p>8345.6</text:p>
          </table:table-cell>
          <table:table-cell office:value-type="float" office:value="8437.4" calcext:value-type="float">
            <text:p>8437.4</text:p>
          </table:table-cell>
          <table:table-cell office:value-type="float" office:value="8502.95" calcext:value-type="float">
            <text:p>8502.95</text:p>
          </table:table-cell>
          <table:table-cell office:value-type="float" office:value="8480.82" calcext:value-type="float">
            <text:p>8480.82</text:p>
          </table:table-cell>
          <table:table-cell office:value-type="float" office:value="176592" calcext:value-type="float">
            <text:p>176592</text:p>
          </table:table-cell>
          <table:table-cell office:value-type="float" office:value="147757" calcext:value-type="float">
            <text:p>147757</text:p>
          </table:table-cell>
          <table:table-cell office:value-type="float" office:value="135095" calcext:value-type="float">
            <text:p>135095</text:p>
          </table:table-cell>
          <table:table-cell office:value-type="float" office:value="-65.36" calcext:value-type="float">
            <text:p>-65.36</text:p>
          </table:table-cell>
          <table:table-cell office:value-type="float" office:value="-19.96" calcext:value-type="float">
            <text:p>-19.96</text:p>
          </table:table-cell>
          <table:table-cell office:value-type="float" office:value="-45.4" calcext:value-type="float">
            <text:p>-45.4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208" calcext:value-type="float">
            <text:p>0.208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2666" calcext:value-type="float">
            <text:p>0.2666</text:p>
          </table:table-cell>
        </table:table-row>
        <table:table-row table:style-name="ro1">
          <table:table-cell table:style-name="ce5" office:value-type="string" calcext:value-type="string">
            <text:p>2016/5/5</text:p>
          </table:table-cell>
          <table:table-cell office:value-type="float" office:value="8160" calcext:value-type="float">
            <text:p>8160</text:p>
          </table:table-cell>
          <table:table-cell office:value-type="float" office:value="8181" calcext:value-type="float">
            <text:p>8181</text:p>
          </table:table-cell>
          <table:table-cell office:value-type="float" office:value="8095" calcext:value-type="float">
            <text:p>8095</text:p>
          </table:table-cell>
          <table:table-cell office:value-type="float" office:value="8146" calcext:value-type="float">
            <text:p>8146</text:p>
          </table:table-cell>
          <table:table-cell office:value-type="float" office:value="8262.8" calcext:value-type="float">
            <text:p>8262.8</text:p>
          </table:table-cell>
          <table:table-cell office:value-type="float" office:value="8400.1" calcext:value-type="float">
            <text:p>8400.1</text:p>
          </table:table-cell>
          <table:table-cell office:value-type="float" office:value="8487.35" calcext:value-type="float">
            <text:p>8487.35</text:p>
          </table:table-cell>
          <table:table-cell office:value-type="float" office:value="8485.62" calcext:value-type="float">
            <text:p>8485.62</text:p>
          </table:table-cell>
          <table:table-cell office:value-type="float" office:value="137990" calcext:value-type="float">
            <text:p>137990</text:p>
          </table:table-cell>
          <table:table-cell office:value-type="float" office:value="152004" calcext:value-type="float">
            <text:p>152004</text:p>
          </table:table-cell>
          <table:table-cell office:value-type="float" office:value="138305" calcext:value-type="float">
            <text:p>138305</text:p>
          </table:table-cell>
          <table:table-cell office:value-type="float" office:value="-83.75" calcext:value-type="float">
            <text:p>-83.75</text:p>
          </table:table-cell>
          <table:table-cell office:value-type="float" office:value="-32.72" calcext:value-type="float">
            <text:p>-32.72</text:p>
          </table:table-cell>
          <table:table-cell office:value-type="float" office:value="-51.03" calcext:value-type="float">
            <text:p>-51.0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28" calcext:value-type="float">
            <text:p>0.128</text:p>
          </table:table-cell>
          <table:table-cell office:value-type="float" office:value="0.2532" calcext:value-type="float">
            <text:p>0.2532</text:p>
          </table:table-cell>
        </table:table-row>
        <table:table-row table:style-name="ro1">
          <table:table-cell table:style-name="ce5" office:value-type="string" calcext:value-type="string">
            <text:p>2016/5/6</text:p>
          </table:table-cell>
          <table:table-cell office:value-type="float" office:value="8118" calcext:value-type="float">
            <text:p>8118</text:p>
          </table:table-cell>
          <table:table-cell office:value-type="float" office:value="8140" calcext:value-type="float">
            <text:p>8140</text:p>
          </table:table-cell>
          <table:table-cell office:value-type="float" office:value="8061" calcext:value-type="float">
            <text:p>8061</text:p>
          </table:table-cell>
          <table:table-cell office:value-type="float" office:value="8105" calcext:value-type="float">
            <text:p>8105</text:p>
          </table:table-cell>
          <table:table-cell office:value-type="float" office:value="8200.8" calcext:value-type="float">
            <text:p>8200.8</text:p>
          </table:table-cell>
          <table:table-cell office:value-type="float" office:value="8357.6" calcext:value-type="float">
            <text:p>8357.6</text:p>
          </table:table-cell>
          <table:table-cell office:value-type="float" office:value="8470.7" calcext:value-type="float">
            <text:p>8470.7</text:p>
          </table:table-cell>
          <table:table-cell office:value-type="float" office:value="8486.48" calcext:value-type="float">
            <text:p>8486.48</text:p>
          </table:table-cell>
          <table:table-cell office:value-type="float" office:value="132563" calcext:value-type="float">
            <text:p>132563</text:p>
          </table:table-cell>
          <table:table-cell office:value-type="float" office:value="140512" calcext:value-type="float">
            <text:p>140512</text:p>
          </table:table-cell>
          <table:table-cell office:value-type="float" office:value="139389" calcext:value-type="float">
            <text:p>139389</text:p>
          </table:table-cell>
          <table:table-cell office:value-type="float" office:value="-100.33" calcext:value-type="float">
            <text:p>-100.33</text:p>
          </table:table-cell>
          <table:table-cell office:value-type="float" office:value="-46.24" calcext:value-type="float">
            <text:p>-46.24</text:p>
          </table:table-cell>
          <table:table-cell office:value-type="float" office:value="-54.09" calcext:value-type="float">
            <text:p>-54.09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127" calcext:value-type="float">
            <text:p>0.1127</text:p>
          </table:table-cell>
          <table:table-cell office:value-type="float" office:value="0.2378" calcext:value-type="float">
            <text:p>0.2378</text:p>
          </table:table-cell>
        </table:table-row>
        <table:table-row table:style-name="ro1">
          <table:table-cell table:style-name="ce5" office:value-type="string" calcext:value-type="string">
            <text:p>2016/5/9</text:p>
          </table:table-cell>
          <table:table-cell office:value-type="float" office:value="8141" calcext:value-type="float">
            <text:p>8141</text:p>
          </table:table-cell>
          <table:table-cell office:value-type="float" office:value="8160" calcext:value-type="float">
            <text:p>8160</text:p>
          </table:table-cell>
          <table:table-cell office:value-type="float" office:value="8065" calcext:value-type="float">
            <text:p>8065</text:p>
          </table:table-cell>
          <table:table-cell office:value-type="float" office:value="8116" calcext:value-type="float">
            <text:p>8116</text:p>
          </table:table-cell>
          <table:table-cell office:value-type="float" office:value="8161.8" calcext:value-type="float">
            <text:p>8161.8</text:p>
          </table:table-cell>
          <table:table-cell office:value-type="float" office:value="8319.2" calcext:value-type="float">
            <text:p>8319.2</text:p>
          </table:table-cell>
          <table:table-cell office:value-type="float" office:value="8452.25" calcext:value-type="float">
            <text:p>8452.25</text:p>
          </table:table-cell>
          <table:table-cell office:value-type="float" office:value="8485.68" calcext:value-type="float">
            <text:p>8485.68</text:p>
          </table:table-cell>
          <table:table-cell office:value-type="float" office:value="122435" calcext:value-type="float">
            <text:p>122435</text:p>
          </table:table-cell>
          <table:table-cell office:value-type="float" office:value="138547" calcext:value-type="float">
            <text:p>138547</text:p>
          </table:table-cell>
          <table:table-cell office:value-type="float" office:value="136626" calcext:value-type="float">
            <text:p>136626</text:p>
          </table:table-cell>
          <table:table-cell office:value-type="float" office:value="-111.26" calcext:value-type="float">
            <text:p>-111.26</text:p>
          </table:table-cell>
          <table:table-cell office:value-type="float" office:value="-59.25" calcext:value-type="float">
            <text:p>-59.25</text:p>
          </table:table-cell>
          <table:table-cell office:value-type="float" office:value="-52.01" calcext:value-type="float">
            <text:p>-52.01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2511" calcext:value-type="float">
            <text:p>0.2511</text:p>
          </table:table-cell>
        </table:table-row>
        <table:table-row table:style-name="ro1">
          <table:table-cell table:style-name="ce5" office:value-type="string" calcext:value-type="string">
            <text:p>2016/5/10</text:p>
          </table:table-cell>
          <table:table-cell office:value-type="float" office:value="8116" calcext:value-type="float">
            <text:p>8116</text:p>
          </table:table-cell>
          <table:table-cell office:value-type="float" office:value="8180" calcext:value-type="float">
            <text:p>8180</text:p>
          </table:table-cell>
          <table:table-cell office:value-type="float" office:value="8057" calcext:value-type="float">
            <text:p>8057</text:p>
          </table:table-cell>
          <table:table-cell office:value-type="float" office:value="8152" calcext:value-type="float">
            <text:p>8152</text:p>
          </table:table-cell>
          <table:table-cell office:value-type="float" office:value="8140" calcext:value-type="float">
            <text:p>8140</text:p>
          </table:table-cell>
          <table:table-cell office:value-type="float" office:value="8281.7" calcext:value-type="float">
            <text:p>8281.7</text:p>
          </table:table-cell>
          <table:table-cell office:value-type="float" office:value="8434.1" calcext:value-type="float">
            <text:p>8434.1</text:p>
          </table:table-cell>
          <table:table-cell office:value-type="float" office:value="8486.12" calcext:value-type="float">
            <text:p>8486.12</text:p>
          </table:table-cell>
          <table:table-cell office:value-type="float" office:value="151146" calcext:value-type="float">
            <text:p>151146</text:p>
          </table:table-cell>
          <table:table-cell office:value-type="float" office:value="144145" calcext:value-type="float">
            <text:p>144145</text:p>
          </table:table-cell>
          <table:table-cell office:value-type="float" office:value="141862" calcext:value-type="float">
            <text:p>141862</text:p>
          </table:table-cell>
          <table:table-cell office:value-type="float" office:value="-116.88" calcext:value-type="float">
            <text:p>-116.88</text:p>
          </table:table-cell>
          <table:table-cell office:value-type="float" office:value="-70.77" calcext:value-type="float">
            <text:p>-70.77</text:p>
          </table:table-cell>
          <table:table-cell office:value-type="float" office:value="-46.11" calcext:value-type="float">
            <text:p>-46.1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table:style-name="ce5" office:value-type="string" calcext:value-type="string">
            <text:p>2016/5/11</text:p>
          </table:table-cell>
          <table:table-cell office:value-type="float" office:value="8177" calcext:value-type="float">
            <text:p>8177</text:p>
          </table:table-cell>
          <table:table-cell office:value-type="float" office:value="8192" calcext:value-type="float">
            <text:p>8192</text:p>
          </table:table-cell>
          <table:table-cell office:value-type="float" office:value="8081" calcext:value-type="float">
            <text:p>8081</text:p>
          </table:table-cell>
          <table:table-cell office:value-type="float" office:value="8124" calcext:value-type="float">
            <text:p>8124</text:p>
          </table:table-cell>
          <table:table-cell office:value-type="float" office:value="8128.6" calcext:value-type="float">
            <text:p>8128.6</text:p>
          </table:table-cell>
          <table:table-cell office:value-type="float" office:value="8237.1" calcext:value-type="float">
            <text:p>8237.1</text:p>
          </table:table-cell>
          <table:table-cell office:value-type="float" office:value="8415.5" calcext:value-type="float">
            <text:p>8415.5</text:p>
          </table:table-cell>
          <table:table-cell office:value-type="float" office:value="8486.45" calcext:value-type="float">
            <text:p>8486.45</text:p>
          </table:table-cell>
          <table:table-cell office:value-type="float" office:value="152178" calcext:value-type="float">
            <text:p>152178</text:p>
          </table:table-cell>
          <table:table-cell office:value-type="float" office:value="139262" calcext:value-type="float">
            <text:p>139262</text:p>
          </table:table-cell>
          <table:table-cell office:value-type="float" office:value="143510" calcext:value-type="float">
            <text:p>143510</text:p>
          </table:table-cell>
          <table:table-cell office:value-type="float" office:value="-120.35" calcext:value-type="float">
            <text:p>-120.35</text:p>
          </table:table-cell>
          <table:table-cell office:value-type="float" office:value="-80.69" calcext:value-type="float">
            <text:p>-80.69</text:p>
          </table:table-cell>
          <table:table-cell office:value-type="float" office:value="-39.66" calcext:value-type="float">
            <text:p>-39.66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2272" calcext:value-type="float">
            <text:p>0.2272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table:style-name="ce5" office:value-type="string" calcext:value-type="string">
            <text:p>2016/5/12</text:p>
          </table:table-cell>
          <table:table-cell office:value-type="float" office:value="8096" calcext:value-type="float">
            <text:p>8096</text:p>
          </table:table-cell>
          <table:table-cell office:value-type="float" office:value="8155" calcext:value-type="float">
            <text:p>8155</text:p>
          </table:table-cell>
          <table:table-cell office:value-type="float" office:value="8066" calcext:value-type="float">
            <text:p>8066</text:p>
          </table:table-cell>
          <table:table-cell office:value-type="float" office:value="8082" calcext:value-type="float">
            <text:p>8082</text:p>
          </table:table-cell>
          <table:table-cell office:value-type="float" office:value="8115.8" calcext:value-type="float">
            <text:p>8115.8</text:p>
          </table:table-cell>
          <table:table-cell office:value-type="float" office:value="8189.3" calcext:value-type="float">
            <text:p>8189.3</text:p>
          </table:table-cell>
          <table:table-cell office:value-type="float" office:value="8387.8" calcext:value-type="float">
            <text:p>8387.8</text:p>
          </table:table-cell>
          <table:table-cell office:value-type="float" office:value="8487.22" calcext:value-type="float">
            <text:p>8487.22</text:p>
          </table:table-cell>
          <table:table-cell office:value-type="float" office:value="138711" calcext:value-type="float">
            <text:p>138711</text:p>
          </table:table-cell>
          <table:table-cell office:value-type="float" office:value="139407" calcext:value-type="float">
            <text:p>139407</text:p>
          </table:table-cell>
          <table:table-cell office:value-type="float" office:value="145705" calcext:value-type="float">
            <text:p>145705</text:p>
          </table:table-cell>
          <table:table-cell office:value-type="float" office:value="-124.41" calcext:value-type="float">
            <text:p>-124.41</text:p>
          </table:table-cell>
          <table:table-cell office:value-type="float" office:value="-89.43" calcext:value-type="float">
            <text:p>-89.43</text:p>
          </table:table-cell>
          <table:table-cell office:value-type="float" office:value="-34.98" calcext:value-type="float">
            <text:p>-34.98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608" calcext:value-type="float">
            <text:p>0.2608</text:p>
          </table:table-cell>
        </table:table-row>
        <table:table-row table:style-name="ro1">
          <table:table-cell table:style-name="ce5" office:value-type="string" calcext:value-type="string">
            <text:p>2016/5/13</text:p>
          </table:table-cell>
          <table:table-cell office:value-type="float" office:value="8067" calcext:value-type="float">
            <text:p>8067</text:p>
          </table:table-cell>
          <table:table-cell office:value-type="float" office:value="8075" calcext:value-type="float">
            <text:p>8075</text:p>
          </table:table-cell>
          <table:table-cell office:value-type="float" office:value="7953" calcext:value-type="float">
            <text:p>7953</text:p>
          </table:table-cell>
          <table:table-cell office:value-type="float" office:value="8022" calcext:value-type="float">
            <text:p>8022</text:p>
          </table:table-cell>
          <table:table-cell office:value-type="float" office:value="8099.2" calcext:value-type="float">
            <text:p>8099.2</text:p>
          </table:table-cell>
          <table:table-cell office:value-type="float" office:value="8150" calcext:value-type="float">
            <text:p>8150</text:p>
          </table:table-cell>
          <table:table-cell office:value-type="float" office:value="8355.9" calcext:value-type="float">
            <text:p>8355.9</text:p>
          </table:table-cell>
          <table:table-cell office:value-type="float" office:value="8486.87" calcext:value-type="float">
            <text:p>8486.87</text:p>
          </table:table-cell>
          <table:table-cell office:value-type="float" office:value="170540" calcext:value-type="float">
            <text:p>170540</text:p>
          </table:table-cell>
          <table:table-cell office:value-type="float" office:value="147002" calcext:value-type="float">
            <text:p>147002</text:p>
          </table:table-cell>
          <table:table-cell office:value-type="float" office:value="143757" calcext:value-type="float">
            <text:p>143757</text:p>
          </table:table-cell>
          <table:table-cell office:value-type="float" office:value="-132.41" calcext:value-type="float">
            <text:p>-132.41</text:p>
          </table:table-cell>
          <table:table-cell office:value-type="float" office:value="-98.03" calcext:value-type="float">
            <text:p>-98.03</text:p>
          </table:table-cell>
          <table:table-cell office:value-type="float" office:value="-34.39" calcext:value-type="float">
            <text:p>-34.39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2345" calcext:value-type="float">
            <text:p>0.2345</text:p>
          </table:table-cell>
        </table:table-row>
        <table:table-row table:style-name="ro1">
          <table:table-cell table:style-name="ce5" office:value-type="string" calcext:value-type="string">
            <text:p>2016/5/16</text:p>
          </table:table-cell>
          <table:table-cell office:value-type="float" office:value="8021" calcext:value-type="float">
            <text:p>8021</text:p>
          </table:table-cell>
          <table:table-cell office:value-type="float" office:value="8085" calcext:value-type="float">
            <text:p>8085</text:p>
          </table:table-cell>
          <table:table-cell office:value-type="float" office:value="7988" calcext:value-type="float">
            <text:p>7988</text:p>
          </table:table-cell>
          <table:table-cell office:value-type="float" office:value="8063" calcext:value-type="float">
            <text:p>8063</text:p>
          </table:table-cell>
          <table:table-cell office:value-type="float" office:value="8088.6" calcext:value-type="float">
            <text:p>8088.6</text:p>
          </table:table-cell>
          <table:table-cell office:value-type="float" office:value="8125.2" calcext:value-type="float">
            <text:p>8125.2</text:p>
          </table:table-cell>
          <table:table-cell office:value-type="float" office:value="8323.2" calcext:value-type="float">
            <text:p>8323.2</text:p>
          </table:table-cell>
          <table:table-cell office:value-type="float" office:value="8484.48" calcext:value-type="float">
            <text:p>8484.48</text:p>
          </table:table-cell>
          <table:table-cell office:value-type="float" office:value="132897" calcext:value-type="float">
            <text:p>132897</text:p>
          </table:table-cell>
          <table:table-cell office:value-type="float" office:value="149094" calcext:value-type="float">
            <text:p>149094</text:p>
          </table:table-cell>
          <table:table-cell office:value-type="float" office:value="143821" calcext:value-type="float">
            <text:p>143821</text:p>
          </table:table-cell>
          <table:table-cell office:value-type="float" office:value="-134.64" calcext:value-type="float">
            <text:p>-134.64</text:p>
          </table:table-cell>
          <table:table-cell office:value-type="float" office:value="-105.35" calcext:value-type="float">
            <text:p>-105.35</text:p>
          </table:table-cell>
          <table:table-cell office:value-type="float" office:value="-29.29" calcext:value-type="float">
            <text:p>-29.29</text:p>
          </table:table-cell>
          <table:table-cell office:value-type="float" office:value="0.21" calcext:value-type="float">
            <text:p>0.21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774" calcext:value-type="float">
            <text:p>0.2774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table:style-name="ce5" office:value-type="string" calcext:value-type="string">
            <text:p>2016/5/17</text:p>
          </table:table-cell>
          <table:table-cell office:value-type="float" office:value="8076" calcext:value-type="float">
            <text:p>8076</text:p>
          </table:table-cell>
          <table:table-cell office:value-type="float" office:value="8152" calcext:value-type="float">
            <text:p>8152</text:p>
          </table:table-cell>
          <table:table-cell office:value-type="float" office:value="8020" calcext:value-type="float">
            <text:p>8020</text:p>
          </table:table-cell>
          <table:table-cell office:value-type="float" office:value="8146" calcext:value-type="float">
            <text:p>8146</text:p>
          </table:table-cell>
          <table:table-cell office:value-type="float" office:value="8087.4" calcext:value-type="float">
            <text:p>8087.4</text:p>
          </table:table-cell>
          <table:table-cell office:value-type="float" office:value="8113.7" calcext:value-type="float">
            <text:p>8113.7</text:p>
          </table:table-cell>
          <table:table-cell office:value-type="float" office:value="8298.3" calcext:value-type="float">
            <text:p>8298.3</text:p>
          </table:table-cell>
          <table:table-cell office:value-type="float" office:value="8483.38" calcext:value-type="float">
            <text:p>8483.38</text:p>
          </table:table-cell>
          <table:table-cell office:value-type="float" office:value="164654" calcext:value-type="float">
            <text:p>164654</text:p>
          </table:table-cell>
          <table:table-cell office:value-type="float" office:value="151796" calcext:value-type="float">
            <text:p>151796</text:p>
          </table:table-cell>
          <table:table-cell office:value-type="float" office:value="147971" calcext:value-type="float">
            <text:p>147971</text:p>
          </table:table-cell>
          <table:table-cell office:value-type="float" office:value="-129.57" calcext:value-type="float">
            <text:p>-129.57</text:p>
          </table:table-cell>
          <table:table-cell office:value-type="float" office:value="-110.2" calcext:value-type="float">
            <text:p>-110.2</text:p>
          </table:table-cell>
          <table:table-cell office:value-type="float" office:value="-19.38" calcext:value-type="float">
            <text:p>-19.38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3831" calcext:value-type="float">
            <text:p>0.3831</text:p>
          </table:table-cell>
        </table:table-row>
        <table:table-row table:style-name="ro1">
          <table:table-cell table:style-name="ce5" office:value-type="string" calcext:value-type="string">
            <text:p>2016/5/18</text:p>
          </table:table-cell>
          <table:table-cell office:value-type="float" office:value="8093" calcext:value-type="float">
            <text:p>8093</text:p>
          </table:table-cell>
          <table:table-cell office:value-type="float" office:value="8153" calcext:value-type="float">
            <text:p>8153</text:p>
          </table:table-cell>
          <table:table-cell office:value-type="float" office:value="8056" calcext:value-type="float">
            <text:p>8056</text:p>
          </table:table-cell>
          <table:table-cell office:value-type="float" office:value="8149" calcext:value-type="float">
            <text:p>8149</text:p>
          </table:table-cell>
          <table:table-cell office:value-type="float" office:value="8092.4" calcext:value-type="float">
            <text:p>8092.4</text:p>
          </table:table-cell>
          <table:table-cell office:value-type="float" office:value="8110.5" calcext:value-type="float">
            <text:p>8110.5</text:p>
          </table:table-cell>
          <table:table-cell office:value-type="float" office:value="8273.95" calcext:value-type="float">
            <text:p>8273.95</text:p>
          </table:table-cell>
          <table:table-cell office:value-type="float" office:value="8481.12" calcext:value-type="float">
            <text:p>8481.12</text:p>
          </table:table-cell>
          <table:table-cell office:value-type="float" office:value="77042" calcext:value-type="float">
            <text:p>77042</text:p>
          </table:table-cell>
          <table:table-cell office:value-type="float" office:value="136769" calcext:value-type="float">
            <text:p>136769</text:p>
          </table:table-cell>
          <table:table-cell office:value-type="float" office:value="138016" calcext:value-type="float">
            <text:p>138016</text:p>
          </table:table-cell>
          <table:table-cell office:value-type="float" office:value="-123.26" calcext:value-type="float">
            <text:p>-123.26</text:p>
          </table:table-cell>
          <table:table-cell office:value-type="float" office:value="-112.81" calcext:value-type="float">
            <text:p>-112.81</text:p>
          </table:table-cell>
          <table:table-cell office:value-type="float" office:value="-10.45" calcext:value-type="float">
            <text:p>-10.45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3863" calcext:value-type="float">
            <text:p>0.3863</text:p>
          </table:table-cell>
        </table:table-row>
        <table:table-row table:style-name="ro1">
          <table:table-cell table:style-name="ce5" office:value-type="string" calcext:value-type="string">
            <text:p>2016/5/19</text:p>
          </table:table-cell>
          <table:table-cell office:value-type="float" office:value="8118" calcext:value-type="float">
            <text:p>8118</text:p>
          </table:table-cell>
          <table:table-cell office:value-type="float" office:value="8130" calcext:value-type="float">
            <text:p>8130</text:p>
          </table:table-cell>
          <table:table-cell office:value-type="float" office:value="8006" calcext:value-type="float">
            <text:p>8006</text:p>
          </table:table-cell>
          <table:table-cell office:value-type="float" office:value="8033" calcext:value-type="float">
            <text:p>8033</text:p>
          </table:table-cell>
          <table:table-cell office:value-type="float" office:value="8082.6" calcext:value-type="float">
            <text:p>8082.6</text:p>
          </table:table-cell>
          <table:table-cell office:value-type="float" office:value="8099.2" calcext:value-type="float">
            <text:p>8099.2</text:p>
          </table:table-cell>
          <table:table-cell office:value-type="float" office:value="8249.65" calcext:value-type="float">
            <text:p>8249.65</text:p>
          </table:table-cell>
          <table:table-cell office:value-type="float" office:value="8476.55" calcext:value-type="float">
            <text:p>8476.55</text:p>
          </table:table-cell>
          <table:table-cell office:value-type="float" office:value="142629" calcext:value-type="float">
            <text:p>142629</text:p>
          </table:table-cell>
          <table:table-cell office:value-type="float" office:value="137552" calcext:value-type="float">
            <text:p>137552</text:p>
          </table:table-cell>
          <table:table-cell office:value-type="float" office:value="138480" calcext:value-type="float">
            <text:p>138480</text:p>
          </table:table-cell>
          <table:table-cell office:value-type="float" office:value="-123" calcext:value-type="float">
            <text:p>-123</text:p>
          </table:table-cell>
          <table:table-cell office:value-type="float" office:value="-114.85" calcext:value-type="float">
            <text:p>-114.85</text:p>
          </table:table-cell>
          <table:table-cell office:value-type="float" office:value="-8.15" calcext:value-type="float">
            <text:p>-8.15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3111" calcext:value-type="float">
            <text:p>0.3111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table:style-name="ce5" office:value-type="string" calcext:value-type="string">
            <text:p>2016/5/20</text:p>
          </table:table-cell>
          <table:table-cell office:value-type="float" office:value="8035" calcext:value-type="float">
            <text:p>8035</text:p>
          </table:table-cell>
          <table:table-cell office:value-type="float" office:value="8125" calcext:value-type="float">
            <text:p>8125</text:p>
          </table:table-cell>
          <table:table-cell office:value-type="float" office:value="8023" calcext:value-type="float">
            <text:p>8023</text:p>
          </table:table-cell>
          <table:table-cell office:value-type="float" office:value="8103" calcext:value-type="float">
            <text:p>8103</text:p>
          </table:table-cell>
          <table:table-cell office:value-type="float" office:value="8098.8" calcext:value-type="float">
            <text:p>8098.8</text:p>
          </table:table-cell>
          <table:table-cell office:value-type="float" office:value="8099" calcext:value-type="float">
            <text:p>8099</text:p>
          </table:table-cell>
          <table:table-cell office:value-type="float" office:value="8228.3" calcext:value-type="float">
            <text:p>8228.3</text:p>
          </table:table-cell>
          <table:table-cell office:value-type="float" office:value="8473.27" calcext:value-type="float">
            <text:p>8473.27</text:p>
          </table:table-cell>
          <table:table-cell office:value-type="float" office:value="161767" calcext:value-type="float">
            <text:p>161767</text:p>
          </table:table-cell>
          <table:table-cell office:value-type="float" office:value="135798" calcext:value-type="float">
            <text:p>135798</text:p>
          </table:table-cell>
          <table:table-cell office:value-type="float" office:value="141400" calcext:value-type="float">
            <text:p>141400</text:p>
          </table:table-cell>
          <table:table-cell office:value-type="float" office:value="-118.36" calcext:value-type="float">
            <text:p>-118.36</text:p>
          </table:table-cell>
          <table:table-cell office:value-type="float" office:value="-115.55" calcext:value-type="float">
            <text:p>-115.55</text:p>
          </table:table-cell>
          <table:table-cell office:value-type="float" office:value="-2.81" calcext:value-type="float">
            <text:p>-2.81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3892" calcext:value-type="float">
            <text:p>0.3892</text:p>
          </table:table-cell>
        </table:table-row>
        <table:table-row table:style-name="ro1">
          <table:table-cell table:style-name="ce5" office:value-type="string" calcext:value-type="string">
            <text:p>2016/5/23</text:p>
          </table:table-cell>
          <table:table-cell office:value-type="float" office:value="8121" calcext:value-type="float">
            <text:p>8121</text:p>
          </table:table-cell>
          <table:table-cell office:value-type="float" office:value="8355" calcext:value-type="float">
            <text:p>8355</text:p>
          </table:table-cell>
          <table:table-cell office:value-type="float" office:value="8051" calcext:value-type="float">
            <text:p>8051</text:p>
          </table:table-cell>
          <table:table-cell office:value-type="float" office:value="8343" calcext:value-type="float">
            <text:p>8343</text:p>
          </table:table-cell>
          <table:table-cell office:value-type="float" office:value="8154.8" calcext:value-type="float">
            <text:p>8154.8</text:p>
          </table:table-cell>
          <table:table-cell office:value-type="float" office:value="8121.7" calcext:value-type="float">
            <text:p>8121.7</text:p>
          </table:table-cell>
          <table:table-cell office:value-type="float" office:value="8220.45" calcext:value-type="float">
            <text:p>8220.45</text:p>
          </table:table-cell>
          <table:table-cell office:value-type="float" office:value="8473.67" calcext:value-type="float">
            <text:p>8473.67</text:p>
          </table:table-cell>
          <table:table-cell office:value-type="float" office:value="210720" calcext:value-type="float">
            <text:p>210720</text:p>
          </table:table-cell>
          <table:table-cell office:value-type="float" office:value="151362" calcext:value-type="float">
            <text:p>151362</text:p>
          </table:table-cell>
          <table:table-cell office:value-type="float" office:value="150228" calcext:value-type="float">
            <text:p>150228</text:p>
          </table:table-cell>
          <table:table-cell office:value-type="float" office:value="-98.66" calcext:value-type="float">
            <text:p>-98.66</text:p>
          </table:table-cell>
          <table:table-cell office:value-type="float" office:value="-112.17" calcext:value-type="float">
            <text:p>-112.17</text:p>
          </table:table-cell>
          <table:table-cell office:value-type="float" office:value="13.51" calcext:value-type="float">
            <text:p>13.51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5632" calcext:value-type="float">
            <text:p>0.5632</text:p>
          </table:table-cell>
        </table:table-row>
        <table:table-row table:style-name="ro1">
          <table:table-cell table:style-name="ce5" office:value-type="string" calcext:value-type="string">
            <text:p>2016/5/24</text:p>
          </table:table-cell>
          <table:table-cell office:value-type="float" office:value="8329" calcext:value-type="float">
            <text:p>8329</text:p>
          </table:table-cell>
          <table:table-cell office:value-type="float" office:value="8345" calcext:value-type="float">
            <text:p>8345</text:p>
          </table:table-cell>
          <table:table-cell office:value-type="float" office:value="8276" calcext:value-type="float">
            <text:p>8276</text:p>
          </table:table-cell>
          <table:table-cell office:value-type="float" office:value="8284" calcext:value-type="float">
            <text:p>8284</text:p>
          </table:table-cell>
          <table:table-cell office:value-type="float" office:value="8182.4" calcext:value-type="float">
            <text:p>8182.4</text:p>
          </table:table-cell>
          <table:table-cell office:value-type="float" office:value="8134.9" calcext:value-type="float">
            <text:p>8134.9</text:p>
          </table:table-cell>
          <table:table-cell office:value-type="float" office:value="8208.3" calcext:value-type="float">
            <text:p>8208.3</text:p>
          </table:table-cell>
          <table:table-cell office:value-type="float" office:value="8474.28" calcext:value-type="float">
            <text:p>8474.28</text:p>
          </table:table-cell>
          <table:table-cell office:value-type="float" office:value="101231" calcext:value-type="float">
            <text:p>101231</text:p>
          </table:table-cell>
          <table:table-cell office:value-type="float" office:value="138678" calcext:value-type="float">
            <text:p>138678</text:p>
          </table:table-cell>
          <table:table-cell office:value-type="float" office:value="145237" calcext:value-type="float">
            <text:p>145237</text:p>
          </table:table-cell>
          <table:table-cell office:value-type="float" office:value="-80.16" calcext:value-type="float">
            <text:p>-80.16</text:p>
          </table:table-cell>
          <table:table-cell office:value-type="float" office:value="-105.77" calcext:value-type="float">
            <text:p>-105.77</text:p>
          </table:table-cell>
          <table:table-cell office:value-type="float" office:value="25.61" calcext:value-type="float">
            <text:p>25.6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table:style-name="ce5" office:value-type="string" calcext:value-type="string">
            <text:p>2016/5/25</text:p>
          </table:table-cell>
          <table:table-cell office:value-type="float" office:value="8341" calcext:value-type="float">
            <text:p>8341</text:p>
          </table:table-cell>
          <table:table-cell office:value-type="float" office:value="8412" calcext:value-type="float">
            <text:p>8412</text:p>
          </table:table-cell>
          <table:table-cell office:value-type="float" office:value="8332" calcext:value-type="float">
            <text:p>8332</text:p>
          </table:table-cell>
          <table:table-cell office:value-type="float" office:value="8384" calcext:value-type="float">
            <text:p>8384</text:p>
          </table:table-cell>
          <table:table-cell office:value-type="float" office:value="8229.4" calcext:value-type="float">
            <text:p>8229.4</text:p>
          </table:table-cell>
          <table:table-cell office:value-type="float" office:value="8160.9" calcext:value-type="float">
            <text:p>8160.9</text:p>
          </table:table-cell>
          <table:table-cell office:value-type="float" office:value="8199" calcext:value-type="float">
            <text:p>8199</text:p>
          </table:table-cell>
          <table:table-cell office:value-type="float" office:value="8475.05" calcext:value-type="float">
            <text:p>8475.05</text:p>
          </table:table-cell>
          <table:table-cell office:value-type="float" office:value="130270" calcext:value-type="float">
            <text:p>130270</text:p>
          </table:table-cell>
          <table:table-cell office:value-type="float" office:value="149323" calcext:value-type="float">
            <text:p>149323</text:p>
          </table:table-cell>
          <table:table-cell office:value-type="float" office:value="143046" calcext:value-type="float">
            <text:p>143046</text:p>
          </table:table-cell>
          <table:table-cell office:value-type="float" office:value="-58.32" calcext:value-type="float">
            <text:p>-58.32</text:p>
          </table:table-cell>
          <table:table-cell office:value-type="float" office:value="-96.28" calcext:value-type="float">
            <text:p>-96.28</text:p>
          </table:table-cell>
          <table:table-cell office:value-type="float" office:value="37.96" calcext:value-type="float">
            <text:p>37.96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1">
          <table:table-cell table:style-name="ce5" office:value-type="string" calcext:value-type="string">
            <text:p>2016/5/26</text:p>
          </table:table-cell>
          <table:table-cell office:value-type="float" office:value="8401" calcext:value-type="float">
            <text:p>8401</text:p>
          </table:table-cell>
          <table:table-cell office:value-type="float" office:value="8408" calcext:value-type="float">
            <text:p>8408</text:p>
          </table:table-cell>
          <table:table-cell office:value-type="float" office:value="8352" calcext:value-type="float">
            <text:p>8352</text:p>
          </table:table-cell>
          <table:table-cell office:value-type="float" office:value="8383" calcext:value-type="float">
            <text:p>8383</text:p>
          </table:table-cell>
          <table:table-cell office:value-type="float" office:value="8299.4" calcext:value-type="float">
            <text:p>8299.4</text:p>
          </table:table-cell>
          <table:table-cell office:value-type="float" office:value="8191" calcext:value-type="float">
            <text:p>8191</text:p>
          </table:table-cell>
          <table:table-cell office:value-type="float" office:value="8190.15" calcext:value-type="float">
            <text:p>8190.15</text:p>
          </table:table-cell>
          <table:table-cell office:value-type="float" office:value="8474.95" calcext:value-type="float">
            <text:p>8474.95</text:p>
          </table:table-cell>
          <table:table-cell office:value-type="float" office:value="89102" calcext:value-type="float">
            <text:p>89102</text:p>
          </table:table-cell>
          <table:table-cell office:value-type="float" office:value="138618" calcext:value-type="float">
            <text:p>138618</text:p>
          </table:table-cell>
          <table:table-cell office:value-type="float" office:value="138085" calcext:value-type="float">
            <text:p>138085</text:p>
          </table:table-cell>
          <table:table-cell office:value-type="float" office:value="-40.26" calcext:value-type="float">
            <text:p>-40.26</text:p>
          </table:table-cell>
          <table:table-cell office:value-type="float" office:value="-85.08" calcext:value-type="float">
            <text:p>-85.08</text:p>
          </table:table-cell>
          <table:table-cell office:value-type="float" office:value="44.82" calcext:value-type="float">
            <text:p>44.82</text:p>
          </table:table-cell>
          <table:table-cell office:value-type="float" office:value="0.841" calcext:value-type="float">
            <text:p>0.841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5778" calcext:value-type="float">
            <text:p>0.5778</text:p>
          </table:table-cell>
        </table:table-row>
        <table:table-row table:style-name="ro1">
          <table:table-cell office:value-type="string" calcext:value-type="string">
            <text:p>2016/5/27</text:p>
          </table:table-cell>
          <table:table-cell office:value-type="float" office:value="8416" calcext:value-type="float">
            <text:p>8416</text:p>
          </table:table-cell>
          <table:table-cell office:value-type="float" office:value="8468" calcext:value-type="float">
            <text:p>8468</text:p>
          </table:table-cell>
          <table:table-cell office:value-type="float" office:value="8390" calcext:value-type="float">
            <text:p>8390</text:p>
          </table:table-cell>
          <table:table-cell office:value-type="float" office:value="8462" calcext:value-type="float">
            <text:p>8462</text:p>
          </table:table-cell>
          <table:table-cell office:value-type="float" office:value="8371.2" calcext:value-type="float">
            <text:p>8371.2</text:p>
          </table:table-cell>
          <table:table-cell office:value-type="float" office:value="8235" calcext:value-type="float">
            <text:p>8235</text:p>
          </table:table-cell>
          <table:table-cell office:value-type="float" office:value="8192.5" calcext:value-type="float">
            <text:p>8192.5</text:p>
          </table:table-cell>
          <table:table-cell office:value-type="float" office:value="8475.18" calcext:value-type="float">
            <text:p>8475.18</text:p>
          </table:table-cell>
          <table:table-cell office:value-type="float" office:value="107120" calcext:value-type="float">
            <text:p>107120</text:p>
          </table:table-cell>
          <table:table-cell office:value-type="float" office:value="127689" calcext:value-type="float">
            <text:p>127689</text:p>
          </table:table-cell>
          <table:table-cell office:value-type="float" office:value="131743" calcext:value-type="float">
            <text:p>131743</text:p>
          </table:table-cell>
          <table:table-cell office:value-type="float" office:value="-20.54" calcext:value-type="float">
            <text:p>-20.54</text:p>
          </table:table-cell>
          <table:table-cell office:value-type="float" office:value="-72.17" calcext:value-type="float">
            <text:p>-72.17</text:p>
          </table:table-cell>
          <table:table-cell office:value-type="float" office:value="51.62" calcext:value-type="float">
            <text:p>51.62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6193" calcext:value-type="float">
            <text:p>0.6193</text:p>
          </table:table-cell>
        </table:table-row>
        <table:table-row table:style-name="ro1">
          <table:table-cell office:value-type="string" calcext:value-type="string">
            <text:p>2016/5/30</text:p>
          </table:table-cell>
          <table:table-cell office:value-type="float" office:value="8481" calcext:value-type="float">
            <text:p>8481</text:p>
          </table:table-cell>
          <table:table-cell office:value-type="float" office:value="8533" calcext:value-type="float">
            <text:p>8533</text:p>
          </table:table-cell>
          <table:table-cell office:value-type="float" office:value="8433" calcext:value-type="float">
            <text:p>8433</text:p>
          </table:table-cell>
          <table:table-cell office:value-type="float" office:value="8509" calcext:value-type="float">
            <text:p>8509</text:p>
          </table:table-cell>
          <table:table-cell office:value-type="float" office:value="8404.4" calcext:value-type="float">
            <text:p>8404.4</text:p>
          </table:table-cell>
          <table:table-cell office:value-type="float" office:value="8279.6" calcext:value-type="float">
            <text:p>8279.6</text:p>
          </table:table-cell>
          <table:table-cell office:value-type="float" office:value="8202.4" calcext:value-type="float">
            <text:p>8202.4</text:p>
          </table:table-cell>
          <table:table-cell office:value-type="float" office:value="8475.03" calcext:value-type="float">
            <text:p>8475.03</text:p>
          </table:table-cell>
          <table:table-cell office:value-type="float" office:value="118598" calcext:value-type="float">
            <text:p>118598</text:p>
          </table:table-cell>
          <table:table-cell office:value-type="float" office:value="109264" calcext:value-type="float">
            <text:p>109264</text:p>
          </table:table-cell>
          <table:table-cell office:value-type="float" office:value="130313" calcext:value-type="float">
            <text:p>130313</text:p>
          </table:table-cell>
          <table:table-cell office:value-type="float" office:value="-0.84" calcext:value-type="float">
            <text:p>-0.84</text:p>
          </table:table-cell>
          <table:table-cell office:value-type="float" office:value="-57.9" calcext:value-type="float">
            <text:p>-57.9</text:p>
          </table:table-cell>
          <table:table-cell office:value-type="float" office:value="57.07" calcext:value-type="float">
            <text:p>57.07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739" calcext:value-type="float">
            <text:p>0.7739</text:p>
          </table:table-cell>
          <table:table-cell office:value-type="float" office:value="0.6421" calcext:value-type="float">
            <text:p>0.6421</text:p>
          </table:table-cell>
        </table:table-row>
        <table:table-row table:style-name="ro1">
          <table:table-cell office:value-type="string" calcext:value-type="string">
            <text:p>2016/5/31</text:p>
          </table:table-cell>
          <table:table-cell office:value-type="float" office:value="8499" calcext:value-type="float">
            <text:p>8499</text:p>
          </table:table-cell>
          <table:table-cell office:value-type="float" office:value="8545" calcext:value-type="float">
            <text:p>8545</text:p>
          </table:table-cell>
          <table:table-cell office:value-type="float" office:value="8455" calcext:value-type="float">
            <text:p>8455</text:p>
          </table:table-cell>
          <table:table-cell office:value-type="float" office:value="8510" calcext:value-type="float">
            <text:p>8510</text:p>
          </table:table-cell>
          <table:table-cell office:value-type="float" office:value="8449.6" calcext:value-type="float">
            <text:p>8449.6</text:p>
          </table:table-cell>
          <table:table-cell office:value-type="float" office:value="8316" calcext:value-type="float">
            <text:p>8316</text:p>
          </table:table-cell>
          <table:table-cell office:value-type="float" office:value="8214.85" calcext:value-type="float">
            <text:p>8214.85</text:p>
          </table:table-cell>
          <table:table-cell office:value-type="float" office:value="8474.13" calcext:value-type="float">
            <text:p>8474.13</text:p>
          </table:table-cell>
          <table:table-cell office:value-type="float" office:value="126395" calcext:value-type="float">
            <text:p>126395</text:p>
          </table:table-cell>
          <table:table-cell office:value-type="float" office:value="114297" calcext:value-type="float">
            <text:p>114297</text:p>
          </table:table-cell>
          <table:table-cell office:value-type="float" office:value="126487" calcext:value-type="float">
            <text:p>126487</text:p>
          </table:table-cell>
          <table:table-cell office:value-type="float" office:value="15.33" calcext:value-type="float">
            <text:p>15.33</text:p>
          </table:table-cell>
          <table:table-cell office:value-type="float" office:value="-43.26" calcext:value-type="float">
            <text:p>-43.26</text:p>
          </table:table-cell>
          <table:table-cell office:value-type="float" office:value="58.59" calcext:value-type="float">
            <text:p>58.59</text:p>
          </table:table-cell>
          <table:table-cell office:value-type="float" office:value="0.9192" calcext:value-type="float">
            <text:p>0.9192</text:p>
          </table:table-cell>
          <table:table-cell office:value-type="float" office:value="0.853" calcext:value-type="float">
            <text:p>0.85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6426" calcext:value-type="float">
            <text:p>0.6426</text:p>
          </table:table-cell>
        </table:table-row>
        <table:table-row table:style-name="ro1">
          <table:table-cell office:value-type="string" calcext:value-type="string">
            <text:p>2016/6/1</text:p>
          </table:table-cell>
          <table:table-cell office:value-type="float" office:value="8490" calcext:value-type="float">
            <text:p>8490</text:p>
          </table:table-cell>
          <table:table-cell office:value-type="float" office:value="8590" calcext:value-type="float">
            <text:p>8590</text:p>
          </table:table-cell>
          <table:table-cell office:value-type="float" office:value="8486" calcext:value-type="float">
            <text:p>8486</text:p>
          </table:table-cell>
          <table:table-cell office:value-type="float" office:value="8564" calcext:value-type="float">
            <text:p>8564</text:p>
          </table:table-cell>
          <table:table-cell office:value-type="float" office:value="8485.6" calcext:value-type="float">
            <text:p>8485.6</text:p>
          </table:table-cell>
          <table:table-cell office:value-type="float" office:value="8357.5" calcext:value-type="float">
            <text:p>8357.5</text:p>
          </table:table-cell>
          <table:table-cell office:value-type="float" office:value="8234" calcext:value-type="float">
            <text:p>8234</text:p>
          </table:table-cell>
          <table:table-cell office:value-type="float" office:value="8473.52" calcext:value-type="float">
            <text:p>8473.52</text:p>
          </table:table-cell>
          <table:table-cell office:value-type="float" office:value="127418" calcext:value-type="float">
            <text:p>127418</text:p>
          </table:table-cell>
          <table:table-cell office:value-type="float" office:value="113727" calcext:value-type="float">
            <text:p>113727</text:p>
          </table:table-cell>
          <table:table-cell office:value-type="float" office:value="131525" calcext:value-type="float">
            <text:p>131525</text:p>
          </table:table-cell>
          <table:table-cell office:value-type="float" office:value="31.49" calcext:value-type="float">
            <text:p>31.49</text:p>
          </table:table-cell>
          <table:table-cell office:value-type="float" office:value="-28.31" calcext:value-type="float">
            <text:p>-28.31</text:p>
          </table:table-cell>
          <table:table-cell office:value-type="float" office:value="59.8" calcext:value-type="float">
            <text:p>59.8</text:p>
          </table:table-cell>
          <table:table-cell office:value-type="float" office:value="0.9308" calcext:value-type="float">
            <text:p>0.9308</text:p>
          </table:table-cell>
          <table:table-cell office:value-type="float" office:value="0.879" calcext:value-type="float">
            <text:p>0.879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6696" calcext:value-type="float">
            <text:p>0.6696</text:p>
          </table:table-cell>
        </table:table-row>
        <table:table-row table:style-name="ro1">
          <table:table-cell office:value-type="string" calcext:value-type="string">
            <text:p>2016/6/2</text:p>
          </table:table-cell>
          <table:table-cell office:value-type="float" office:value="8568" calcext:value-type="float">
            <text:p>8568</text:p>
          </table:table-cell>
          <table:table-cell office:value-type="float" office:value="8610" calcext:value-type="float">
            <text:p>8610</text:p>
          </table:table-cell>
          <table:table-cell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office:value-type="float" office:value="8519" calcext:value-type="float">
            <text:p>8519</text:p>
          </table:table-cell>
          <table:table-cell office:value-type="float" office:value="8409.2" calcext:value-type="float">
            <text:p>8409.2</text:p>
          </table:table-cell>
          <table:table-cell office:value-type="float" office:value="8254.2" calcext:value-type="float">
            <text:p>8254.2</text:p>
          </table:table-cell>
          <table:table-cell office:value-type="float" office:value="8472.62" calcext:value-type="float">
            <text:p>8472.62</text:p>
          </table:table-cell>
          <table:table-cell office:value-type="float" office:value="131250" calcext:value-type="float">
            <text:p>131250</text:p>
          </table:table-cell>
          <table:table-cell office:value-type="float" office:value="122156" calcext:value-type="float">
            <text:p>122156</text:p>
          </table:table-cell>
          <table:table-cell office:value-type="float" office:value="130387" calcext:value-type="float">
            <text:p>130387</text:p>
          </table:table-cell>
          <table:table-cell office:value-type="float" office:value="44.27" calcext:value-type="float">
            <text:p>44.27</text:p>
          </table:table-cell>
          <table:table-cell office:value-type="float" office:value="-13.79" calcext:value-type="float">
            <text:p>-13.79</text:p>
          </table:table-cell>
          <table:table-cell office:value-type="float" office:value="58.06" calcext:value-type="float">
            <text:p>58.06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892" calcext:value-type="float">
            <text:p>0.892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6556" calcext:value-type="float">
            <text:p>0.6556</text:p>
          </table:table-cell>
        </table:table-row>
        <table:table-row table:style-name="ro1">
          <table:table-cell office:value-type="string" calcext:value-type="string">
            <text:p>2016/6/3</text:p>
          </table:table-cell>
          <table:table-cell office:value-type="float" office:value="8561" calcext:value-type="float">
            <text:p>8561</text:p>
          </table:table-cell>
          <table:table-cell office:value-type="float" office:value="8585" calcext:value-type="float">
            <text:p>8585</text:p>
          </table:table-cell>
          <table:table-cell office:value-type="float" office:value="8537" calcext:value-type="float">
            <text:p>8537</text:p>
          </table:table-cell>
          <table:table-cell office:value-type="float" office:value="8565" calcext:value-type="float">
            <text:p>8565</text:p>
          </table:table-cell>
          <table:table-cell office:value-type="float" office:value="8539.6" calcext:value-type="float">
            <text:p>8539.6</text:p>
          </table:table-cell>
          <table:table-cell office:value-type="float" office:value="8455.4" calcext:value-type="float">
            <text:p>8455.4</text:p>
          </table:table-cell>
          <table:table-cell office:value-type="float" office:value="8277.2" calcext:value-type="float">
            <text:p>8277.2</text:p>
          </table:table-cell>
          <table:table-cell office:value-type="float" office:value="8471.8" calcext:value-type="float">
            <text:p>8471.8</text:p>
          </table:table-cell>
          <table:table-cell office:value-type="float" office:value="89927" calcext:value-type="float">
            <text:p>89927</text:p>
          </table:table-cell>
          <table:table-cell office:value-type="float" office:value="118718" calcext:value-type="float">
            <text:p>118718</text:p>
          </table:table-cell>
          <table:table-cell office:value-type="float" office:value="123203" calcext:value-type="float">
            <text:p>123203</text:p>
          </table:table-cell>
          <table:table-cell office:value-type="float" office:value="54.26" calcext:value-type="float">
            <text:p>54.26</text:p>
          </table:table-cell>
          <table:table-cell office:value-type="float" office:value="-0.18" calcext:value-type="float">
            <text:p>-0.18</text:p>
          </table:table-cell>
          <table:table-cell office:value-type="float" office:value="54.44" calcext:value-type="float">
            <text:p>54.44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2016/6/4</text:p>
          </table:table-cell>
          <table:table-cell office:value-type="float" office:value="8566" calcext:value-type="float">
            <text:p>8566</text:p>
          </table:table-cell>
          <table:table-cell office:value-type="float" office:value="8590" calcext:value-type="float">
            <text:p>8590</text:p>
          </table:table-cell>
          <table:table-cell office:value-type="float" office:value="8560" calcext:value-type="float">
            <text:p>8560</text:p>
          </table:table-cell>
          <table:table-cell office:value-type="float" office:value="8577" calcext:value-type="float">
            <text:p>8577</text:p>
          </table:table-cell>
          <table:table-cell office:value-type="float" office:value="8553.2" calcext:value-type="float">
            <text:p>8553.2</text:p>
          </table:table-cell>
          <table:table-cell office:value-type="float" office:value="8478.8" calcext:value-type="float">
            <text:p>8478.8</text:p>
          </table:table-cell>
          <table:table-cell office:value-type="float" office:value="8300.25" calcext:value-type="float">
            <text:p>8300.25</text:p>
          </table:table-cell>
          <table:table-cell office:value-type="float" office:value="8471.12" calcext:value-type="float">
            <text:p>8471.12</text:p>
          </table:table-cell>
          <table:table-cell office:value-type="float" office:value="29951" calcext:value-type="float">
            <text:p>29951</text:p>
          </table:table-cell>
          <table:table-cell office:value-type="float" office:value="100988" calcext:value-type="float">
            <text:p>100988</text:p>
          </table:table-cell>
          <table:table-cell office:value-type="float" office:value="105126" calcext:value-type="float">
            <text:p>105126</text:p>
          </table:table-cell>
          <table:table-cell office:value-type="float" office:value="62.51" calcext:value-type="float">
            <text:p>62.51</text:p>
          </table:table-cell>
          <table:table-cell office:value-type="float" office:value="12.36" calcext:value-type="float">
            <text:p>12.36</text:p>
          </table:table-cell>
          <table:table-cell office:value-type="float" office:value="50.15" calcext:value-type="float">
            <text:p>50.15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707" calcext:value-type="float">
            <text:p>0.6707</text:p>
          </table:table-cell>
        </table:table-row>
        <table:table-row table:style-name="ro1">
          <table:table-cell office:value-type="string" calcext:value-type="string">
            <text:p>2016/6/6</text:p>
          </table:table-cell>
          <table:table-cell office:value-type="float" office:value="8575" calcext:value-type="float">
            <text:p>8575</text:p>
          </table:table-cell>
          <table:table-cell office:value-type="float" office:value="8655" calcext:value-type="float">
            <text:p>8655</text:p>
          </table:table-cell>
          <table:table-cell office:value-type="float" office:value="8507" calcext:value-type="float">
            <text:p>8507</text:p>
          </table:table-cell>
          <table:table-cell office:value-type="float" office:value="8573" calcext:value-type="float">
            <text:p>8573</text:p>
          </table:table-cell>
          <table:table-cell office:value-type="float" office:value="8565.8" calcext:value-type="float">
            <text:p>8565.8</text:p>
          </table:table-cell>
          <table:table-cell office:value-type="float" office:value="8507.7" calcext:value-type="float">
            <text:p>8507.7</text:p>
          </table:table-cell>
          <table:table-cell office:value-type="float" office:value="8321.3" calcext:value-type="float">
            <text:p>8321.3</text:p>
          </table:table-cell>
          <table:table-cell office:value-type="float" office:value="8469.98" calcext:value-type="float">
            <text:p>8469.98</text:p>
          </table:table-cell>
          <table:table-cell office:value-type="float" office:value="135249" calcext:value-type="float">
            <text:p>135249</text:p>
          </table:table-cell>
          <table:table-cell office:value-type="float" office:value="102759" calcext:value-type="float">
            <text:p>102759</text:p>
          </table:table-cell>
          <table:table-cell office:value-type="float" office:value="108528" calcext:value-type="float">
            <text:p>108528</text:p>
          </table:table-cell>
          <table:table-cell office:value-type="float" office:value="68.33" calcext:value-type="float">
            <text:p>68.33</text:p>
          </table:table-cell>
          <table:table-cell office:value-type="float" office:value="23.55" calcext:value-type="float">
            <text:p>23.55</text:p>
          </table:table-cell>
          <table:table-cell office:value-type="float" office:value="44.78" calcext:value-type="float">
            <text:p>44.7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6657" calcext:value-type="float">
            <text:p>0.6657</text:p>
          </table:table-cell>
        </table:table-row>
        <table:table-row table:style-name="ro1">
          <table:table-cell office:value-type="string" calcext:value-type="string">
            <text:p>2016/6/7</text:p>
          </table:table-cell>
          <table:table-cell office:value-type="float" office:value="8614" calcext:value-type="float">
            <text:p>8614</text:p>
          </table:table-cell>
          <table:table-cell office:value-type="float" office:value="8684" calcext:value-type="float">
            <text:p>8684</text:p>
          </table:table-cell>
          <table:table-cell office:value-type="float" office:value="8606" calcext:value-type="float">
            <text:p>8606</text:p>
          </table:table-cell>
          <table:table-cell office:value-type="float" office:value="8667" calcext:value-type="float">
            <text:p>8667</text:p>
          </table:table-cell>
          <table:table-cell office:value-type="float" office:value="8586.4" calcext:value-type="float">
            <text:p>8586.4</text:p>
          </table:table-cell>
          <table:table-cell office:value-type="float" office:value="8536" calcext:value-type="float">
            <text:p>8536</text:p>
          </table:table-cell>
          <table:table-cell office:value-type="float" office:value="8348.45" calcext:value-type="float">
            <text:p>8348.45</text:p>
          </table:table-cell>
          <table:table-cell office:value-type="float" office:value="8469.35" calcext:value-type="float">
            <text:p>8469.35</text:p>
          </table:table-cell>
          <table:table-cell office:value-type="float" office:value="127819" calcext:value-type="float">
            <text:p>127819</text:p>
          </table:table-cell>
          <table:table-cell office:value-type="float" office:value="102839" calcext:value-type="float">
            <text:p>102839</text:p>
          </table:table-cell>
          <table:table-cell office:value-type="float" office:value="108283" calcext:value-type="float">
            <text:p>108283</text:p>
          </table:table-cell>
          <table:table-cell office:value-type="float" office:value="78.42" calcext:value-type="float">
            <text:p>78.42</text:p>
          </table:table-cell>
          <table:table-cell office:value-type="float" office:value="34.53" calcext:value-type="float">
            <text:p>34.53</text:p>
          </table:table-cell>
          <table:table-cell office:value-type="float" office:value="43.9" calcext:value-type="float">
            <text:p>43.9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7189" calcext:value-type="float">
            <text:p>0.7189</text:p>
          </table:table-cell>
        </table:table-row>
        <table:table-row table:style-name="ro1">
          <table:table-cell office:value-type="string" calcext:value-type="string">
            <text:p>2016/6/8</text:p>
          </table:table-cell>
          <table:table-cell office:value-type="float" office:value="8673" calcext:value-type="float">
            <text:p>8673</text:p>
          </table:table-cell>
          <table:table-cell office:value-type="float" office:value="8742" calcext:value-type="float">
            <text:p>8742</text:p>
          </table:table-cell>
          <table:table-cell office:value-type="float" office:value="8671" calcext:value-type="float">
            <text:p>8671</text:p>
          </table:table-cell>
          <table:table-cell office:value-type="float" office:value="8713" calcext:value-type="float">
            <text:p>8713</text:p>
          </table:table-cell>
          <table:table-cell office:value-type="float" office:value="8619" calcext:value-type="float">
            <text:p>8619</text:p>
          </table:table-cell>
          <table:table-cell office:value-type="float" office:value="8569" calcext:value-type="float">
            <text:p>8569</text:p>
          </table:table-cell>
          <table:table-cell office:value-type="float" office:value="8380" calcext:value-type="float">
            <text:p>8380</text:p>
          </table:table-cell>
          <table:table-cell office:value-type="float" office:value="8468.88" calcext:value-type="float">
            <text:p>8468.88</text:p>
          </table:table-cell>
          <table:table-cell office:value-type="float" office:value="135065" calcext:value-type="float">
            <text:p>135065</text:p>
          </table:table-cell>
          <table:table-cell office:value-type="float" office:value="103602" calcext:value-type="float">
            <text:p>103602</text:p>
          </table:table-cell>
          <table:table-cell office:value-type="float" office:value="112879" calcext:value-type="float">
            <text:p>112879</text:p>
          </table:table-cell>
          <table:table-cell office:value-type="float" office:value="89.72" calcext:value-type="float">
            <text:p>89.72</text:p>
          </table:table-cell>
          <table:table-cell office:value-type="float" office:value="45.57" calcext:value-type="float">
            <text:p>45.57</text:p>
          </table:table-cell>
          <table:table-cell office:value-type="float" office:value="44.15" calcext:value-type="float">
            <text:p>44.15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8783" calcext:value-type="float">
            <text:p>0.8783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7409" calcext:value-type="float">
            <text:p>0.7409</text:p>
          </table:table-cell>
        </table:table-row>
        <table:table-row table:style-name="ro1">
          <table:table-cell office:value-type="string" calcext:value-type="string">
            <text:p>2016/6/13</text:p>
          </table:table-cell>
          <table:table-cell office:value-type="float" office:value="8635" calcext:value-type="float">
            <text:p>8635</text:p>
          </table:table-cell>
          <table:table-cell office:value-type="float" office:value="8636" calcext:value-type="float">
            <text:p>8636</text:p>
          </table:table-cell>
          <table:table-cell office:value-type="float" office:value="8502" calcext:value-type="float">
            <text:p>8502</text:p>
          </table:table-cell>
          <table:table-cell office:value-type="float" office:value="8525" calcext:value-type="float">
            <text:p>8525</text:p>
          </table:table-cell>
          <table:table-cell office:value-type="float" office:value="8611" calcext:value-type="float">
            <text:p>8611</text:p>
          </table:table-cell>
          <table:table-cell office:value-type="float" office:value="8575.3" calcext:value-type="float">
            <text:p>8575.3</text:p>
          </table:table-cell>
          <table:table-cell office:value-type="float" office:value="8405.15" calcext:value-type="float">
            <text:p>8405.15</text:p>
          </table:table-cell>
          <table:table-cell office:value-type="float" office:value="8467.58" calcext:value-type="float">
            <text:p>8467.58</text:p>
          </table:table-cell>
          <table:table-cell office:value-type="float" office:value="156484" calcext:value-type="float">
            <text:p>156484</text:p>
          </table:table-cell>
          <table:table-cell office:value-type="float" office:value="116914" calcext:value-type="float">
            <text:p>116914</text:p>
          </table:table-cell>
          <table:table-cell office:value-type="float" office:value="117816" calcext:value-type="float">
            <text:p>117816</text:p>
          </table:table-cell>
          <table:table-cell office:value-type="float" office:value="84.57" calcext:value-type="float">
            <text:p>84.57</text:p>
          </table:table-cell>
          <table:table-cell office:value-type="float" office:value="53.37" calcext:value-type="float">
            <text:p>53.37</text:p>
          </table:table-cell>
          <table:table-cell office:value-type="float" office:value="31.2" calcext:value-type="float">
            <text:p>31.2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5493" calcext:value-type="float">
            <text:p>0.5493</text:p>
          </table:table-cell>
        </table:table-row>
        <table:table-row table:style-name="ro1">
          <table:table-cell office:value-type="string" calcext:value-type="string">
            <text:p>2016/6/14</text:p>
          </table:table-cell>
          <table:table-cell office:value-type="float" office:value="8495" calcext:value-type="float">
            <text:p>8495</text:p>
          </table:table-cell>
          <table:table-cell office:value-type="float" office:value="8578" calcext:value-type="float">
            <text:p>8578</text:p>
          </table:table-cell>
          <table:table-cell office:value-type="float" office:value="8483" calcext:value-type="float">
            <text:p>8483</text:p>
          </table:table-cell>
          <table:table-cell office:value-type="float" office:value="8574" calcext:value-type="float">
            <text:p>8574</text:p>
          </table:table-cell>
          <table:table-cell office:value-type="float" office:value="8610.4" calcext:value-type="float">
            <text:p>8610.4</text:p>
          </table:table-cell>
          <table:table-cell office:value-type="float" office:value="8581.8" calcext:value-type="float">
            <text:p>8581.8</text:p>
          </table:table-cell>
          <table:table-cell office:value-type="float" office:value="8430.7" calcext:value-type="float">
            <text:p>8430.7</text:p>
          </table:table-cell>
          <table:table-cell office:value-type="float" office:value="8465.63" calcext:value-type="float">
            <text:p>8465.63</text:p>
          </table:table-cell>
          <table:table-cell office:value-type="float" office:value="113683" calcext:value-type="float">
            <text:p>113683</text:p>
          </table:table-cell>
          <table:table-cell office:value-type="float" office:value="133660" calcext:value-type="float">
            <text:p>1336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79.98" calcext:value-type="float">
            <text:p>79.98</text:p>
          </table:table-cell>
          <table:table-cell office:value-type="float" office:value="58.69" calcext:value-type="float">
            <text:p>58.69</text:p>
          </table:table-cell>
          <table:table-cell office:value-type="float" office:value="21.29" calcext:value-type="float">
            <text:p>21.29</text:p>
          </table:table-cell>
          <table:table-cell office:value-type="float" office:value="0.5644" calcext:value-type="float">
            <text:p>0.5644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802" calcext:value-type="float">
            <text:p>0.5802</text:p>
          </table:table-cell>
        </table:table-row>
        <table:table-row table:style-name="ro1">
          <table:table-cell office:value-type="string" calcext:value-type="string">
            <text:p>2016/6/15</text:p>
          </table:table-cell>
          <table:table-cell office:value-type="float" office:value="8552" calcext:value-type="float">
            <text:p>8552</text:p>
          </table:table-cell>
          <table:table-cell office:value-type="float" office:value="8607" calcext:value-type="float">
            <text:p>8607</text:p>
          </table:table-cell>
          <table:table-cell office:value-type="float" office:value="8508" calcext:value-type="float">
            <text:p>8508</text:p>
          </table:table-cell>
          <table:table-cell office:value-type="float" office:value="8602" calcext:value-type="float">
            <text:p>8602</text:p>
          </table:table-cell>
          <table:table-cell office:value-type="float" office:value="8616.2" calcext:value-type="float">
            <text:p>8616.2</text:p>
          </table:table-cell>
          <table:table-cell office:value-type="float" office:value="8591" calcext:value-type="float">
            <text:p>8591</text:p>
          </table:table-cell>
          <table:table-cell office:value-type="float" office:value="8453.5" calcext:value-type="float">
            <text:p>8453.5</text:p>
          </table:table-cell>
          <table:table-cell office:value-type="float" office:value="8464.03" calcext:value-type="float">
            <text:p>8464.03</text:p>
          </table:table-cell>
          <table:table-cell office:value-type="float" office:value="86838" calcext:value-type="float">
            <text:p>86838</text:p>
          </table:table-cell>
          <table:table-cell office:value-type="float" office:value="123978" calcext:value-type="float">
            <text:p>123978</text:p>
          </table:table-cell>
          <table:table-cell office:value-type="float" office:value="113368" calcext:value-type="float">
            <text:p>113368</text:p>
          </table:table-cell>
          <table:table-cell office:value-type="float" office:value="77.68" calcext:value-type="float">
            <text:p>77.68</text:p>
          </table:table-cell>
          <table:table-cell office:value-type="float" office:value="62.49" calcext:value-type="float">
            <text:p>62.49</text:p>
          </table:table-cell>
          <table:table-cell office:value-type="float" office:value="15.19" calcext:value-type="float">
            <text:p>15.19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973" calcext:value-type="float">
            <text:p>0.5973</text:p>
          </table:table-cell>
        </table:table-row>
        <table:table-row table:style-name="ro1">
          <table:table-cell office:value-type="string" calcext:value-type="string">
            <text:p>2016/6/16</text:p>
          </table:table-cell>
          <table:table-cell table:number-columns-repeated="2" office:value-type="float" office:value="8410" calcext:value-type="float">
            <text:p>8410</text:p>
          </table:table-cell>
          <table:table-cell office:value-type="float" office:value="8247" calcext:value-type="float">
            <text:p>8247</text:p>
          </table:table-cell>
          <table:table-cell office:value-type="float" office:value="8281" calcext:value-type="float">
            <text:p>8281</text:p>
          </table:table-cell>
          <table:table-cell office:value-type="float" office:value="8539" calcext:value-type="float">
            <text:p>8539</text:p>
          </table:table-cell>
          <table:table-cell office:value-type="float" office:value="8562.7" calcext:value-type="float">
            <text:p>8562.7</text:p>
          </table:table-cell>
          <table:table-cell office:value-type="float" office:value="8460.1" calcext:value-type="float">
            <text:p>8460.1</text:p>
          </table:table-cell>
          <table:table-cell office:value-type="float" office:value="8455.97" calcext:value-type="float">
            <text:p>8455.97</text:p>
          </table:table-cell>
          <table:table-cell office:value-type="float" office:value="161494" calcext:value-type="float">
            <text:p>161494</text:p>
          </table:table-cell>
          <table:table-cell office:value-type="float" office:value="130713" calcext:value-type="float">
            <text:p>130713</text:p>
          </table:table-cell>
          <table:table-cell office:value-type="float" office:value="116776" calcext:value-type="float">
            <text:p>116776</text:p>
          </table:table-cell>
          <table:table-cell office:value-type="float" office:value="53.05" calcext:value-type="float">
            <text:p>53.05</text:p>
          </table:table-cell>
          <table:table-cell office:value-type="float" office:value="60.6" calcext:value-type="float">
            <text:p>60.6</text:p>
          </table:table-cell>
          <table:table-cell office:value-type="float" office:value="-7.55" calcext:value-type="float">
            <text:p>-7.5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string" calcext:value-type="string">
            <text:p>2016/6/17</text:p>
          </table:table-cell>
          <table:table-cell office:value-type="float" office:value="8348" calcext:value-type="float">
            <text:p>8348</text:p>
          </table:table-cell>
          <table:table-cell office:value-type="float" office:value="8431" calcext:value-type="float">
            <text:p>8431</text:p>
          </table:table-cell>
          <table:table-cell office:value-type="float" office:value="8345" calcext:value-type="float">
            <text:p>8345</text:p>
          </table:table-cell>
          <table:table-cell office:value-type="float" office:value="8395" calcext:value-type="float">
            <text:p>8395</text:p>
          </table:table-cell>
          <table:table-cell office:value-type="float" office:value="8475.4" calcext:value-type="float">
            <text:p>8475.4</text:p>
          </table:table-cell>
          <table:table-cell office:value-type="float" office:value="8547.2" calcext:value-type="float">
            <text:p>8547.2</text:p>
          </table:table-cell>
          <table:table-cell office:value-type="float" office:value="8478.2" calcext:value-type="float">
            <text:p>8478.2</text:p>
          </table:table-cell>
          <table:table-cell office:value-type="float" office:value="8450.12" calcext:value-type="float">
            <text:p>8450.12</text:p>
          </table:table-cell>
          <table:table-cell office:value-type="float" office:value="135050" calcext:value-type="float">
            <text:p>135050</text:p>
          </table:table-cell>
          <table:table-cell office:value-type="float" office:value="130710" calcext:value-type="float">
            <text:p>130710</text:p>
          </table:table-cell>
          <table:table-cell office:value-type="float" office:value="117156" calcext:value-type="float">
            <text:p>117156</text:p>
          </table:table-cell>
          <table:table-cell office:value-type="float" office:value="40.06" calcext:value-type="float">
            <text:p>40.06</text:p>
          </table:table-cell>
          <table:table-cell office:value-type="float" office:value="56.49" calcext:value-type="float">
            <text:p>56.49</text:p>
          </table:table-cell>
          <table:table-cell office:value-type="float" office:value="-16.43" calcext:value-type="float">
            <text:p>-16.43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4652" calcext:value-type="float">
            <text:p>0.4652</text:p>
          </table:table-cell>
        </table:table-row>
        <table:table-row table:style-name="ro1">
          <table:table-cell table:style-name="ce5" office:value-type="string" calcext:value-type="string">
            <text:p>2016/6/20</text:p>
          </table:table-cell>
          <table:table-cell office:value-type="float" office:value="8503" calcext:value-type="float">
            <text:p>8503</text:p>
          </table:table-cell>
          <table:table-cell office:value-type="float" office:value="8520" calcext:value-type="float">
            <text:p>8520</text:p>
          </table:table-cell>
          <table:table-cell office:value-type="float" office:value="8428" calcext:value-type="float">
            <text:p>8428</text:p>
          </table:table-cell>
          <table:table-cell office:value-type="float" office:value="8469" calcext:value-type="float">
            <text:p>8469</text:p>
          </table:table-cell>
          <table:table-cell office:value-type="float" office:value="8464.2" calcext:value-type="float">
            <text:p>8464.2</text:p>
          </table:table-cell>
          <table:table-cell office:value-type="float" office:value="8537.6" calcext:value-type="float">
            <text:p>8537.6</text:p>
          </table:table-cell>
          <table:table-cell office:value-type="float" office:value="8496.5" calcext:value-type="float">
            <text:p>8496.5</text:p>
          </table:table-cell>
          <table:table-cell office:value-type="float" office:value="8445.43" calcext:value-type="float">
            <text:p>8445.43</text:p>
          </table:table-cell>
          <table:table-cell office:value-type="float" office:value="116528" calcext:value-type="float">
            <text:p>116528</text:p>
          </table:table-cell>
          <table:table-cell office:value-type="float" office:value="122719" calcext:value-type="float">
            <text:p>122719</text:p>
          </table:table-cell>
          <table:table-cell office:value-type="float" office:value="119816" calcext:value-type="float">
            <text:p>119816</text:p>
          </table:table-cell>
          <table:table-cell office:value-type="float" office:value="35.82" calcext:value-type="float">
            <text:p>35.82</text:p>
          </table:table-cell>
          <table:table-cell office:value-type="float" office:value="52.36" calcext:value-type="float">
            <text:p>52.36</text:p>
          </table:table-cell>
          <table:table-cell office:value-type="float" office:value="-16.54" calcext:value-type="float">
            <text:p>-16.54</text:p>
          </table:table-cell>
          <table:table-cell office:value-type="float" office:value="0.383" calcext:value-type="float">
            <text:p>0.383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5058" calcext:value-type="float">
            <text:p>0.5058</text:p>
          </table:table-cell>
        </table:table-row>
        <table:table-row table:style-name="ro1">
          <table:table-cell table:style-name="ce5" office:value-type="string" calcext:value-type="string">
            <text:p>2016/6/21</text:p>
          </table:table-cell>
          <table:table-cell office:value-type="float" office:value="8459" calcext:value-type="float">
            <text:p>8459</text:p>
          </table:table-cell>
          <table:table-cell office:value-type="float" office:value="8525" calcext:value-type="float">
            <text:p>8525</text:p>
          </table:table-cell>
          <table:table-cell office:value-type="float" office:value="8435" calcext:value-type="float">
            <text:p>8435</text:p>
          </table:table-cell>
          <table:table-cell office:value-type="float" office:value="8510" calcext:value-type="float">
            <text:p>8510</text:p>
          </table:table-cell>
          <table:table-cell office:value-type="float" office:value="8451.4" calcext:value-type="float">
            <text:p>8451.4</text:p>
          </table:table-cell>
          <table:table-cell office:value-type="float" office:value="8530.9" calcext:value-type="float">
            <text:p>8530.9</text:p>
          </table:table-cell>
          <table:table-cell office:value-type="float" office:value="8504.85" calcext:value-type="float">
            <text:p>8504.85</text:p>
          </table:table-cell>
          <table:table-cell office:value-type="float" office:value="8442.05" calcext:value-type="float">
            <text:p>8442.05</text:p>
          </table:table-cell>
          <table:table-cell office:value-type="float" office:value="106832" calcext:value-type="float">
            <text:p>106832</text:p>
          </table:table-cell>
          <table:table-cell office:value-type="float" office:value="121348" calcext:value-type="float">
            <text:p>121348</text:p>
          </table:table-cell>
          <table:table-cell office:value-type="float" office:value="127504" calcext:value-type="float">
            <text:p>127504</text:p>
          </table:table-cell>
          <table:table-cell office:value-type="float" office:value="33.96" calcext:value-type="float">
            <text:p>33.96</text:p>
          </table:table-cell>
          <table:table-cell office:value-type="float" office:value="48.68" calcext:value-type="float">
            <text:p>48.68</text:p>
          </table:table-cell>
          <table:table-cell office:value-type="float" office:value="-14.72" calcext:value-type="float">
            <text:p>-14.72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2016/6/22</text:p>
          </table:table-cell>
          <table:table-cell office:value-type="float" office:value="8510" calcext:value-type="float">
            <text:p>8510</text:p>
          </table:table-cell>
          <table:table-cell office:value-type="float" office:value="8530" calcext:value-type="float">
            <text:p>8530</text:p>
          </table:table-cell>
          <table:table-cell office:value-type="float" office:value="8460" calcext:value-type="float">
            <text:p>8460</text:p>
          </table:table-cell>
          <table:table-cell office:value-type="float" office:value="8510" calcext:value-type="float">
            <text:p>8510</text:p>
          </table:table-cell>
          <table:table-cell office:value-type="float" office:value="8433" calcext:value-type="float">
            <text:p>8433</text:p>
          </table:table-cell>
          <table:table-cell office:value-type="float" office:value="8524.6" calcext:value-type="float">
            <text:p>8524.6</text:p>
          </table:table-cell>
          <table:table-cell office:value-type="float" office:value="8516.15" calcext:value-type="float">
            <text:p>8516.15</text:p>
          </table:table-cell>
          <table:table-cell office:value-type="float" office:value="8438.67" calcext:value-type="float">
            <text:p>8438.67</text:p>
          </table:table-cell>
          <table:table-cell office:value-type="float" office:value="113230" calcext:value-type="float">
            <text:p>113230</text:p>
          </table:table-cell>
          <table:table-cell office:value-type="float" office:value="126627" calcext:value-type="float">
            <text:p>126627</text:p>
          </table:table-cell>
          <table:table-cell office:value-type="float" office:value="125302" calcext:value-type="float">
            <text:p>125302</text:p>
          </table:table-cell>
          <table:table-cell office:value-type="float" office:value="32.71" calcext:value-type="float">
            <text:p>32.71</text:p>
          </table:table-cell>
          <table:table-cell office:value-type="float" office:value="45.48" calcext:value-type="float">
            <text:p>45.48</text:p>
          </table:table-cell>
          <table:table-cell office:value-type="float" office:value="-12.77" calcext:value-type="float">
            <text:p>-12.77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2016/6/23</text:p>
          </table:table-cell>
          <table:table-cell office:value-type="float" office:value="8515" calcext:value-type="float">
            <text:p>8515</text:p>
          </table:table-cell>
          <table:table-cell office:value-type="float" office:value="8526" calcext:value-type="float">
            <text:p>8526</text:p>
          </table:table-cell>
          <table:table-cell office:value-type="float" office:value="8467" calcext:value-type="float">
            <text:p>8467</text:p>
          </table:table-cell>
          <table:table-cell office:value-type="float" office:value="8510" calcext:value-type="float">
            <text:p>8510</text:p>
          </table:table-cell>
          <table:table-cell office:value-type="float" office:value="8478.8" calcext:value-type="float">
            <text:p>8478.8</text:p>
          </table:table-cell>
          <table:table-cell office:value-type="float" office:value="8508.9" calcext:value-type="float">
            <text:p>8508.9</text:p>
          </table:table-cell>
          <table:table-cell office:value-type="float" office:value="8522.45" calcext:value-type="float">
            <text:p>8522.45</text:p>
          </table:table-cell>
          <table:table-cell office:value-type="float" office:value="8435.5" calcext:value-type="float">
            <text:p>8435.5</text:p>
          </table:table-cell>
          <table:table-cell office:value-type="float" office:value="80671" calcext:value-type="float">
            <text:p>80671</text:p>
          </table:table-cell>
          <table:table-cell office:value-type="float" office:value="110462" calcext:value-type="float">
            <text:p>110462</text:p>
          </table:table-cell>
          <table:table-cell office:value-type="float" office:value="120588" calcext:value-type="float">
            <text:p>120588</text:p>
          </table:table-cell>
          <table:table-cell office:value-type="float" office:value="31.42" calcext:value-type="float">
            <text:p>31.42</text:p>
          </table:table-cell>
          <table:table-cell office:value-type="float" office:value="42.67" calcext:value-type="float">
            <text:p>42.67</text:p>
          </table:table-cell>
          <table:table-cell office:value-type="float" office:value="-11.25" calcext:value-type="float">
            <text:p>-11.25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string" calcext:value-type="string">
            <text:p>2016/6/24</text:p>
          </table:table-cell>
          <table:table-cell office:value-type="float" office:value="8500" calcext:value-type="float">
            <text:p>8500</text:p>
          </table:table-cell>
          <table:table-cell office:value-type="float" office:value="8553" calcext:value-type="float">
            <text:p>8553</text:p>
          </table:table-cell>
          <table:table-cell office:value-type="float" office:value="8140" calcext:value-type="float">
            <text:p>8140</text:p>
          </table:table-cell>
          <table:table-cell office:value-type="float" office:value="8238" calcext:value-type="float">
            <text:p>8238</text:p>
          </table:table-cell>
          <table:table-cell office:value-type="float" office:value="8447.4" calcext:value-type="float">
            <text:p>8447.4</text:p>
          </table:table-cell>
          <table:table-cell office:value-type="float" office:value="8461.4" calcext:value-type="float">
            <text:p>8461.4</text:p>
          </table:table-cell>
          <table:table-cell office:value-type="float" office:value="8515.2" calcext:value-type="float">
            <text:p>8515.2</text:p>
          </table:table-cell>
          <table:table-cell office:value-type="float" office:value="8428.05" calcext:value-type="float">
            <text:p>8428.05</text:p>
          </table:table-cell>
          <table:table-cell office:value-type="float" office:value="350484" calcext:value-type="float">
            <text:p>350484</text:p>
          </table:table-cell>
          <table:table-cell office:value-type="float" office:value="153549" calcext:value-type="float">
            <text:p>153549</text:p>
          </table:table-cell>
          <table:table-cell office:value-type="float" office:value="142129" calcext:value-type="float">
            <text:p>142129</text:p>
          </table:table-cell>
          <table:table-cell office:value-type="float" office:value="13.22" calcext:value-type="float">
            <text:p>13.22</text:p>
          </table:table-cell>
          <table:table-cell office:value-type="float" office:value="36.78" calcext:value-type="float">
            <text:p>36.78</text:p>
          </table:table-cell>
          <table:table-cell office:value-type="float" office:value="-23.56" calcext:value-type="float">
            <text:p>-23.5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2016/6/27</text:p>
          </table:table-cell>
          <table:table-cell office:value-type="float" office:value="8250" calcext:value-type="float">
            <text:p>8250</text:p>
          </table:table-cell>
          <table:table-cell office:value-type="float" office:value="8339" calcext:value-type="float">
            <text:p>8339</text:p>
          </table:table-cell>
          <table:table-cell office:value-type="float" office:value="8239" calcext:value-type="float">
            <text:p>8239</text:p>
          </table:table-cell>
          <table:table-cell office:value-type="float" office:value="8326" calcext:value-type="float">
            <text:p>8326</text:p>
          </table:table-cell>
          <table:table-cell office:value-type="float" office:value="8418.8" calcext:value-type="float">
            <text:p>8418.8</text:p>
          </table:table-cell>
          <table:table-cell office:value-type="float" office:value="8441.5" calcext:value-type="float">
            <text:p>8441.5</text:p>
          </table:table-cell>
          <table:table-cell office:value-type="float" office:value="8508.4" calcext:value-type="float">
            <text:p>8508.4</text:p>
          </table:table-cell>
          <table:table-cell office:value-type="float" office:value="8423.47" calcext:value-type="float">
            <text:p>8423.47</text:p>
          </table:table-cell>
          <table:table-cell office:value-type="float" office:value="123131" calcext:value-type="float">
            <text:p>123131</text:p>
          </table:table-cell>
          <table:table-cell office:value-type="float" office:value="154870" calcext:value-type="float">
            <text:p>154870</text:p>
          </table:table-cell>
          <table:table-cell office:value-type="float" office:value="138794" calcext:value-type="float">
            <text:p>138794</text:p>
          </table:table-cell>
          <table:table-cell office:value-type="float" office:value="0.03" calcext:value-type="float">
            <text:p>0.03</text:p>
          </table:table-cell>
          <table:table-cell office:value-type="float" office:value="29.43" calcext:value-type="float">
            <text:p>29.43</text:p>
          </table:table-cell>
          <table:table-cell office:value-type="float" office:value="-29.4" calcext:value-type="float">
            <text:p>-29.4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4373" calcext:value-type="float">
            <text:p>0.4373</text:p>
          </table:table-cell>
        </table:table-row>
        <table:table-row table:style-name="ro1">
          <table:table-cell table:style-name="ce5" office:value-type="string" calcext:value-type="string">
            <text:p>2016/6/28</text:p>
          </table:table-cell>
          <table:table-cell office:value-type="float" office:value="8274" calcext:value-type="float">
            <text:p>8274</text:p>
          </table:table-cell>
          <table:table-cell office:value-type="float" office:value="8387" calcext:value-type="float">
            <text:p>8387</text:p>
          </table:table-cell>
          <table:table-cell office:value-type="float" office:value="8260" calcext:value-type="float">
            <text:p>8260</text:p>
          </table:table-cell>
          <table:table-cell office:value-type="float" office:value="8376" calcext:value-type="float">
            <text:p>8376</text:p>
          </table:table-cell>
          <table:table-cell office:value-type="float" office:value="8392" calcext:value-type="float">
            <text:p>8392</text:p>
          </table:table-cell>
          <table:table-cell office:value-type="float" office:value="8421.7" calcext:value-type="float">
            <text:p>8421.7</text:p>
          </table:table-cell>
          <table:table-cell office:value-type="float" office:value="8501.75" calcext:value-type="float">
            <text:p>8501.75</text:p>
          </table:table-cell>
          <table:table-cell office:value-type="float" office:value="8417.4" calcext:value-type="float">
            <text:p>8417.4</text:p>
          </table:table-cell>
          <table:table-cell office:value-type="float" office:value="128666" calcext:value-type="float">
            <text:p>128666</text:p>
          </table:table-cell>
          <table:table-cell office:value-type="float" office:value="159236" calcext:value-type="float">
            <text:p>159236</text:p>
          </table:table-cell>
          <table:table-cell office:value-type="float" office:value="140292" calcext:value-type="float">
            <text:p>140292</text:p>
          </table:table-cell>
          <table:table-cell office:value-type="float" office:value="-6.94" calcext:value-type="float">
            <text:p>-6.94</text:p>
          </table:table-cell>
          <table:table-cell office:value-type="float" office:value="22.16" calcext:value-type="float">
            <text:p>22.16</text:p>
          </table:table-cell>
          <table:table-cell office:value-type="float" office:value="-29.1" calcext:value-type="float">
            <text:p>-29.1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4665" calcext:value-type="float">
            <text:p>0.4665</text:p>
          </table:table-cell>
        </table:table-row>
        <table:table-row table:style-name="ro1">
          <table:table-cell table:style-name="ce5" office:value-type="string" calcext:value-type="string">
            <text:p>2016/6/29</text:p>
          </table:table-cell>
          <table:table-cell office:value-type="float" office:value="8392" calcext:value-type="float">
            <text:p>8392</text:p>
          </table:table-cell>
          <table:table-cell office:value-type="float" office:value="8493" calcext:value-type="float">
            <text:p>8493</text:p>
          </table:table-cell>
          <table:table-cell office:value-type="float" office:value="8391" calcext:value-type="float">
            <text:p>8391</text:p>
          </table:table-cell>
          <table:table-cell office:value-type="float" office:value="8436" calcext:value-type="float">
            <text:p>8436</text:p>
          </table:table-cell>
          <table:table-cell office:value-type="float" office:value="8377.2" calcext:value-type="float">
            <text:p>8377.2</text:p>
          </table:table-cell>
          <table:table-cell office:value-type="float" office:value="8405.1" calcext:value-type="float">
            <text:p>8405.1</text:p>
          </table:table-cell>
          <table:table-cell office:value-type="float" office:value="8498.05" calcext:value-type="float">
            <text:p>8498.05</text:p>
          </table:table-cell>
          <table:table-cell office:value-type="float" office:value="8412.73" calcext:value-type="float">
            <text:p>8412.73</text:p>
          </table:table-cell>
          <table:table-cell office:value-type="float" office:value="136847" calcext:value-type="float">
            <text:p>136847</text:p>
          </table:table-cell>
          <table:table-cell office:value-type="float" office:value="163960" calcext:value-type="float">
            <text:p>163960</text:p>
          </table:table-cell>
          <table:table-cell office:value-type="float" office:value="145293" calcext:value-type="float">
            <text:p>145293</text:p>
          </table:table-cell>
          <table:table-cell office:value-type="float" office:value="-5.2" calcext:value-type="float">
            <text:p>-5.2</text:p>
          </table:table-cell>
          <table:table-cell office:value-type="float" office:value="16.69" calcext:value-type="float">
            <text:p>16.69</text:p>
          </table:table-cell>
          <table:table-cell office:value-type="float" office:value="-21.88" calcext:value-type="float">
            <text:p>-21.88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004" calcext:value-type="float">
            <text:p>0.5004</text:p>
          </table:table-cell>
        </table:table-row>
        <table:table-row table:style-name="ro1">
          <table:table-cell table:style-name="ce5" office:value-type="string" calcext:value-type="string">
            <text:p>2016/6/30</text:p>
          </table:table-cell>
          <table:table-cell office:value-type="float" office:value="8492" calcext:value-type="float">
            <text:p>8492</text:p>
          </table:table-cell>
          <table:table-cell office:value-type="float" office:value="8542" calcext:value-type="float">
            <text:p>8542</text:p>
          </table:table-cell>
          <table:table-cell office:value-type="float" office:value="8440" calcext:value-type="float">
            <text:p>8440</text:p>
          </table:table-cell>
          <table:table-cell office:value-type="float" office:value="8519" calcext:value-type="float">
            <text:p>8519</text:p>
          </table:table-cell>
          <table:table-cell office:value-type="float" office:value="8379" calcext:value-type="float">
            <text:p>8379</text:p>
          </table:table-cell>
          <table:table-cell office:value-type="float" office:value="8428.9" calcext:value-type="float">
            <text:p>8428.9</text:p>
          </table:table-cell>
          <table:table-cell office:value-type="float" office:value="8495.8" calcext:value-type="float">
            <text:p>8495.8</text:p>
          </table:table-cell>
          <table:table-cell office:value-type="float" office:value="8410.92" calcext:value-type="float">
            <text:p>8410.92</text:p>
          </table:table-cell>
          <table:table-cell office:value-type="float" office:value="149910" calcext:value-type="float">
            <text:p>149910</text:p>
          </table:table-cell>
          <table:table-cell office:value-type="float" office:value="177808" calcext:value-type="float">
            <text:p>177808</text:p>
          </table:table-cell>
          <table:table-cell office:value-type="float" office:value="144135" calcext:value-type="float">
            <text:p>144135</text:p>
          </table:table-cell>
          <table:table-cell office:value-type="float" office:value="1.49" calcext:value-type="float">
            <text:p>1.49</text:p>
          </table:table-cell>
          <table:table-cell office:value-type="float" office:value="13.65" calcext:value-type="float">
            <text:p>13.65</text:p>
          </table:table-cell>
          <table:table-cell office:value-type="float" office:value="-12.16" calcext:value-type="float">
            <text:p>-12.16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string" calcext:value-type="string">
            <text:p>2016/7/1</text:p>
          </table:table-cell>
          <table:table-cell office:value-type="float" office:value="8568" calcext:value-type="float">
            <text:p>8568</text:p>
          </table:table-cell>
          <table:table-cell office:value-type="float" office:value="8638" calcext:value-type="float">
            <text:p>8638</text:p>
          </table:table-cell>
          <table:table-cell office:value-type="float" office:value="8551" calcext:value-type="float">
            <text:p>8551</text:p>
          </table:table-cell>
          <table:table-cell office:value-type="float" office:value="8623" calcext:value-type="float">
            <text:p>8623</text:p>
          </table:table-cell>
          <table:table-cell office:value-type="float" office:value="8456" calcext:value-type="float">
            <text:p>8456</text:p>
          </table:table-cell>
          <table:table-cell office:value-type="float" office:value="8451.7" calcext:value-type="float">
            <text:p>8451.7</text:p>
          </table:table-cell>
          <table:table-cell office:value-type="float" office:value="8499.45" calcext:value-type="float">
            <text:p>8499.45</text:p>
          </table:table-cell>
          <table:table-cell office:value-type="float" office:value="8413.67" calcext:value-type="float">
            <text:p>8413.67</text:p>
          </table:table-cell>
          <table:table-cell office:value-type="float" office:value="125937" calcext:value-type="float">
            <text:p>125937</text:p>
          </table:table-cell>
          <table:table-cell office:value-type="float" office:value="132898" calcext:value-type="float">
            <text:p>132898</text:p>
          </table:table-cell>
          <table:table-cell office:value-type="float" office:value="143224" calcext:value-type="float">
            <text:p>143224</text:p>
          </table:table-cell>
          <table:table-cell office:value-type="float" office:value="14.99" calcext:value-type="float">
            <text:p>14.99</text:p>
          </table:table-cell>
          <table:table-cell office:value-type="float" office:value="13.92" calcext:value-type="float">
            <text:p>13.92</text:p>
          </table:table-cell>
          <table:table-cell office:value-type="float" office:value="1.07" calcext:value-type="float">
            <text:p>1.07</text:p>
          </table:table-cell>
          <table:table-cell office:value-type="float" office:value="0.7723" calcext:value-type="float">
            <text:p>0.7723</text:p>
          </table:table-cell>
          <table:table-cell office:value-type="float" office:value="0.6236" calcext:value-type="float">
            <text:p>0.6236</text:p>
          </table:table-cell>
          <table:table-cell office:value-type="float" office:value="0.675" calcext:value-type="float">
            <text:p>0.675</text:p>
          </table:table-cell>
          <table:table-cell office:value-type="float" office:value="0.5928" calcext:value-type="float">
            <text:p>0.5928</text:p>
          </table:table-cell>
        </table:table-row>
        <table:table-row table:style-name="ro1">
          <table:table-cell office:value-type="string" calcext:value-type="string">
            <text:p>2016/7/4</text:p>
          </table:table-cell>
          <table:table-cell office:value-type="float" office:value="8636" calcext:value-type="float">
            <text:p>8636</text:p>
          </table:table-cell>
          <table:table-cell office:value-type="float" office:value="8679" calcext:value-type="float">
            <text:p>8679</text:p>
          </table:table-cell>
          <table:table-cell office:value-type="float" office:value="8598" calcext:value-type="float">
            <text:p>8598</text:p>
          </table:table-cell>
          <table:table-cell office:value-type="float" office:value="8632" calcext:value-type="float">
            <text:p>8632</text:p>
          </table:table-cell>
          <table:table-cell office:value-type="float" office:value="8517.2" calcext:value-type="float">
            <text:p>8517.2</text:p>
          </table:table-cell>
          <table:table-cell office:value-type="float" office:value="8468" calcext:value-type="float">
            <text:p>8468</text:p>
          </table:table-cell>
          <table:table-cell office:value-type="float" office:value="8502.8" calcext:value-type="float">
            <text:p>8502.8</text:p>
          </table:table-cell>
          <table:table-cell office:value-type="float" office:value="8416.9" calcext:value-type="float">
            <text:p>8416.9</text:p>
          </table:table-cell>
          <table:table-cell office:value-type="float" office:value="117023" calcext:value-type="float">
            <text:p>117023</text:p>
          </table:table-cell>
          <table:table-cell office:value-type="float" office:value="131677" calcext:value-type="float">
            <text:p>131677</text:p>
          </table:table-cell>
          <table:table-cell office:value-type="float" office:value="143273" calcext:value-type="float">
            <text:p>143273</text:p>
          </table:table-cell>
          <table:table-cell office:value-type="float" office:value="27.51" calcext:value-type="float">
            <text:p>27.51</text:p>
          </table:table-cell>
          <table:table-cell office:value-type="float" office:value="16.63" calcext:value-type="float">
            <text:p>16.63</text:p>
          </table:table-cell>
          <table:table-cell office:value-type="float" office:value="10.87" calcext:value-type="float">
            <text:p>10.87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5969" calcext:value-type="float">
            <text:p>0.5969</text:p>
          </table:table-cell>
        </table:table-row>
        <table:table-row table:style-name="ro1">
          <table:table-cell office:value-type="string" calcext:value-type="string">
            <text:p>2016/7/5</text:p>
          </table:table-cell>
          <table:table-cell office:value-type="float" office:value="8600" calcext:value-type="float">
            <text:p>8600</text:p>
          </table:table-cell>
          <table:table-cell office:value-type="float" office:value="8635" calcext:value-type="float">
            <text:p>8635</text:p>
          </table:table-cell>
          <table:table-cell office:value-type="float" office:value="8567" calcext:value-type="float">
            <text:p>8567</text:p>
          </table:table-cell>
          <table:table-cell office:value-type="float" office:value="8610" calcext:value-type="float">
            <text:p>8610</text:p>
          </table:table-cell>
          <table:table-cell office:value-type="float" office:value="8564" calcext:value-type="float">
            <text:p>8564</text:p>
          </table:table-cell>
          <table:table-cell office:value-type="float" office:value="8478" calcext:value-type="float">
            <text:p>8478</text:p>
          </table:table-cell>
          <table:table-cell office:value-type="float" office:value="8504.45" calcext:value-type="float">
            <text:p>8504.45</text:p>
          </table:table-cell>
          <table:table-cell office:value-type="float" office:value="8418.98" calcext:value-type="float">
            <text:p>8418.98</text:p>
          </table:table-cell>
          <table:table-cell office:value-type="float" office:value="99016" calcext:value-type="float">
            <text:p>99016</text:p>
          </table:table-cell>
          <table:table-cell office:value-type="float" office:value="125747" calcext:value-type="float">
            <text:p>125747</text:p>
          </table:table-cell>
          <table:table-cell office:value-type="float" office:value="142492" calcext:value-type="float">
            <text:p>142492</text:p>
          </table:table-cell>
          <table:table-cell office:value-type="float" office:value="34.63" calcext:value-type="float">
            <text:p>34.63</text:p>
          </table:table-cell>
          <table:table-cell office:value-type="float" office:value="20.23" calcext:value-type="float">
            <text:p>20.23</text:p>
          </table:table-cell>
          <table:table-cell office:value-type="float" office:value="14.4" calcext:value-type="float">
            <text:p>14.4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6432" calcext:value-type="float">
            <text:p>0.6432</text:p>
          </table:table-cell>
          <table:table-cell office:value-type="float" office:value="0.5814" calcext:value-type="float">
            <text:p>0.5814</text:p>
          </table:table-cell>
        </table:table-row>
        <table:table-row table:style-name="ro1">
          <table:table-cell office:value-type="string" calcext:value-type="string">
            <text:p>2016/7/6</text:p>
          </table:table-cell>
          <table:table-cell office:value-type="float" office:value="8552" calcext:value-type="float">
            <text:p>8552</text:p>
          </table:table-cell>
          <table:table-cell office:value-type="float" office:value="8559" calcext:value-type="float">
            <text:p>8559</text:p>
          </table:table-cell>
          <table:table-cell office:value-type="float" office:value="8443" calcext:value-type="float">
            <text:p>8443</text:p>
          </table:table-cell>
          <table:table-cell office:value-type="float" office:value="8469" calcext:value-type="float">
            <text:p>8469</text:p>
          </table:table-cell>
          <table:table-cell office:value-type="float" office:value="8570.6" calcext:value-type="float">
            <text:p>8570.6</text:p>
          </table:table-cell>
          <table:table-cell office:value-type="float" office:value="8473.9" calcext:value-type="float">
            <text:p>8473.9</text:p>
          </table:table-cell>
          <table:table-cell office:value-type="float" office:value="8499.25" calcext:value-type="float">
            <text:p>8499.25</text:p>
          </table:table-cell>
          <table:table-cell office:value-type="float" office:value="8418.22" calcext:value-type="float">
            <text:p>8418.22</text:p>
          </table:table-cell>
          <table:table-cell office:value-type="float" office:value="166638" calcext:value-type="float">
            <text:p>166638</text:p>
          </table:table-cell>
          <table:table-cell office:value-type="float" office:value="131705" calcext:value-type="float">
            <text:p>131705</text:p>
          </table:table-cell>
          <table:table-cell office:value-type="float" office:value="147832" calcext:value-type="float">
            <text:p>147832</text:p>
          </table:table-cell>
          <table:table-cell office:value-type="float" office:value="30.2" calcext:value-type="float">
            <text:p>30.2</text:p>
          </table:table-cell>
          <table:table-cell office:value-type="float" office:value="22.23" calcext:value-type="float">
            <text:p>22.23</text:p>
          </table:table-cell>
          <table:table-cell office:value-type="float" office:value="7.98" calcext:value-type="float">
            <text:p>7.98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922" calcext:value-type="float">
            <text:p>0.4922</text:p>
          </table:table-cell>
        </table:table-row>
        <table:table-row table:style-name="ro1">
          <table:table-cell office:value-type="string" calcext:value-type="string">
            <text:p>2016/7/7</text:p>
          </table:table-cell>
          <table:table-cell office:value-type="float" office:value="8508" calcext:value-type="float">
            <text:p>8508</text:p>
          </table:table-cell>
          <table:table-cell office:value-type="float" office:value="8571" calcext:value-type="float">
            <text:p>8571</text:p>
          </table:table-cell>
          <table:table-cell office:value-type="float" office:value="8505" calcext:value-type="float">
            <text:p>8505</text:p>
          </table:table-cell>
          <table:table-cell office:value-type="float" office:value="8561" calcext:value-type="float">
            <text:p>8561</text:p>
          </table:table-cell>
          <table:table-cell office:value-type="float" office:value="8579" calcext:value-type="float">
            <text:p>8579</text:p>
          </table:table-cell>
          <table:table-cell office:value-type="float" office:value="8479" calcext:value-type="float">
            <text:p>8479</text:p>
          </table:table-cell>
          <table:table-cell office:value-type="float" office:value="8493.95" calcext:value-type="float">
            <text:p>8493.95</text:p>
          </table:table-cell>
          <table:table-cell office:value-type="float" office:value="8419.3" calcext:value-type="float">
            <text:p>8419.3</text:p>
          </table:table-cell>
          <table:table-cell office:value-type="float" office:value="99013" calcext:value-type="float">
            <text:p>99013</text:p>
          </table:table-cell>
          <table:table-cell office:value-type="float" office:value="121525" calcext:value-type="float">
            <text:p>121525</text:p>
          </table:table-cell>
          <table:table-cell office:value-type="float" office:value="149667" calcext:value-type="float">
            <text:p>149667</text:p>
          </table:table-cell>
          <table:table-cell office:value-type="float" office:value="31.54" calcext:value-type="float">
            <text:p>31.54</text:p>
          </table:table-cell>
          <table:table-cell office:value-type="float" office:value="24.09" calcext:value-type="float">
            <text:p>24.09</text:p>
          </table:table-cell>
          <table:table-cell office:value-type="float" office:value="7.45" calcext:value-type="float">
            <text:p>7.45</text:p>
          </table:table-cell>
          <table:table-cell office:value-type="float" office:value="0.7515" calcext:value-type="float">
            <text:p>0.7515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422" calcext:value-type="float">
            <text:p>0.5422</text:p>
          </table:table-cell>
        </table:table-row>
        <table:table-row table:style-name="ro1">
          <table:table-cell office:value-type="string" calcext:value-type="string">
            <text:p>2016/7/11</text:p>
          </table:table-cell>
          <table:table-cell office:value-type="float" office:value="8683" calcext:value-type="float">
            <text:p>8683</text:p>
          </table:table-cell>
          <table:table-cell office:value-type="float" office:value="8748" calcext:value-type="float">
            <text:p>8748</text:p>
          </table:table-cell>
          <table:table-cell office:value-type="float" office:value="8677" calcext:value-type="float">
            <text:p>8677</text:p>
          </table:table-cell>
          <table:table-cell office:value-type="float" office:value="8734" calcext:value-type="float">
            <text:p>8734</text:p>
          </table:table-cell>
          <table:table-cell office:value-type="float" office:value="8601.2" calcext:value-type="float">
            <text:p>8601.2</text:p>
          </table:table-cell>
          <table:table-cell office:value-type="float" office:value="8528.6" calcext:value-type="float">
            <text:p>8528.6</text:p>
          </table:table-cell>
          <table:table-cell office:value-type="float" office:value="8495" calcext:value-type="float">
            <text:p>8495</text:p>
          </table:table-cell>
          <table:table-cell office:value-type="float" office:value="8420.93" calcext:value-type="float">
            <text:p>8420.93</text:p>
          </table:table-cell>
          <table:table-cell office:value-type="float" office:value="120241" calcext:value-type="float">
            <text:p>120241</text:p>
          </table:table-cell>
          <table:table-cell office:value-type="float" office:value="120386" calcext:value-type="float">
            <text:p>120386</text:p>
          </table:table-cell>
          <table:table-cell office:value-type="float" office:value="126642" calcext:value-type="float">
            <text:p>126642</text:p>
          </table:table-cell>
          <table:table-cell office:value-type="float" office:value="46.08" calcext:value-type="float">
            <text:p>46.08</text:p>
          </table:table-cell>
          <table:table-cell office:value-type="float" office:value="28.49" calcext:value-type="float">
            <text:p>28.49</text:p>
          </table:table-cell>
          <table:table-cell office:value-type="float" office:value="17.59" calcext:value-type="float">
            <text:p>17.59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192" calcext:value-type="float">
            <text:p>0.6192</text:p>
          </table:table-cell>
        </table:table-row>
        <table:table-row table:style-name="ro1">
          <table:table-cell office:value-type="string" calcext:value-type="string">
            <text:p>2016/7/12</text:p>
          </table:table-cell>
          <table:table-cell office:value-type="float" office:value="8751" calcext:value-type="float">
            <text:p>8751</text:p>
          </table:table-cell>
          <table:table-cell office:value-type="float" office:value="8795" calcext:value-type="float">
            <text:p>8795</text:p>
          </table:table-cell>
          <table:table-cell office:value-type="float" office:value="8736" calcext:value-type="float">
            <text:p>8736</text:p>
          </table:table-cell>
          <table:table-cell office:value-type="float" office:value="8776" calcext:value-type="float">
            <text:p>8776</text:p>
          </table:table-cell>
          <table:table-cell office:value-type="float" office:value="8630" calcext:value-type="float">
            <text:p>8630</text:p>
          </table:table-cell>
          <table:table-cell office:value-type="float" office:value="8573.6" calcext:value-type="float">
            <text:p>8573.6</text:p>
          </table:table-cell>
          <table:table-cell office:value-type="float" office:value="8507.55" calcext:value-type="float">
            <text:p>8507.55</text:p>
          </table:table-cell>
          <table:table-cell office:value-type="float" office:value="8422.87" calcext:value-type="float">
            <text:p>8422.87</text:p>
          </table:table-cell>
          <table:table-cell office:value-type="float" office:value="108508" calcext:value-type="float">
            <text:p>108508</text:p>
          </table:table-cell>
          <table:table-cell office:value-type="float" office:value="118683" calcext:value-type="float">
            <text:p>118683</text:p>
          </table:table-cell>
          <table:table-cell office:value-type="float" office:value="125180" calcext:value-type="float">
            <text:p>125180</text:p>
          </table:table-cell>
          <table:table-cell office:value-type="float" office:value="60.74" calcext:value-type="float">
            <text:p>60.74</text:p>
          </table:table-cell>
          <table:table-cell office:value-type="float" office:value="34.94" calcext:value-type="float">
            <text:p>34.94</text:p>
          </table:table-cell>
          <table:table-cell office:value-type="float" office:value="25.8" calcext:value-type="float">
            <text:p>25.8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6354" calcext:value-type="float">
            <text:p>0.6354</text:p>
          </table:table-cell>
        </table:table-row>
        <table:table-row table:style-name="ro1">
          <table:table-cell office:value-type="string" calcext:value-type="string">
            <text:p>2016/7/13</text:p>
          </table:table-cell>
          <table:table-cell office:value-type="float" office:value="8825" calcext:value-type="float">
            <text:p>8825</text:p>
          </table:table-cell>
          <table:table-cell office:value-type="float" office:value="8837" calcext:value-type="float">
            <text:p>8837</text:p>
          </table:table-cell>
          <table:table-cell office:value-type="float" office:value="8726" calcext:value-type="float">
            <text:p>8726</text:p>
          </table:table-cell>
          <table:table-cell office:value-type="float" office:value="8793" calcext:value-type="float">
            <text:p>8793</text:p>
          </table:table-cell>
          <table:table-cell office:value-type="float" office:value="8666.6" calcext:value-type="float">
            <text:p>8666.6</text:p>
          </table:table-cell>
          <table:table-cell office:value-type="float" office:value="8615.3" calcext:value-type="float">
            <text:p>8615.3</text:p>
          </table:table-cell>
          <table:table-cell office:value-type="float" office:value="8518.5" calcext:value-type="float">
            <text:p>8518.5</text:p>
          </table:table-cell>
          <table:table-cell office:value-type="float" office:value="8424.13" calcext:value-type="float">
            <text:p>8424.13</text:p>
          </table:table-cell>
          <table:table-cell office:value-type="float" office:value="149460" calcext:value-type="float">
            <text:p>149460</text:p>
          </table:table-cell>
          <table:table-cell office:value-type="float" office:value="128772" calcext:value-type="float">
            <text:p>128772</text:p>
          </table:table-cell>
          <table:table-cell office:value-type="float" office:value="127259" calcext:value-type="float">
            <text:p>127259</text:p>
          </table:table-cell>
          <table:table-cell office:value-type="float" office:value="72.85" calcext:value-type="float">
            <text:p>72.85</text:p>
          </table:table-cell>
          <table:table-cell office:value-type="float" office:value="42.52" calcext:value-type="float">
            <text:p>42.52</text:p>
          </table:table-cell>
          <table:table-cell office:value-type="float" office:value="30.33" calcext:value-type="float">
            <text:p>30.33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6421" calcext:value-type="float">
            <text:p>0.6421</text:p>
          </table:table-cell>
        </table:table-row>
        <table:table-row table:style-name="ro1">
          <table:table-cell office:value-type="string" calcext:value-type="string">
            <text:p>2016/7/14</text:p>
          </table:table-cell>
          <table:table-cell office:value-type="float" office:value="8800" calcext:value-type="float">
            <text:p>8800</text:p>
          </table:table-cell>
          <table:table-cell office:value-type="float" office:value="8841" calcext:value-type="float">
            <text:p>8841</text:p>
          </table:table-cell>
          <table:table-cell office:value-type="float" office:value="8769" calcext:value-type="float">
            <text:p>8769</text:p>
          </table:table-cell>
          <table:table-cell office:value-type="float" office:value="8813" calcext:value-type="float">
            <text:p>8813</text:p>
          </table:table-cell>
          <table:table-cell office:value-type="float" office:value="8735.4" calcext:value-type="float">
            <text:p>8735.4</text:p>
          </table:table-cell>
          <table:table-cell office:value-type="float" office:value="8653" calcext:value-type="float">
            <text:p>8653</text:p>
          </table:table-cell>
          <table:table-cell office:value-type="float" office:value="8529.05" calcext:value-type="float">
            <text:p>8529.05</text:p>
          </table:table-cell>
          <table:table-cell office:value-type="float" office:value="8426.95" calcext:value-type="float">
            <text:p>8426.95</text:p>
          </table:table-cell>
          <table:table-cell office:value-type="float" office:value="115361" calcext:value-type="float">
            <text:p>115361</text:p>
          </table:table-cell>
          <table:table-cell office:value-type="float" office:value="118517" calcext:value-type="float">
            <text:p>118517</text:p>
          </table:table-cell>
          <table:table-cell office:value-type="float" office:value="125111" calcext:value-type="float">
            <text:p>125111</text:p>
          </table:table-cell>
          <table:table-cell office:value-type="float" office:value="83.24" calcext:value-type="float">
            <text:p>83.24</text:p>
          </table:table-cell>
          <table:table-cell office:value-type="float" office:value="50.66" calcext:value-type="float">
            <text:p>50.66</text:p>
          </table:table-cell>
          <table:table-cell office:value-type="float" office:value="32.58" calcext:value-type="float">
            <text:p>32.5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7386" calcext:value-type="float">
            <text:p>0.7386</text:p>
          </table:table-cell>
          <table:table-cell office:value-type="float" office:value="0.6504" calcext:value-type="float">
            <text:p>0.6504</text:p>
          </table:table-cell>
        </table:table-row>
        <table:table-row table:style-name="ro1">
          <table:table-cell office:value-type="string" calcext:value-type="string">
            <text:p>2016/7/15</text:p>
          </table:table-cell>
          <table:table-cell office:value-type="float" office:value="8846" calcext:value-type="float">
            <text:p>8846</text:p>
          </table:table-cell>
          <table:table-cell office:value-type="float" office:value="8925" calcext:value-type="float">
            <text:p>8925</text:p>
          </table:table-cell>
          <table:table-cell office:value-type="float" office:value="8823" calcext:value-type="float">
            <text:p>8823</text:p>
          </table:table-cell>
          <table:table-cell office:value-type="float" office:value="8912" calcext:value-type="float">
            <text:p>8912</text:p>
          </table:table-cell>
          <table:table-cell office:value-type="float" office:value="8805.6" calcext:value-type="float">
            <text:p>8805.6</text:p>
          </table:table-cell>
          <table:table-cell office:value-type="float" office:value="8692.3" calcext:value-type="float">
            <text:p>8692.3</text:p>
          </table:table-cell>
          <table:table-cell office:value-type="float" office:value="8560.6" calcext:value-type="float">
            <text:p>8560.6</text:p>
          </table:table-cell>
          <table:table-cell office:value-type="float" office:value="8431.55" calcext:value-type="float">
            <text:p>8431.55</text:p>
          </table:table-cell>
          <table:table-cell office:value-type="float" office:value="135980" calcext:value-type="float">
            <text:p>135980</text:p>
          </table:table-cell>
          <table:table-cell office:value-type="float" office:value="125910" calcext:value-type="float">
            <text:p>125910</text:p>
          </table:table-cell>
          <table:table-cell office:value-type="float" office:value="123718" calcext:value-type="float">
            <text:p>123718</text:p>
          </table:table-cell>
          <table:table-cell office:value-type="float" office:value="97.14" calcext:value-type="float">
            <text:p>97.14</text:p>
          </table:table-cell>
          <table:table-cell office:value-type="float" office:value="59.96" calcext:value-type="float">
            <text:p>59.96</text:p>
          </table:table-cell>
          <table:table-cell office:value-type="float" office:value="37.18" calcext:value-type="float">
            <text:p>37.18</text:p>
          </table:table-cell>
          <table:table-cell office:value-type="float" office:value="0.9197" calcext:value-type="float">
            <text:p>0.9197</text:p>
          </table:table-cell>
          <table:table-cell office:value-type="float" office:value="0.873" calcext:value-type="float">
            <text:p>0.873</text:p>
          </table:table-cell>
          <table:table-cell office:value-type="float" office:value="0.799" calcext:value-type="float">
            <text:p>0.799</text:p>
          </table:table-cell>
          <table:table-cell office:value-type="float" office:value="0.6893" calcext:value-type="float">
            <text:p>0.6893</text:p>
          </table:table-cell>
        </table:table-row>
        <table:table-row table:style-name="ro1">
          <table:table-cell office:value-type="string" calcext:value-type="string">
            <text:p>2016/7/18</text:p>
          </table:table-cell>
          <table:table-cell office:value-type="float" office:value="8918" calcext:value-type="float">
            <text:p>8918</text:p>
          </table:table-cell>
          <table:table-cell office:value-type="float" office:value="9001" calcext:value-type="float">
            <text:p>9001</text:p>
          </table:table-cell>
          <table:table-cell office:value-type="float" office:value="8912" calcext:value-type="float">
            <text:p>8912</text:p>
          </table:table-cell>
          <table:table-cell office:value-type="float" office:value="8999" calcext:value-type="float">
            <text:p>8999</text:p>
          </table:table-cell>
          <table:table-cell office:value-type="float" office:value="8858.6" calcext:value-type="float">
            <text:p>8858.6</text:p>
          </table:table-cell>
          <table:table-cell office:value-type="float" office:value="8729.9" calcext:value-type="float">
            <text:p>8729.9</text:p>
          </table:table-cell>
          <table:table-cell office:value-type="float" office:value="8590.8" calcext:value-type="float">
            <text:p>8590.8</text:p>
          </table:table-cell>
          <table:table-cell office:value-type="float" office:value="8439.55" calcext:value-type="float">
            <text:p>8439.55</text:p>
          </table:table-cell>
          <table:table-cell office:value-type="float" office:value="121872" calcext:value-type="float">
            <text:p>121872</text:p>
          </table:table-cell>
          <table:table-cell office:value-type="float" office:value="126236" calcext:value-type="float">
            <text:p>126236</text:p>
          </table:table-cell>
          <table:table-cell office:value-type="float" office:value="123311" calcext:value-type="float">
            <text:p>123311</text:p>
          </table:table-cell>
          <table:table-cell office:value-type="float" office:value="113.68" calcext:value-type="float">
            <text:p>113.68</text:p>
          </table:table-cell>
          <table:table-cell office:value-type="float" office:value="70.7" calcext:value-type="float">
            <text:p>70.7</text:p>
          </table:table-cell>
          <table:table-cell office:value-type="float" office:value="42.97" calcext:value-type="float">
            <text:p>42.97</text:p>
          </table:table-cell>
          <table:table-cell office:value-type="float" office:value="0.9453" calcext:value-type="float">
            <text:p>0.9453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2016/7/19</text:p>
          </table:table-cell>
          <table:table-cell office:value-type="float" office:value="9020" calcext:value-type="float">
            <text:p>9020</text:p>
          </table:table-cell>
          <table:table-cell office:value-type="float" office:value="9035" calcext:value-type="float">
            <text:p>9035</text:p>
          </table:table-cell>
          <table:table-cell office:value-type="float" office:value="8962" calcext:value-type="float">
            <text:p>8962</text:p>
          </table:table-cell>
          <table:table-cell office:value-type="float" office:value="9032" calcext:value-type="float">
            <text:p>9032</text:p>
          </table:table-cell>
          <table:table-cell office:value-type="float" office:value="8909.8" calcext:value-type="float">
            <text:p>8909.8</text:p>
          </table:table-cell>
          <table:table-cell office:value-type="float" office:value="8769.9" calcext:value-type="float">
            <text:p>8769.9</text:p>
          </table:table-cell>
          <table:table-cell office:value-type="float" office:value="8618.95" calcext:value-type="float">
            <text:p>8618.95</text:p>
          </table:table-cell>
          <table:table-cell office:value-type="float" office:value="8447.92" calcext:value-type="float">
            <text:p>8447.92</text:p>
          </table:table-cell>
          <table:table-cell office:value-type="float" office:value="135725" calcext:value-type="float">
            <text:p>135725</text:p>
          </table:table-cell>
          <table:table-cell office:value-type="float" office:value="131680" calcext:value-type="float">
            <text:p>131680</text:p>
          </table:table-cell>
          <table:table-cell office:value-type="float" office:value="125181" calcext:value-type="float">
            <text:p>125181</text:p>
          </table:table-cell>
          <table:table-cell office:value-type="float" office:value="128.33" calcext:value-type="float">
            <text:p>128.33</text:p>
          </table:table-cell>
          <table:table-cell office:value-type="float" office:value="82.23" calcext:value-type="float">
            <text:p>82.23</text:p>
          </table:table-cell>
          <table:table-cell office:value-type="float" office:value="46.1" calcext:value-type="float">
            <text:p>46.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8516" calcext:value-type="float">
            <text:p>0.851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2016/7/20</text:p>
          </table:table-cell>
          <table:table-cell office:value-type="float" office:value="9010" calcext:value-type="float">
            <text:p>9010</text:p>
          </table:table-cell>
          <table:table-cell office:value-type="float" office:value="9042" calcext:value-type="float">
            <text:p>9042</text:p>
          </table:table-cell>
          <table:table-cell office:value-type="float" office:value="8972" calcext:value-type="float">
            <text:p>8972</text:p>
          </table:table-cell>
          <table:table-cell office:value-type="float" office:value="9003" calcext:value-type="float">
            <text:p>9003</text:p>
          </table:table-cell>
          <table:table-cell office:value-type="float" office:value="8951.8" calcext:value-type="float">
            <text:p>8951.8</text:p>
          </table:table-cell>
          <table:table-cell office:value-type="float" office:value="8809.2" calcext:value-type="float">
            <text:p>8809.2</text:p>
          </table:table-cell>
          <table:table-cell office:value-type="float" office:value="8643.6" calcext:value-type="float">
            <text:p>8643.6</text:p>
          </table:table-cell>
          <table:table-cell office:value-type="float" office:value="8456.3" calcext:value-type="float">
            <text:p>8456.3</text:p>
          </table:table-cell>
          <table:table-cell office:value-type="float" office:value="94642" calcext:value-type="float">
            <text:p>94642</text:p>
          </table:table-cell>
          <table:table-cell office:value-type="float" office:value="120716" calcext:value-type="float">
            <text:p>120716</text:p>
          </table:table-cell>
          <table:table-cell office:value-type="float" office:value="124744" calcext:value-type="float">
            <text:p>124744</text:p>
          </table:table-cell>
          <table:table-cell office:value-type="float" office:value="137.53" calcext:value-type="float">
            <text:p>137.53</text:p>
          </table:table-cell>
          <table:table-cell office:value-type="float" office:value="93.29" calcext:value-type="float">
            <text:p>93.29</text:p>
          </table:table-cell>
          <table:table-cell office:value-type="float" office:value="44.24" calcext:value-type="float">
            <text:p>44.24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041" calcext:value-type="float">
            <text:p>0.7041</text:p>
          </table:table-cell>
        </table:table-row>
        <table:table-row table:style-name="ro1">
          <table:table-cell office:value-type="string" calcext:value-type="string">
            <text:p>2016/7/21</text:p>
          </table:table-cell>
          <table:table-cell office:value-type="float" office:value="8922" calcext:value-type="float">
            <text:p>8922</text:p>
          </table:table-cell>
          <table:table-cell office:value-type="float" office:value="9009" calcext:value-type="float">
            <text:p>9009</text:p>
          </table:table-cell>
          <table:table-cell office:value-type="float" office:value="8916" calcext:value-type="float">
            <text:p>8916</text:p>
          </table:table-cell>
          <table:table-cell office:value-type="float" office:value="8984" calcext:value-type="float">
            <text:p>8984</text:p>
          </table:table-cell>
          <table:table-cell office:value-type="float" office:value="8986" calcext:value-type="float">
            <text:p>8986</text:p>
          </table:table-cell>
          <table:table-cell office:value-type="float" office:value="8860.7" calcext:value-type="float">
            <text:p>8860.7</text:p>
          </table:table-cell>
          <table:table-cell office:value-type="float" office:value="8667.3" calcext:value-type="float">
            <text:p>8667.3</text:p>
          </table:table-cell>
          <table:table-cell office:value-type="float" office:value="8463.92" calcext:value-type="float">
            <text:p>8463.92</text:p>
          </table:table-cell>
          <table:table-cell office:value-type="float" office:value="120520" calcext:value-type="float">
            <text:p>120520</text:p>
          </table:table-cell>
          <table:table-cell office:value-type="float" office:value="121748" calcext:value-type="float">
            <text:p>121748</text:p>
          </table:table-cell>
          <table:table-cell office:value-type="float" office:value="120132" calcext:value-type="float">
            <text:p>120132</text:p>
          </table:table-cell>
          <table:table-cell office:value-type="float" office:value="140.64" calcext:value-type="float">
            <text:p>140.64</text:p>
          </table:table-cell>
          <table:table-cell office:value-type="float" office:value="102.76" calcext:value-type="float">
            <text:p>102.76</text:p>
          </table:table-cell>
          <table:table-cell office:value-type="float" office:value="37.88" calcext:value-type="float">
            <text:p>37.88</text:p>
          </table:table-cell>
          <table:table-cell office:value-type="float" office:value="0.9139" calcext:value-type="float">
            <text:p>0.9139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6867" calcext:value-type="float">
            <text:p>0.6867</text:p>
          </table:table-cell>
        </table:table-row>
        <table:table-row table:style-name="ro1">
          <table:table-cell office:value-type="string" calcext:value-type="string">
            <text:p>2016/7/22</text:p>
          </table:table-cell>
          <table:table-cell office:value-type="float" office:value="8965" calcext:value-type="float">
            <text:p>8965</text:p>
          </table:table-cell>
          <table:table-cell office:value-type="float" office:value="8984" calcext:value-type="float">
            <text:p>8984</text:p>
          </table:table-cell>
          <table:table-cell office:value-type="float" office:value="8925" calcext:value-type="float">
            <text:p>8925</text:p>
          </table:table-cell>
          <table:table-cell office:value-type="float" office:value="8927" calcext:value-type="float">
            <text:p>8927</text:p>
          </table:table-cell>
          <table:table-cell office:value-type="float" office:value="8989" calcext:value-type="float">
            <text:p>8989</text:p>
          </table:table-cell>
          <table:table-cell office:value-type="float" office:value="8897.3" calcext:value-type="float">
            <text:p>8897.3</text:p>
          </table:table-cell>
          <table:table-cell office:value-type="float" office:value="8688.15" calcext:value-type="float">
            <text:p>8688.15</text:p>
          </table:table-cell>
          <table:table-cell office:value-type="float" office:value="8469.87" calcext:value-type="float">
            <text:p>8469.87</text:p>
          </table:table-cell>
          <table:table-cell office:value-type="float" office:value="108745" calcext:value-type="float">
            <text:p>108745</text:p>
          </table:table-cell>
          <table:table-cell office:value-type="float" office:value="116301" calcext:value-type="float">
            <text:p>116301</text:p>
          </table:table-cell>
          <table:table-cell office:value-type="float" office:value="121105" calcext:value-type="float">
            <text:p>121105</text:p>
          </table:table-cell>
          <table:table-cell office:value-type="float" office:value="138.88" calcext:value-type="float">
            <text:p>138.88</text:p>
          </table:table-cell>
          <table:table-cell office:value-type="float" office:value="109.98" calcext:value-type="float">
            <text:p>109.98</text:p>
          </table:table-cell>
          <table:table-cell office:value-type="float" office:value="28.9" calcext:value-type="float">
            <text:p>28.9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6353" calcext:value-type="float">
            <text:p>0.6353</text:p>
          </table:table-cell>
        </table:table-row>
        <table:table-row table:style-name="ro1">
          <table:table-cell office:value-type="string" calcext:value-type="string">
            <text:p>2016/7/25</text:p>
          </table:table-cell>
          <table:table-cell office:value-type="float" office:value="8967" calcext:value-type="float">
            <text:p>8967</text:p>
          </table:table-cell>
          <table:table-cell office:value-type="float" office:value="9027" calcext:value-type="float">
            <text:p>9027</text:p>
          </table:table-cell>
          <table:table-cell office:value-type="float" office:value="8803" calcext:value-type="float">
            <text:p>8803</text:p>
          </table:table-cell>
          <table:table-cell office:value-type="float" office:value="8891" calcext:value-type="float">
            <text:p>8891</text:p>
          </table:table-cell>
          <table:table-cell office:value-type="float" office:value="8967.4" calcext:value-type="float">
            <text:p>8967.4</text:p>
          </table:table-cell>
          <table:table-cell office:value-type="float" office:value="8913" calcext:value-type="float">
            <text:p>8913</text:p>
          </table:table-cell>
          <table:table-cell office:value-type="float" office:value="8720.8" calcext:value-type="float">
            <text:p>8720.8</text:p>
          </table:table-cell>
          <table:table-cell office:value-type="float" office:value="8475.38" calcext:value-type="float">
            <text:p>8475.38</text:p>
          </table:table-cell>
          <table:table-cell office:value-type="float" office:value="175723" calcext:value-type="float">
            <text:p>175723</text:p>
          </table:table-cell>
          <table:table-cell office:value-type="float" office:value="127071" calcext:value-type="float">
            <text:p>127071</text:p>
          </table:table-cell>
          <table:table-cell office:value-type="float" office:value="126654" calcext:value-type="float">
            <text:p>126654</text:p>
          </table:table-cell>
          <table:table-cell office:value-type="float" office:value="132.91" calcext:value-type="float">
            <text:p>132.91</text:p>
          </table:table-cell>
          <table:table-cell office:value-type="float" office:value="114.57" calcext:value-type="float">
            <text:p>114.57</text:p>
          </table:table-cell>
          <table:table-cell office:value-type="float" office:value="18.34" calcext:value-type="float">
            <text:p>18.3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6042" calcext:value-type="float">
            <text:p>0.6042</text:p>
          </table:table-cell>
        </table:table-row>
        <table:table-row table:style-name="ro1">
          <table:table-cell office:value-type="string" calcext:value-type="string">
            <text:p>2016/7/26</text:p>
          </table:table-cell>
          <table:table-cell office:value-type="float" office:value="8871" calcext:value-type="float">
            <text:p>8871</text:p>
          </table:table-cell>
          <table:table-cell office:value-type="float" office:value="8970" calcext:value-type="float">
            <text:p>8970</text:p>
          </table:table-cell>
          <table:table-cell office:value-type="float" office:value="8862" calcext:value-type="float">
            <text:p>8862</text:p>
          </table:table-cell>
          <table:table-cell office:value-type="float" office:value="8965" calcext:value-type="float">
            <text:p>8965</text:p>
          </table:table-cell>
          <table:table-cell office:value-type="float" office:value="8954" calcext:value-type="float">
            <text:p>8954</text:p>
          </table:table-cell>
          <table:table-cell office:value-type="float" office:value="8931.9" calcext:value-type="float">
            <text:p>8931.9</text:p>
          </table:table-cell>
          <table:table-cell office:value-type="float" office:value="8752.75" calcext:value-type="float">
            <text:p>8752.75</text:p>
          </table:table-cell>
          <table:table-cell office:value-type="float" office:value="8484.55" calcext:value-type="float">
            <text:p>8484.55</text:p>
          </table:table-cell>
          <table:table-cell office:value-type="float" office:value="121917" calcext:value-type="float">
            <text:p>121917</text:p>
          </table:table-cell>
          <table:table-cell office:value-type="float" office:value="124309" calcext:value-type="float">
            <text:p>124309</text:p>
          </table:table-cell>
          <table:table-cell office:value-type="float" office:value="127995" calcext:value-type="float">
            <text:p>127995</text:p>
          </table:table-cell>
          <table:table-cell office:value-type="float" office:value="129.71" calcext:value-type="float">
            <text:p>129.71</text:p>
          </table:table-cell>
          <table:table-cell office:value-type="float" office:value="117.6" calcext:value-type="float">
            <text:p>117.6</text:p>
          </table:table-cell>
          <table:table-cell office:value-type="float" office:value="12.11" calcext:value-type="float">
            <text:p>12.11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796" calcext:value-type="float">
            <text:p>0.796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434" calcext:value-type="float">
            <text:p>0.6434</text:p>
          </table:table-cell>
        </table:table-row>
        <table:table-row table:style-name="ro1">
          <table:table-cell office:value-type="string" calcext:value-type="string">
            <text:p>2016/7/27</text:p>
          </table:table-cell>
          <table:table-cell office:value-type="float" office:value="9016" calcext:value-type="float">
            <text:p>9016</text:p>
          </table:table-cell>
          <table:table-cell office:value-type="float" office:value="9049" calcext:value-type="float">
            <text:p>9049</text:p>
          </table:table-cell>
          <table:table-cell office:value-type="float" office:value="8952" calcext:value-type="float">
            <text:p>8952</text:p>
          </table:table-cell>
          <table:table-cell office:value-type="float" office:value="8979" calcext:value-type="float">
            <text:p>8979</text:p>
          </table:table-cell>
          <table:table-cell office:value-type="float" office:value="8949.2" calcext:value-type="float">
            <text:p>8949.2</text:p>
          </table:table-cell>
          <table:table-cell office:value-type="float" office:value="8950.5" calcext:value-type="float">
            <text:p>8950.5</text:p>
          </table:table-cell>
          <table:table-cell office:value-type="float" office:value="8782.9" calcext:value-type="float">
            <text:p>8782.9</text:p>
          </table:table-cell>
          <table:table-cell office:value-type="float" office:value="8495.68" calcext:value-type="float">
            <text:p>8495.68</text:p>
          </table:table-cell>
          <table:table-cell office:value-type="float" office:value="150067" calcext:value-type="float">
            <text:p>150067</text:p>
          </table:table-cell>
          <table:table-cell office:value-type="float" office:value="135394" calcext:value-type="float">
            <text:p>135394</text:p>
          </table:table-cell>
          <table:table-cell office:value-type="float" office:value="128055" calcext:value-type="float">
            <text:p>128055</text:p>
          </table:table-cell>
          <table:table-cell office:value-type="float" office:value="129.65" calcext:value-type="float">
            <text:p>129.65</text:p>
          </table:table-cell>
          <table:table-cell office:value-type="float" office:value="120.01" calcext:value-type="float">
            <text:p>120.01</text:p>
          </table:table-cell>
          <table:table-cell office:value-type="float" office:value="9.64" calcext:value-type="float">
            <text:p>9.64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6505" calcext:value-type="float">
            <text:p>0.6505</text:p>
          </table:table-cell>
        </table:table-row>
        <table:table-row table:style-name="ro1">
          <table:table-cell office:value-type="string" calcext:value-type="string">
            <text:p>2016/7/28</text:p>
          </table:table-cell>
          <table:table-cell office:value-type="float" office:value="8982" calcext:value-type="float">
            <text:p>8982</text:p>
          </table:table-cell>
          <table:table-cell office:value-type="float" office:value="9027" calcext:value-type="float">
            <text:p>9027</text:p>
          </table:table-cell>
          <table:table-cell office:value-type="float" office:value="8926" calcext:value-type="float">
            <text:p>8926</text:p>
          </table:table-cell>
          <table:table-cell office:value-type="float" office:value="8979" calcext:value-type="float">
            <text:p>8979</text:p>
          </table:table-cell>
          <table:table-cell office:value-type="float" office:value="8948.2" calcext:value-type="float">
            <text:p>8948.2</text:p>
          </table:table-cell>
          <table:table-cell office:value-type="float" office:value="8967.1" calcext:value-type="float">
            <text:p>8967.1</text:p>
          </table:table-cell>
          <table:table-cell office:value-type="float" office:value="8810.05" calcext:value-type="float">
            <text:p>8810.05</text:p>
          </table:table-cell>
          <table:table-cell office:value-type="float" office:value="8507.65" calcext:value-type="float">
            <text:p>8507.65</text:p>
          </table:table-cell>
          <table:table-cell office:value-type="float" office:value="124950" calcext:value-type="float">
            <text:p>124950</text:p>
          </table:table-cell>
          <table:table-cell office:value-type="float" office:value="136280" calcext:value-type="float">
            <text:p>136280</text:p>
          </table:table-cell>
          <table:table-cell office:value-type="float" office:value="129014" calcext:value-type="float">
            <text:p>129014</text:p>
          </table:table-cell>
          <table:table-cell office:value-type="float" office:value="127.17" calcext:value-type="float">
            <text:p>127.17</text:p>
          </table:table-cell>
          <table:table-cell office:value-type="float" office:value="121.44" calcext:value-type="float">
            <text:p>121.44</text:p>
          </table:table-cell>
          <table:table-cell office:value-type="float" office:value="5.73" calcext:value-type="float">
            <text:p>5.73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6505" calcext:value-type="float">
            <text:p>0.6505</text:p>
          </table:table-cell>
        </table:table-row>
        <table:table-row table:style-name="ro1">
          <table:table-cell office:value-type="string" calcext:value-type="string">
            <text:p>2016/7/29</text:p>
          </table:table-cell>
          <table:table-cell office:value-type="float" office:value="9003" calcext:value-type="float">
            <text:p>9003</text:p>
          </table:table-cell>
          <table:table-cell office:value-type="float" office:value="9014" calcext:value-type="float">
            <text:p>9014</text:p>
          </table:table-cell>
          <table:table-cell office:value-type="float" office:value="8889" calcext:value-type="float">
            <text:p>8889</text:p>
          </table:table-cell>
          <table:table-cell office:value-type="float" office:value="8894" calcext:value-type="float">
            <text:p>8894</text:p>
          </table:table-cell>
          <table:table-cell office:value-type="float" office:value="8941.6" calcext:value-type="float">
            <text:p>8941.6</text:p>
          </table:table-cell>
          <table:table-cell office:value-type="float" office:value="8965.3" calcext:value-type="float">
            <text:p>8965.3</text:p>
          </table:table-cell>
          <table:table-cell office:value-type="float" office:value="8828.8" calcext:value-type="float">
            <text:p>8828.8</text:p>
          </table:table-cell>
          <table:table-cell office:value-type="float" office:value="8519.53" calcext:value-type="float">
            <text:p>8519.53</text:p>
          </table:table-cell>
          <table:table-cell office:value-type="float" office:value="153817" calcext:value-type="float">
            <text:p>153817</text:p>
          </table:table-cell>
          <table:table-cell office:value-type="float" office:value="145295" calcext:value-type="float">
            <text:p>145295</text:p>
          </table:table-cell>
          <table:table-cell office:value-type="float" office:value="130798" calcext:value-type="float">
            <text:p>130798</text:p>
          </table:table-cell>
          <table:table-cell office:value-type="float" office:value="119.39" calcext:value-type="float">
            <text:p>119.39</text:p>
          </table:table-cell>
          <table:table-cell office:value-type="float" office:value="121.03" calcext:value-type="float">
            <text:p>121.03</text:p>
          </table:table-cell>
          <table:table-cell office:value-type="float" office:value="-1.64" calcext:value-type="float">
            <text:p>-1.64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4628" calcext:value-type="float">
            <text:p>0.4628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2016/8/1</text:p>
          </table:table-cell>
          <table:table-cell office:value-type="float" office:value="8940" calcext:value-type="float">
            <text:p>8940</text:p>
          </table:table-cell>
          <table:table-cell office:value-type="float" office:value="9043" calcext:value-type="float">
            <text:p>9043</text:p>
          </table:table-cell>
          <table:table-cell office:value-type="float" office:value="8936" calcext:value-type="float">
            <text:p>8936</text:p>
          </table:table-cell>
          <table:table-cell office:value-type="float" office:value="9040" calcext:value-type="float">
            <text:p>9040</text:p>
          </table:table-cell>
          <table:table-cell office:value-type="float" office:value="8971.4" calcext:value-type="float">
            <text:p>8971.4</text:p>
          </table:table-cell>
          <table:table-cell office:value-type="float" office:value="8969.4" calcext:value-type="float">
            <text:p>8969.4</text:p>
          </table:table-cell>
          <table:table-cell office:value-type="float" office:value="8849.65" calcext:value-type="float">
            <text:p>8849.65</text:p>
          </table:table-cell>
          <table:table-cell office:value-type="float" office:value="8534.43" calcext:value-type="float">
            <text:p>8534.43</text:p>
          </table:table-cell>
          <table:table-cell office:value-type="float" office:value="121841" calcext:value-type="float">
            <text:p>121841</text:p>
          </table:table-cell>
          <table:table-cell office:value-type="float" office:value="134518" calcext:value-type="float">
            <text:p>134518</text:p>
          </table:table-cell>
          <table:table-cell office:value-type="float" office:value="130795" calcext:value-type="float">
            <text:p>130795</text:p>
          </table:table-cell>
          <table:table-cell office:value-type="float" office:value="119.27" calcext:value-type="float">
            <text:p>119.27</text:p>
          </table:table-cell>
          <table:table-cell office:value-type="float" office:value="120.68" calcext:value-type="float">
            <text:p>120.68</text:p>
          </table:table-cell>
          <table:table-cell office:value-type="float" office:value="-1.41" calcext:value-type="float">
            <text:p>-1.41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709" calcext:value-type="float">
            <text:p>0.709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 office:value-type="string" calcext:value-type="string">
            <text:p>2016/8/2</text:p>
          </table:table-cell>
          <table:table-cell office:value-type="float" office:value="9014" calcext:value-type="float">
            <text:p>9014</text:p>
          </table:table-cell>
          <table:table-cell office:value-type="float" office:value="9035" calcext:value-type="float">
            <text:p>9035</text:p>
          </table:table-cell>
          <table:table-cell office:value-type="float" office:value="8993" calcext:value-type="float">
            <text:p>8993</text:p>
          </table:table-cell>
          <table:table-cell office:value-type="float" office:value="9012" calcext:value-type="float">
            <text:p>9012</text:p>
          </table:table-cell>
          <table:table-cell office:value-type="float" office:value="8980.8" calcext:value-type="float">
            <text:p>8980.8</text:p>
          </table:table-cell>
          <table:table-cell office:value-type="float" office:value="8967.4" calcext:value-type="float">
            <text:p>8967.4</text:p>
          </table:table-cell>
          <table:table-cell office:value-type="float" office:value="8868.65" calcext:value-type="float">
            <text:p>8868.65</text:p>
          </table:table-cell>
          <table:table-cell office:value-type="float" office:value="8549.55" calcext:value-type="float">
            <text:p>8549.55</text:p>
          </table:table-cell>
          <table:table-cell office:value-type="float" office:value="84612" calcext:value-type="float">
            <text:p>84612</text:p>
          </table:table-cell>
          <table:table-cell office:value-type="float" office:value="127057" calcext:value-type="float">
            <text:p>127057</text:p>
          </table:table-cell>
          <table:table-cell office:value-type="float" office:value="125683" calcext:value-type="float">
            <text:p>125683</text:p>
          </table:table-cell>
          <table:table-cell office:value-type="float" office:value="117.68" calcext:value-type="float">
            <text:p>117.68</text:p>
          </table:table-cell>
          <table:table-cell office:value-type="float" office:value="120.08" calcext:value-type="float">
            <text:p>120.08</text:p>
          </table:table-cell>
          <table:table-cell office:value-type="float" office:value="-2.4" calcext:value-type="float">
            <text:p>-2.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259" calcext:value-type="float">
            <text:p>0.6259</text:p>
          </table:table-cell>
        </table:table-row>
        <table:table-row table:style-name="ro1">
          <table:table-cell office:value-type="string" calcext:value-type="string">
            <text:p>2016/8/3</text:p>
          </table:table-cell>
          <table:table-cell office:value-type="float" office:value="8914" calcext:value-type="float">
            <text:p>8914</text:p>
          </table:table-cell>
          <table:table-cell office:value-type="float" office:value="8972" calcext:value-type="float">
            <text:p>8972</text:p>
          </table:table-cell>
          <table:table-cell office:value-type="float" office:value="8861" calcext:value-type="float">
            <text:p>8861</text:p>
          </table:table-cell>
          <table:table-cell office:value-type="float" office:value="8935" calcext:value-type="float">
            <text:p>8935</text:p>
          </table:table-cell>
          <table:table-cell office:value-type="float" office:value="8972" calcext:value-type="float">
            <text:p>8972</text:p>
          </table:table-cell>
          <table:table-cell office:value-type="float" office:value="8960.6" calcext:value-type="float">
            <text:p>8960.6</text:p>
          </table:table-cell>
          <table:table-cell office:value-type="float" office:value="8884.9" calcext:value-type="float">
            <text:p>8884.9</text:p>
          </table:table-cell>
          <table:table-cell office:value-type="float" office:value="8563.2" calcext:value-type="float">
            <text:p>8563.2</text:p>
          </table:table-cell>
          <table:table-cell office:value-type="float" office:value="141402" calcext:value-type="float">
            <text:p>141402</text:p>
          </table:table-cell>
          <table:table-cell office:value-type="float" office:value="125324" calcext:value-type="float">
            <text:p>125324</text:p>
          </table:table-cell>
          <table:table-cell office:value-type="float" office:value="130359" calcext:value-type="float">
            <text:p>130359</text:p>
          </table:table-cell>
          <table:table-cell office:value-type="float" office:value="108.13" calcext:value-type="float">
            <text:p>108.13</text:p>
          </table:table-cell>
          <table:table-cell office:value-type="float" office:value="117.69" calcext:value-type="float">
            <text:p>117.69</text:p>
          </table:table-cell>
          <table:table-cell office:value-type="float" office:value="-9.56" calcext:value-type="float">
            <text:p>-9.56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5611" calcext:value-type="float">
            <text:p>0.5611</text:p>
          </table:table-cell>
        </table:table-row>
        <table:table-row table:style-name="ro1">
          <table:table-cell office:value-type="string" calcext:value-type="string">
            <text:p>2016/8/4</text:p>
          </table:table-cell>
          <table:table-cell office:value-type="float" office:value="8990" calcext:value-type="float">
            <text:p>8990</text:p>
          </table:table-cell>
          <table:table-cell office:value-type="float" office:value="8992" calcext:value-type="float">
            <text:p>8992</text:p>
          </table:table-cell>
          <table:table-cell office:value-type="float" office:value="8891" calcext:value-type="float">
            <text:p>8891</text:p>
          </table:table-cell>
          <table:table-cell office:value-type="float" office:value="8970" calcext:value-type="float">
            <text:p>8970</text:p>
          </table:table-cell>
          <table:table-cell office:value-type="float" office:value="8970.2" calcext:value-type="float">
            <text:p>8970.2</text:p>
          </table:table-cell>
          <table:table-cell office:value-type="float" office:value="8959.2" calcext:value-type="float">
            <text:p>8959.2</text:p>
          </table:table-cell>
          <table:table-cell office:value-type="float" office:value="8909.95" calcext:value-type="float">
            <text:p>8909.95</text:p>
          </table:table-cell>
          <table:table-cell office:value-type="float" office:value="8576.83" calcext:value-type="float">
            <text:p>8576.83</text:p>
          </table:table-cell>
          <table:table-cell office:value-type="float" office:value="125262" calcext:value-type="float">
            <text:p>125262</text:p>
          </table:table-cell>
          <table:table-cell office:value-type="float" office:value="125387" calcext:value-type="float">
            <text:p>125387</text:p>
          </table:table-cell>
          <table:table-cell office:value-type="float" office:value="130834" calcext:value-type="float">
            <text:p>130834</text:p>
          </table:table-cell>
          <table:table-cell office:value-type="float" office:value="101.81" calcext:value-type="float">
            <text:p>101.81</text:p>
          </table:table-cell>
          <table:table-cell office:value-type="float" office:value="114.51" calcext:value-type="float">
            <text:p>114.51</text:p>
          </table:table-cell>
          <table:table-cell office:value-type="float" office:value="-12.7" calcext:value-type="float">
            <text:p>-12.7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5825" calcext:value-type="float">
            <text:p>0.5825</text:p>
          </table:table-cell>
        </table:table-row>
        <table:table-row table:style-name="ro1">
          <table:table-cell office:value-type="string" calcext:value-type="string">
            <text:p>2016/8/5</text:p>
          </table:table-cell>
          <table:table-cell office:value-type="float" office:value="8996" calcext:value-type="float">
            <text:p>8996</text:p>
          </table:table-cell>
          <table:table-cell office:value-type="float" office:value="9074" calcext:value-type="float">
            <text:p>9074</text:p>
          </table:table-cell>
          <table:table-cell office:value-type="float" office:value="8973" calcext:value-type="float">
            <text:p>8973</text:p>
          </table:table-cell>
          <table:table-cell office:value-type="float" office:value="9062" calcext:value-type="float">
            <text:p>9062</text:p>
          </table:table-cell>
          <table:table-cell office:value-type="float" office:value="9003.8" calcext:value-type="float">
            <text:p>9003.8</text:p>
          </table:table-cell>
          <table:table-cell office:value-type="float" office:value="8972.7" calcext:value-type="float">
            <text:p>8972.7</text:p>
          </table:table-cell>
          <table:table-cell office:value-type="float" office:value="8935" calcext:value-type="float">
            <text:p>8935</text:p>
          </table:table-cell>
          <table:table-cell office:value-type="float" office:value="8592.47" calcext:value-type="float">
            <text:p>8592.47</text:p>
          </table:table-cell>
          <table:table-cell office:value-type="float" office:value="127647" calcext:value-type="float">
            <text:p>127647</text:p>
          </table:table-cell>
          <table:table-cell office:value-type="float" office:value="120153" calcext:value-type="float">
            <text:p>120153</text:p>
          </table:table-cell>
          <table:table-cell office:value-type="float" office:value="132724" calcext:value-type="float">
            <text:p>132724</text:p>
          </table:table-cell>
          <table:table-cell office:value-type="float" office:value="102.64" calcext:value-type="float">
            <text:p>102.64</text:p>
          </table:table-cell>
          <table:table-cell office:value-type="float" office:value="112.14" calcext:value-type="float">
            <text:p>112.14</text:p>
          </table:table-cell>
          <table:table-cell office:value-type="float" office:value="-9.5" calcext:value-type="float">
            <text:p>-9.5</text:p>
          </table:table-cell>
          <table:table-cell office:value-type="float" office:value="0.7715" calcext:value-type="float">
            <text:p>0.7715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6338" calcext:value-type="float">
            <text:p>0.6338</text:p>
          </table:table-cell>
        </table:table-row>
        <table:table-row table:style-name="ro1">
          <table:table-cell office:value-type="string" calcext:value-type="string">
            <text:p>2016/8/8</text:p>
          </table:table-cell>
          <table:table-cell office:value-type="float" office:value="9133" calcext:value-type="float">
            <text:p>9133</text:p>
          </table:table-cell>
          <table:table-cell office:value-type="float" office:value="9148" calcext:value-type="float">
            <text:p>9148</text:p>
          </table:table-cell>
          <table:table-cell office:value-type="float" office:value="9063" calcext:value-type="float">
            <text:p>9063</text:p>
          </table:table-cell>
          <table:table-cell office:value-type="float" office:value="9116" calcext:value-type="float">
            <text:p>9116</text:p>
          </table:table-cell>
          <table:table-cell office:value-type="float" office:value="9019" calcext:value-type="float">
            <text:p>9019</text:p>
          </table:table-cell>
          <table:table-cell office:value-type="float" office:value="8995.2" calcext:value-type="float">
            <text:p>8995.2</text:p>
          </table:table-cell>
          <table:table-cell office:value-type="float" office:value="8954.1" calcext:value-type="float">
            <text:p>8954.1</text:p>
          </table:table-cell>
          <table:table-cell office:value-type="float" office:value="8609.7" calcext:value-type="float">
            <text:p>8609.7</text:p>
          </table:table-cell>
          <table:table-cell office:value-type="float" office:value="111631" calcext:value-type="float">
            <text:p>111631</text:p>
          </table:table-cell>
          <table:table-cell office:value-type="float" office:value="118111" calcext:value-type="float">
            <text:p>118111</text:p>
          </table:table-cell>
          <table:table-cell office:value-type="float" office:value="126315" calcext:value-type="float">
            <text:p>126315</text:p>
          </table:table-cell>
          <table:table-cell office:value-type="float" office:value="107.55" calcext:value-type="float">
            <text:p>107.55</text:p>
          </table:table-cell>
          <table:table-cell office:value-type="float" office:value="111.22" calcext:value-type="float">
            <text:p>111.22</text:p>
          </table:table-cell>
          <table:table-cell office:value-type="float" office:value="-3.67" calcext:value-type="float">
            <text:p>-3.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7549" calcext:value-type="float">
            <text:p>0.7549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05" calcext:value-type="float">
            <text:p>0.6605</text:p>
          </table:table-cell>
        </table:table-row>
        <table:table-row table:style-name="ro1">
          <table:table-cell office:value-type="string" calcext:value-type="string">
            <text:p>2016/8/9</text:p>
          </table:table-cell>
          <table:table-cell office:value-type="float" office:value="9122" calcext:value-type="float">
            <text:p>9122</text:p>
          </table:table-cell>
          <table:table-cell office:value-type="float" office:value="9145" calcext:value-type="float">
            <text:p>9145</text:p>
          </table:table-cell>
          <table:table-cell office:value-type="float" office:value="9096" calcext:value-type="float">
            <text:p>9096</text:p>
          </table:table-cell>
          <table:table-cell office:value-type="float" office:value="9117" calcext:value-type="float">
            <text:p>9117</text:p>
          </table:table-cell>
          <table:table-cell office:value-type="float" office:value="9040" calcext:value-type="float">
            <text:p>9040</text:p>
          </table:table-cell>
          <table:table-cell office:value-type="float" office:value="9010.4" calcext:value-type="float">
            <text:p>9010.4</text:p>
          </table:table-cell>
          <table:table-cell office:value-type="float" office:value="8971.15" calcext:value-type="float">
            <text:p>8971.15</text:p>
          </table:table-cell>
          <table:table-cell office:value-type="float" office:value="8627.95" calcext:value-type="float">
            <text:p>8627.95</text:p>
          </table:table-cell>
          <table:table-cell office:value-type="float" office:value="94114" calcext:value-type="float">
            <text:p>94114</text:p>
          </table:table-cell>
          <table:table-cell office:value-type="float" office:value="120011" calcext:value-type="float">
            <text:p>120011</text:p>
          </table:table-cell>
          <table:table-cell office:value-type="float" office:value="123534" calcext:value-type="float">
            <text:p>123534</text:p>
          </table:table-cell>
          <table:table-cell office:value-type="float" office:value="110.8" calcext:value-type="float">
            <text:p>110.8</text:p>
          </table:table-cell>
          <table:table-cell office:value-type="float" office:value="111.14" calcext:value-type="float">
            <text:p>111.14</text:p>
          </table:table-cell>
          <table:table-cell office:value-type="float" office:value="-0.34" calcext:value-type="float">
            <text:p>-0.34</text:p>
          </table:table-cell>
          <table:table-cell office:value-type="float" office:value="0.8377" calcext:value-type="float">
            <text:p>0.8377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03" calcext:value-type="float">
            <text:p>0.703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2016/8/10</text:p>
          </table:table-cell>
          <table:table-cell office:value-type="float" office:value="9136" calcext:value-type="float">
            <text:p>9136</text:p>
          </table:table-cell>
          <table:table-cell office:value-type="float" office:value="9167" calcext:value-type="float">
            <text:p>9167</text:p>
          </table:table-cell>
          <table:table-cell office:value-type="float" office:value="9090" calcext:value-type="float">
            <text:p>9090</text:p>
          </table:table-cell>
          <table:table-cell office:value-type="float" office:value="9149" calcext:value-type="float">
            <text:p>9149</text:p>
          </table:table-cell>
          <table:table-cell office:value-type="float" office:value="9082.8" calcext:value-type="float">
            <text:p>9082.8</text:p>
          </table:table-cell>
          <table:table-cell office:value-type="float" office:value="9027.4" calcext:value-type="float">
            <text:p>9027.4</text:p>
          </table:table-cell>
          <table:table-cell office:value-type="float" office:value="8988.95" calcext:value-type="float">
            <text:p>8988.95</text:p>
          </table:table-cell>
          <table:table-cell office:value-type="float" office:value="8646.05" calcext:value-type="float">
            <text:p>8646.05</text:p>
          </table:table-cell>
          <table:table-cell office:value-type="float" office:value="123597" calcext:value-type="float">
            <text:p>123597</text:p>
          </table:table-cell>
          <table:table-cell office:value-type="float" office:value="116450" calcext:value-type="float">
            <text:p>116450</text:p>
          </table:table-cell>
          <table:table-cell office:value-type="float" office:value="120887" calcext:value-type="float">
            <text:p>120887</text:p>
          </table:table-cell>
          <table:table-cell office:value-type="float" office:value="113.68" calcext:value-type="float">
            <text:p>113.68</text:p>
          </table:table-cell>
          <table:table-cell office:value-type="float" office:value="111.65" calcext:value-type="float">
            <text:p>111.65</text:p>
          </table:table-cell>
          <table:table-cell office:value-type="float" office:value="2.04" calcext:value-type="float">
            <text:p>2.04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6776" calcext:value-type="float">
            <text:p>0.6776</text:p>
          </table:table-cell>
        </table:table-row>
        <table:table-row table:style-name="ro1">
          <table:table-cell office:value-type="string" calcext:value-type="string">
            <text:p>2016/8/11</text:p>
          </table:table-cell>
          <table:table-cell office:value-type="float" office:value="9125" calcext:value-type="float">
            <text:p>9125</text:p>
          </table:table-cell>
          <table:table-cell office:value-type="float" office:value="9159" calcext:value-type="float">
            <text:p>9159</text:p>
          </table:table-cell>
          <table:table-cell office:value-type="float" office:value="8998" calcext:value-type="float">
            <text:p>8998</text:p>
          </table:table-cell>
          <table:table-cell office:value-type="float" office:value="9087" calcext:value-type="float">
            <text:p>9087</text:p>
          </table:table-cell>
          <table:table-cell office:value-type="float" office:value="9106.2" calcext:value-type="float">
            <text:p>9106.2</text:p>
          </table:table-cell>
          <table:table-cell office:value-type="float" office:value="9038.2" calcext:value-type="float">
            <text:p>9038.2</text:p>
          </table:table-cell>
          <table:table-cell office:value-type="float" office:value="9002.65" calcext:value-type="float">
            <text:p>9002.65</text:p>
          </table:table-cell>
          <table:table-cell office:value-type="float" office:value="8661.73" calcext:value-type="float">
            <text:p>8661.73</text:p>
          </table:table-cell>
          <table:table-cell office:value-type="float" office:value="165714" calcext:value-type="float">
            <text:p>165714</text:p>
          </table:table-cell>
          <table:table-cell office:value-type="float" office:value="124541" calcext:value-type="float">
            <text:p>124541</text:p>
          </table:table-cell>
          <table:table-cell office:value-type="float" office:value="124964" calcext:value-type="float">
            <text:p>124964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1.35" calcext:value-type="float">
            <text:p>111.35</text:p>
          </table:table-cell>
          <table:table-cell office:value-type="float" office:value="-1.17" calcext:value-type="float">
            <text:p>-1.17</text:p>
          </table:table-cell>
          <table:table-cell office:value-type="float" office:value="0.8276" calcext:value-type="float">
            <text:p>0.8276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142" calcext:value-type="float">
            <text:p>0.6142</text:p>
          </table:table-cell>
        </table:table-row>
        <table:table-row table:style-name="ro1">
          <table:table-cell office:value-type="string" calcext:value-type="string">
            <text:p>2016/8/12</text:p>
          </table:table-cell>
          <table:table-cell office:value-type="float" office:value="9129" calcext:value-type="float">
            <text:p>9129</text:p>
          </table:table-cell>
          <table:table-cell office:value-type="float" office:value="9149" calcext:value-type="float">
            <text:p>9149</text:p>
          </table:table-cell>
          <table:table-cell office:value-type="float" office:value="9102" calcext:value-type="float">
            <text:p>9102</text:p>
          </table:table-cell>
          <table:table-cell office:value-type="float" office:value="9130" calcext:value-type="float">
            <text:p>9130</text:p>
          </table:table-cell>
          <table:table-cell office:value-type="float" office:value="9119.8" calcext:value-type="float">
            <text:p>9119.8</text:p>
          </table:table-cell>
          <table:table-cell office:value-type="float" office:value="9061.8" calcext:value-type="float">
            <text:p>9061.8</text:p>
          </table:table-cell>
          <table:table-cell office:value-type="float" office:value="9013.55" calcext:value-type="float">
            <text:p>9013.55</text:p>
          </table:table-cell>
          <table:table-cell office:value-type="float" office:value="8678.08" calcext:value-type="float">
            <text:p>8678.08</text:p>
          </table:table-cell>
          <table:table-cell office:value-type="float" office:value="109885" calcext:value-type="float">
            <text:p>109885</text:p>
          </table:table-cell>
          <table:table-cell office:value-type="float" office:value="120988" calcext:value-type="float">
            <text:p>120988</text:p>
          </table:table-cell>
          <table:table-cell office:value-type="float" office:value="120571" calcext:value-type="float">
            <text:p>120571</text:p>
          </table:table-cell>
          <table:table-cell office:value-type="float" office:value="109.77" calcext:value-type="float">
            <text:p>109.77</text:p>
          </table:table-cell>
          <table:table-cell office:value-type="float" office:value="111.04" calcext:value-type="float">
            <text:p>111.04</text:p>
          </table:table-cell>
          <table:table-cell office:value-type="float" office:value="-1.27" calcext:value-type="float">
            <text:p>-1.27</text:p>
          </table:table-cell>
          <table:table-cell office:value-type="float" office:value="0.8448" calcext:value-type="float">
            <text:p>0.8448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6397" calcext:value-type="float">
            <text:p>0.6397</text:p>
          </table:table-cell>
        </table:table-row>
        <table:table-row table:style-name="ro1">
          <table:table-cell office:value-type="string" calcext:value-type="string">
            <text:p>2016/8/15</text:p>
          </table:table-cell>
          <table:table-cell office:value-type="float" office:value="9147" calcext:value-type="float">
            <text:p>9147</text:p>
          </table:table-cell>
          <table:table-cell office:value-type="float" office:value="9161" calcext:value-type="float">
            <text:p>9161</text:p>
          </table:table-cell>
          <table:table-cell office:value-type="float" office:value="9087" calcext:value-type="float">
            <text:p>9087</text:p>
          </table:table-cell>
          <table:table-cell office:value-type="float" office:value="9124" calcext:value-type="float">
            <text:p>9124</text:p>
          </table:table-cell>
          <table:table-cell office:value-type="float" office:value="9121.4" calcext:value-type="float">
            <text:p>9121.4</text:p>
          </table:table-cell>
          <table:table-cell office:value-type="float" office:value="9070.2" calcext:value-type="float">
            <text:p>9070.2</text:p>
          </table:table-cell>
          <table:table-cell office:value-type="float" office:value="9019.8" calcext:value-type="float">
            <text:p>9019.8</text:p>
          </table:table-cell>
          <table:table-cell office:value-type="float" office:value="8696.27" calcext:value-type="float">
            <text:p>8696.27</text:p>
          </table:table-cell>
          <table:table-cell office:value-type="float" office:value="130933" calcext:value-type="float">
            <text:p>130933</text:p>
          </table:table-cell>
          <table:table-cell office:value-type="float" office:value="124849" calcext:value-type="float">
            <text:p>124849</text:p>
          </table:table-cell>
          <table:table-cell office:value-type="float" office:value="121480" calcext:value-type="float">
            <text:p>121480</text:p>
          </table:table-cell>
          <table:table-cell office:value-type="float" office:value="107.9" calcext:value-type="float">
            <text:p>107.9</text:p>
          </table:table-cell>
          <table:table-cell office:value-type="float" office:value="110.41" calcext:value-type="float">
            <text:p>110.41</text:p>
          </table:table-cell>
          <table:table-cell office:value-type="float" office:value="-2.51" calcext:value-type="float">
            <text:p>-2.51</text:p>
          </table:table-cell>
          <table:table-cell office:value-type="float" office:value="0.8497" calcext:value-type="float">
            <text:p>0.8497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6333" calcext:value-type="float">
            <text:p>0.6333</text:p>
          </table:table-cell>
        </table:table-row>
        <table:table-row table:style-name="ro1">
          <table:table-cell office:value-type="string" calcext:value-type="string">
            <text:p>2016/8/16</text:p>
          </table:table-cell>
          <table:table-cell office:value-type="float" office:value="9155" calcext:value-type="float">
            <text:p>9155</text:p>
          </table:table-cell>
          <table:table-cell office:value-type="float" office:value="9156" calcext:value-type="float">
            <text:p>9156</text:p>
          </table:table-cell>
          <table:table-cell office:value-type="float" office:value="9052" calcext:value-type="float">
            <text:p>9052</text:p>
          </table:table-cell>
          <table:table-cell office:value-type="float" office:value="9085" calcext:value-type="float">
            <text:p>9085</text:p>
          </table:table-cell>
          <table:table-cell office:value-type="float" office:value="9115" calcext:value-type="float">
            <text:p>9115</text:p>
          </table:table-cell>
          <table:table-cell office:value-type="float" office:value="9077.5" calcext:value-type="float">
            <text:p>9077.5</text:p>
          </table:table-cell>
          <table:table-cell office:value-type="float" office:value="9022.45" calcext:value-type="float">
            <text:p>9022.45</text:p>
          </table:table-cell>
          <table:table-cell office:value-type="float" office:value="8712.63" calcext:value-type="float">
            <text:p>8712.63</text:p>
          </table:table-cell>
          <table:table-cell office:value-type="float" office:value="162847" calcext:value-type="float">
            <text:p>162847</text:p>
          </table:table-cell>
          <table:table-cell office:value-type="float" office:value="138595" calcext:value-type="float">
            <text:p>138595</text:p>
          </table:table-cell>
          <table:table-cell office:value-type="float" office:value="129303" calcext:value-type="float">
            <text:p>129303</text:p>
          </table:table-cell>
          <table:table-cell office:value-type="float" office:value="102.85" calcext:value-type="float">
            <text:p>102.85</text:p>
          </table:table-cell>
          <table:table-cell office:value-type="float" office:value="108.9" calcext:value-type="float">
            <text:p>108.9</text:p>
          </table:table-cell>
          <table:table-cell office:value-type="float" office:value="-6.05" calcext:value-type="float">
            <text:p>-6.05</text:p>
          </table:table-cell>
          <table:table-cell office:value-type="float" office:value="0.8008" calcext:value-type="float">
            <text:p>0.8008</text:p>
          </table:table-cell>
          <table:table-cell office:value-type="float" office:value="0.8231" calcext:value-type="float">
            <text:p>0.823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2016/8/17</text:p>
          </table:table-cell>
          <table:table-cell office:value-type="float" office:value="9073" calcext:value-type="float">
            <text:p>9073</text:p>
          </table:table-cell>
          <table:table-cell office:value-type="float" office:value="9123" calcext:value-type="float">
            <text:p>9123</text:p>
          </table:table-cell>
          <table:table-cell office:value-type="float" office:value="9067" calcext:value-type="float">
            <text:p>9067</text:p>
          </table:table-cell>
          <table:table-cell office:value-type="float" office:value="9121" calcext:value-type="float">
            <text:p>9121</text:p>
          </table:table-cell>
          <table:table-cell office:value-type="float" office:value="9109.4" calcext:value-type="float">
            <text:p>9109.4</text:p>
          </table:table-cell>
          <table:table-cell office:value-type="float" office:value="9096.1" calcext:value-type="float">
            <text:p>9096.1</text:p>
          </table:table-cell>
          <table:table-cell office:value-type="float" office:value="9028.35" calcext:value-type="float">
            <text:p>9028.35</text:p>
          </table:table-cell>
          <table:table-cell office:value-type="float" office:value="8725.6" calcext:value-type="float">
            <text:p>8725.6</text:p>
          </table:table-cell>
          <table:table-cell office:value-type="float" office:value="68207" calcext:value-type="float">
            <text:p>68207</text:p>
          </table:table-cell>
          <table:table-cell office:value-type="float" office:value="127517" calcext:value-type="float">
            <text:p>127517</text:p>
          </table:table-cell>
          <table:table-cell office:value-type="float" office:value="121984" calcext:value-type="float">
            <text:p>121984</text:p>
          </table:table-cell>
          <table:table-cell office:value-type="float" office:value="98.79" calcext:value-type="float">
            <text:p>98.79</text:p>
          </table:table-cell>
          <table:table-cell office:value-type="float" office:value="106.88" calcext:value-type="float">
            <text:p>106.88</text:p>
          </table:table-cell>
          <table:table-cell office:value-type="float" office:value="-8.08" calcext:value-type="float">
            <text:p>-8.08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8114" calcext:value-type="float">
            <text:p>0.8114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2016/8/18</text:p>
          </table:table-cell>
          <table:table-cell office:value-type="float" office:value="9010" calcext:value-type="float">
            <text:p>9010</text:p>
          </table:table-cell>
          <table:table-cell office:value-type="float" office:value="9059" calcext:value-type="float">
            <text:p>9059</text:p>
          </table:table-cell>
          <table:table-cell office:value-type="float" office:value="8980" calcext:value-type="float">
            <text:p>8980</text:p>
          </table:table-cell>
          <table:table-cell office:value-type="float" office:value="9041" calcext:value-type="float">
            <text:p>9041</text:p>
          </table:table-cell>
          <table:table-cell office:value-type="float" office:value="9100.2" calcext:value-type="float">
            <text:p>9100.2</text:p>
          </table:table-cell>
          <table:table-cell office:value-type="float" office:value="9103.2" calcext:value-type="float">
            <text:p>9103.2</text:p>
          </table:table-cell>
          <table:table-cell office:value-type="float" office:value="9031.2" calcext:value-type="float">
            <text:p>9031.2</text:p>
          </table:table-cell>
          <table:table-cell office:value-type="float" office:value="8738.22" calcext:value-type="float">
            <text:p>8738.22</text:p>
          </table:table-cell>
          <table:table-cell office:value-type="float" office:value="102776" calcext:value-type="float">
            <text:p>102776</text:p>
          </table:table-cell>
          <table:table-cell office:value-type="float" office:value="114930" calcext:value-type="float">
            <text:p>114930</text:p>
          </table:table-cell>
          <table:table-cell office:value-type="float" office:value="119735" calcext:value-type="float">
            <text:p>119735</text:p>
          </table:table-cell>
          <table:table-cell office:value-type="float" office:value="88.29" calcext:value-type="float">
            <text:p>88.29</text:p>
          </table:table-cell>
          <table:table-cell office:value-type="float" office:value="103.16" calcext:value-type="float">
            <text:p>103.16</text:p>
          </table:table-cell>
          <table:table-cell office:value-type="float" office:value="-14.87" calcext:value-type="float">
            <text:p>-14.87</text:p>
          </table:table-cell>
          <table:table-cell office:value-type="float" office:value="0.6342" calcext:value-type="float">
            <text:p>0.6342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2016/8/19</text:p>
          </table:table-cell>
          <table:table-cell office:value-type="float" office:value="9050" calcext:value-type="float">
            <text:p>9050</text:p>
          </table:table-cell>
          <table:table-cell office:value-type="float" office:value="9109" calcext:value-type="float">
            <text:p>9109</text:p>
          </table:table-cell>
          <table:table-cell office:value-type="float" office:value="8942" calcext:value-type="float">
            <text:p>8942</text:p>
          </table:table-cell>
          <table:table-cell office:value-type="float" office:value="8948" calcext:value-type="float">
            <text:p>8948</text:p>
          </table:table-cell>
          <table:table-cell office:value-type="float" office:value="9063.8" calcext:value-type="float">
            <text:p>9063.8</text:p>
          </table:table-cell>
          <table:table-cell office:value-type="float" office:value="9091.8" calcext:value-type="float">
            <text:p>9091.8</text:p>
          </table:table-cell>
          <table:table-cell office:value-type="float" office:value="9032.25" calcext:value-type="float">
            <text:p>9032.25</text:p>
          </table:table-cell>
          <table:table-cell office:value-type="float" office:value="8747.62" calcext:value-type="float">
            <text:p>8747.62</text:p>
          </table:table-cell>
          <table:table-cell office:value-type="float" office:value="180514" calcext:value-type="float">
            <text:p>180514</text:p>
          </table:table-cell>
          <table:table-cell office:value-type="float" office:value="129055" calcext:value-type="float">
            <text:p>129055</text:p>
          </table:table-cell>
          <table:table-cell office:value-type="float" office:value="125022" calcext:value-type="float">
            <text:p>125022</text:p>
          </table:table-cell>
          <table:table-cell office:value-type="float" office:value="75.59" calcext:value-type="float">
            <text:p>75.59</text:p>
          </table:table-cell>
          <table:table-cell office:value-type="float" office:value="97.64" calcext:value-type="float">
            <text:p>97.64</text:p>
          </table:table-cell>
          <table:table-cell office:value-type="float" office:value="-22.06" calcext:value-type="float">
            <text:p>-22.06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1">
          <table:table-cell office:value-type="string" calcext:value-type="string">
            <text:p>2016/8/22</text:p>
          </table:table-cell>
          <table:table-cell office:value-type="float" office:value="8941" calcext:value-type="float">
            <text:p>8941</text:p>
          </table:table-cell>
          <table:table-cell office:value-type="float" office:value="8949" calcext:value-type="float">
            <text:p>8949</text:p>
          </table:table-cell>
          <table:table-cell office:value-type="float" office:value="8853" calcext:value-type="float">
            <text:p>8853</text:p>
          </table:table-cell>
          <table:table-cell office:value-type="float" office:value="8895" calcext:value-type="float">
            <text:p>8895</text:p>
          </table:table-cell>
          <table:table-cell office:value-type="float" office:value="9018" calcext:value-type="float">
            <text:p>9018</text:p>
          </table:table-cell>
          <table:table-cell office:value-type="float" office:value="9069.7" calcext:value-type="float">
            <text:p>9069.7</text:p>
          </table:table-cell>
          <table:table-cell office:value-type="float" office:value="9032.45" calcext:value-type="float">
            <text:p>9032.45</text:p>
          </table:table-cell>
          <table:table-cell office:value-type="float" office:value="8756.15" calcext:value-type="float">
            <text:p>8756.15</text:p>
          </table:table-cell>
          <table:table-cell office:value-type="float" office:value="140625" calcext:value-type="float">
            <text:p>140625</text:p>
          </table:table-cell>
          <table:table-cell office:value-type="float" office:value="130994" calcext:value-type="float">
            <text:p>130994</text:p>
          </table:table-cell>
          <table:table-cell office:value-type="float" office:value="127921" calcext:value-type="float">
            <text:p>127921</text:p>
          </table:table-cell>
          <table:table-cell office:value-type="float" office:value="57.69" calcext:value-type="float">
            <text:p>57.69</text:p>
          </table:table-cell>
          <table:table-cell office:value-type="float" office:value="89.65" calcext:value-type="float">
            <text:p>89.65</text:p>
          </table:table-cell>
          <table:table-cell office:value-type="float" office:value="-31.96" calcext:value-type="float">
            <text:p>-31.96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2016/8/23</text:p>
          </table:table-cell>
          <table:table-cell office:value-type="float" office:value="8921" calcext:value-type="float">
            <text:p>8921</text:p>
          </table:table-cell>
          <table:table-cell office:value-type="float" office:value="8988" calcext:value-type="float">
            <text:p>8988</text:p>
          </table:table-cell>
          <table:table-cell office:value-type="float" office:value="8912" calcext:value-type="float">
            <text:p>8912</text:p>
          </table:table-cell>
          <table:table-cell office:value-type="float" office:value="8983" calcext:value-type="float">
            <text:p>8983</text:p>
          </table:table-cell>
          <table:table-cell office:value-type="float" office:value="8997.6" calcext:value-type="float">
            <text:p>8997.6</text:p>
          </table:table-cell>
          <table:table-cell office:value-type="float" office:value="9056.3" calcext:value-type="float">
            <text:p>9056.3</text:p>
          </table:table-cell>
          <table:table-cell office:value-type="float" office:value="9033.35" calcext:value-type="float">
            <text:p>9033.35</text:p>
          </table:table-cell>
          <table:table-cell office:value-type="float" office:value="8764.83" calcext:value-type="float">
            <text:p>8764.83</text:p>
          </table:table-cell>
          <table:table-cell office:value-type="float" office:value="110642" calcext:value-type="float">
            <text:p>110642</text:p>
          </table:table-cell>
          <table:table-cell office:value-type="float" office:value="120553" calcext:value-type="float">
            <text:p>120553</text:p>
          </table:table-cell>
          <table:table-cell office:value-type="float" office:value="129574" calcext:value-type="float">
            <text:p>129574</text:p>
          </table:table-cell>
          <table:table-cell office:value-type="float" office:value="48.48" calcext:value-type="float">
            <text:p>48.48</text:p>
          </table:table-cell>
          <table:table-cell office:value-type="float" office:value="81.42" calcext:value-type="float">
            <text:p>81.42</text:p>
          </table:table-cell>
          <table:table-cell office:value-type="float" office:value="-32.94" calcext:value-type="float">
            <text:p>-32.94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2016/8/24</text:p>
          </table:table-cell>
          <table:table-cell office:value-type="float" office:value="9002" calcext:value-type="float">
            <text:p>9002</text:p>
          </table:table-cell>
          <table:table-cell office:value-type="float" office:value="9023" calcext:value-type="float">
            <text:p>9023</text:p>
          </table:table-cell>
          <table:table-cell office:value-type="float" office:value="8948" calcext:value-type="float">
            <text:p>8948</text:p>
          </table:table-cell>
          <table:table-cell office:value-type="float" office:value="8954" calcext:value-type="float">
            <text:p>8954</text:p>
          </table:table-cell>
          <table:table-cell office:value-type="float" office:value="8964.2" calcext:value-type="float">
            <text:p>8964.2</text:p>
          </table:table-cell>
          <table:table-cell office:value-type="float" office:value="9036.8" calcext:value-type="float">
            <text:p>9036.8</text:p>
          </table:table-cell>
          <table:table-cell office:value-type="float" office:value="9032.1" calcext:value-type="float">
            <text:p>9032.1</text:p>
          </table:table-cell>
          <table:table-cell office:value-type="float" office:value="8772.25" calcext:value-type="float">
            <text:p>8772.25</text:p>
          </table:table-cell>
          <table:table-cell office:value-type="float" office:value="100206" calcext:value-type="float">
            <text:p>100206</text:p>
          </table:table-cell>
          <table:table-cell office:value-type="float" office:value="126953" calcext:value-type="float">
            <text:p>126953</text:p>
          </table:table-cell>
          <table:table-cell office:value-type="float" office:value="127235" calcext:value-type="float">
            <text:p>127235</text:p>
          </table:table-cell>
          <table:table-cell office:value-type="float" office:value="40.97" calcext:value-type="float">
            <text:p>40.97</text:p>
          </table:table-cell>
          <table:table-cell office:value-type="float" office:value="73.33" calcext:value-type="float">
            <text:p>73.33</text:p>
          </table:table-cell>
          <table:table-cell office:value-type="float" office:value="-32.36" calcext:value-type="float">
            <text:p>-32.3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744" calcext:value-type="float">
            <text:p>0.4744</text:p>
          </table:table-cell>
        </table:table-row>
        <table:table-row table:style-name="ro1">
          <table:table-cell office:value-type="string" calcext:value-type="string">
            <text:p>2016/8/25</text:p>
          </table:table-cell>
          <table:table-cell office:value-type="float" office:value="8942" calcext:value-type="float">
            <text:p>8942</text:p>
          </table:table-cell>
          <table:table-cell office:value-type="float" office:value="9073" calcext:value-type="float">
            <text:p>9073</text:p>
          </table:table-cell>
          <table:table-cell office:value-type="float" office:value="8939" calcext:value-type="float">
            <text:p>8939</text:p>
          </table:table-cell>
          <table:table-cell office:value-type="float" office:value="9070" calcext:value-type="float">
            <text:p>9070</text:p>
          </table:table-cell>
          <table:table-cell office:value-type="float" office:value="8970" calcext:value-type="float">
            <text:p>8970</text:p>
          </table:table-cell>
          <table:table-cell office:value-type="float" office:value="9035.1" calcext:value-type="float">
            <text:p>9035.1</text:p>
          </table:table-cell>
          <table:table-cell office:value-type="float" office:value="9036.65" calcext:value-type="float">
            <text:p>9036.65</text:p>
          </table:table-cell>
          <table:table-cell office:value-type="float" office:value="8781.58" calcext:value-type="float">
            <text:p>8781.58</text:p>
          </table:table-cell>
          <table:table-cell office:value-type="float" office:value="131838" calcext:value-type="float">
            <text:p>131838</text:p>
          </table:table-cell>
          <table:table-cell office:value-type="float" office:value="132765" calcext:value-type="float">
            <text:p>132765</text:p>
          </table:table-cell>
          <table:table-cell office:value-type="float" office:value="123847" calcext:value-type="float">
            <text:p>123847</text:p>
          </table:table-cell>
          <table:table-cell office:value-type="float" office:value="40.06" calcext:value-type="float">
            <text:p>40.06</text:p>
          </table:table-cell>
          <table:table-cell office:value-type="float" office:value="66.68" calcext:value-type="float">
            <text:p>66.68</text:p>
          </table:table-cell>
          <table:table-cell office:value-type="float" office:value="-26.61" calcext:value-type="float">
            <text:p>-26.61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579" calcext:value-type="float">
            <text:p>0.579</text:p>
          </table:table-cell>
          <table:table-cell office:value-type="float" office:value="0.5594" calcext:value-type="float">
            <text:p>0.5594</text:p>
          </table:table-cell>
        </table:table-row>
        <table:table-row table:style-name="ro1">
          <table:table-cell office:value-type="string" calcext:value-type="string">
            <text:p>2016/8/26</text:p>
          </table:table-cell>
          <table:table-cell office:value-type="float" office:value="9055" calcext:value-type="float">
            <text:p>9055</text:p>
          </table:table-cell>
          <table:table-cell office:value-type="float" office:value="9090" calcext:value-type="float">
            <text:p>9090</text:p>
          </table:table-cell>
          <table:table-cell office:value-type="float" office:value="9036" calcext:value-type="float">
            <text:p>9036</text:p>
          </table:table-cell>
          <table:table-cell office:value-type="float" office:value="9080" calcext:value-type="float">
            <text:p>9080</text:p>
          </table:table-cell>
          <table:table-cell office:value-type="float" office:value="8996.4" calcext:value-type="float">
            <text:p>8996.4</text:p>
          </table:table-cell>
          <table:table-cell office:value-type="float" office:value="9030.1" calcext:value-type="float">
            <text:p>9030.1</text:p>
          </table:table-cell>
          <table:table-cell office:value-type="float" office:value="9045.95" calcext:value-type="float">
            <text:p>9045.95</text:p>
          </table:table-cell>
          <table:table-cell office:value-type="float" office:value="8790.18" calcext:value-type="float">
            <text:p>8790.18</text:p>
          </table:table-cell>
          <table:table-cell office:value-type="float" office:value="86770" calcext:value-type="float">
            <text:p>86770</text:p>
          </table:table-cell>
          <table:table-cell office:value-type="float" office:value="114016" calcext:value-type="float">
            <text:p>114016</text:p>
          </table:table-cell>
          <table:table-cell office:value-type="float" office:value="121536" calcext:value-type="float">
            <text:p>121536</text:p>
          </table:table-cell>
          <table:table-cell office:value-type="float" office:value="41.57" calcext:value-type="float">
            <text:p>41.57</text:p>
          </table:table-cell>
          <table:table-cell office:value-type="float" office:value="61.65" calcext:value-type="float">
            <text:p>61.65</text:p>
          </table:table-cell>
          <table:table-cell office:value-type="float" office:value="-20.09" calcext:value-type="float">
            <text:p>-20.09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2016/8/29</text:p>
          </table:table-cell>
          <table:table-cell office:value-type="float" office:value="9045" calcext:value-type="float">
            <text:p>9045</text:p>
          </table:table-cell>
          <table:table-cell office:value-type="float" office:value="9075" calcext:value-type="float">
            <text:p>9075</text:p>
          </table:table-cell>
          <table:table-cell office:value-type="float" office:value="8948" calcext:value-type="float">
            <text:p>8948</text:p>
          </table:table-cell>
          <table:table-cell office:value-type="float" office:value="9042" calcext:value-type="float">
            <text:p>9042</text:p>
          </table:table-cell>
          <table:table-cell office:value-type="float" office:value="9025.8" calcext:value-type="float">
            <text:p>9025.8</text:p>
          </table:table-cell>
          <table:table-cell office:value-type="float" office:value="9021.9" calcext:value-type="float">
            <text:p>9021.9</text:p>
          </table:table-cell>
          <table:table-cell office:value-type="float" office:value="9046.05" calcext:value-type="float">
            <text:p>9046.05</text:p>
          </table:table-cell>
          <table:table-cell office:value-type="float" office:value="8798.38" calcext:value-type="float">
            <text:p>8798.38</text:p>
          </table:table-cell>
          <table:table-cell office:value-type="float" office:value="148143" calcext:value-type="float">
            <text:p>148143</text:p>
          </table:table-cell>
          <table:table-cell office:value-type="float" office:value="115520" calcext:value-type="float">
            <text:p>115520</text:p>
          </table:table-cell>
          <table:table-cell office:value-type="float" office:value="123257" calcext:value-type="float">
            <text:p>123257</text:p>
          </table:table-cell>
          <table:table-cell office:value-type="float" office:value="38.7" calcext:value-type="float">
            <text:p>38.7</text:p>
          </table:table-cell>
          <table:table-cell office:value-type="float" office:value="57.06" calcext:value-type="float">
            <text:p>57.06</text:p>
          </table:table-cell>
          <table:table-cell office:value-type="float" office:value="-18.36" calcext:value-type="float">
            <text:p>-18.36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5329" calcext:value-type="float">
            <text:p>0.5329</text:p>
          </table:table-cell>
        </table:table-row>
        <table:table-row table:style-name="ro1">
          <table:table-cell office:value-type="string" calcext:value-type="string">
            <text:p>2016/8/30</text:p>
          </table:table-cell>
          <table:table-cell office:value-type="float" office:value="9075" calcext:value-type="float">
            <text:p>9075</text:p>
          </table:table-cell>
          <table:table-cell office:value-type="float" office:value="9085" calcext:value-type="float">
            <text:p>9085</text:p>
          </table:table-cell>
          <table:table-cell office:value-type="float" office:value="9021" calcext:value-type="float">
            <text:p>9021</text:p>
          </table:table-cell>
          <table:table-cell office:value-type="float" office:value="9035" calcext:value-type="float">
            <text:p>9035</text:p>
          </table:table-cell>
          <table:table-cell office:value-type="float" office:value="9036.2" calcext:value-type="float">
            <text:p>9036.2</text:p>
          </table:table-cell>
          <table:table-cell office:value-type="float" office:value="9016.9" calcext:value-type="float">
            <text:p>9016.9</text:p>
          </table:table-cell>
          <table:table-cell office:value-type="float" office:value="9047.2" calcext:value-type="float">
            <text:p>9047.2</text:p>
          </table:table-cell>
          <table:table-cell office:value-type="float" office:value="8806.22" calcext:value-type="float">
            <text:p>8806.22</text:p>
          </table:table-cell>
          <table:table-cell office:value-type="float" office:value="106337" calcext:value-type="float">
            <text:p>106337</text:p>
          </table:table-cell>
          <table:table-cell office:value-type="float" office:value="114659" calcext:value-type="float">
            <text:p>114659</text:p>
          </table:table-cell>
          <table:table-cell office:value-type="float" office:value="117606" calcext:value-type="float">
            <text:p>117606</text:p>
          </table:table-cell>
          <table:table-cell office:value-type="float" office:value="37.39" calcext:value-type="float">
            <text:p>37.39</text:p>
          </table:table-cell>
          <table:table-cell office:value-type="float" office:value="53.13" calcext:value-type="float">
            <text:p>53.13</text:p>
          </table:table-cell>
          <table:table-cell office:value-type="float" office:value="-15.74" calcext:value-type="float">
            <text:p>-15.74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5267" calcext:value-type="float">
            <text:p>0.5267</text:p>
          </table:table-cell>
        </table:table-row>
        <table:table-row table:style-name="ro1">
          <table:table-cell office:value-type="string" calcext:value-type="string">
            <text:p>2016/8/31</text:p>
          </table:table-cell>
          <table:table-cell office:value-type="float" office:value="9018" calcext:value-type="float">
            <text:p>9018</text:p>
          </table:table-cell>
          <table:table-cell office:value-type="float" office:value="9060" calcext:value-type="float">
            <text:p>9060</text:p>
          </table:table-cell>
          <table:table-cell office:value-type="float" office:value="8959" calcext:value-type="float">
            <text:p>8959</text:p>
          </table:table-cell>
          <table:table-cell office:value-type="float" office:value="8976" calcext:value-type="float">
            <text:p>8976</text:p>
          </table:table-cell>
          <table:table-cell office:value-type="float" office:value="9040.6" calcext:value-type="float">
            <text:p>9040.6</text:p>
          </table:table-cell>
          <table:table-cell office:value-type="float" office:value="9002.4" calcext:value-type="float">
            <text:p>9002.4</text:p>
          </table:table-cell>
          <table:table-cell office:value-type="float" office:value="9049.25" calcext:value-type="float">
            <text:p>9049.25</text:p>
          </table:table-cell>
          <table:table-cell office:value-type="float" office:value="8812.87" calcext:value-type="float">
            <text:p>8812.87</text:p>
          </table:table-cell>
          <table:table-cell office:value-type="float" office:value="144241" calcext:value-type="float">
            <text:p>144241</text:p>
          </table:table-cell>
          <table:table-cell office:value-type="float" office:value="123466" calcext:value-type="float">
            <text:p>123466</text:p>
          </table:table-cell>
          <table:table-cell office:value-type="float" office:value="125209" calcext:value-type="float">
            <text:p>125209</text:p>
          </table:table-cell>
          <table:table-cell office:value-type="float" office:value="31.85" calcext:value-type="float">
            <text:p>31.85</text:p>
          </table:table-cell>
          <table:table-cell office:value-type="float" office:value="48.87" calcext:value-type="float">
            <text:p>48.87</text:p>
          </table:table-cell>
          <table:table-cell office:value-type="float" office:value="-17.02" calcext:value-type="float">
            <text:p>-17.0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759" calcext:value-type="float">
            <text:p>0.4759</text:p>
          </table:table-cell>
        </table:table-row>
        <table:table-row table:style-name="ro1">
          <table:table-cell office:value-type="string" calcext:value-type="string">
            <text:p>2016/9/1</text:p>
          </table:table-cell>
          <table:table-cell office:value-type="float" office:value="8971" calcext:value-type="float">
            <text:p>8971</text:p>
          </table:table-cell>
          <table:table-cell office:value-type="float" office:value="8980" calcext:value-type="float">
            <text:p>8980</text:p>
          </table:table-cell>
          <table:table-cell office:value-type="float" office:value="8883" calcext:value-type="float">
            <text:p>8883</text:p>
          </table:table-cell>
          <table:table-cell office:value-type="float" office:value="8942" calcext:value-type="float">
            <text:p>8942</text:p>
          </table:table-cell>
          <table:table-cell office:value-type="float" office:value="9015" calcext:value-type="float">
            <text:p>9015</text:p>
          </table:table-cell>
          <table:table-cell office:value-type="float" office:value="8992.5" calcext:value-type="float">
            <text:p>8992.5</text:p>
          </table:table-cell>
          <table:table-cell office:value-type="float" office:value="9047.85" calcext:value-type="float">
            <text:p>9047.85</text:p>
          </table:table-cell>
          <table:table-cell office:value-type="float" office:value="8819.02" calcext:value-type="float">
            <text:p>8819.02</text:p>
          </table:table-cell>
          <table:table-cell office:value-type="float" office:value="151424" calcext:value-type="float">
            <text:p>151424</text:p>
          </table:table-cell>
          <table:table-cell office:value-type="float" office:value="127383" calcext:value-type="float">
            <text:p>127383</text:p>
          </table:table-cell>
          <table:table-cell office:value-type="float" office:value="130074" calcext:value-type="float">
            <text:p>130074</text:p>
          </table:table-cell>
          <table:table-cell office:value-type="float" office:value="22.68" calcext:value-type="float">
            <text:p>22.68</text:p>
          </table:table-cell>
          <table:table-cell office:value-type="float" office:value="43.63" calcext:value-type="float">
            <text:p>43.63</text:p>
          </table:table-cell>
          <table:table-cell office:value-type="float" office:value="-20.95" calcext:value-type="float">
            <text:p>-20.95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>
          <table:table-cell office:value-type="string" calcext:value-type="string">
            <text:p>2016/9/2</text:p>
          </table:table-cell>
          <table:table-cell office:value-type="float" office:value="8948" calcext:value-type="float">
            <text:p>8948</text:p>
          </table:table-cell>
          <table:table-cell office:value-type="float" office:value="8973" calcext:value-type="float">
            <text:p>8973</text:p>
          </table:table-cell>
          <table:table-cell office:value-type="float" office:value="8904" calcext:value-type="float">
            <text:p>8904</text:p>
          </table:table-cell>
          <table:table-cell office:value-type="float" office:value="8932" calcext:value-type="float">
            <text:p>8932</text:p>
          </table:table-cell>
          <table:table-cell office:value-type="float" office:value="8985.4" calcext:value-type="float">
            <text:p>8985.4</text:p>
          </table:table-cell>
          <table:table-cell office:value-type="float" office:value="8990.9" calcext:value-type="float">
            <text:p>8990.9</text:p>
          </table:table-cell>
          <table:table-cell office:value-type="float" office:value="9041.35" calcext:value-type="float">
            <text:p>9041.35</text:p>
          </table:table-cell>
          <table:table-cell office:value-type="float" office:value="8823.43" calcext:value-type="float">
            <text:p>8823.43</text:p>
          </table:table-cell>
          <table:table-cell office:value-type="float" office:value="110392" calcext:value-type="float">
            <text:p>110392</text:p>
          </table:table-cell>
          <table:table-cell office:value-type="float" office:value="132107" calcext:value-type="float">
            <text:p>132107</text:p>
          </table:table-cell>
          <table:table-cell office:value-type="float" office:value="123062" calcext:value-type="float">
            <text:p>123062</text:p>
          </table:table-cell>
          <table:table-cell office:value-type="float" office:value="15.12" calcext:value-type="float">
            <text:p>15.12</text:p>
          </table:table-cell>
          <table:table-cell office:value-type="float" office:value="37.93" calcext:value-type="float">
            <text:p>37.93</text:p>
          </table:table-cell>
          <table:table-cell office:value-type="float" office:value="-22.81" calcext:value-type="float">
            <text:p>-22.81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511" calcext:value-type="float">
            <text:p>0.511</text:p>
          </table:table-cell>
          <table:table-cell office:value-type="float" office:value="0.3371" calcext:value-type="float">
            <text:p>0.337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2016/9/5</text:p>
          </table:table-cell>
          <table:table-cell office:value-type="float" office:value="9000" calcext:value-type="float">
            <text:p>9000</text:p>
          </table:table-cell>
          <table:table-cell office:value-type="float" office:value="9067" calcext:value-type="float">
            <text:p>9067</text:p>
          </table:table-cell>
          <table:table-cell office:value-type="float" office:value="8997" calcext:value-type="float">
            <text:p>8997</text:p>
          </table:table-cell>
          <table:table-cell office:value-type="float" office:value="9063" calcext:value-type="float">
            <text:p>9063</text:p>
          </table:table-cell>
          <table:table-cell office:value-type="float" office:value="8989.6" calcext:value-type="float">
            <text:p>8989.6</text:p>
          </table:table-cell>
          <table:table-cell office:value-type="float" office:value="9007.7" calcext:value-type="float">
            <text:p>9007.7</text:p>
          </table:table-cell>
          <table:table-cell office:value-type="float" office:value="9038.7" calcext:value-type="float">
            <text:p>9038.7</text:p>
          </table:table-cell>
          <table:table-cell office:value-type="float" office:value="8829.27" calcext:value-type="float">
            <text:p>8829.27</text:p>
          </table:table-cell>
          <table:table-cell office:value-type="float" office:value="105105" calcext:value-type="float">
            <text:p>105105</text:p>
          </table:table-cell>
          <table:table-cell office:value-type="float" office:value="123500" calcext:value-type="float">
            <text:p>123500</text:p>
          </table:table-cell>
          <table:table-cell office:value-type="float" office:value="119510" calcext:value-type="float">
            <text:p>119510</text:p>
          </table:table-cell>
          <table:table-cell office:value-type="float" office:value="17.97" calcext:value-type="float">
            <text:p>17.97</text:p>
          </table:table-cell>
          <table:table-cell office:value-type="float" office:value="33.94" calcext:value-type="float">
            <text:p>33.94</text:p>
          </table:table-cell>
          <table:table-cell office:value-type="float" office:value="-15.97" calcext:value-type="float">
            <text:p>-15.97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5552" calcext:value-type="float">
            <text:p>0.5552</text:p>
          </table:table-cell>
        </table:table-row>
        <table:table-row table:style-name="ro1">
          <table:table-cell office:value-type="string" calcext:value-type="string">
            <text:p>2016/9/6</text:p>
          </table:table-cell>
          <table:table-cell office:value-type="float" office:value="9073" calcext:value-type="float">
            <text:p>9073</text:p>
          </table:table-cell>
          <table:table-cell office:value-type="float" office:value="9160" calcext:value-type="float">
            <text:p>9160</text:p>
          </table:table-cell>
          <table:table-cell office:value-type="float" office:value="9062" calcext:value-type="float">
            <text:p>9062</text:p>
          </table:table-cell>
          <table:table-cell office:value-type="float" office:value="9151" calcext:value-type="float">
            <text:p>9151</text:p>
          </table:table-cell>
          <table:table-cell office:value-type="float" office:value="9012.8" calcext:value-type="float">
            <text:p>9012.8</text:p>
          </table:table-cell>
          <table:table-cell office:value-type="float" office:value="9024.5" calcext:value-type="float">
            <text:p>9024.5</text:p>
          </table:table-cell>
          <table:table-cell office:value-type="float" office:value="9040.4" calcext:value-type="float">
            <text:p>9040.4</text:p>
          </table:table-cell>
          <table:table-cell office:value-type="float" office:value="8839.7" calcext:value-type="float">
            <text:p>8839.7</text:p>
          </table:table-cell>
          <table:table-cell office:value-type="float" office:value="103692" calcext:value-type="float">
            <text:p>103692</text:p>
          </table:table-cell>
          <table:table-cell office:value-type="float" office:value="122971" calcext:value-type="float">
            <text:p>122971</text:p>
          </table:table-cell>
          <table:table-cell office:value-type="float" office:value="118815" calcext:value-type="float">
            <text:p>118815</text:p>
          </table:table-cell>
          <table:table-cell office:value-type="float" office:value="26.67" calcext:value-type="float">
            <text:p>26.67</text:p>
          </table:table-cell>
          <table:table-cell office:value-type="float" office:value="32.49" calcext:value-type="float">
            <text:p>32.49</text:p>
          </table:table-cell>
          <table:table-cell office:value-type="float" office:value="-5.82" calcext:value-type="float">
            <text:p>-5.82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6132" calcext:value-type="float">
            <text:p>0.6132</text:p>
          </table:table-cell>
        </table:table-row>
        <table:table-row table:style-name="ro1">
          <table:table-cell office:value-type="string" calcext:value-type="string">
            <text:p>2016/9/7</text:p>
          </table:table-cell>
          <table:table-cell office:value-type="float" office:value="9156" calcext:value-type="float">
            <text:p>9156</text:p>
          </table:table-cell>
          <table:table-cell office:value-type="float" office:value="9262" calcext:value-type="float">
            <text:p>9262</text:p>
          </table:table-cell>
          <table:table-cell office:value-type="float" office:value="9150" calcext:value-type="float">
            <text:p>9150</text:p>
          </table:table-cell>
          <table:table-cell office:value-type="float" office:value="9253" calcext:value-type="float">
            <text:p>9253</text:p>
          </table:table-cell>
          <table:table-cell office:value-type="float" office:value="9068.2" calcext:value-type="float">
            <text:p>9068.2</text:p>
          </table:table-cell>
          <table:table-cell office:value-type="float" office:value="9054.4" calcext:value-type="float">
            <text:p>9054.4</text:p>
          </table:table-cell>
          <table:table-cell office:value-type="float" office:value="9045.6" calcext:value-type="float">
            <text:p>9045.6</text:p>
          </table:table-cell>
          <table:table-cell office:value-type="float" office:value="8851.02" calcext:value-type="float">
            <text:p>8851.02</text:p>
          </table:table-cell>
          <table:table-cell office:value-type="float" office:value="121479" calcext:value-type="float">
            <text:p>121479</text:p>
          </table:table-cell>
          <table:table-cell office:value-type="float" office:value="118418" calcext:value-type="float">
            <text:p>118418</text:p>
          </table:table-cell>
          <table:table-cell office:value-type="float" office:value="120942" calcext:value-type="float">
            <text:p>120942</text:p>
          </table:table-cell>
          <table:table-cell office:value-type="float" office:value="41.03" calcext:value-type="float">
            <text:p>41.03</text:p>
          </table:table-cell>
          <table:table-cell office:value-type="float" office:value="34.19" calcext:value-type="float">
            <text:p>34.19</text:p>
          </table:table-cell>
          <table:table-cell office:value-type="float" office:value="6.84" calcext:value-type="float">
            <text:p>6.84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2016/9/8</text:p>
          </table:table-cell>
          <table:table-cell office:value-type="float" office:value="9251" calcext:value-type="float">
            <text:p>9251</text:p>
          </table:table-cell>
          <table:table-cell office:value-type="float" office:value="9253" calcext:value-type="float">
            <text:p>9253</text:p>
          </table:table-cell>
          <table:table-cell office:value-type="float" office:value="9215" calcext:value-type="float">
            <text:p>9215</text:p>
          </table:table-cell>
          <table:table-cell office:value-type="float" office:value="9239" calcext:value-type="float">
            <text:p>9239</text:p>
          </table:table-cell>
          <table:table-cell office:value-type="float" office:value="9127.6" calcext:value-type="float">
            <text:p>9127.6</text:p>
          </table:table-cell>
          <table:table-cell office:value-type="float" office:value="9071.3" calcext:value-type="float">
            <text:p>9071.3</text:p>
          </table:table-cell>
          <table:table-cell office:value-type="float" office:value="9053.2" calcext:value-type="float">
            <text:p>9053.2</text:p>
          </table:table-cell>
          <table:table-cell office:value-type="float" office:value="8861.63" calcext:value-type="float">
            <text:p>8861.63</text:p>
          </table:table-cell>
          <table:table-cell office:value-type="float" office:value="74430" calcext:value-type="float">
            <text:p>74430</text:p>
          </table:table-cell>
          <table:table-cell office:value-type="float" office:value="103020" calcext:value-type="float">
            <text:p>103020</text:p>
          </table:table-cell>
          <table:table-cell office:value-type="float" office:value="115201" calcext:value-type="float">
            <text:p>115201</text:p>
          </table:table-cell>
          <table:table-cell office:value-type="float" office:value="52.38" calcext:value-type="float">
            <text:p>52.38</text:p>
          </table:table-cell>
          <table:table-cell office:value-type="float" office:value="37.83" calcext:value-type="float">
            <text:p>37.83</text:p>
          </table:table-cell>
          <table:table-cell office:value-type="float" office:value="14.55" calcext:value-type="float">
            <text:p>14.55</text:p>
          </table:table-cell>
          <table:table-cell office:value-type="float" office:value="0.843" calcext:value-type="float">
            <text:p>0.843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44" calcext:value-type="float">
            <text:p>0.744</text:p>
          </table:table-cell>
          <table:table-cell office:value-type="float" office:value="0.6541" calcext:value-type="float">
            <text:p>0.6541</text:p>
          </table:table-cell>
        </table:table-row>
        <table:table-row table:style-name="ro1">
          <table:table-cell office:value-type="string" calcext:value-type="string">
            <text:p>2016/9/9</text:p>
          </table:table-cell>
          <table:table-cell office:value-type="float" office:value="9182" calcext:value-type="float">
            <text:p>9182</text:p>
          </table:table-cell>
          <table:table-cell office:value-type="float" office:value="9184" calcext:value-type="float">
            <text:p>9184</text:p>
          </table:table-cell>
          <table:table-cell office:value-type="float" office:value="9113" calcext:value-type="float">
            <text:p>9113</text:p>
          </table:table-cell>
          <table:table-cell office:value-type="float" office:value="9126" calcext:value-type="float">
            <text:p>9126</text:p>
          </table:table-cell>
          <table:table-cell office:value-type="float" office:value="9166.4" calcext:value-type="float">
            <text:p>9166.4</text:p>
          </table:table-cell>
          <table:table-cell office:value-type="float" office:value="9075.9" calcext:value-type="float">
            <text:p>9075.9</text:p>
          </table:table-cell>
          <table:table-cell office:value-type="float" office:value="9053" calcext:value-type="float">
            <text:p>9053</text:p>
          </table:table-cell>
          <table:table-cell office:value-type="float" office:value="8875.72" calcext:value-type="float">
            <text:p>8875.72</text:p>
          </table:table-cell>
          <table:table-cell office:value-type="float" office:value="128752" calcext:value-type="float">
            <text:p>128752</text:p>
          </table:table-cell>
          <table:table-cell office:value-type="float" office:value="106692" calcext:value-type="float">
            <text:p>106692</text:p>
          </table:table-cell>
          <table:table-cell office:value-type="float" office:value="119400" calcext:value-type="float">
            <text:p>119400</text:p>
          </table:table-cell>
          <table:table-cell office:value-type="float" office:value="52.75" calcext:value-type="float">
            <text:p>52.75</text:p>
          </table:table-cell>
          <table:table-cell office:value-type="float" office:value="40.82" calcext:value-type="float">
            <text:p>40.82</text:p>
          </table:table-cell>
          <table:table-cell office:value-type="float" office:value="11.94" calcext:value-type="float">
            <text:p>11.94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382" calcext:value-type="float">
            <text:p>0.7382</text:p>
          </table:table-cell>
          <table:table-cell office:value-type="float" office:value="0.5362" calcext:value-type="float">
            <text:p>0.5362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2016/9/10</text:p>
          </table:table-cell>
          <table:table-cell office:value-type="float" office:value="8930" calcext:value-type="float">
            <text:p>8930</text:p>
          </table:table-cell>
          <table:table-cell office:value-type="float" office:value="9001" calcext:value-type="float">
            <text:p>9001</text:p>
          </table:table-cell>
          <table:table-cell office:value-type="float" office:value="8923" calcext:value-type="float">
            <text:p>8923</text:p>
          </table:table-cell>
          <table:table-cell office:value-type="float" office:value="8953" calcext:value-type="float">
            <text:p>8953</text:p>
          </table:table-cell>
          <table:table-cell office:value-type="float" office:value="9144.4" calcext:value-type="float">
            <text:p>9144.4</text:p>
          </table:table-cell>
          <table:table-cell office:value-type="float" office:value="9067" calcext:value-type="float">
            <text:p>9067</text:p>
          </table:table-cell>
          <table:table-cell office:value-type="float" office:value="9044.45" calcext:value-type="float">
            <text:p>9044.45</text:p>
          </table:table-cell>
          <table:table-cell office:value-type="float" office:value="8885.02" calcext:value-type="float">
            <text:p>8885.02</text:p>
          </table:table-cell>
          <table:table-cell office:value-type="float" office:value="75595" calcext:value-type="float">
            <text:p>75595</text:p>
          </table:table-cell>
          <table:table-cell office:value-type="float" office:value="100790" calcext:value-type="float">
            <text:p>100790</text:p>
          </table:table-cell>
          <table:table-cell office:value-type="float" office:value="112145" calcext:value-type="float">
            <text:p>112145</text:p>
          </table:table-cell>
          <table:table-cell office:value-type="float" office:value="38.11" calcext:value-type="float">
            <text:p>38.11</text:p>
          </table:table-cell>
          <table:table-cell office:value-type="float" office:value="40.27" calcext:value-type="float">
            <text:p>40.27</text:p>
          </table:table-cell>
          <table:table-cell office:value-type="float" office:value="-2.17" calcext:value-type="float">
            <text:p>-2.1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string" calcext:value-type="string">
            <text:p>2016/9/12</text:p>
          </table:table-cell>
          <table:table-cell office:value-type="float" office:value="8990" calcext:value-type="float">
            <text:p>8990</text:p>
          </table:table-cell>
          <table:table-cell office:value-type="float" office:value="8994" calcext:value-type="float">
            <text:p>8994</text:p>
          </table:table-cell>
          <table:table-cell office:value-type="float" office:value="8898" calcext:value-type="float">
            <text:p>8898</text:p>
          </table:table-cell>
          <table:table-cell office:value-type="float" office:value="8900" calcext:value-type="float">
            <text:p>8900</text:p>
          </table:table-cell>
          <table:table-cell office:value-type="float" office:value="9094.2" calcext:value-type="float">
            <text:p>9094.2</text:p>
          </table:table-cell>
          <table:table-cell office:value-type="float" office:value="9053.5" calcext:value-type="float">
            <text:p>9053.5</text:p>
          </table:table-cell>
          <table:table-cell office:value-type="float" office:value="9035.2" calcext:value-type="float">
            <text:p>9035.2</text:p>
          </table:table-cell>
          <table:table-cell office:value-type="float" office:value="8892.2" calcext:value-type="float">
            <text:p>8892.2</text:p>
          </table:table-cell>
          <table:table-cell office:value-type="float" office:value="137444" calcext:value-type="float">
            <text:p>137444</text:p>
          </table:table-cell>
          <table:table-cell office:value-type="float" office:value="107540" calcext:value-type="float">
            <text:p>107540</text:p>
          </table:table-cell>
          <table:table-cell office:value-type="float" office:value="115255" calcext:value-type="float">
            <text:p>115255</text:p>
          </table:table-cell>
          <table:table-cell office:value-type="float" office:value="23.45" calcext:value-type="float">
            <text:p>23.45</text:p>
          </table:table-cell>
          <table:table-cell office:value-type="float" office:value="36.91" calcext:value-type="float">
            <text:p>36.91</text:p>
          </table:table-cell>
          <table:table-cell office:value-type="float" office:value="-13.46" calcext:value-type="float">
            <text:p>-13.46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4113" calcext:value-type="float">
            <text:p>0.4113</text:p>
          </table:table-cell>
        </table:table-row>
        <table:table-row table:style-name="ro1">
          <table:table-cell office:value-type="string" calcext:value-type="string">
            <text:p>2016/9/13</text:p>
          </table:table-cell>
          <table:table-cell office:value-type="float" office:value="8974" calcext:value-type="float">
            <text:p>8974</text:p>
          </table:table-cell>
          <table:table-cell office:value-type="float" office:value="8979" calcext:value-type="float">
            <text:p>8979</text:p>
          </table:table-cell>
          <table:table-cell office:value-type="float" office:value="8816" calcext:value-type="float">
            <text:p>8816</text:p>
          </table:table-cell>
          <table:table-cell office:value-type="float" office:value="8905" calcext:value-type="float">
            <text:p>8905</text:p>
          </table:table-cell>
          <table:table-cell office:value-type="float" office:value="9024.6" calcext:value-type="float">
            <text:p>9024.6</text:p>
          </table:table-cell>
          <table:table-cell office:value-type="float" office:value="9046.4" calcext:value-type="float">
            <text:p>9046.4</text:p>
          </table:table-cell>
          <table:table-cell office:value-type="float" office:value="9024.4" calcext:value-type="float">
            <text:p>9024.4</text:p>
          </table:table-cell>
          <table:table-cell office:value-type="float" office:value="8898.78" calcext:value-type="float">
            <text:p>8898.78</text:p>
          </table:table-cell>
          <table:table-cell office:value-type="float" office:value="173830" calcext:value-type="float">
            <text:p>173830</text:p>
          </table:table-cell>
          <table:table-cell office:value-type="float" office:value="118010" calcext:value-type="float">
            <text:p>118010</text:p>
          </table:table-cell>
          <table:table-cell office:value-type="float" office:value="118214" calcext:value-type="float">
            <text:p>118214</text:p>
          </table:table-cell>
          <table:table-cell office:value-type="float" office:value="9.96" calcext:value-type="float">
            <text:p>9.96</text:p>
          </table:table-cell>
          <table:table-cell office:value-type="float" office:value="31.52" calcext:value-type="float">
            <text:p>31.52</text:p>
          </table:table-cell>
          <table:table-cell office:value-type="float" office:value="-21.56" calcext:value-type="float">
            <text:p>-21.56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4152" calcext:value-type="float">
            <text:p>0.4152</text:p>
          </table:table-cell>
        </table:table-row>
        <table:table-row table:style-name="ro1">
          <table:table-cell table:style-name="ce5" office:value-type="string" calcext:value-type="string">
            <text:p>2016/9/14</text:p>
          </table:table-cell>
          <table:table-cell office:value-type="float" office:value="8866" calcext:value-type="float">
            <text:p>8866</text:p>
          </table:table-cell>
          <table:table-cell office:value-type="float" office:value="8942" calcext:value-type="float">
            <text:p>8942</text:p>
          </table:table-cell>
          <table:table-cell office:value-type="float" office:value="8854" calcext:value-type="float">
            <text:p>8854</text:p>
          </table:table-cell>
          <table:table-cell office:value-type="float" office:value="8875" calcext:value-type="float">
            <text:p>8875</text:p>
          </table:table-cell>
          <table:table-cell office:value-type="float" office:value="8951.8" calcext:value-type="float">
            <text:p>8951.8</text:p>
          </table:table-cell>
          <table:table-cell office:value-type="float" office:value="9039.7" calcext:value-type="float">
            <text:p>9039.7</text:p>
          </table:table-cell>
          <table:table-cell office:value-type="float" office:value="9016.1" calcext:value-type="float">
            <text:p>9016.1</text:p>
          </table:table-cell>
          <table:table-cell office:value-type="float" office:value="8904.87" calcext:value-type="float">
            <text:p>8904.87</text:p>
          </table:table-cell>
          <table:table-cell office:value-type="float" office:value="129885" calcext:value-type="float">
            <text:p>129885</text:p>
          </table:table-cell>
          <table:table-cell office:value-type="float" office:value="129101" calcext:value-type="float">
            <text:p>129101</text:p>
          </table:table-cell>
          <table:table-cell office:value-type="float" office:value="116060" calcext:value-type="float">
            <text:p>116060</text:p>
          </table:table-cell>
          <table:table-cell office:value-type="float" office:value="-1.9" calcext:value-type="float">
            <text:p>-1.9</text:p>
          </table:table-cell>
          <table:table-cell office:value-type="float" office:value="24.83" calcext:value-type="float">
            <text:p>24.83</text:p>
          </table:table-cell>
          <table:table-cell office:value-type="float" office:value="-26.74" calcext:value-type="float">
            <text:p>-26.74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table:style-name="ce5" office:value-type="string" calcext:value-type="string">
            <text:p>2016/9/19</text:p>
          </table:table-cell>
          <table:table-cell office:value-type="float" office:value="8949" calcext:value-type="float">
            <text:p>8949</text:p>
          </table:table-cell>
          <table:table-cell office:value-type="float" office:value="9158" calcext:value-type="float">
            <text:p>9158</text:p>
          </table:table-cell>
          <table:table-cell office:value-type="float" office:value="8947" calcext:value-type="float">
            <text:p>8947</text:p>
          </table:table-cell>
          <table:table-cell office:value-type="float" office:value="9149" calcext:value-type="float">
            <text:p>9149</text:p>
          </table:table-cell>
          <table:table-cell office:value-type="float" office:value="8956.4" calcext:value-type="float">
            <text:p>8956.4</text:p>
          </table:table-cell>
          <table:table-cell office:value-type="float" office:value="9061.4" calcext:value-type="float">
            <text:p>9061.4</text:p>
          </table:table-cell>
          <table:table-cell office:value-type="float" office:value="9026.15" calcext:value-type="float">
            <text:p>9026.15</text:p>
          </table:table-cell>
          <table:table-cell office:value-type="float" office:value="8915.52" calcext:value-type="float">
            <text:p>8915.52</text:p>
          </table:table-cell>
          <table:table-cell office:value-type="float" office:value="162262" calcext:value-type="float">
            <text:p>162262</text:p>
          </table:table-cell>
          <table:table-cell office:value-type="float" office:value="135803" calcext:value-type="float">
            <text:p>135803</text:p>
          </table:table-cell>
          <table:table-cell office:value-type="float" office:value="121247" calcext:value-type="float">
            <text:p>121247</text:p>
          </table:table-cell>
          <table:table-cell office:value-type="float" office:value="5.92" calcext:value-type="float">
            <text:p>5.92</text:p>
          </table:table-cell>
          <table:table-cell office:value-type="float" office:value="21.05" calcext:value-type="float">
            <text:p>21.05</text:p>
          </table:table-cell>
          <table:table-cell office:value-type="float" office:value="-15.13" calcext:value-type="float">
            <text:p>-15.13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732" calcext:value-type="float">
            <text:p>0.5732</text:p>
          </table:table-cell>
        </table:table-row>
        <table:table-row table:style-name="ro1">
          <table:table-cell office:value-type="string" calcext:value-type="string">
            <text:p>2016/9/20</text:p>
          </table:table-cell>
          <table:table-cell office:value-type="float" office:value="9142" calcext:value-type="float">
            <text:p>9142</text:p>
          </table:table-cell>
          <table:table-cell office:value-type="float" office:value="9164" calcext:value-type="float">
            <text:p>9164</text:p>
          </table:table-cell>
          <table:table-cell office:value-type="float" office:value="9113" calcext:value-type="float">
            <text:p>9113</text:p>
          </table:table-cell>
          <table:table-cell office:value-type="float" office:value="9142" calcext:value-type="float">
            <text:p>9142</text:p>
          </table:table-cell>
          <table:table-cell office:value-type="float" office:value="8994.2" calcext:value-type="float">
            <text:p>8994.2</text:p>
          </table:table-cell>
          <table:table-cell office:value-type="float" office:value="9069.3" calcext:value-type="float">
            <text:p>9069.3</text:p>
          </table:table-cell>
          <table:table-cell office:value-type="float" office:value="9038.5" calcext:value-type="float">
            <text:p>9038.5</text:p>
          </table:table-cell>
          <table:table-cell office:value-type="float" office:value="8930.58" calcext:value-type="float">
            <text:p>8930.58</text:p>
          </table:table-cell>
          <table:table-cell office:value-type="float" office:value="107397" calcext:value-type="float">
            <text:p>107397</text:p>
          </table:table-cell>
          <table:table-cell office:value-type="float" office:value="142164" calcext:value-type="float">
            <text:p>142164</text:p>
          </table:table-cell>
          <table:table-cell office:value-type="float" office:value="121477" calcext:value-type="float">
            <text:p>121477</text:p>
          </table:table-cell>
          <table:table-cell office:value-type="float" office:value="15.13" calcext:value-type="float">
            <text:p>15.13</text:p>
          </table:table-cell>
          <table:table-cell office:value-type="float" office:value="19.87" calcext:value-type="float">
            <text:p>19.87</text:p>
          </table:table-cell>
          <table:table-cell office:value-type="float" office:value="-4.74" calcext:value-type="float">
            <text:p>-4.74</text:p>
          </table:table-cell>
          <table:table-cell office:value-type="float" office:value="0.528" calcext:value-type="float">
            <text:p>0.528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686" calcext:value-type="float">
            <text:p>0.5686</text:p>
          </table:table-cell>
        </table:table-row>
        <table:table-row table:style-name="ro1">
          <table:table-cell office:value-type="string" calcext:value-type="string">
            <text:p>2016/9/21</text:p>
          </table:table-cell>
          <table:table-cell office:value-type="float" office:value="9129" calcext:value-type="float">
            <text:p>9129</text:p>
          </table:table-cell>
          <table:table-cell office:value-type="float" office:value="9224" calcext:value-type="float">
            <text:p>9224</text:p>
          </table:table-cell>
          <table:table-cell office:value-type="float" office:value="9115" calcext:value-type="float">
            <text:p>9115</text:p>
          </table:table-cell>
          <table:table-cell office:value-type="float" office:value="9221" calcext:value-type="float">
            <text:p>9221</text:p>
          </table:table-cell>
          <table:table-cell office:value-type="float" office:value="9058.4" calcext:value-type="float">
            <text:p>9058.4</text:p>
          </table:table-cell>
          <table:table-cell office:value-type="float" office:value="9076.3" calcext:value-type="float">
            <text:p>9076.3</text:p>
          </table:table-cell>
          <table:table-cell office:value-type="float" office:value="9050.4" calcext:value-type="float">
            <text:p>9050.4</text:p>
          </table:table-cell>
          <table:table-cell office:value-type="float" office:value="8945.5" calcext:value-type="float">
            <text:p>8945.5</text:p>
          </table:table-cell>
          <table:table-cell office:value-type="float" office:value="76502" calcext:value-type="float">
            <text:p>76502</text:p>
          </table:table-cell>
          <table:table-cell office:value-type="float" office:value="129975" calcext:value-type="float">
            <text:p>129975</text:p>
          </table:table-cell>
          <table:table-cell office:value-type="float" office:value="118758" calcext:value-type="float">
            <text:p>118758</text:p>
          </table:table-cell>
          <table:table-cell office:value-type="float" office:value="26.56" calcext:value-type="float">
            <text:p>26.56</text:p>
          </table:table-cell>
          <table:table-cell office:value-type="float" office:value="21.21" calcext:value-type="float">
            <text:p>21.21</text:p>
          </table:table-cell>
          <table:table-cell office:value-type="float" office:value="5.36" calcext:value-type="float">
            <text:p>5.3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6075" calcext:value-type="float">
            <text:p>0.6075</text:p>
          </table:table-cell>
        </table:table-row>
        <table:table-row table:style-name="ro1">
          <table:table-cell office:value-type="string" calcext:value-type="string">
            <text:p>2016/9/22</text:p>
          </table:table-cell>
          <table:table-cell office:value-type="float" office:value="9221" calcext:value-type="float">
            <text:p>9221</text:p>
          </table:table-cell>
          <table:table-cell office:value-type="float" office:value="9262" calcext:value-type="float">
            <text:p>9262</text:p>
          </table:table-cell>
          <table:table-cell office:value-type="float" office:value="9154" calcext:value-type="float">
            <text:p>9154</text:p>
          </table:table-cell>
          <table:table-cell office:value-type="float" office:value="9187" calcext:value-type="float">
            <text:p>9187</text:p>
          </table:table-cell>
          <table:table-cell office:value-type="float" office:value="9114.8" calcext:value-type="float">
            <text:p>9114.8</text:p>
          </table:table-cell>
          <table:table-cell office:value-type="float" office:value="9069.7" calcext:value-type="float">
            <text:p>9069.7</text:p>
          </table:table-cell>
          <table:table-cell office:value-type="float" office:value="9062.05" calcext:value-type="float">
            <text:p>9062.05</text:p>
          </table:table-cell>
          <table:table-cell office:value-type="float" office:value="8959.02" calcext:value-type="float">
            <text:p>8959.02</text:p>
          </table:table-cell>
          <table:table-cell office:value-type="float" office:value="123322" calcext:value-type="float">
            <text:p>123322</text:p>
          </table:table-cell>
          <table:table-cell office:value-type="float" office:value="119874" calcext:value-type="float">
            <text:p>119874</text:p>
          </table:table-cell>
          <table:table-cell office:value-type="float" office:value="118942" calcext:value-type="float">
            <text:p>118942</text:p>
          </table:table-cell>
          <table:table-cell office:value-type="float" office:value="35.4" calcext:value-type="float">
            <text:p>35.4</text:p>
          </table:table-cell>
          <table:table-cell office:value-type="float" office:value="24.04" calcext:value-type="float">
            <text:p>24.04</text:p>
          </table:table-cell>
          <table:table-cell office:value-type="float" office:value="11.35" calcext:value-type="float">
            <text:p>11.35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294" calcext:value-type="float">
            <text:p>0.6294</text:p>
          </table:table-cell>
          <table:table-cell office:value-type="float" office:value="0.5828" calcext:value-type="float">
            <text:p>0.5828</text:p>
          </table:table-cell>
        </table:table-row>
        <table:table-row table:style-name="ro1">
          <table:table-cell office:value-type="string" calcext:value-type="string">
            <text:p>2016/9/23</text:p>
          </table:table-cell>
          <table:table-cell office:value-type="float" office:value="9234" calcext:value-type="float">
            <text:p>9234</text:p>
          </table:table-cell>
          <table:table-cell office:value-type="float" office:value="9248" calcext:value-type="float">
            <text:p>9248</text:p>
          </table:table-cell>
          <table:table-cell office:value-type="float" office:value="9189" calcext:value-type="float">
            <text:p>9189</text:p>
          </table:table-cell>
          <table:table-cell office:value-type="float" office:value="9236" calcext:value-type="float">
            <text:p>9236</text:p>
          </table:table-cell>
          <table:table-cell office:value-type="float" office:value="9187" calcext:value-type="float">
            <text:p>9187</text:p>
          </table:table-cell>
          <table:table-cell office:value-type="float" office:value="9069.4" calcext:value-type="float">
            <text:p>9069.4</text:p>
          </table:table-cell>
          <table:table-cell office:value-type="float" office:value="9070.35" calcext:value-type="float">
            <text:p>9070.35</text:p>
          </table:table-cell>
          <table:table-cell office:value-type="float" office:value="8972.35" calcext:value-type="float">
            <text:p>8972.35</text:p>
          </table:table-cell>
          <table:table-cell office:value-type="float" office:value="95279" calcext:value-type="float">
            <text:p>95279</text:p>
          </table:table-cell>
          <table:table-cell office:value-type="float" office:value="112952" calcext:value-type="float">
            <text:p>112952</text:p>
          </table:table-cell>
          <table:table-cell office:value-type="float" office:value="121027" calcext:value-type="float">
            <text:p>121027</text:p>
          </table:table-cell>
          <table:table-cell office:value-type="float" office:value="44.29" calcext:value-type="float">
            <text:p>44.29</text:p>
          </table:table-cell>
          <table:table-cell office:value-type="float" office:value="28.09" calcext:value-type="float">
            <text:p>28.09</text:p>
          </table:table-cell>
          <table:table-cell office:value-type="float" office:value="16.19" calcext:value-type="float">
            <text:p>16.1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1">
          <table:table-cell office:value-type="string" calcext:value-type="string">
            <text:p>2016/9/26</text:p>
          </table:table-cell>
          <table:table-cell office:value-type="float" office:value="9222" calcext:value-type="float">
            <text:p>9222</text:p>
          </table:table-cell>
          <table:table-cell office:value-type="float" office:value="9226" calcext:value-type="float">
            <text:p>9226</text:p>
          </table:table-cell>
          <table:table-cell office:value-type="float" office:value="9148" calcext:value-type="float">
            <text:p>9148</text:p>
          </table:table-cell>
          <table:table-cell office:value-type="float" office:value="9152" calcext:value-type="float">
            <text:p>9152</text:p>
          </table:table-cell>
          <table:table-cell office:value-type="float" office:value="9187.6" calcext:value-type="float">
            <text:p>9187.6</text:p>
          </table:table-cell>
          <table:table-cell office:value-type="float" office:value="9072" calcext:value-type="float">
            <text:p>9072</text:p>
          </table:table-cell>
          <table:table-cell office:value-type="float" office:value="9073.95" calcext:value-type="float">
            <text:p>9073.95</text:p>
          </table:table-cell>
          <table:table-cell office:value-type="float" office:value="8982.9" calcext:value-type="float">
            <text:p>8982.9</text:p>
          </table:table-cell>
          <table:table-cell office:value-type="float" office:value="95532" calcext:value-type="float">
            <text:p>95532</text:p>
          </table:table-cell>
          <table:table-cell office:value-type="float" office:value="99606" calcext:value-type="float">
            <text:p>99606</text:p>
          </table:table-cell>
          <table:table-cell office:value-type="float" office:value="117705" calcext:value-type="float">
            <text:p>117705</text:p>
          </table:table-cell>
          <table:table-cell office:value-type="float" office:value="46.14" calcext:value-type="float">
            <text:p>46.14</text:p>
          </table:table-cell>
          <table:table-cell office:value-type="float" office:value="31.7" calcext:value-type="float">
            <text:p>31.7</text:p>
          </table:table-cell>
          <table:table-cell office:value-type="float" office:value="14.44" calcext:value-type="float">
            <text:p>14.44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6984" calcext:value-type="float">
            <text:p>0.6984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465" calcext:value-type="float">
            <text:p>0.5465</text:p>
          </table:table-cell>
        </table:table-row>
        <table:table-row table:style-name="ro1">
          <table:table-cell office:value-type="string" calcext:value-type="string">
            <text:p>2016/9/29</text:p>
          </table:table-cell>
          <table:table-cell office:value-type="float" office:value="9226" calcext:value-type="float">
            <text:p>9226</text:p>
          </table:table-cell>
          <table:table-cell office:value-type="float" office:value="9297" calcext:value-type="float">
            <text:p>9297</text:p>
          </table:table-cell>
          <table:table-cell office:value-type="float" office:value="9206" calcext:value-type="float">
            <text:p>9206</text:p>
          </table:table-cell>
          <table:table-cell office:value-type="float" office:value="9251" calcext:value-type="float">
            <text:p>9251</text:p>
          </table:table-cell>
          <table:table-cell office:value-type="float" office:value="9209.4" calcext:value-type="float">
            <text:p>9209.4</text:p>
          </table:table-cell>
          <table:table-cell office:value-type="float" office:value="9101.8" calcext:value-type="float">
            <text:p>9101.8</text:p>
          </table:table-cell>
          <table:table-cell office:value-type="float" office:value="9084.4" calcext:value-type="float">
            <text:p>9084.4</text:p>
          </table:table-cell>
          <table:table-cell office:value-type="float" office:value="8993.37" calcext:value-type="float">
            <text:p>8993.37</text:p>
          </table:table-cell>
          <table:table-cell office:value-type="float" office:value="134752" calcext:value-type="float">
            <text:p>134752</text:p>
          </table:table-cell>
          <table:table-cell office:value-type="float" office:value="105077" calcext:value-type="float">
            <text:p>105077</text:p>
          </table:table-cell>
          <table:table-cell office:value-type="float" office:value="123621" calcext:value-type="float">
            <text:p>123621</text:p>
          </table:table-cell>
          <table:table-cell office:value-type="float" office:value="53.59" calcext:value-type="float">
            <text:p>53.59</text:p>
          </table:table-cell>
          <table:table-cell office:value-type="float" office:value="36.08" calcext:value-type="float">
            <text:p>36.08</text:p>
          </table:table-cell>
          <table:table-cell office:value-type="float" office:value="17.51" calcext:value-type="float">
            <text:p>17.51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5986" calcext:value-type="float">
            <text:p>0.5986</text:p>
          </table:table-cell>
        </table:table-row>
        <table:table-row table:style-name="ro1">
          <table:table-cell office:value-type="string" calcext:value-type="string">
            <text:p>2016/9/30</text:p>
          </table:table-cell>
          <table:table-cell office:value-type="float" office:value="9183" calcext:value-type="float">
            <text:p>9183</text:p>
          </table:table-cell>
          <table:table-cell office:value-type="float" office:value="9206" calcext:value-type="float">
            <text:p>9206</text:p>
          </table:table-cell>
          <table:table-cell office:value-type="float" office:value="9127" calcext:value-type="float">
            <text:p>9127</text:p>
          </table:table-cell>
          <table:table-cell office:value-type="float" office:value="9130" calcext:value-type="float">
            <text:p>9130</text:p>
          </table:table-cell>
          <table:table-cell office:value-type="float" office:value="9191.2" calcext:value-type="float">
            <text:p>9191.2</text:p>
          </table:table-cell>
          <table:table-cell office:value-type="float" office:value="9124.8" calcext:value-type="float">
            <text:p>9124.8</text:p>
          </table:table-cell>
          <table:table-cell office:value-type="float" office:value="9089.15" calcext:value-type="float">
            <text:p>9089.15</text:p>
          </table:table-cell>
          <table:table-cell office:value-type="float" office:value="9001.67" calcext:value-type="float">
            <text:p>9001.67</text:p>
          </table:table-cell>
          <table:table-cell office:value-type="float" office:value="131337" calcext:value-type="float">
            <text:p>131337</text:p>
          </table:table-cell>
          <table:table-cell office:value-type="float" office:value="116044" calcext:value-type="float">
            <text:p>116044</text:p>
          </table:table-cell>
          <table:table-cell office:value-type="float" office:value="123010" calcext:value-type="float">
            <text:p>123010</text:p>
          </table:table-cell>
          <table:table-cell office:value-type="float" office:value="50.6" calcext:value-type="float">
            <text:p>50.6</text:p>
          </table:table-cell>
          <table:table-cell office:value-type="float" office:value="38.98" calcext:value-type="float">
            <text:p>38.98</text:p>
          </table:table-cell>
          <table:table-cell office:value-type="float" office:value="11.61" calcext:value-type="float">
            <text:p>11.61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5191" calcext:value-type="float">
            <text:p>0.5191</text:p>
          </table:table-cell>
        </table:table-row>
        <table:table-row table:style-name="ro1">
          <table:table-cell office:value-type="string" calcext:value-type="string">
            <text:p>2016/10/3</text:p>
          </table:table-cell>
          <table:table-cell office:value-type="float" office:value="9205" calcext:value-type="float">
            <text:p>9205</text:p>
          </table:table-cell>
          <table:table-cell office:value-type="float" office:value="9230" calcext:value-type="float">
            <text:p>9230</text:p>
          </table:table-cell>
          <table:table-cell office:value-type="float" office:value="9161" calcext:value-type="float">
            <text:p>9161</text:p>
          </table:table-cell>
          <table:table-cell office:value-type="float" office:value="9193" calcext:value-type="float">
            <text:p>9193</text:p>
          </table:table-cell>
          <table:table-cell office:value-type="float" office:value="9192.4" calcext:value-type="float">
            <text:p>9192.4</text:p>
          </table:table-cell>
          <table:table-cell office:value-type="float" office:value="9153.6" calcext:value-type="float">
            <text:p>9153.6</text:p>
          </table:table-cell>
          <table:table-cell office:value-type="float" office:value="9100" calcext:value-type="float">
            <text:p>9100</text:p>
          </table:table-cell>
          <table:table-cell office:value-type="float" office:value="9011.38" calcext:value-type="float">
            <text:p>9011.38</text:p>
          </table:table-cell>
          <table:table-cell office:value-type="float" office:value="100555" calcext:value-type="float">
            <text:p>100555</text:p>
          </table:table-cell>
          <table:table-cell office:value-type="float" office:value="111491" calcext:value-type="float">
            <text:p>111491</text:p>
          </table:table-cell>
          <table:table-cell office:value-type="float" office:value="115682" calcext:value-type="float">
            <text:p>115682</text:p>
          </table:table-cell>
          <table:table-cell office:value-type="float" office:value="51.35" calcext:value-type="float">
            <text:p>51.35</text:p>
          </table:table-cell>
          <table:table-cell office:value-type="float" office:value="41.46" calcext:value-type="float">
            <text:p>41.46</text:p>
          </table:table-cell>
          <table:table-cell office:value-type="float" office:value="9.89" calcext:value-type="float">
            <text:p>9.89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528" calcext:value-type="float">
            <text:p>0.5528</text:p>
          </table:table-cell>
        </table:table-row>
        <table:table-row table:style-name="ro1">
          <table:table-cell office:value-type="string" calcext:value-type="string">
            <text:p>2016/10/4</text:p>
          </table:table-cell>
          <table:table-cell office:value-type="float" office:value="9202" calcext:value-type="float">
            <text:p>9202</text:p>
          </table:table-cell>
          <table:table-cell office:value-type="float" office:value="9259" calcext:value-type="float">
            <text:p>9259</text:p>
          </table:table-cell>
          <table:table-cell office:value-type="float" office:value="9187" calcext:value-type="float">
            <text:p>9187</text:p>
          </table:table-cell>
          <table:table-cell office:value-type="float" office:value="9251" calcext:value-type="float">
            <text:p>9251</text:p>
          </table:table-cell>
          <table:table-cell office:value-type="float" office:value="9195.4" calcext:value-type="float">
            <text:p>9195.4</text:p>
          </table:table-cell>
          <table:table-cell office:value-type="float" office:value="9191.2" calcext:value-type="float">
            <text:p>9191.2</text:p>
          </table:table-cell>
          <table:table-cell office:value-type="float" office:value="9115.45" calcext:value-type="float">
            <text:p>9115.45</text:p>
          </table:table-cell>
          <table:table-cell office:value-type="float" office:value="9024.42" calcext:value-type="float">
            <text:p>9024.42</text:p>
          </table:table-cell>
          <table:table-cell office:value-type="float" office:value="95262" calcext:value-type="float">
            <text:p>95262</text:p>
          </table:table-cell>
          <table:table-cell office:value-type="float" office:value="111488" calcext:value-type="float">
            <text:p>111488</text:p>
          </table:table-cell>
          <table:table-cell office:value-type="float" office:value="112220" calcext:value-type="float">
            <text:p>112220</text:p>
          </table:table-cell>
          <table:table-cell office:value-type="float" office:value="54.76" calcext:value-type="float">
            <text:p>54.76</text:p>
          </table:table-cell>
          <table:table-cell office:value-type="float" office:value="44.12" calcext:value-type="float">
            <text:p>44.12</text:p>
          </table:table-cell>
          <table:table-cell office:value-type="float" office:value="10.64" calcext:value-type="float">
            <text:p>10.64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61" calcext:value-type="float">
            <text:p>0.61</text:p>
          </table:table-cell>
          <table:table-cell office:value-type="float" office:value="0.5823" calcext:value-type="float">
            <text:p>0.5823</text:p>
          </table:table-cell>
        </table:table-row>
        <table:table-row table:style-name="ro1">
          <table:table-cell office:value-type="string" calcext:value-type="string">
            <text:p>2016/10/5</text:p>
          </table:table-cell>
          <table:table-cell office:value-type="float" office:value="9210" calcext:value-type="float">
            <text:p>9210</text:p>
          </table:table-cell>
          <table:table-cell office:value-type="float" office:value="9266" calcext:value-type="float">
            <text:p>9266</text:p>
          </table:table-cell>
          <table:table-cell office:value-type="float" office:value="9201" calcext:value-type="float">
            <text:p>9201</text:p>
          </table:table-cell>
          <table:table-cell office:value-type="float" office:value="9238" calcext:value-type="float">
            <text:p>9238</text:p>
          </table:table-cell>
          <table:table-cell office:value-type="float" office:value="9212.6" calcext:value-type="float">
            <text:p>9212.6</text:p>
          </table:table-cell>
          <table:table-cell office:value-type="float" office:value="9200.1" calcext:value-type="float">
            <text:p>9200.1</text:p>
          </table:table-cell>
          <table:table-cell office:value-type="float" office:value="9130.75" calcext:value-type="float">
            <text:p>9130.75</text:p>
          </table:table-cell>
          <table:table-cell office:value-type="float" office:value="9035.7" calcext:value-type="float">
            <text:p>9035.7</text:p>
          </table:table-cell>
          <table:table-cell office:value-type="float" office:value="81576" calcext:value-type="float">
            <text:p>81576</text:p>
          </table:table-cell>
          <table:table-cell office:value-type="float" office:value="108696" calcext:value-type="float">
            <text:p>108696</text:p>
          </table:table-cell>
          <table:table-cell office:value-type="float" office:value="104151" calcext:value-type="float">
            <text:p>104151</text:p>
          </table:table-cell>
          <table:table-cell office:value-type="float" office:value="56.71" calcext:value-type="float">
            <text:p>56.71</text:p>
          </table:table-cell>
          <table:table-cell office:value-type="float" office:value="46.64" calcext:value-type="float">
            <text:p>46.64</text:p>
          </table:table-cell>
          <table:table-cell office:value-type="float" office:value="10.07" calcext:value-type="float">
            <text:p>10.07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59" calcext:value-type="float">
            <text:p>0.59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 office:value-type="string" calcext:value-type="string">
            <text:p>2016/10/6</text:p>
          </table:table-cell>
          <table:table-cell office:value-type="float" office:value="9281" calcext:value-type="float">
            <text:p>9281</text:p>
          </table:table-cell>
          <table:table-cell office:value-type="float" office:value="9283" calcext:value-type="float">
            <text:p>9283</text:p>
          </table:table-cell>
          <table:table-cell office:value-type="float" office:value="9207" calcext:value-type="float">
            <text:p>9207</text:p>
          </table:table-cell>
          <table:table-cell office:value-type="float" office:value="9257" calcext:value-type="float">
            <text:p>9257</text:p>
          </table:table-cell>
          <table:table-cell office:value-type="float" office:value="9213.8" calcext:value-type="float">
            <text:p>9213.8</text:p>
          </table:table-cell>
          <table:table-cell office:value-type="float" office:value="9211.6" calcext:value-type="float">
            <text:p>9211.6</text:p>
          </table:table-cell>
          <table:table-cell office:value-type="float" office:value="9140.45" calcext:value-type="float">
            <text:p>9140.45</text:p>
          </table:table-cell>
          <table:table-cell office:value-type="float" office:value="9044.42" calcext:value-type="float">
            <text:p>9044.42</text:p>
          </table:table-cell>
          <table:table-cell office:value-type="float" office:value="100967" calcext:value-type="float">
            <text:p>100967</text:p>
          </table:table-cell>
          <table:table-cell office:value-type="float" office:value="101939" calcext:value-type="float">
            <text:p>101939</text:p>
          </table:table-cell>
          <table:table-cell office:value-type="float" office:value="103508" calcext:value-type="float">
            <text:p>103508</text:p>
          </table:table-cell>
          <table:table-cell office:value-type="float" office:value="58.81" calcext:value-type="float">
            <text:p>58.81</text:p>
          </table:table-cell>
          <table:table-cell office:value-type="float" office:value="49.07" calcext:value-type="float">
            <text:p>49.07</text:p>
          </table:table-cell>
          <table:table-cell office:value-type="float" office:value="9.74" calcext:value-type="float">
            <text:p>9.74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347" calcext:value-type="float">
            <text:p>0.7347</text:p>
          </table:table-cell>
          <table:table-cell office:value-type="float" office:value="0.6123" calcext:value-type="float">
            <text:p>0.6123</text:p>
          </table:table-cell>
          <table:table-cell office:value-type="float" office:value="0.5835" calcext:value-type="float">
            <text:p>0.5835</text:p>
          </table:table-cell>
        </table:table-row>
        <table:table-row table:style-name="ro1">
          <table:table-cell office:value-type="string" calcext:value-type="string">
            <text:p>2016/10/7</text:p>
          </table:table-cell>
          <table:table-cell office:value-type="float" office:value="9250" calcext:value-type="float">
            <text:p>9250</text:p>
          </table:table-cell>
          <table:table-cell office:value-type="float" office:value="9269" calcext:value-type="float">
            <text:p>9269</text:p>
          </table:table-cell>
          <table:table-cell office:value-type="float" office:value="9236" calcext:value-type="float">
            <text:p>9236</text:p>
          </table:table-cell>
          <table:table-cell office:value-type="float" office:value="9251" calcext:value-type="float">
            <text:p>9251</text:p>
          </table:table-cell>
          <table:table-cell office:value-type="float" office:value="9238" calcext:value-type="float">
            <text:p>9238</text:p>
          </table:table-cell>
          <table:table-cell office:value-type="float" office:value="9214.6" calcext:value-type="float">
            <text:p>9214.6</text:p>
          </table:table-cell>
          <table:table-cell office:value-type="float" office:value="9145.45" calcext:value-type="float">
            <text:p>9145.45</text:p>
          </table:table-cell>
          <table:table-cell office:value-type="float" office:value="9052.33" calcext:value-type="float">
            <text:p>9052.33</text:p>
          </table:table-cell>
          <table:table-cell office:value-type="float" office:value="66389" calcext:value-type="float">
            <text:p>66389</text:p>
          </table:table-cell>
          <table:table-cell office:value-type="float" office:value="88950" calcext:value-type="float">
            <text:p>88950</text:p>
          </table:table-cell>
          <table:table-cell office:value-type="float" office:value="102497" calcext:value-type="float">
            <text:p>102497</text:p>
          </table:table-cell>
          <table:table-cell office:value-type="float" office:value="59.84" calcext:value-type="float">
            <text:p>59.84</text:p>
          </table:table-cell>
          <table:table-cell office:value-type="float" office:value="51.22" calcext:value-type="float">
            <text:p>51.22</text:p>
          </table:table-cell>
          <table:table-cell office:value-type="float" office:value="8.62" calcext:value-type="float">
            <text:p>8.6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1">
          <table:table-cell office:value-type="string" calcext:value-type="string">
            <text:p>2016/10/11</text:p>
          </table:table-cell>
          <table:table-cell office:value-type="float" office:value="9300" calcext:value-type="float">
            <text:p>9300</text:p>
          </table:table-cell>
          <table:table-cell office:value-type="float" office:value="9343" calcext:value-type="float">
            <text:p>9343</text:p>
          </table:table-cell>
          <table:table-cell office:value-type="float" office:value="9143" calcext:value-type="float">
            <text:p>9143</text:p>
          </table:table-cell>
          <table:table-cell office:value-type="float" office:value="9189" calcext:value-type="float">
            <text:p>9189</text:p>
          </table:table-cell>
          <table:table-cell office:value-type="float" office:value="9237.2" calcext:value-type="float">
            <text:p>9237.2</text:p>
          </table:table-cell>
          <table:table-cell office:value-type="float" office:value="9214.8" calcext:value-type="float">
            <text:p>9214.8</text:p>
          </table:table-cell>
          <table:table-cell office:value-type="float" office:value="9142.25" calcext:value-type="float">
            <text:p>9142.25</text:p>
          </table:table-cell>
          <table:table-cell office:value-type="float" office:value="9058.93" calcext:value-type="float">
            <text:p>9058.93</text:p>
          </table:table-cell>
          <table:table-cell office:value-type="float" office:value="178389" calcext:value-type="float">
            <text:p>178389</text:p>
          </table:table-cell>
          <table:table-cell office:value-type="float" office:value="104517" calcext:value-type="float">
            <text:p>104517</text:p>
          </table:table-cell>
          <table:table-cell office:value-type="float" office:value="108004" calcext:value-type="float">
            <text:p>108004</text:p>
          </table:table-cell>
          <table:table-cell office:value-type="float" office:value="57.11" calcext:value-type="float">
            <text:p>57.11</text:p>
          </table:table-cell>
          <table:table-cell office:value-type="float" office:value="52.4" calcext:value-type="float">
            <text:p>52.4</text:p>
          </table:table-cell>
          <table:table-cell office:value-type="float" office:value="4.71" calcext:value-type="float">
            <text:p>4.71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5285" calcext:value-type="float">
            <text:p>0.5285</text:p>
          </table:table-cell>
        </table:table-row>
        <table:table-row table:style-name="ro1">
          <table:table-cell office:value-type="string" calcext:value-type="string">
            <text:p>2016/10/12</text:p>
          </table:table-cell>
          <table:table-cell office:value-type="float" office:value="9180" calcext:value-type="float">
            <text:p>9180</text:p>
          </table:table-cell>
          <table:table-cell office:value-type="float" office:value="9274" calcext:value-type="float">
            <text:p>9274</text:p>
          </table:table-cell>
          <table:table-cell office:value-type="float" office:value="9164" calcext:value-type="float">
            <text:p>9164</text:p>
          </table:table-cell>
          <table:table-cell office:value-type="float" office:value="9259" calcext:value-type="float">
            <text:p>9259</text:p>
          </table:table-cell>
          <table:table-cell office:value-type="float" office:value="9238.8" calcext:value-type="float">
            <text:p>9238.8</text:p>
          </table:table-cell>
          <table:table-cell office:value-type="float" office:value="9217.1" calcext:value-type="float">
            <text:p>9217.1</text:p>
          </table:table-cell>
          <table:table-cell office:value-type="float" office:value="9143.25" calcext:value-type="float">
            <text:p>9143.25</text:p>
          </table:table-cell>
          <table:table-cell office:value-type="float" office:value="9066.37" calcext:value-type="float">
            <text:p>9066.37</text:p>
          </table:table-cell>
          <table:table-cell office:value-type="float" office:value="113440" calcext:value-type="float">
            <text:p>113440</text:p>
          </table:table-cell>
          <table:table-cell office:value-type="float" office:value="108152" calcext:value-type="float">
            <text:p>108152</text:p>
          </table:table-cell>
          <table:table-cell office:value-type="float" office:value="109820" calcext:value-type="float">
            <text:p>109820</text:p>
          </table:table-cell>
          <table:table-cell office:value-type="float" office:value="56.16" calcext:value-type="float">
            <text:p>56.16</text:p>
          </table:table-cell>
          <table:table-cell office:value-type="float" office:value="53.15" calcext:value-type="float">
            <text:p>53.15</text:p>
          </table:table-cell>
          <table:table-cell office:value-type="float" office:value="3.01" calcext:value-type="float">
            <text:p>3.01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39" calcext:value-type="float">
            <text:p>0.6539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2016/10/13</text:p>
          </table:table-cell>
          <table:table-cell office:value-type="float" office:value="9268" calcext:value-type="float">
            <text:p>9268</text:p>
          </table:table-cell>
          <table:table-cell office:value-type="float" office:value="9282" calcext:value-type="float">
            <text:p>9282</text:p>
          </table:table-cell>
          <table:table-cell office:value-type="float" office:value="9179" calcext:value-type="float">
            <text:p>9179</text:p>
          </table:table-cell>
          <table:table-cell office:value-type="float" office:value="9201" calcext:value-type="float">
            <text:p>9201</text:p>
          </table:table-cell>
          <table:table-cell office:value-type="float" office:value="9231.4" calcext:value-type="float">
            <text:p>9231.4</text:p>
          </table:table-cell>
          <table:table-cell office:value-type="float" office:value="9222" calcext:value-type="float">
            <text:p>9222</text:p>
          </table:table-cell>
          <table:table-cell office:value-type="float" office:value="9147" calcext:value-type="float">
            <text:p>9147</text:p>
          </table:table-cell>
          <table:table-cell office:value-type="float" office:value="9071.18" calcext:value-type="float">
            <text:p>9071.18</text:p>
          </table:table-cell>
          <table:table-cell office:value-type="float" office:value="138511" calcext:value-type="float">
            <text:p>138511</text:p>
          </table:table-cell>
          <table:table-cell office:value-type="float" office:value="119539" calcext:value-type="float">
            <text:p>119539</text:p>
          </table:table-cell>
          <table:table-cell office:value-type="float" office:value="114118" calcext:value-type="float">
            <text:p>114118</text:p>
          </table:table-cell>
          <table:table-cell office:value-type="float" office:value="52.92" calcext:value-type="float">
            <text:p>52.92</text:p>
          </table:table-cell>
          <table:table-cell office:value-type="float" office:value="53.11" calcext:value-type="float">
            <text:p>53.11</text:p>
          </table:table-cell>
          <table:table-cell office:value-type="float" office:value="-0.18" calcext:value-type="float">
            <text:p>-0.18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4873" calcext:value-type="float">
            <text:p>0.4873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2016/10/14</text:p>
          </table:table-cell>
          <table:table-cell office:value-type="float" office:value="9207" calcext:value-type="float">
            <text:p>9207</text:p>
          </table:table-cell>
          <table:table-cell office:value-type="float" office:value="9224" calcext:value-type="float">
            <text:p>9224</text:p>
          </table:table-cell>
          <table:table-cell office:value-type="float" office:value="9147" calcext:value-type="float">
            <text:p>9147</text:p>
          </table:table-cell>
          <table:table-cell office:value-type="float" office:value="9167" calcext:value-type="float">
            <text:p>9167</text:p>
          </table:table-cell>
          <table:table-cell office:value-type="float" office:value="9213.4" calcext:value-type="float">
            <text:p>9213.4</text:p>
          </table:table-cell>
          <table:table-cell office:value-type="float" office:value="9213.6" calcext:value-type="float">
            <text:p>9213.6</text:p>
          </table:table-cell>
          <table:table-cell office:value-type="float" office:value="9157.7" calcext:value-type="float">
            <text:p>9157.7</text:p>
          </table:table-cell>
          <table:table-cell office:value-type="float" office:value="9073.98" calcext:value-type="float">
            <text:p>9073.98</text:p>
          </table:table-cell>
          <table:table-cell office:value-type="float" office:value="130516" calcext:value-type="float">
            <text:p>130516</text:p>
          </table:table-cell>
          <table:table-cell office:value-type="float" office:value="125449" calcext:value-type="float">
            <text:p>125449</text:p>
          </table:table-cell>
          <table:table-cell office:value-type="float" office:value="113694" calcext:value-type="float">
            <text:p>113694</text:p>
          </table:table-cell>
          <table:table-cell office:value-type="float" office:value="46.63" calcext:value-type="float">
            <text:p>46.63</text:p>
          </table:table-cell>
          <table:table-cell office:value-type="float" office:value="51.81" calcext:value-type="float">
            <text:p>51.81</text:p>
          </table:table-cell>
          <table:table-cell office:value-type="float" office:value="-5.18" calcext:value-type="float">
            <text:p>-5.18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5022" calcext:value-type="float">
            <text:p>0.5022</text:p>
          </table:table-cell>
        </table:table-row>
        <table:table-row table:style-name="ro1">
          <table:table-cell office:value-type="string" calcext:value-type="string">
            <text:p>2016/10/17</text:p>
          </table:table-cell>
          <table:table-cell office:value-type="float" office:value="9178" calcext:value-type="float">
            <text:p>9178</text:p>
          </table:table-cell>
          <table:table-cell office:value-type="float" office:value="9193" calcext:value-type="float">
            <text:p>9193</text:p>
          </table:table-cell>
          <table:table-cell office:value-type="float" office:value="9060" calcext:value-type="float">
            <text:p>9060</text:p>
          </table:table-cell>
          <table:table-cell office:value-type="float" office:value="9167" calcext:value-type="float">
            <text:p>9167</text:p>
          </table:table-cell>
          <table:table-cell office:value-type="float" office:value="9196.6" calcext:value-type="float">
            <text:p>9196.6</text:p>
          </table:table-cell>
          <table:table-cell office:value-type="float" office:value="9217.3" calcext:value-type="float">
            <text:p>9217.3</text:p>
          </table:table-cell>
          <table:table-cell office:value-type="float" office:value="9171.05" calcext:value-type="float">
            <text:p>9171.05</text:p>
          </table:table-cell>
          <table:table-cell office:value-type="float" office:value="9076.23" calcext:value-type="float">
            <text:p>9076.23</text:p>
          </table:table-cell>
          <table:table-cell office:value-type="float" office:value="202913" calcext:value-type="float">
            <text:p>202913</text:p>
          </table:table-cell>
          <table:table-cell office:value-type="float" office:value="152754" calcext:value-type="float">
            <text:p>152754</text:p>
          </table:table-cell>
          <table:table-cell office:value-type="float" office:value="120852" calcext:value-type="float">
            <text:p>120852</text:p>
          </table:table-cell>
          <table:table-cell office:value-type="float" office:value="38.82" calcext:value-type="float">
            <text:p>38.82</text:p>
          </table:table-cell>
          <table:table-cell office:value-type="float" office:value="49.21" calcext:value-type="float">
            <text:p>49.21</text:p>
          </table:table-cell>
          <table:table-cell office:value-type="float" office:value="-10.4" calcext:value-type="float">
            <text:p>-10.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5022" calcext:value-type="float">
            <text:p>0.5022</text:p>
          </table:table-cell>
        </table:table-row>
        <table:table-row table:style-name="ro1">
          <table:table-cell office:value-type="string" calcext:value-type="string">
            <text:p>2016/10/18</text:p>
          </table:table-cell>
          <table:table-cell office:value-type="float" office:value="9183" calcext:value-type="float">
            <text:p>9183</text:p>
          </table:table-cell>
          <table:table-cell office:value-type="float" office:value="9218" calcext:value-type="float">
            <text:p>9218</text:p>
          </table:table-cell>
          <table:table-cell office:value-type="float" office:value="9154" calcext:value-type="float">
            <text:p>9154</text:p>
          </table:table-cell>
          <table:table-cell office:value-type="float" office:value="9210" calcext:value-type="float">
            <text:p>9210</text:p>
          </table:table-cell>
          <table:table-cell office:value-type="float" office:value="9200.8" calcext:value-type="float">
            <text:p>9200.8</text:p>
          </table:table-cell>
          <table:table-cell office:value-type="float" office:value="9219" calcext:value-type="float">
            <text:p>9219</text:p>
          </table:table-cell>
          <table:table-cell office:value-type="float" office:value="9186.3" calcext:value-type="float">
            <text:p>9186.3</text:p>
          </table:table-cell>
          <table:table-cell office:value-type="float" office:value="9079.68" calcext:value-type="float">
            <text:p>9079.68</text:p>
          </table:table-cell>
          <table:table-cell office:value-type="float" office:value="133283" calcext:value-type="float">
            <text:p>133283</text:p>
          </table:table-cell>
          <table:table-cell office:value-type="float" office:value="143733" calcext:value-type="float">
            <text:p>143733</text:p>
          </table:table-cell>
          <table:table-cell office:value-type="float" office:value="124125" calcext:value-type="float">
            <text:p>124125</text:p>
          </table:table-cell>
          <table:table-cell office:value-type="float" office:value="36.34" calcext:value-type="float">
            <text:p>36.34</text:p>
          </table:table-cell>
          <table:table-cell office:value-type="float" office:value="46.64" calcext:value-type="float">
            <text:p>46.64</text:p>
          </table:table-cell>
          <table:table-cell office:value-type="float" office:value="-10.3" calcext:value-type="float">
            <text:p>-10.3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4632" calcext:value-type="float">
            <text:p>0.463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5363" calcext:value-type="float">
            <text:p>0.5363</text:p>
          </table:table-cell>
        </table:table-row>
        <table:table-row table:style-name="ro1">
          <table:table-cell office:value-type="string" calcext:value-type="string">
            <text:p>2016/10/19</text:p>
          </table:table-cell>
          <table:table-cell office:value-type="float" office:value="9223" calcext:value-type="float">
            <text:p>9223</text:p>
          </table:table-cell>
          <table:table-cell office:value-type="float" office:value="9300" calcext:value-type="float">
            <text:p>9300</text:p>
          </table:table-cell>
          <table:table-cell office:value-type="float" office:value="9219" calcext:value-type="float">
            <text:p>9219</text:p>
          </table:table-cell>
          <table:table-cell office:value-type="float" office:value="9280" calcext:value-type="float">
            <text:p>9280</text:p>
          </table:table-cell>
          <table:table-cell office:value-type="float" office:value="9205" calcext:value-type="float">
            <text:p>9205</text:p>
          </table:table-cell>
          <table:table-cell office:value-type="float" office:value="9221.9" calcext:value-type="float">
            <text:p>9221.9</text:p>
          </table:table-cell>
          <table:table-cell office:value-type="float" office:value="9206.55" calcext:value-type="float">
            <text:p>9206.55</text:p>
          </table:table-cell>
          <table:table-cell office:value-type="float" office:value="9084.62" calcext:value-type="float">
            <text:p>9084.62</text:p>
          </table:table-cell>
          <table:table-cell office:value-type="float" office:value="87933" calcext:value-type="float">
            <text:p>87933</text:p>
          </table:table-cell>
          <table:table-cell office:value-type="float" office:value="138631" calcext:value-type="float">
            <text:p>138631</text:p>
          </table:table-cell>
          <table:table-cell office:value-type="float" office:value="123392" calcext:value-type="float">
            <text:p>123392</text:p>
          </table:table-cell>
          <table:table-cell office:value-type="float" office:value="39.71" calcext:value-type="float">
            <text:p>39.71</text:p>
          </table:table-cell>
          <table:table-cell office:value-type="float" office:value="45.25" calcext:value-type="float">
            <text:p>45.25</text:p>
          </table:table-cell>
          <table:table-cell office:value-type="float" office:value="-5.54" calcext:value-type="float">
            <text:p>-5.5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644" calcext:value-type="float">
            <text:p>0.644</text:p>
          </table:table-cell>
          <table:table-cell office:value-type="float" office:value="0.5865" calcext:value-type="float">
            <text:p>0.5865</text:p>
          </table:table-cell>
        </table:table-row>
        <table:table-row table:style-name="ro1">
          <table:table-cell office:value-type="string" calcext:value-type="string">
            <text:p>2016/10/20</text:p>
          </table:table-cell>
          <table:table-cell office:value-type="float" office:value="9269" calcext:value-type="float">
            <text:p>9269</text:p>
          </table:table-cell>
          <table:table-cell office:value-type="float" office:value="9295" calcext:value-type="float">
            <text:p>9295</text:p>
          </table:table-cell>
          <table:table-cell office:value-type="float" office:value="9235" calcext:value-type="float">
            <text:p>9235</text:p>
          </table:table-cell>
          <table:table-cell office:value-type="float" office:value="9277" calcext:value-type="float">
            <text:p>9277</text:p>
          </table:table-cell>
          <table:table-cell office:value-type="float" office:value="9220.2" calcext:value-type="float">
            <text:p>9220.2</text:p>
          </table:table-cell>
          <table:table-cell office:value-type="float" office:value="9225.8" calcext:value-type="float">
            <text:p>9225.8</text:p>
          </table:table-cell>
          <table:table-cell office:value-type="float" office:value="9212.95" calcext:value-type="float">
            <text:p>9212.95</text:p>
          </table:table-cell>
          <table:table-cell office:value-type="float" office:value="9090.45" calcext:value-type="float">
            <text:p>9090.45</text:p>
          </table:table-cell>
          <table:table-cell office:value-type="float" office:value="101510" calcext:value-type="float">
            <text:p>101510</text:p>
          </table:table-cell>
          <table:table-cell office:value-type="float" office:value="131231" calcext:value-type="float">
            <text:p>131231</text:p>
          </table:table-cell>
          <table:table-cell office:value-type="float" office:value="125385" calcext:value-type="float">
            <text:p>125385</text:p>
          </table:table-cell>
          <table:table-cell office:value-type="float" office:value="42" calcext:value-type="float">
            <text:p>42</text:p>
          </table:table-cell>
          <table:table-cell office:value-type="float" office:value="44.6" calcext:value-type="float">
            <text:p>44.6</text:p>
          </table:table-cell>
          <table:table-cell office:value-type="float" office:value="-2.61" calcext:value-type="float">
            <text:p>-2.61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5335" calcext:value-type="float">
            <text:p>0.5335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5835" calcext:value-type="float">
            <text:p>0.5835</text:p>
          </table:table-cell>
        </table:table-row>
        <table:table-row table:style-name="ro1">
          <table:table-cell office:value-type="string" calcext:value-type="string">
            <text:p>2016/10/21</text:p>
          </table:table-cell>
          <table:table-cell office:value-type="float" office:value="9259" calcext:value-type="float">
            <text:p>9259</text:p>
          </table:table-cell>
          <table:table-cell office:value-type="float" office:value="9322" calcext:value-type="float">
            <text:p>9322</text:p>
          </table:table-cell>
          <table:table-cell office:value-type="float" office:value="9241" calcext:value-type="float">
            <text:p>9241</text:p>
          </table:table-cell>
          <table:table-cell office:value-type="float" office:value="9264" calcext:value-type="float">
            <text:p>9264</text:p>
          </table:table-cell>
          <table:table-cell office:value-type="float" office:value="9239.6" calcext:value-type="float">
            <text:p>9239.6</text:p>
          </table:table-cell>
          <table:table-cell office:value-type="float" office:value="9226.5" calcext:value-type="float">
            <text:p>9226.5</text:p>
          </table:table-cell>
          <table:table-cell office:value-type="float" office:value="9219.05" calcext:value-type="float">
            <text:p>9219.05</text:p>
          </table:table-cell>
          <table:table-cell office:value-type="float" office:value="9096.67" calcext:value-type="float">
            <text:p>9096.67</text:p>
          </table:table-cell>
          <table:table-cell office:value-type="float" office:value="118712" calcext:value-type="float">
            <text:p>118712</text:p>
          </table:table-cell>
          <table:table-cell office:value-type="float" office:value="128870" calcext:value-type="float">
            <text:p>128870</text:p>
          </table:table-cell>
          <table:table-cell office:value-type="float" office:value="127160" calcext:value-type="float">
            <text:p>127160</text:p>
          </table:table-cell>
          <table:table-cell office:value-type="float" office:value="43.45" calcext:value-type="float">
            <text:p>43.45</text:p>
          </table:table-cell>
          <table:table-cell office:value-type="float" office:value="44.37" calcext:value-type="float">
            <text:p>44.37</text:p>
          </table:table-cell>
          <table:table-cell office:value-type="float" office:value="-0.92" calcext:value-type="float">
            <text:p>-0.92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5699" calcext:value-type="float">
            <text:p>0.5699</text:p>
          </table:table-cell>
        </table:table-row>
        <table:table-row table:style-name="ro1">
          <table:table-cell office:value-type="string" calcext:value-type="string">
            <text:p>2016/10/24</text:p>
          </table:table-cell>
          <table:table-cell office:value-type="float" office:value="9294" calcext:value-type="float">
            <text:p>9294</text:p>
          </table:table-cell>
          <table:table-cell office:value-type="float" office:value="9325" calcext:value-type="float">
            <text:p>9325</text:p>
          </table:table-cell>
          <table:table-cell office:value-type="float" office:value="9269" calcext:value-type="float">
            <text:p>9269</text:p>
          </table:table-cell>
          <table:table-cell office:value-type="float" office:value="9309" calcext:value-type="float">
            <text:p>9309</text:p>
          </table:table-cell>
          <table:table-cell office:value-type="float" office:value="9268" calcext:value-type="float">
            <text:p>9268</text:p>
          </table:table-cell>
          <table:table-cell office:value-type="float" office:value="9232.3" calcext:value-type="float">
            <text:p>9232.3</text:p>
          </table:table-cell>
          <table:table-cell office:value-type="float" office:value="9223.45" calcext:value-type="float">
            <text:p>9223.45</text:p>
          </table:table-cell>
          <table:table-cell office:value-type="float" office:value="9102.4" calcext:value-type="float">
            <text:p>9102.4</text:p>
          </table:table-cell>
          <table:table-cell office:value-type="float" office:value="97060" calcext:value-type="float">
            <text:p>97060</text:p>
          </table:table-cell>
          <table:table-cell office:value-type="float" office:value="107700" calcext:value-type="float">
            <text:p>107700</text:p>
          </table:table-cell>
          <table:table-cell office:value-type="float" office:value="130227" calcext:value-type="float">
            <text:p>130227</text:p>
          </table:table-cell>
          <table:table-cell office:value-type="float" office:value="46.51" calcext:value-type="float">
            <text:p>46.51</text:p>
          </table:table-cell>
          <table:table-cell office:value-type="float" office:value="44.8" calcext:value-type="float">
            <text:p>44.8</text:p>
          </table:table-cell>
          <table:table-cell office:value-type="float" office:value="1.71" calcext:value-type="float">
            <text:p>1.71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6047" calcext:value-type="float">
            <text:p>0.6047</text:p>
          </table:table-cell>
        </table:table-row>
        <table:table-row table:style-name="ro1">
          <table:table-cell office:value-type="string" calcext:value-type="string">
            <text:p>2016/10/25</text:p>
          </table:table-cell>
          <table:table-cell office:value-type="float" office:value="9328" calcext:value-type="float">
            <text:p>9328</text:p>
          </table:table-cell>
          <table:table-cell office:value-type="float" office:value="9394" calcext:value-type="float">
            <text:p>9394</text:p>
          </table:table-cell>
          <table:table-cell office:value-type="float" office:value="9308" calcext:value-type="float">
            <text:p>9308</text:p>
          </table:table-cell>
          <table:table-cell office:value-type="float" office:value="9375" calcext:value-type="float">
            <text:p>9375</text:p>
          </table:table-cell>
          <table:table-cell office:value-type="float" office:value="9301" calcext:value-type="float">
            <text:p>9301</text:p>
          </table:table-cell>
          <table:table-cell office:value-type="float" office:value="9250.9" calcext:value-type="float">
            <text:p>9250.9</text:p>
          </table:table-cell>
          <table:table-cell office:value-type="float" office:value="9232.85" calcext:value-type="float">
            <text:p>9232.85</text:p>
          </table:table-cell>
          <table:table-cell office:value-type="float" office:value="9109" calcext:value-type="float">
            <text:p>9109</text:p>
          </table:table-cell>
          <table:table-cell office:value-type="float" office:value="112280" calcext:value-type="float">
            <text:p>112280</text:p>
          </table:table-cell>
          <table:table-cell office:value-type="float" office:value="103499" calcext:value-type="float">
            <text:p>103499</text:p>
          </table:table-cell>
          <table:table-cell office:value-type="float" office:value="123616" calcext:value-type="float">
            <text:p>123616</text:p>
          </table:table-cell>
          <table:table-cell office:value-type="float" office:value="53.16" calcext:value-type="float">
            <text:p>53.16</text:p>
          </table:table-cell>
          <table:table-cell office:value-type="float" office:value="46.47" calcext:value-type="float">
            <text:p>46.47</text:p>
          </table:table-cell>
          <table:table-cell office:value-type="float" office:value="6.69" calcext:value-type="float">
            <text:p>6.69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6499" calcext:value-type="float">
            <text:p>0.6499</text:p>
          </table:table-cell>
        </table:table-row>
        <table:table-row table:style-name="ro1">
          <table:table-cell office:value-type="string" calcext:value-type="string">
            <text:p>2016/10/26</text:p>
          </table:table-cell>
          <table:table-cell office:value-type="float" office:value="9340" calcext:value-type="float">
            <text:p>9340</text:p>
          </table:table-cell>
          <table:table-cell office:value-type="float" office:value="9363" calcext:value-type="float">
            <text:p>9363</text:p>
          </table:table-cell>
          <table:table-cell office:value-type="float" office:value="9323" calcext:value-type="float">
            <text:p>9323</text:p>
          </table:table-cell>
          <table:table-cell office:value-type="float" office:value="9334" calcext:value-type="float">
            <text:p>9334</text:p>
          </table:table-cell>
          <table:table-cell office:value-type="float" office:value="9311.8" calcext:value-type="float">
            <text:p>9311.8</text:p>
          </table:table-cell>
          <table:table-cell office:value-type="float" office:value="9258.4" calcext:value-type="float">
            <text:p>9258.4</text:p>
          </table:table-cell>
          <table:table-cell office:value-type="float" office:value="9237.75" calcext:value-type="float">
            <text:p>9237.75</text:p>
          </table:table-cell>
          <table:table-cell office:value-type="float" office:value="9114.92" calcext:value-type="float">
            <text:p>9114.92</text:p>
          </table:table-cell>
          <table:table-cell office:value-type="float" office:value="89110" calcext:value-type="float">
            <text:p>89110</text:p>
          </table:table-cell>
          <table:table-cell office:value-type="float" office:value="103734" calcext:value-type="float">
            <text:p>103734</text:p>
          </table:table-cell>
          <table:table-cell office:value-type="float" office:value="121183" calcext:value-type="float">
            <text:p>121183</text:p>
          </table:table-cell>
          <table:table-cell office:value-type="float" office:value="55.81" calcext:value-type="float">
            <text:p>55.81</text:p>
          </table:table-cell>
          <table:table-cell office:value-type="float" office:value="48.34" calcext:value-type="float">
            <text:p>48.34</text:p>
          </table:table-cell>
          <table:table-cell office:value-type="float" office:value="7.47" calcext:value-type="float">
            <text:p>7.47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2016/10/27</text:p>
          </table:table-cell>
          <table:table-cell office:value-type="float" office:value="9324" calcext:value-type="float">
            <text:p>9324</text:p>
          </table:table-cell>
          <table:table-cell office:value-type="float" office:value="9348" calcext:value-type="float">
            <text:p>9348</text:p>
          </table:table-cell>
          <table:table-cell office:value-type="float" office:value="9260" calcext:value-type="float">
            <text:p>9260</text:p>
          </table:table-cell>
          <table:table-cell office:value-type="float" office:value="9288" calcext:value-type="float">
            <text:p>9288</text:p>
          </table:table-cell>
          <table:table-cell office:value-type="float" office:value="9314" calcext:value-type="float">
            <text:p>9314</text:p>
          </table:table-cell>
          <table:table-cell office:value-type="float" office:value="9267.1" calcext:value-type="float">
            <text:p>9267.1</text:p>
          </table:table-cell>
          <table:table-cell office:value-type="float" office:value="9244.55" calcext:value-type="float">
            <text:p>9244.55</text:p>
          </table:table-cell>
          <table:table-cell office:value-type="float" office:value="9121.48" calcext:value-type="float">
            <text:p>9121.48</text:p>
          </table:table-cell>
          <table:table-cell office:value-type="float" office:value="127682" calcext:value-type="float">
            <text:p>127682</text:p>
          </table:table-cell>
          <table:table-cell office:value-type="float" office:value="108969" calcext:value-type="float">
            <text:p>108969</text:p>
          </table:table-cell>
          <table:table-cell office:value-type="float" office:value="120100" calcext:value-type="float">
            <text:p>120100</text:p>
          </table:table-cell>
          <table:table-cell office:value-type="float" office:value="53.86" calcext:value-type="float">
            <text:p>53.86</text:p>
          </table:table-cell>
          <table:table-cell office:value-type="float" office:value="49.44" calcext:value-type="float">
            <text:p>49.44</text:p>
          </table:table-cell>
          <table:table-cell office:value-type="float" office:value="4.42" calcext:value-type="float">
            <text:p>4.4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461" calcext:value-type="float">
            <text:p>0.746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543" calcext:value-type="float">
            <text:p>0.5543</text:p>
          </table:table-cell>
        </table:table-row>
        <table:table-row table:style-name="ro1">
          <table:table-cell office:value-type="string" calcext:value-type="string">
            <text:p>2016/10/28</text:p>
          </table:table-cell>
          <table:table-cell office:value-type="float" office:value="9286" calcext:value-type="float">
            <text:p>9286</text:p>
          </table:table-cell>
          <table:table-cell office:value-type="float" office:value="9313" calcext:value-type="float">
            <text:p>9313</text:p>
          </table:table-cell>
          <table:table-cell office:value-type="float" office:value="9261" calcext:value-type="float">
            <text:p>9261</text:p>
          </table:table-cell>
          <table:table-cell office:value-type="float" office:value="9279" calcext:value-type="float">
            <text:p>9279</text:p>
          </table:table-cell>
          <table:table-cell office:value-type="float" office:value="9317" calcext:value-type="float">
            <text:p>9317</text:p>
          </table:table-cell>
          <table:table-cell office:value-type="float" office:value="9278.3" calcext:value-type="float">
            <text:p>9278.3</text:p>
          </table:table-cell>
          <table:table-cell office:value-type="float" office:value="9245.95" calcext:value-type="float">
            <text:p>9245.95</text:p>
          </table:table-cell>
          <table:table-cell office:value-type="float" office:value="9125.47" calcext:value-type="float">
            <text:p>9125.47</text:p>
          </table:table-cell>
          <table:table-cell office:value-type="float" office:value="95640" calcext:value-type="float">
            <text:p>95640</text:p>
          </table:table-cell>
          <table:table-cell office:value-type="float" office:value="104354" calcext:value-type="float">
            <text:p>104354</text:p>
          </table:table-cell>
          <table:table-cell office:value-type="float" office:value="116612" calcext:value-type="float">
            <text:p>116612</text:p>
          </table:table-cell>
          <table:table-cell office:value-type="float" office:value="50.68" calcext:value-type="float">
            <text:p>50.68</text:p>
          </table:table-cell>
          <table:table-cell office:value-type="float" office:value="49.69" calcext:value-type="float">
            <text:p>49.69</text:p>
          </table:table-cell>
          <table:table-cell office:value-type="float" office:value="0.99" calcext:value-type="float">
            <text:p>0.99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449" calcext:value-type="float">
            <text:p>0.5449</text:p>
          </table:table-cell>
        </table:table-row>
        <table:table-row table:style-name="ro1">
          <table:table-cell office:value-type="string" calcext:value-type="string">
            <text:p>2016/10/31</text:p>
          </table:table-cell>
          <table:table-cell office:value-type="float" office:value="9263" calcext:value-type="float">
            <text:p>9263</text:p>
          </table:table-cell>
          <table:table-cell office:value-type="float" office:value="9300" calcext:value-type="float">
            <text:p>9300</text:p>
          </table:table-cell>
          <table:table-cell office:value-type="float" office:value="9174" calcext:value-type="float">
            <text:p>9174</text:p>
          </table:table-cell>
          <table:table-cell office:value-type="float" office:value="9284" calcext:value-type="float">
            <text:p>9284</text:p>
          </table:table-cell>
          <table:table-cell office:value-type="float" office:value="9312" calcext:value-type="float">
            <text:p>9312</text:p>
          </table:table-cell>
          <table:table-cell office:value-type="float" office:value="9290" calcext:value-type="float">
            <text:p>9290</text:p>
          </table:table-cell>
          <table:table-cell office:value-type="float" office:value="9253.65" calcext:value-type="float">
            <text:p>9253.65</text:p>
          </table:table-cell>
          <table:table-cell office:value-type="float" office:value="9130" calcext:value-type="float">
            <text:p>9130</text:p>
          </table:table-cell>
          <table:table-cell office:value-type="float" office:value="146504" calcext:value-type="float">
            <text:p>146504</text:p>
          </table:table-cell>
          <table:table-cell office:value-type="float" office:value="114243" calcext:value-type="float">
            <text:p>114243</text:p>
          </table:table-cell>
          <table:table-cell office:value-type="float" office:value="110971" calcext:value-type="float">
            <text:p>110971</text:p>
          </table:table-cell>
          <table:table-cell office:value-type="float" office:value="45.82" calcext:value-type="float">
            <text:p>45.82</text:p>
          </table:table-cell>
          <table:table-cell office:value-type="float" office:value="48.91" calcext:value-type="float">
            <text:p>48.91</text:p>
          </table:table-cell>
          <table:table-cell office:value-type="float" office:value="-3.1" calcext:value-type="float">
            <text:p>-3.1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5149" calcext:value-type="float">
            <text:p>0.5149</text:p>
          </table:table-cell>
          <table:table-cell office:value-type="float" office:value="0.5495" calcext:value-type="float">
            <text:p>0.5495</text:p>
          </table:table-cell>
        </table:table-row>
        <table:table-row table:style-name="ro1">
          <table:table-cell office:value-type="string" calcext:value-type="string">
            <text:p>2016/11/1</text:p>
          </table:table-cell>
          <table:table-cell office:value-type="float" office:value="9259" calcext:value-type="float">
            <text:p>9259</text:p>
          </table:table-cell>
          <table:table-cell office:value-type="float" office:value="9292" calcext:value-type="float">
            <text:p>9292</text:p>
          </table:table-cell>
          <table:table-cell office:value-type="float" office:value="9226" calcext:value-type="float">
            <text:p>9226</text:p>
          </table:table-cell>
          <table:table-cell office:value-type="float" office:value="9278" calcext:value-type="float">
            <text:p>9278</text:p>
          </table:table-cell>
          <table:table-cell office:value-type="float" office:value="9292.6" calcext:value-type="float">
            <text:p>9292.6</text:p>
          </table:table-cell>
          <table:table-cell office:value-type="float" office:value="9296.8" calcext:value-type="float">
            <text:p>9296.8</text:p>
          </table:table-cell>
          <table:table-cell office:value-type="float" office:value="9257.9" calcext:value-type="float">
            <text:p>9257.9</text:p>
          </table:table-cell>
          <table:table-cell office:value-type="float" office:value="9135.72" calcext:value-type="float">
            <text:p>9135.72</text:p>
          </table:table-cell>
          <table:table-cell office:value-type="float" office:value="101255" calcext:value-type="float">
            <text:p>101255</text:p>
          </table:table-cell>
          <table:table-cell office:value-type="float" office:value="112038" calcext:value-type="float">
            <text:p>112038</text:p>
          </table:table-cell>
          <table:table-cell office:value-type="float" office:value="107769" calcext:value-type="float">
            <text:p>107769</text:p>
          </table:table-cell>
          <table:table-cell office:value-type="float" office:value="42.12" calcext:value-type="float">
            <text:p>42.12</text:p>
          </table:table-cell>
          <table:table-cell office:value-type="float" office:value="47.56" calcext:value-type="float">
            <text:p>47.56</text:p>
          </table:table-cell>
          <table:table-cell office:value-type="float" office:value="-5.43" calcext:value-type="float">
            <text:p>-5.43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423" calcext:value-type="float">
            <text:p>0.5423</text:p>
          </table:table-cell>
        </table:table-row>
        <table:table-row table:style-name="ro1">
          <table:table-cell office:value-type="string" calcext:value-type="string">
            <text:p>2016/11/2</text:p>
          </table:table-cell>
          <table:table-cell office:value-type="float" office:value="9199" calcext:value-type="float">
            <text:p>9199</text:p>
          </table:table-cell>
          <table:table-cell office:value-type="float" office:value="9225" calcext:value-type="float">
            <text:p>9225</text:p>
          </table:table-cell>
          <table:table-cell office:value-type="float" office:value="9144" calcext:value-type="float">
            <text:p>9144</text:p>
          </table:table-cell>
          <table:table-cell office:value-type="float" office:value="9158" calcext:value-type="float">
            <text:p>9158</text:p>
          </table:table-cell>
          <table:table-cell office:value-type="float" office:value="9257.4" calcext:value-type="float">
            <text:p>9257.4</text:p>
          </table:table-cell>
          <table:table-cell office:value-type="float" office:value="9284.6" calcext:value-type="float">
            <text:p>9284.6</text:p>
          </table:table-cell>
          <table:table-cell office:value-type="float" office:value="9253.25" calcext:value-type="float">
            <text:p>9253.25</text:p>
          </table:table-cell>
          <table:table-cell office:value-type="float" office:value="9138.85" calcext:value-type="float">
            <text:p>9138.85</text:p>
          </table:table-cell>
          <table:table-cell office:value-type="float" office:value="150857" calcext:value-type="float">
            <text:p>150857</text:p>
          </table:table-cell>
          <table:table-cell office:value-type="float" office:value="124388" calcext:value-type="float">
            <text:p>124388</text:p>
          </table:table-cell>
          <table:table-cell office:value-type="float" office:value="114061" calcext:value-type="float">
            <text:p>114061</text:p>
          </table:table-cell>
          <table:table-cell office:value-type="float" office:value="30.99" calcext:value-type="float">
            <text:p>30.99</text:p>
          </table:table-cell>
          <table:table-cell office:value-type="float" office:value="44.24" calcext:value-type="float">
            <text:p>44.24</text:p>
          </table:table-cell>
          <table:table-cell office:value-type="float" office:value="-13.25" calcext:value-type="float">
            <text:p>-13.25</text:p>
          </table:table-cell>
          <table:table-cell office:value-type="float" office:value="0.4016" calcext:value-type="float">
            <text:p>0.401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4214" calcext:value-type="float">
            <text:p>0.4214</text:p>
          </table:table-cell>
        </table:table-row>
        <table:table-row table:style-name="ro1">
          <table:table-cell office:value-type="string" calcext:value-type="string">
            <text:p>2016/11/3</text:p>
          </table:table-cell>
          <table:table-cell office:value-type="float" office:value="9131" calcext:value-type="float">
            <text:p>9131</text:p>
          </table:table-cell>
          <table:table-cell office:value-type="float" office:value="9160" calcext:value-type="float">
            <text:p>9160</text:p>
          </table:table-cell>
          <table:table-cell office:value-type="float" office:value="9078" calcext:value-type="float">
            <text:p>9078</text:p>
          </table:table-cell>
          <table:table-cell office:value-type="float" office:value="9088" calcext:value-type="float">
            <text:p>9088</text:p>
          </table:table-cell>
          <table:table-cell office:value-type="float" office:value="9217.4" calcext:value-type="float">
            <text:p>9217.4</text:p>
          </table:table-cell>
          <table:table-cell office:value-type="float" office:value="9265.7" calcext:value-type="float">
            <text:p>9265.7</text:p>
          </table:table-cell>
          <table:table-cell office:value-type="float" office:value="9245.75" calcext:value-type="float">
            <text:p>9245.75</text:p>
          </table:table-cell>
          <table:table-cell office:value-type="float" office:value="9139.28" calcext:value-type="float">
            <text:p>9139.28</text:p>
          </table:table-cell>
          <table:table-cell office:value-type="float" office:value="134541" calcext:value-type="float">
            <text:p>134541</text:p>
          </table:table-cell>
          <table:table-cell office:value-type="float" office:value="125759" calcext:value-type="float">
            <text:p>125759</text:p>
          </table:table-cell>
          <table:table-cell office:value-type="float" office:value="117364" calcext:value-type="float">
            <text:p>117364</text:p>
          </table:table-cell>
          <table:table-cell office:value-type="float" office:value="16.51" calcext:value-type="float">
            <text:p>16.51</text:p>
          </table:table-cell>
          <table:table-cell office:value-type="float" office:value="38.7" calcext:value-type="float">
            <text:p>38.7</text:p>
          </table:table-cell>
          <table:table-cell office:value-type="float" office:value="-22.19" calcext:value-type="float">
            <text:p>-22.19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99" calcext:value-type="float">
            <text:p>0.199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2016/11/4</text:p>
          </table:table-cell>
          <table:table-cell office:value-type="float" office:value="9058" calcext:value-type="float">
            <text:p>9058</text:p>
          </table:table-cell>
          <table:table-cell office:value-type="float" office:value="9094" calcext:value-type="float">
            <text:p>9094</text:p>
          </table:table-cell>
          <table:table-cell office:value-type="float" office:value="9047" calcext:value-type="float">
            <text:p>9047</text:p>
          </table:table-cell>
          <table:table-cell office:value-type="float" office:value="9063" calcext:value-type="float">
            <text:p>9063</text:p>
          </table:table-cell>
          <table:table-cell office:value-type="float" office:value="9174.2" calcext:value-type="float">
            <text:p>9174.2</text:p>
          </table:table-cell>
          <table:table-cell office:value-type="float" office:value="9245.6" calcext:value-type="float">
            <text:p>9245.6</text:p>
          </table:table-cell>
          <table:table-cell office:value-type="float" office:value="9236.05" calcext:value-type="float">
            <text:p>9236.05</text:p>
          </table:table-cell>
          <table:table-cell office:value-type="float" office:value="9138.4" calcext:value-type="float">
            <text:p>9138.4</text:p>
          </table:table-cell>
          <table:table-cell office:value-type="float" office:value="97483" calcext:value-type="float">
            <text:p>97483</text:p>
          </table:table-cell>
          <table:table-cell office:value-type="float" office:value="126128" calcext:value-type="float">
            <text:p>126128</text:p>
          </table:table-cell>
          <table:table-cell office:value-type="float" office:value="115241" calcext:value-type="float">
            <text:p>115241</text:p>
          </table:table-cell>
          <table:table-cell office:value-type="float" office:value="2.05" calcext:value-type="float">
            <text:p>2.05</text:p>
          </table:table-cell>
          <table:table-cell office:value-type="float" office:value="31.37" calcext:value-type="float">
            <text:p>31.37</text:p>
          </table:table-cell>
          <table:table-cell office:value-type="float" office:value="-29.32" calcext:value-type="float">
            <text:p>-29.32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18" calcext:value-type="float">
            <text:p>0.18</text:p>
          </table:table-cell>
          <table:table-cell office:value-type="float" office:value="0.3519" calcext:value-type="float">
            <text:p>0.3519</text:p>
          </table:table-cell>
        </table:table-row>
        <table:table-row table:style-name="ro1">
          <table:table-cell table:style-name="ce2" office:value-type="string" calcext:value-type="string">
            <text:p>2016/11/7</text:p>
          </table:table-cell>
          <table:table-cell office:value-type="float" office:value="9131" calcext:value-type="float">
            <text:p>9131</text:p>
          </table:table-cell>
          <table:table-cell office:value-type="float" office:value="9200" calcext:value-type="float">
            <text:p>9200</text:p>
          </table:table-cell>
          <table:table-cell office:value-type="float" office:value="9115" calcext:value-type="float">
            <text:p>9115</text:p>
          </table:table-cell>
          <table:table-cell office:value-type="float" office:value="9196" calcext:value-type="float">
            <text:p>9196</text:p>
          </table:table-cell>
          <table:table-cell office:value-type="float" office:value="9156.6" calcext:value-type="float">
            <text:p>9156.6</text:p>
          </table:table-cell>
          <table:table-cell office:value-type="float" office:value="9234.3" calcext:value-type="float">
            <text:p>9234.3</text:p>
          </table:table-cell>
          <table:table-cell office:value-type="float" office:value="9233.3" calcext:value-type="float">
            <text:p>9233.3</text:p>
          </table:table-cell>
          <table:table-cell office:value-type="float" office:value="9139.72" calcext:value-type="float">
            <text:p>9139.72</text:p>
          </table:table-cell>
          <table:table-cell office:value-type="float" office:value="105071" calcext:value-type="float">
            <text:p>105071</text:p>
          </table:table-cell>
          <table:table-cell office:value-type="float" office:value="117841" calcext:value-type="float">
            <text:p>117841</text:p>
          </table:table-cell>
          <table:table-cell office:value-type="float" office:value="116042" calcext:value-type="float">
            <text:p>116042</text:p>
          </table:table-cell>
          <table:table-cell office:value-type="float" office:value="-0.53" calcext:value-type="float">
            <text:p>-0.53</text:p>
          </table:table-cell>
          <table:table-cell office:value-type="float" office:value="24.99" calcext:value-type="float">
            <text:p>24.99</text:p>
          </table:table-cell>
          <table:table-cell office:value-type="float" office:value="-25.52" calcext:value-type="float">
            <text:p>-25.52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table:style-name="ce2" office:value-type="string" calcext:value-type="string">
            <text:p>2016/11/8</text:p>
          </table:table-cell>
          <table:table-cell office:value-type="float" office:value="9216" calcext:value-type="float">
            <text:p>9216</text:p>
          </table:table-cell>
          <table:table-cell office:value-type="float" office:value="9230" calcext:value-type="float">
            <text:p>9230</text:p>
          </table:table-cell>
          <table:table-cell office:value-type="float" office:value="9162" calcext:value-type="float">
            <text:p>9162</text:p>
          </table:table-cell>
          <table:table-cell office:value-type="float" office:value="9223" calcext:value-type="float">
            <text:p>9223</text:p>
          </table:table-cell>
          <table:table-cell office:value-type="float" office:value="9145.6" calcext:value-type="float">
            <text:p>9145.6</text:p>
          </table:table-cell>
          <table:table-cell office:value-type="float" office:value="9219.1" calcext:value-type="float">
            <text:p>9219.1</text:p>
          </table:table-cell>
          <table:table-cell office:value-type="float" office:value="9235" calcext:value-type="float">
            <text:p>9235</text:p>
          </table:table-cell>
          <table:table-cell office:value-type="float" office:value="9140.95" calcext:value-type="float">
            <text:p>9140.95</text:p>
          </table:table-cell>
          <table:table-cell office:value-type="float" office:value="115585" calcext:value-type="float">
            <text:p>115585</text:p>
          </table:table-cell>
          <table:table-cell office:value-type="float" office:value="120707" calcext:value-type="float">
            <text:p>120707</text:p>
          </table:table-cell>
          <table:table-cell office:value-type="float" office:value="116373" calcext:value-type="float">
            <text:p>116373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office:value-type="float" office:value="-19.94" calcext:value-type="float">
            <text:p>-19.9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118" calcext:value-type="float">
            <text:p>0.5118</text:p>
          </table:table-cell>
        </table:table-row>
        <table:table-row table:style-name="ro1">
          <table:table-cell table:style-name="ce2" office:value-type="string" calcext:value-type="string">
            <text:p>2016/11/9</text:p>
          </table:table-cell>
          <table:table-cell office:value-type="float" office:value="9223" calcext:value-type="float">
            <text:p>9223</text:p>
          </table:table-cell>
          <table:table-cell office:value-type="float" office:value="9307" calcext:value-type="float">
            <text:p>9307</text:p>
          </table:table-cell>
          <table:table-cell office:value-type="float" office:value="8891" calcext:value-type="float">
            <text:p>8891</text:p>
          </table:table-cell>
          <table:table-cell office:value-type="float" office:value="8926" calcext:value-type="float">
            <text:p>8926</text:p>
          </table:table-cell>
          <table:table-cell office:value-type="float" office:value="9099.2" calcext:value-type="float">
            <text:p>9099.2</text:p>
          </table:table-cell>
          <table:table-cell office:value-type="float" office:value="9178.3" calcext:value-type="float">
            <text:p>9178.3</text:p>
          </table:table-cell>
          <table:table-cell office:value-type="float" office:value="9218.35" calcext:value-type="float">
            <text:p>9218.35</text:p>
          </table:table-cell>
          <table:table-cell office:value-type="float" office:value="9138.27" calcext:value-type="float">
            <text:p>9138.27</text:p>
          </table:table-cell>
          <table:table-cell office:value-type="float" office:value="385514" calcext:value-type="float">
            <text:p>385514</text:p>
          </table:table-cell>
          <table:table-cell office:value-type="float" office:value="167639" calcext:value-type="float">
            <text:p>167639</text:p>
          </table:table-cell>
          <table:table-cell office:value-type="float" office:value="146013" calcext:value-type="float">
            <text:p>146013</text:p>
          </table:table-cell>
          <table:table-cell office:value-type="float" office:value="-15.18" calcext:value-type="float">
            <text:p>-15.18</text:p>
          </table:table-cell>
          <table:table-cell office:value-type="float" office:value="12.97" calcext:value-type="float">
            <text:p>12.97</text:p>
          </table:table-cell>
          <table:table-cell office:value-type="float" office:value="-28.15" calcext:value-type="float">
            <text:p>-28.15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2523" calcext:value-type="float">
            <text:p>0.2523</text:p>
          </table:table-cell>
          <table:table-cell office:value-type="float" office:value="0.3331" calcext:value-type="float">
            <text:p>0.3331</text:p>
          </table:table-cell>
        </table:table-row>
        <table:table-row table:style-name="ro1">
          <table:table-cell table:style-name="ce2" office:value-type="string" calcext:value-type="string">
            <text:p>2016/11/10</text:p>
          </table:table-cell>
          <table:table-cell office:value-type="float" office:value="9140" calcext:value-type="float">
            <text:p>9140</text:p>
          </table:table-cell>
          <table:table-cell office:value-type="float" office:value="9192" calcext:value-type="float">
            <text:p>9192</text:p>
          </table:table-cell>
          <table:table-cell office:value-type="float" office:value="9134" calcext:value-type="float">
            <text:p>9134</text:p>
          </table:table-cell>
          <table:table-cell office:value-type="float" office:value="9176" calcext:value-type="float">
            <text:p>9176</text:p>
          </table:table-cell>
          <table:table-cell office:value-type="float" office:value="9116.8" calcext:value-type="float">
            <text:p>9116.8</text:p>
          </table:table-cell>
          <table:table-cell office:value-type="float" office:value="9167.1" calcext:value-type="float">
            <text:p>9167.1</text:p>
          </table:table-cell>
          <table:table-cell office:value-type="float" office:value="9217.1" calcext:value-type="float">
            <text:p>9217.1</text:p>
          </table:table-cell>
          <table:table-cell office:value-type="float" office:value="9139.03" calcext:value-type="float">
            <text:p>9139.03</text:p>
          </table:table-cell>
          <table:table-cell office:value-type="float" office:value="134067" calcext:value-type="float">
            <text:p>134067</text:p>
          </table:table-cell>
          <table:table-cell office:value-type="float" office:value="167544" calcext:value-type="float">
            <text:p>167544</text:p>
          </table:table-cell>
          <table:table-cell office:value-type="float" office:value="146652" calcext:value-type="float">
            <text:p>146652</text:p>
          </table:table-cell>
          <table:table-cell office:value-type="float" office:value="-14.43" calcext:value-type="float">
            <text:p>-14.43</text:p>
          </table:table-cell>
          <table:table-cell office:value-type="float" office:value="7.49" calcext:value-type="float">
            <text:p>7.49</text:p>
          </table:table-cell>
          <table:table-cell office:value-type="float" office:value="-21.92" calcext:value-type="float">
            <text:p>-21.92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5122" calcext:value-type="float">
            <text:p>0.5122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2016/11/11</text:p>
          </table:table-cell>
          <table:table-cell office:value-type="float" office:value="9048" calcext:value-type="float">
            <text:p>9048</text:p>
          </table:table-cell>
          <table:table-cell office:value-type="float" office:value="9057" calcext:value-type="float">
            <text:p>9057</text:p>
          </table:table-cell>
          <table:table-cell office:value-type="float" office:value="8949" calcext:value-type="float">
            <text:p>8949</text:p>
          </table:table-cell>
          <table:table-cell office:value-type="float" office:value="8967" calcext:value-type="float">
            <text:p>8967</text:p>
          </table:table-cell>
          <table:table-cell office:value-type="float" office:value="9097.6" calcext:value-type="float">
            <text:p>9097.6</text:p>
          </table:table-cell>
          <table:table-cell office:value-type="float" office:value="9135.9" calcext:value-type="float">
            <text:p>9135.9</text:p>
          </table:table-cell>
          <table:table-cell office:value-type="float" office:value="9207.1" calcext:value-type="float">
            <text:p>9207.1</text:p>
          </table:table-cell>
          <table:table-cell office:value-type="float" office:value="9136.42" calcext:value-type="float">
            <text:p>9136.42</text:p>
          </table:table-cell>
          <table:table-cell office:value-type="float" office:value="179369" calcext:value-type="float">
            <text:p>179369</text:p>
          </table:table-cell>
          <table:table-cell office:value-type="float" office:value="183921" calcext:value-type="float">
            <text:p>183921</text:p>
          </table:table-cell>
          <table:table-cell office:value-type="float" office:value="155025" calcext:value-type="float">
            <text:p>155025</text:p>
          </table:table-cell>
          <table:table-cell office:value-type="float" office:value="-28.4" calcext:value-type="float">
            <text:p>-28.4</text:p>
          </table:table-cell>
          <table:table-cell office:value-type="float" office:value="0.31" calcext:value-type="float">
            <text:p>0.31</text:p>
          </table:table-cell>
          <table:table-cell office:value-type="float" office:value="-28.71" calcext:value-type="float">
            <text:p>-28.71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4053" calcext:value-type="float">
            <text:p>0.4053</text:p>
          </table:table-cell>
        </table:table-row>
        <table:table-row table:style-name="ro1">
          <table:table-cell table:style-name="ce5" office:value-type="string" calcext:value-type="string">
            <text:p>2016/11/14</text:p>
          </table:table-cell>
          <table:table-cell office:value-type="float" office:value="8957" calcext:value-type="float">
            <text:p>8957</text:p>
          </table:table-cell>
          <table:table-cell office:value-type="float" office:value="8988" calcext:value-type="float">
            <text:p>8988</text:p>
          </table:table-cell>
          <table:table-cell office:value-type="float" office:value="8877" calcext:value-type="float">
            <text:p>8877</text:p>
          </table:table-cell>
          <table:table-cell office:value-type="float" office:value="8945" calcext:value-type="float">
            <text:p>8945</text:p>
          </table:table-cell>
          <table:table-cell office:value-type="float" office:value="9047.4" calcext:value-type="float">
            <text:p>9047.4</text:p>
          </table:table-cell>
          <table:table-cell office:value-type="float" office:value="9102" calcext:value-type="float">
            <text:p>9102</text:p>
          </table:table-cell>
          <table:table-cell office:value-type="float" office:value="9196" calcext:value-type="float">
            <text:p>9196</text:p>
          </table:table-cell>
          <table:table-cell office:value-type="float" office:value="9134.08" calcext:value-type="float">
            <text:p>9134.08</text:p>
          </table:table-cell>
          <table:table-cell office:value-type="float" office:value="184246" calcext:value-type="float">
            <text:p>184246</text:p>
          </table:table-cell>
          <table:table-cell office:value-type="float" office:value="199756" calcext:value-type="float">
            <text:p>199756</text:p>
          </table:table-cell>
          <table:table-cell office:value-type="float" office:value="158799" calcext:value-type="float">
            <text:p>158799</text:p>
          </table:table-cell>
          <table:table-cell office:value-type="float" office:value="-42.71" calcext:value-type="float">
            <text:p>-42.71</text:p>
          </table:table-cell>
          <table:table-cell office:value-type="float" office:value="-8.29" calcext:value-type="float">
            <text:p>-8.29</text:p>
          </table:table-cell>
          <table:table-cell office:value-type="float" office:value="-34.41" calcext:value-type="float">
            <text:p>-34.41</text:p>
          </table:table-cell>
          <table:table-cell office:value-type="float" office:value="0.2798" calcext:value-type="float">
            <text:p>0.279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table:style-name="ce5" office:value-type="string" calcext:value-type="string">
            <text:p>2016/11/15</text:p>
          </table:table-cell>
          <table:table-cell office:value-type="float" office:value="8900" calcext:value-type="float">
            <text:p>8900</text:p>
          </table:table-cell>
          <table:table-cell office:value-type="float" office:value="8975" calcext:value-type="float">
            <text:p>8975</text:p>
          </table:table-cell>
          <table:table-cell office:value-type="float" office:value="8896" calcext:value-type="float">
            <text:p>8896</text:p>
          </table:table-cell>
          <table:table-cell office:value-type="float" office:value="8938" calcext:value-type="float">
            <text:p>8938</text:p>
          </table:table-cell>
          <table:table-cell office:value-type="float" office:value="8990.4" calcext:value-type="float">
            <text:p>8990.4</text:p>
          </table:table-cell>
          <table:table-cell office:value-type="float" office:value="9068" calcext:value-type="float">
            <text:p>9068</text:p>
          </table:table-cell>
          <table:table-cell office:value-type="float" office:value="9182.4" calcext:value-type="float">
            <text:p>9182.4</text:p>
          </table:table-cell>
          <table:table-cell office:value-type="float" office:value="9131.03" calcext:value-type="float">
            <text:p>9131.03</text:p>
          </table:table-cell>
          <table:table-cell office:value-type="float" office:value="142410" calcext:value-type="float">
            <text:p>142410</text:p>
          </table:table-cell>
          <table:table-cell office:value-type="float" office:value="205121" calcext:value-type="float">
            <text:p>205121</text:p>
          </table:table-cell>
          <table:table-cell office:value-type="float" office:value="162914" calcext:value-type="float">
            <text:p>162914</text:p>
          </table:table-cell>
          <table:table-cell office:value-type="float" office:value="-53.59" calcext:value-type="float">
            <text:p>-53.59</text:p>
          </table:table-cell>
          <table:table-cell office:value-type="float" office:value="-17.35" calcext:value-type="float">
            <text:p>-17.35</text:p>
          </table:table-cell>
          <table:table-cell office:value-type="float" office:value="-36.24" calcext:value-type="float">
            <text:p>-36.24</text:p>
          </table:table-cell>
          <table:table-cell office:value-type="float" office:value="0.2338" calcext:value-type="float">
            <text:p>0.2338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3634" calcext:value-type="float">
            <text:p>0.3634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table:style-name="ce5" office:value-type="string" calcext:value-type="string">
            <text:p>2016/11/16</text:p>
          </table:table-cell>
          <table:table-cell office:value-type="float" office:value="8990" calcext:value-type="float">
            <text:p>8990</text:p>
          </table:table-cell>
          <table:table-cell office:value-type="float" office:value="9034" calcext:value-type="float">
            <text:p>9034</text:p>
          </table:table-cell>
          <table:table-cell office:value-type="float" office:value="8979" calcext:value-type="float">
            <text:p>8979</text:p>
          </table:table-cell>
          <table:table-cell office:value-type="float" office:value="8984" calcext:value-type="float">
            <text:p>8984</text:p>
          </table:table-cell>
          <table:table-cell office:value-type="float" office:value="9002" calcext:value-type="float">
            <text:p>9002</text:p>
          </table:table-cell>
          <table:table-cell office:value-type="float" office:value="9050.6" calcext:value-type="float">
            <text:p>9050.6</text:p>
          </table:table-cell>
          <table:table-cell office:value-type="float" office:value="9167.6" calcext:value-type="float">
            <text:p>9167.6</text:p>
          </table:table-cell>
          <table:table-cell office:value-type="float" office:value="9130.08" calcext:value-type="float">
            <text:p>9130.08</text:p>
          </table:table-cell>
          <table:table-cell office:value-type="float" office:value="83943" calcext:value-type="float">
            <text:p>83943</text:p>
          </table:table-cell>
          <table:table-cell office:value-type="float" office:value="144807" calcext:value-type="float">
            <text:p>144807</text:p>
          </table:table-cell>
          <table:table-cell office:value-type="float" office:value="156223" calcext:value-type="float">
            <text:p>156223</text:p>
          </table:table-cell>
          <table:table-cell office:value-type="float" office:value="-56.84" calcext:value-type="float">
            <text:p>-56.84</text:p>
          </table:table-cell>
          <table:table-cell office:value-type="float" office:value="-25.25" calcext:value-type="float">
            <text:p>-25.25</text:p>
          </table:table-cell>
          <table:table-cell office:value-type="float" office:value="-31.59" calcext:value-type="float">
            <text:p>-31.59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4233" calcext:value-type="float">
            <text:p>0.4233</text:p>
          </table:table-cell>
        </table:table-row>
        <table:table-row table:style-name="ro1">
          <table:table-cell table:style-name="ce5" office:value-type="string" calcext:value-type="string">
            <text:p>2016/11/17</text:p>
          </table:table-cell>
          <table:table-cell office:value-type="float" office:value="8942" calcext:value-type="float">
            <text:p>8942</text:p>
          </table:table-cell>
          <table:table-cell office:value-type="float" office:value="8965" calcext:value-type="float">
            <text:p>8965</text:p>
          </table:table-cell>
          <table:table-cell office:value-type="float" office:value="8906" calcext:value-type="float">
            <text:p>8906</text:p>
          </table:table-cell>
          <table:table-cell office:value-type="float" office:value="8960" calcext:value-type="float">
            <text:p>8960</text:p>
          </table:table-cell>
          <table:table-cell office:value-type="float" office:value="8958.8" calcext:value-type="float">
            <text:p>8958.8</text:p>
          </table:table-cell>
          <table:table-cell office:value-type="float" office:value="9037.8" calcext:value-type="float">
            <text:p>9037.8</text:p>
          </table:table-cell>
          <table:table-cell office:value-type="float" office:value="9151.75" calcext:value-type="float">
            <text:p>9151.75</text:p>
          </table:table-cell>
          <table:table-cell office:value-type="float" office:value="9130.28" calcext:value-type="float">
            <text:p>9130.28</text:p>
          </table:table-cell>
          <table:table-cell office:value-type="float" office:value="126400" calcext:value-type="float">
            <text:p>126400</text:p>
          </table:table-cell>
          <table:table-cell office:value-type="float" office:value="143274" calcext:value-type="float">
            <text:p>143274</text:p>
          </table:table-cell>
          <table:table-cell office:value-type="float" office:value="155409" calcext:value-type="float">
            <text:p>155409</text:p>
          </table:table-cell>
          <table:table-cell office:value-type="float" office:value="-62.52" calcext:value-type="float">
            <text:p>-62.52</text:p>
          </table:table-cell>
          <table:table-cell office:value-type="float" office:value="-32.7" calcext:value-type="float">
            <text:p>-32.7</text:p>
          </table:table-cell>
          <table:table-cell office:value-type="float" office:value="-29.82" calcext:value-type="float">
            <text:p>-29.82</text:p>
          </table:table-cell>
          <table:table-cell office:value-type="float" office:value="0.2236" calcext:value-type="float">
            <text:p>0.2236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table:style-name="ce5" office:value-type="string" calcext:value-type="string">
            <text:p>2016/11/18</text:p>
          </table:table-cell>
          <table:table-cell office:value-type="float" office:value="8979" calcext:value-type="float">
            <text:p>8979</text:p>
          </table:table-cell>
          <table:table-cell office:value-type="float" office:value="9006" calcext:value-type="float">
            <text:p>9006</text:p>
          </table:table-cell>
          <table:table-cell office:value-type="float" office:value="8926" calcext:value-type="float">
            <text:p>8926</text:p>
          </table:table-cell>
          <table:table-cell office:value-type="float" office:value="8987" calcext:value-type="float">
            <text:p>8987</text:p>
          </table:table-cell>
          <table:table-cell office:value-type="float" office:value="8962.8" calcext:value-type="float">
            <text:p>8962.8</text:p>
          </table:table-cell>
          <table:table-cell office:value-type="float" office:value="9030.2" calcext:value-type="float">
            <text:p>9030.2</text:p>
          </table:table-cell>
          <table:table-cell office:value-type="float" office:value="9137.9" calcext:value-type="float">
            <text:p>9137.9</text:p>
          </table:table-cell>
          <table:table-cell office:value-type="float" office:value="9131.82" calcext:value-type="float">
            <text:p>9131.82</text:p>
          </table:table-cell>
          <table:table-cell office:value-type="float" office:value="131675" calcext:value-type="float">
            <text:p>131675</text:p>
          </table:table-cell>
          <table:table-cell office:value-type="float" office:value="133735" calcext:value-type="float">
            <text:p>133735</text:p>
          </table:table-cell>
          <table:table-cell office:value-type="float" office:value="158828" calcext:value-type="float">
            <text:p>158828</text:p>
          </table:table-cell>
          <table:table-cell office:value-type="float" office:value="-63.97" calcext:value-type="float">
            <text:p>-63.97</text:p>
          </table:table-cell>
          <table:table-cell office:value-type="float" office:value="-38.96" calcext:value-type="float">
            <text:p>-38.96</text:p>
          </table:table-cell>
          <table:table-cell office:value-type="float" office:value="-25.01" calcext:value-type="float">
            <text:p>-25.0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306" calcext:value-type="float">
            <text:p>0.4306</text:p>
          </table:table-cell>
        </table:table-row>
        <table:table-row table:style-name="ro1">
          <table:table-cell table:style-name="ce5" office:value-type="string" calcext:value-type="string">
            <text:p>2016/11/21</text:p>
          </table:table-cell>
          <table:table-cell office:value-type="float" office:value="8980" calcext:value-type="float">
            <text:p>8980</text:p>
          </table:table-cell>
          <table:table-cell office:value-type="float" office:value="9026" calcext:value-type="float">
            <text:p>9026</text:p>
          </table:table-cell>
          <table:table-cell office:value-type="float" office:value="8971" calcext:value-type="float">
            <text:p>8971</text:p>
          </table:table-cell>
          <table:table-cell office:value-type="float" office:value="9017" calcext:value-type="float">
            <text:p>9017</text:p>
          </table:table-cell>
          <table:table-cell office:value-type="float" office:value="8977.2" calcext:value-type="float">
            <text:p>8977.2</text:p>
          </table:table-cell>
          <table:table-cell office:value-type="float" office:value="9012.3" calcext:value-type="float">
            <text:p>9012.3</text:p>
          </table:table-cell>
          <table:table-cell office:value-type="float" office:value="9123.3" calcext:value-type="float">
            <text:p>9123.3</text:p>
          </table:table-cell>
          <table:table-cell office:value-type="float" office:value="9132.38" calcext:value-type="float">
            <text:p>9132.38</text:p>
          </table:table-cell>
          <table:table-cell office:value-type="float" office:value="85149" calcext:value-type="float">
            <text:p>85149</text:p>
          </table:table-cell>
          <table:table-cell office:value-type="float" office:value="113915" calcext:value-type="float">
            <text:p>113915</text:p>
          </table:table-cell>
          <table:table-cell office:value-type="float" office:value="156836" calcext:value-type="float">
            <text:p>156836</text:p>
          </table:table-cell>
          <table:table-cell office:value-type="float" office:value="-61.89" calcext:value-type="float">
            <text:p>-61.89</text:p>
          </table:table-cell>
          <table:table-cell office:value-type="float" office:value="-43.54" calcext:value-type="float">
            <text:p>-43.54</text:p>
          </table:table-cell>
          <table:table-cell office:value-type="float" office:value="-18.34" calcext:value-type="float">
            <text:p>-18.34</text:p>
          </table:table-cell>
          <table:table-cell office:value-type="float" office:value="0.2647" calcext:value-type="float">
            <text:p>0.2647</text:p>
          </table:table-cell>
          <table:table-cell office:value-type="float" office:value="0.2561" calcext:value-type="float">
            <text:p>0.2561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4516" calcext:value-type="float">
            <text:p>0.4516</text:p>
          </table:table-cell>
        </table:table-row>
        <table:table-row table:style-name="ro1">
          <table:table-cell table:style-name="ce5" office:value-type="string" calcext:value-type="string">
            <text:p>2016/11/22</text:p>
          </table:table-cell>
          <table:table-cell office:value-type="float" office:value="9050" calcext:value-type="float">
            <text:p>9050</text:p>
          </table:table-cell>
          <table:table-cell office:value-type="float" office:value="9164" calcext:value-type="float">
            <text:p>9164</text:p>
          </table:table-cell>
          <table:table-cell office:value-type="float" office:value="9041" calcext:value-type="float">
            <text:p>9041</text:p>
          </table:table-cell>
          <table:table-cell office:value-type="float" office:value="9139" calcext:value-type="float">
            <text:p>9139</text:p>
          </table:table-cell>
          <table:table-cell office:value-type="float" office:value="9017.4" calcext:value-type="float">
            <text:p>9017.4</text:p>
          </table:table-cell>
          <table:table-cell office:value-type="float" office:value="9003.9" calcext:value-type="float">
            <text:p>9003.9</text:p>
          </table:table-cell>
          <table:table-cell office:value-type="float" office:value="9111.5" calcext:value-type="float">
            <text:p>9111.5</text:p>
          </table:table-cell>
          <table:table-cell office:value-type="float" office:value="9135.47" calcext:value-type="float">
            <text:p>9135.47</text:p>
          </table:table-cell>
          <table:table-cell office:value-type="float" office:value="132590" calcext:value-type="float">
            <text:p>132590</text:p>
          </table:table-cell>
          <table:table-cell office:value-type="float" office:value="111951" calcext:value-type="float">
            <text:p>111951</text:p>
          </table:table-cell>
          <table:table-cell office:value-type="float" office:value="158536" calcext:value-type="float">
            <text:p>158536</text:p>
          </table:table-cell>
          <table:table-cell office:value-type="float" office:value="-50.53" calcext:value-type="float">
            <text:p>-50.53</text:p>
          </table:table-cell>
          <table:table-cell office:value-type="float" office:value="-44.94" calcext:value-type="float">
            <text:p>-44.94</text:p>
          </table:table-cell>
          <table:table-cell office:value-type="float" office:value="-5.59" calcext:value-type="float">
            <text:p>-5.59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322" calcext:value-type="float">
            <text:p>0.322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5287" calcext:value-type="float">
            <text:p>0.5287</text:p>
          </table:table-cell>
        </table:table-row>
        <table:table-row table:style-name="ro1">
          <table:table-cell office:value-type="string" calcext:value-type="string">
            <text:p>2016/11/23</text:p>
          </table:table-cell>
          <table:table-cell office:value-type="float" office:value="9150" calcext:value-type="float">
            <text:p>9150</text:p>
          </table:table-cell>
          <table:table-cell office:value-type="float" office:value="9192" calcext:value-type="float">
            <text:p>9192</text:p>
          </table:table-cell>
          <table:table-cell office:value-type="float" office:value="9142" calcext:value-type="float">
            <text:p>9142</text:p>
          </table:table-cell>
          <table:table-cell office:value-type="float" office:value="9177" calcext:value-type="float">
            <text:p>9177</text:p>
          </table:table-cell>
          <table:table-cell office:value-type="float" office:value="9056" calcext:value-type="float">
            <text:p>9056</text:p>
          </table:table-cell>
          <table:table-cell office:value-type="float" office:value="9029" calcext:value-type="float">
            <text:p>9029</text:p>
          </table:table-cell>
          <table:table-cell office:value-type="float" office:value="9103.65" calcext:value-type="float">
            <text:p>9103.65</text:p>
          </table:table-cell>
          <table:table-cell office:value-type="float" office:value="9137.25" calcext:value-type="float">
            <text:p>9137.25</text:p>
          </table:table-cell>
          <table:table-cell office:value-type="float" office:value="97048" calcext:value-type="float">
            <text:p>97048</text:p>
          </table:table-cell>
          <table:table-cell office:value-type="float" office:value="114572" calcext:value-type="float">
            <text:p>114572</text:p>
          </table:table-cell>
          <table:table-cell office:value-type="float" office:value="129690" calcext:value-type="float">
            <text:p>129690</text:p>
          </table:table-cell>
          <table:table-cell office:value-type="float" office:value="-36.97" calcext:value-type="float">
            <text:p>-36.97</text:p>
          </table:table-cell>
          <table:table-cell office:value-type="float" office:value="-43.35" calcext:value-type="float">
            <text:p>-43.35</text:p>
          </table:table-cell>
          <table:table-cell office:value-type="float" office:value="6.38" calcext:value-type="float">
            <text:p>6.38</text:p>
          </table:table-cell>
          <table:table-cell office:value-type="float" office:value="0.62" calcext:value-type="float">
            <text:p>0.6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5502" calcext:value-type="float">
            <text:p>0.5502</text:p>
          </table:table-cell>
        </table:table-row>
        <table:table-row table:style-name="ro1">
          <table:table-cell office:value-type="string" calcext:value-type="string">
            <text:p>2016/11/24</text:p>
          </table:table-cell>
          <table:table-cell office:value-type="float" office:value="9156" calcext:value-type="float">
            <text:p>9156</text:p>
          </table:table-cell>
          <table:table-cell office:value-type="float" office:value="9165" calcext:value-type="float">
            <text:p>9165</text:p>
          </table:table-cell>
          <table:table-cell office:value-type="float" office:value="9117" calcext:value-type="float">
            <text:p>9117</text:p>
          </table:table-cell>
          <table:table-cell office:value-type="float" office:value="9142" calcext:value-type="float">
            <text:p>9142</text:p>
          </table:table-cell>
          <table:table-cell office:value-type="float" office:value="9092.4" calcext:value-type="float">
            <text:p>9092.4</text:p>
          </table:table-cell>
          <table:table-cell office:value-type="float" office:value="9025.6" calcext:value-type="float">
            <text:p>9025.6</text:p>
          </table:table-cell>
          <table:table-cell office:value-type="float" office:value="9096.35" calcext:value-type="float">
            <text:p>9096.35</text:p>
          </table:table-cell>
          <table:table-cell office:value-type="float" office:value="9138.28" calcext:value-type="float">
            <text:p>9138.28</text:p>
          </table:table-cell>
          <table:table-cell office:value-type="float" office:value="100734" calcext:value-type="float">
            <text:p>100734</text:p>
          </table:table-cell>
          <table:table-cell office:value-type="float" office:value="109439" calcext:value-type="float">
            <text:p>109439</text:p>
          </table:table-cell>
          <table:table-cell office:value-type="float" office:value="126356" calcext:value-type="float">
            <text:p>126356</text:p>
          </table:table-cell>
          <table:table-cell office:value-type="float" office:value="-28.36" calcext:value-type="float">
            <text:p>-28.36</text:p>
          </table:table-cell>
          <table:table-cell office:value-type="float" office:value="-40.35" calcext:value-type="float">
            <text:p>-40.35</text:p>
          </table:table-cell>
          <table:table-cell office:value-type="float" office:value="11.99" calcext:value-type="float">
            <text:p>11.99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5982" calcext:value-type="float">
            <text:p>0.5982</text:p>
          </table:table-cell>
          <table:table-cell office:value-type="float" office:value="0.5261" calcext:value-type="float">
            <text:p>0.5261</text:p>
          </table:table-cell>
        </table:table-row>
        <table:table-row table:style-name="ro1">
          <table:table-cell office:value-type="string" calcext:value-type="string">
            <text:p>2016/11/25</text:p>
          </table:table-cell>
          <table:table-cell office:value-type="float" office:value="9142" calcext:value-type="float">
            <text:p>9142</text:p>
          </table:table-cell>
          <table:table-cell office:value-type="float" office:value="9192" calcext:value-type="float">
            <text:p>9192</text:p>
          </table:table-cell>
          <table:table-cell office:value-type="float" office:value="9133" calcext:value-type="float">
            <text:p>9133</text:p>
          </table:table-cell>
          <table:table-cell office:value-type="float" office:value="9161" calcext:value-type="float">
            <text:p>9161</text:p>
          </table:table-cell>
          <table:table-cell office:value-type="float" office:value="9127.2" calcext:value-type="float">
            <text:p>9127.2</text:p>
          </table:table-cell>
          <table:table-cell office:value-type="float" office:value="9045" calcext:value-type="float">
            <text:p>9045</text:p>
          </table:table-cell>
          <table:table-cell office:value-type="float" office:value="9090.45" calcext:value-type="float">
            <text:p>9090.45</text:p>
          </table:table-cell>
          <table:table-cell office:value-type="float" office:value="9140.27" calcext:value-type="float">
            <text:p>9140.27</text:p>
          </table:table-cell>
          <table:table-cell office:value-type="float" office:value="98602" calcext:value-type="float">
            <text:p>98602</text:p>
          </table:table-cell>
          <table:table-cell office:value-type="float" office:value="102825" calcext:value-type="float">
            <text:p>102825</text:p>
          </table:table-cell>
          <table:table-cell office:value-type="float" office:value="118280" calcext:value-type="float">
            <text:p>118280</text:p>
          </table:table-cell>
          <table:table-cell office:value-type="float" office:value="-19.67" calcext:value-type="float">
            <text:p>-19.67</text:p>
          </table:table-cell>
          <table:table-cell office:value-type="float" office:value="-36.22" calcext:value-type="float">
            <text:p>-36.22</text:p>
          </table:table-cell>
          <table:table-cell office:value-type="float" office:value="16.54" calcext:value-type="float">
            <text:p>16.54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595" calcext:value-type="float">
            <text:p>0.595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381" calcext:value-type="float">
            <text:p>0.5381</text:p>
          </table:table-cell>
        </table:table-row>
        <table:table-row table:style-name="ro1">
          <table:table-cell office:value-type="string" calcext:value-type="string">
            <text:p>2016/11/28</text:p>
          </table:table-cell>
          <table:table-cell office:value-type="float" office:value="9157" calcext:value-type="float">
            <text:p>9157</text:p>
          </table:table-cell>
          <table:table-cell office:value-type="float" office:value="9248" calcext:value-type="float">
            <text:p>9248</text:p>
          </table:table-cell>
          <table:table-cell office:value-type="float" office:value="9150" calcext:value-type="float">
            <text:p>9150</text:p>
          </table:table-cell>
          <table:table-cell office:value-type="float" office:value="9223" calcext:value-type="float">
            <text:p>9223</text:p>
          </table:table-cell>
          <table:table-cell office:value-type="float" office:value="9168.4" calcext:value-type="float">
            <text:p>9168.4</text:p>
          </table:table-cell>
          <table:table-cell office:value-type="float" office:value="9072.8" calcext:value-type="float">
            <text:p>9072.8</text:p>
          </table:table-cell>
          <table:table-cell office:value-type="float" office:value="9087.4" calcext:value-type="float">
            <text:p>9087.4</text:p>
          </table:table-cell>
          <table:table-cell office:value-type="float" office:value="9143.4" calcext:value-type="float">
            <text:p>9143.4</text:p>
          </table:table-cell>
          <table:table-cell office:value-type="float" office:value="116679" calcext:value-type="float">
            <text:p>116679</text:p>
          </table:table-cell>
          <table:table-cell office:value-type="float" office:value="109131" calcext:value-type="float">
            <text:p>109131</text:p>
          </table:table-cell>
          <table:table-cell office:value-type="float" office:value="111523" calcext:value-type="float">
            <text:p>111523</text:p>
          </table:table-cell>
          <table:table-cell office:value-type="float" office:value="-8.72" calcext:value-type="float">
            <text:p>-8.72</text:p>
          </table:table-cell>
          <table:table-cell office:value-type="float" office:value="-30.72" calcext:value-type="float">
            <text:p>-30.72</text:p>
          </table:table-cell>
          <table:table-cell office:value-type="float" office:value="22" calcext:value-type="float">
            <text:p>22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5762" calcext:value-type="float">
            <text:p>0.5762</text:p>
          </table:table-cell>
        </table:table-row>
        <table:table-row table:style-name="ro1">
          <table:table-cell office:value-type="string" calcext:value-type="string">
            <text:p>2016/11/29</text:p>
          </table:table-cell>
          <table:table-cell office:value-type="float" office:value="9222" calcext:value-type="float">
            <text:p>9222</text:p>
          </table:table-cell>
          <table:table-cell office:value-type="float" office:value="9238" calcext:value-type="float">
            <text:p>9238</text:p>
          </table:table-cell>
          <table:table-cell office:value-type="float" office:value="9196" calcext:value-type="float">
            <text:p>9196</text:p>
          </table:table-cell>
          <table:table-cell office:value-type="float" office:value="9202" calcext:value-type="float">
            <text:p>9202</text:p>
          </table:table-cell>
          <table:table-cell office:value-type="float" office:value="9181" calcext:value-type="float">
            <text:p>9181</text:p>
          </table:table-cell>
          <table:table-cell office:value-type="float" office:value="9099.2" calcext:value-type="float">
            <text:p>9099.2</text:p>
          </table:table-cell>
          <table:table-cell office:value-type="float" office:value="9083.6" calcext:value-type="float">
            <text:p>9083.6</text:p>
          </table:table-cell>
          <table:table-cell office:value-type="float" office:value="9147.17" calcext:value-type="float">
            <text:p>9147.17</text:p>
          </table:table-cell>
          <table:table-cell office:value-type="float" office:value="102746" calcext:value-type="float">
            <text:p>102746</text:p>
          </table:table-cell>
          <table:table-cell office:value-type="float" office:value="103162" calcext:value-type="float">
            <text:p>103162</text:p>
          </table:table-cell>
          <table:table-cell office:value-type="float" office:value="107557" calcext:value-type="float">
            <text:p>107557</text:p>
          </table:table-cell>
          <table:table-cell office:value-type="float" office:value="-0.15" calcext:value-type="float">
            <text:p>-0.15</text:p>
          </table:table-cell>
          <table:table-cell office:value-type="float" office:value="-24.6" calcext:value-type="float">
            <text:p>-24.6</text:p>
          </table:table-cell>
          <table:table-cell office:value-type="float" office:value="24.45" calcext:value-type="float">
            <text:p>24.45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5592" calcext:value-type="float">
            <text:p>0.5592</text:p>
          </table:table-cell>
        </table:table-row>
        <table:table-row table:style-name="ro1">
          <table:table-cell office:value-type="string" calcext:value-type="string">
            <text:p>2016/11/30</text:p>
          </table:table-cell>
          <table:table-cell office:value-type="float" office:value="9211" calcext:value-type="float">
            <text:p>9211</text:p>
          </table:table-cell>
          <table:table-cell office:value-type="float" office:value="9245" calcext:value-type="float">
            <text:p>9245</text:p>
          </table:table-cell>
          <table:table-cell office:value-type="float" office:value="9177" calcext:value-type="float">
            <text:p>9177</text:p>
          </table:table-cell>
          <table:table-cell office:value-type="float" office:value="9227" calcext:value-type="float">
            <text:p>9227</text:p>
          </table:table-cell>
          <table:table-cell office:value-type="float" office:value="9191" calcext:value-type="float">
            <text:p>9191</text:p>
          </table:table-cell>
          <table:table-cell office:value-type="float" office:value="9123.5" calcext:value-type="float">
            <text:p>9123.5</text:p>
          </table:table-cell>
          <table:table-cell office:value-type="float" office:value="9087.05" calcext:value-type="float">
            <text:p>9087.05</text:p>
          </table:table-cell>
          <table:table-cell office:value-type="float" office:value="9151.92" calcext:value-type="float">
            <text:p>9151.92</text:p>
          </table:table-cell>
          <table:table-cell office:value-type="float" office:value="121118" calcext:value-type="float">
            <text:p>121118</text:p>
          </table:table-cell>
          <table:table-cell office:value-type="float" office:value="107976" calcext:value-type="float">
            <text:p>107976</text:p>
          </table:table-cell>
          <table:table-cell office:value-type="float" office:value="111274" calcext:value-type="float">
            <text:p>111274</text:p>
          </table:table-cell>
          <table:table-cell office:value-type="float" office:value="7.32" calcext:value-type="float">
            <text:p>7.32</text:p>
          </table:table-cell>
          <table:table-cell office:value-type="float" office:value="-18.22" calcext:value-type="float">
            <text:p>-18.22</text:p>
          </table:table-cell>
          <table:table-cell office:value-type="float" office:value="25.54" calcext:value-type="float">
            <text:p>25.54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5755" calcext:value-type="float">
            <text:p>0.5755</text:p>
          </table:table-cell>
        </table:table-row>
        <table:table-row table:style-name="ro1">
          <table:table-cell office:value-type="string" calcext:value-type="string">
            <text:p>2016/12/1</text:p>
          </table:table-cell>
          <table:table-cell office:value-type="float" office:value="9229" calcext:value-type="float">
            <text:p>9229</text:p>
          </table:table-cell>
          <table:table-cell office:value-type="float" office:value="9279" calcext:value-type="float">
            <text:p>9279</text:p>
          </table:table-cell>
          <table:table-cell office:value-type="float" office:value="9218" calcext:value-type="float">
            <text:p>9218</text:p>
          </table:table-cell>
          <table:table-cell office:value-type="float" office:value="9260" calcext:value-type="float">
            <text:p>9260</text:p>
          </table:table-cell>
          <table:table-cell office:value-type="float" office:value="9214.6" calcext:value-type="float">
            <text:p>9214.6</text:p>
          </table:table-cell>
          <table:table-cell office:value-type="float" office:value="9153.5" calcext:value-type="float">
            <text:p>9153.5</text:p>
          </table:table-cell>
          <table:table-cell office:value-type="float" office:value="9095.65" calcext:value-type="float">
            <text:p>9095.65</text:p>
          </table:table-cell>
          <table:table-cell office:value-type="float" office:value="9157.38" calcext:value-type="float">
            <text:p>9157.38</text:p>
          </table:table-cell>
          <table:table-cell office:value-type="float" office:value="107733" calcext:value-type="float">
            <text:p>107733</text:p>
          </table:table-cell>
          <table:table-cell office:value-type="float" office:value="109376" calcext:value-type="float">
            <text:p>109376</text:p>
          </table:table-cell>
          <table:table-cell office:value-type="float" office:value="109407" calcext:value-type="float">
            <text:p>109407</text:p>
          </table:table-cell>
          <table:table-cell office:value-type="float" office:value="15.9" calcext:value-type="float">
            <text:p>15.9</text:p>
          </table:table-cell>
          <table:table-cell office:value-type="float" office:value="-11.39" calcext:value-type="float">
            <text:p>-11.39</text:p>
          </table:table-cell>
          <table:table-cell office:value-type="float" office:value="27.29" calcext:value-type="float">
            <text:p>27.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811" calcext:value-type="float">
            <text:p>0.811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2016/12/2</text:p>
          </table:table-cell>
          <table:table-cell office:value-type="float" office:value="9199" calcext:value-type="float">
            <text:p>9199</text:p>
          </table:table-cell>
          <table:table-cell office:value-type="float" office:value="9200" calcext:value-type="float">
            <text:p>9200</text:p>
          </table:table-cell>
          <table:table-cell office:value-type="float" office:value="9148" calcext:value-type="float">
            <text:p>9148</text:p>
          </table:table-cell>
          <table:table-cell office:value-type="float" office:value="9163" calcext:value-type="float">
            <text:p>9163</text:p>
          </table:table-cell>
          <table:table-cell office:value-type="float" office:value="9215" calcext:value-type="float">
            <text:p>9215</text:p>
          </table:table-cell>
          <table:table-cell office:value-type="float" office:value="9171.1" calcext:value-type="float">
            <text:p>9171.1</text:p>
          </table:table-cell>
          <table:table-cell office:value-type="float" office:value="9100.65" calcext:value-type="float">
            <text:p>9100.65</text:p>
          </table:table-cell>
          <table:table-cell office:value-type="float" office:value="9159.05" calcext:value-type="float">
            <text:p>9159.05</text:p>
          </table:table-cell>
          <table:table-cell office:value-type="float" office:value="118876" calcext:value-type="float">
            <text:p>118876</text:p>
          </table:table-cell>
          <table:table-cell office:value-type="float" office:value="113430" calcext:value-type="float">
            <text:p>113430</text:p>
          </table:table-cell>
          <table:table-cell office:value-type="float" office:value="108128" calcext:value-type="float">
            <text:p>108128</text:p>
          </table:table-cell>
          <table:table-cell office:value-type="float" office:value="15.6" calcext:value-type="float">
            <text:p>15.6</text:p>
          </table:table-cell>
          <table:table-cell office:value-type="float" office:value="-6" calcext:value-type="float">
            <text:p>-6</text:p>
          </table:table-cell>
          <table:table-cell office:value-type="float" office:value="21.6" calcext:value-type="float">
            <text:p>21.6</text:p>
          </table:table-cell>
          <table:table-cell office:value-type="float" office:value="0.7646" calcext:value-type="float">
            <text:p>0.7646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2016/12/5</text:p>
          </table:table-cell>
          <table:table-cell office:value-type="float" office:value="9159" calcext:value-type="float">
            <text:p>9159</text:p>
          </table:table-cell>
          <table:table-cell office:value-type="float" office:value="9183" calcext:value-type="float">
            <text:p>9183</text:p>
          </table:table-cell>
          <table:table-cell office:value-type="float" office:value="9117" calcext:value-type="float">
            <text:p>9117</text:p>
          </table:table-cell>
          <table:table-cell office:value-type="float" office:value="9157" calcext:value-type="float">
            <text:p>9157</text:p>
          </table:table-cell>
          <table:table-cell office:value-type="float" office:value="9201.8" calcext:value-type="float">
            <text:p>9201.8</text:p>
          </table:table-cell>
          <table:table-cell office:value-type="float" office:value="9185.1" calcext:value-type="float">
            <text:p>9185.1</text:p>
          </table:table-cell>
          <table:table-cell office:value-type="float" office:value="9098.7" calcext:value-type="float">
            <text:p>9098.7</text:p>
          </table:table-cell>
          <table:table-cell office:value-type="float" office:value="9159.15" calcext:value-type="float">
            <text:p>9159.15</text:p>
          </table:table-cell>
          <table:table-cell office:value-type="float" office:value="107414" calcext:value-type="float">
            <text:p>107414</text:p>
          </table:table-cell>
          <table:table-cell office:value-type="float" office:value="111577" calcext:value-type="float">
            <text:p>111577</text:p>
          </table:table-cell>
          <table:table-cell office:value-type="float" office:value="110354" calcext:value-type="float">
            <text:p>110354</text:p>
          </table:table-cell>
          <table:table-cell office:value-type="float" office:value="13.99" calcext:value-type="float">
            <text:p>13.99</text:p>
          </table:table-cell>
          <table:table-cell office:value-type="float" office:value="-2" calcext:value-type="float">
            <text:p>-2</text:p>
          </table:table-cell>
          <table:table-cell office:value-type="float" office:value="15.99" calcext:value-type="float">
            <text:p>15.99</text:p>
          </table:table-cell>
          <table:table-cell office:value-type="float" office:value="0.592" calcext:value-type="float">
            <text:p>0.592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string" calcext:value-type="string">
            <text:p>2016/12/6</text:p>
          </table:table-cell>
          <table:table-cell office:value-type="float" office:value="9232" calcext:value-type="float">
            <text:p>9232</text:p>
          </table:table-cell>
          <table:table-cell office:value-type="float" office:value="9285" calcext:value-type="float">
            <text:p>9285</text:p>
          </table:table-cell>
          <table:table-cell office:value-type="float" office:value="9230" calcext:value-type="float">
            <text:p>9230</text:p>
          </table:table-cell>
          <table:table-cell office:value-type="float" office:value="9262" calcext:value-type="float">
            <text:p>9262</text:p>
          </table:table-cell>
          <table:table-cell office:value-type="float" office:value="9213.8" calcext:value-type="float">
            <text:p>9213.8</text:p>
          </table:table-cell>
          <table:table-cell office:value-type="float" office:value="9197.4" calcext:value-type="float">
            <text:p>9197.4</text:p>
          </table:table-cell>
          <table:table-cell office:value-type="float" office:value="9100.65" calcext:value-type="float">
            <text:p>9100.65</text:p>
          </table:table-cell>
          <table:table-cell office:value-type="float" office:value="9159.3" calcext:value-type="float">
            <text:p>9159.3</text:p>
          </table:table-cell>
          <table:table-cell office:value-type="float" office:value="100307" calcext:value-type="float">
            <text:p>100307</text:p>
          </table:table-cell>
          <table:table-cell office:value-type="float" office:value="111090" calcext:value-type="float">
            <text:p>111090</text:p>
          </table:table-cell>
          <table:table-cell office:value-type="float" office:value="107126" calcext:value-type="float">
            <text:p>107126</text:p>
          </table:table-cell>
          <table:table-cell office:value-type="float" office:value="21.05" calcext:value-type="float">
            <text:p>21.05</text:p>
          </table:table-cell>
          <table:table-cell office:value-type="float" office:value="2.61" calcext:value-type="float">
            <text:p>2.61</text:p>
          </table:table-cell>
          <table:table-cell office:value-type="float" office:value="18.44" calcext:value-type="float">
            <text:p>18.44</text:p>
          </table:table-cell>
          <table:table-cell office:value-type="float" office:value="0.6824" calcext:value-type="float">
            <text:p>0.6824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5831" calcext:value-type="float">
            <text:p>0.5831</text:p>
          </table:table-cell>
        </table:table-row>
        <table:table-row table:style-name="ro1">
          <table:table-cell office:value-type="string" calcext:value-type="string">
            <text:p>2016/12/7</text:p>
          </table:table-cell>
          <table:table-cell office:value-type="float" office:value="9300" calcext:value-type="float">
            <text:p>9300</text:p>
          </table:table-cell>
          <table:table-cell office:value-type="float" office:value="9305" calcext:value-type="float">
            <text:p>9305</text:p>
          </table:table-cell>
          <table:table-cell office:value-type="float" office:value="9248" calcext:value-type="float">
            <text:p>9248</text:p>
          </table:table-cell>
          <table:table-cell office:value-type="float" office:value="9262" calcext:value-type="float">
            <text:p>9262</text:p>
          </table:table-cell>
          <table:table-cell office:value-type="float" office:value="9220.8" calcext:value-type="float">
            <text:p>9220.8</text:p>
          </table:table-cell>
          <table:table-cell office:value-type="float" office:value="9205.9" calcext:value-type="float">
            <text:p>9205.9</text:p>
          </table:table-cell>
          <table:table-cell office:value-type="float" office:value="9117.45" calcext:value-type="float">
            <text:p>9117.45</text:p>
          </table:table-cell>
          <table:table-cell office:value-type="float" office:value="9159.68" calcext:value-type="float">
            <text:p>9159.68</text:p>
          </table:table-cell>
          <table:table-cell office:value-type="float" office:value="92062" calcext:value-type="float">
            <text:p>92062</text:p>
          </table:table-cell>
          <table:table-cell office:value-type="float" office:value="105278" calcext:value-type="float">
            <text:p>105278</text:p>
          </table:table-cell>
          <table:table-cell office:value-type="float" office:value="106627" calcext:value-type="float">
            <text:p>106627</text:p>
          </table:table-cell>
          <table:table-cell office:value-type="float" office:value="27.1" calcext:value-type="float">
            <text:p>27.1</text:p>
          </table:table-cell>
          <table:table-cell office:value-type="float" office:value="7.51" calcext:value-type="float">
            <text:p>7.51</text:p>
          </table:table-cell>
          <table:table-cell office:value-type="float" office:value="19.59" calcext:value-type="float">
            <text:p>19.5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5831" calcext:value-type="float">
            <text:p>0.5831</text:p>
          </table:table-cell>
        </table:table-row>
        <table:table-row table:style-name="ro1">
          <table:table-cell office:value-type="string" calcext:value-type="string">
            <text:p>2016/12/8</text:p>
          </table:table-cell>
          <table:table-cell office:value-type="float" office:value="9360" calcext:value-type="float">
            <text:p>9360</text:p>
          </table:table-cell>
          <table:table-cell office:value-type="float" office:value="9370" calcext:value-type="float">
            <text:p>9370</text:p>
          </table:table-cell>
          <table:table-cell office:value-type="float" office:value="9315" calcext:value-type="float">
            <text:p>9315</text:p>
          </table:table-cell>
          <table:table-cell office:value-type="float" office:value="9368" calcext:value-type="float">
            <text:p>9368</text:p>
          </table:table-cell>
          <table:table-cell office:value-type="float" office:value="9242.4" calcext:value-type="float">
            <text:p>9242.4</text:p>
          </table:table-cell>
          <table:table-cell office:value-type="float" office:value="9228.5" calcext:value-type="float">
            <text:p>9228.5</text:p>
          </table:table-cell>
          <table:table-cell office:value-type="float" office:value="9127.05" calcext:value-type="float">
            <text:p>9127.05</text:p>
          </table:table-cell>
          <table:table-cell office:value-type="float" office:value="9163.72" calcext:value-type="float">
            <text:p>9163.7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05306" calcext:value-type="float">
            <text:p>105306</text:p>
          </table:table-cell>
          <table:table-cell office:value-type="float" office:value="107341" calcext:value-type="float">
            <text:p>107341</text:p>
          </table:table-cell>
          <table:table-cell office:value-type="float" office:value="38.38" calcext:value-type="float">
            <text:p>38.38</text:p>
          </table:table-cell>
          <table:table-cell office:value-type="float" office:value="13.68" calcext:value-type="float">
            <text:p>13.68</text:p>
          </table:table-cell>
          <table:table-cell office:value-type="float" office:value="24.7" calcext:value-type="float">
            <text:p>24.7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7434" calcext:value-type="float">
            <text:p>0.7434</text:p>
          </table:table-cell>
          <table:table-cell office:value-type="float" office:value="0.7604" calcext:value-type="float">
            <text:p>0.7604</text:p>
          </table:table-cell>
          <table:table-cell office:value-type="float" office:value="0.6472" calcext:value-type="float">
            <text:p>0.6472</text:p>
          </table:table-cell>
        </table:table-row>
        <table:table-row table:style-name="ro1">
          <table:table-cell office:value-type="string" calcext:value-type="string">
            <text:p>2016/12/9</text:p>
          </table:table-cell>
          <table:table-cell office:value-type="float" office:value="9377" calcext:value-type="float">
            <text:p>9377</text:p>
          </table:table-cell>
          <table:table-cell office:value-type="float" office:value="9399" calcext:value-type="float">
            <text:p>9399</text:p>
          </table:table-cell>
          <table:table-cell office:value-type="float" office:value="9365" calcext:value-type="float">
            <text:p>9365</text:p>
          </table:table-cell>
          <table:table-cell office:value-type="float" office:value="9389" calcext:value-type="float">
            <text:p>9389</text:p>
          </table:table-cell>
          <table:table-cell office:value-type="float" office:value="9287.6" calcext:value-type="float">
            <text:p>9287.6</text:p>
          </table:table-cell>
          <table:table-cell office:value-type="float" office:value="9251.3" calcext:value-type="float">
            <text:p>9251.3</text:p>
          </table:table-cell>
          <table:table-cell office:value-type="float" office:value="9148.15" calcext:value-type="float">
            <text:p>9148.15</text:p>
          </table:table-cell>
          <table:table-cell office:value-type="float" office:value="9170.98" calcext:value-type="float">
            <text:p>9170.98</text:p>
          </table:table-cell>
          <table:table-cell office:value-type="float" office:value="73814" calcext:value-type="float">
            <text:p>73814</text:p>
          </table:table-cell>
          <table:table-cell office:value-type="float" office:value="96293" calcext:value-type="float">
            <text:p>96293</text:p>
          </table:table-cell>
          <table:table-cell office:value-type="float" office:value="104862" calcext:value-type="float">
            <text:p>104862</text:p>
          </table:table-cell>
          <table:table-cell office:value-type="float" office:value="49.21" calcext:value-type="float">
            <text:p>49.21</text:p>
          </table:table-cell>
          <table:table-cell office:value-type="float" office:value="20.79" calcext:value-type="float">
            <text:p>20.79</text:p>
          </table:table-cell>
          <table:table-cell office:value-type="float" office:value="28.42" calcext:value-type="float">
            <text:p>28.42</text:p>
          </table:table-cell>
          <table:table-cell office:value-type="float" office:value="0.8584" calcext:value-type="float">
            <text:p>0.8584</text:p>
          </table:table-cell>
          <table:table-cell office:value-type="float" office:value="0.7817" calcext:value-type="float">
            <text:p>0.7817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6586" calcext:value-type="float">
            <text:p>0.6586</text:p>
          </table:table-cell>
        </table:table-row>
        <table:table-row table:style-name="ro1">
          <table:table-cell office:value-type="string" calcext:value-type="string">
            <text:p>2016/12/12</text:p>
          </table:table-cell>
          <table:table-cell office:value-type="float" office:value="9420" calcext:value-type="float">
            <text:p>9420</text:p>
          </table:table-cell>
          <table:table-cell office:value-type="float" office:value="9440" calcext:value-type="float">
            <text:p>9440</text:p>
          </table:table-cell>
          <table:table-cell office:value-type="float" office:value="9350" calcext:value-type="float">
            <text:p>9350</text:p>
          </table:table-cell>
          <table:table-cell office:value-type="float" office:value="9356" calcext:value-type="float">
            <text:p>9356</text:p>
          </table:table-cell>
          <table:table-cell office:value-type="float" office:value="9327.4" calcext:value-type="float">
            <text:p>9327.4</text:p>
          </table:table-cell>
          <table:table-cell office:value-type="float" office:value="9264.6" calcext:value-type="float">
            <text:p>9264.6</text:p>
          </table:table-cell>
          <table:table-cell office:value-type="float" office:value="9168.7" calcext:value-type="float">
            <text:p>9168.7</text:p>
          </table:table-cell>
          <table:table-cell office:value-type="float" office:value="9178.58" calcext:value-type="float">
            <text:p>9178.58</text:p>
          </table:table-cell>
          <table:table-cell office:value-type="float" office:value="123782" calcext:value-type="float">
            <text:p>123782</text:p>
          </table:table-cell>
          <table:table-cell office:value-type="float" office:value="99567" calcext:value-type="float">
            <text:p>99567</text:p>
          </table:table-cell>
          <table:table-cell office:value-type="float" office:value="105572" calcext:value-type="float">
            <text:p>105572</text:p>
          </table:table-cell>
          <table:table-cell office:value-type="float" office:value="56.32" calcext:value-type="float">
            <text:p>56.32</text:p>
          </table:table-cell>
          <table:table-cell office:value-type="float" office:value="27.9" calcext:value-type="float">
            <text:p>27.9</text:p>
          </table:table-cell>
          <table:table-cell office:value-type="float" office:value="28.43" calcext:value-type="float">
            <text:p>28.43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6865" calcext:value-type="float">
            <text:p>0.6865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2016/12/13</text:p>
          </table:table-cell>
          <table:table-cell office:value-type="float" office:value="9340" calcext:value-type="float">
            <text:p>9340</text:p>
          </table:table-cell>
          <table:table-cell office:value-type="float" office:value="9381" calcext:value-type="float">
            <text:p>9381</text:p>
          </table:table-cell>
          <table:table-cell office:value-type="float" office:value="9338" calcext:value-type="float">
            <text:p>9338</text:p>
          </table:table-cell>
          <table:table-cell office:value-type="float" office:value="9379" calcext:value-type="float">
            <text:p>9379</text:p>
          </table:table-cell>
          <table:table-cell office:value-type="float" office:value="9350.8" calcext:value-type="float">
            <text:p>9350.8</text:p>
          </table:table-cell>
          <table:table-cell office:value-type="float" office:value="9282.3" calcext:value-type="float">
            <text:p>9282.3</text:p>
          </table:table-cell>
          <table:table-cell office:value-type="float" office:value="9190.75" calcext:value-type="float">
            <text:p>9190.75</text:p>
          </table:table-cell>
          <table:table-cell office:value-type="float" office:value="9186.48" calcext:value-type="float">
            <text:p>9186.48</text:p>
          </table:table-cell>
          <table:table-cell office:value-type="float" office:value="69542" calcext:value-type="float">
            <text:p>69542</text:p>
          </table:table-cell>
          <table:table-cell office:value-type="float" office:value="93414" calcext:value-type="float">
            <text:p>93414</text:p>
          </table:table-cell>
          <table:table-cell office:value-type="float" office:value="102252" calcext:value-type="float">
            <text:p>102252</text:p>
          </table:table-cell>
          <table:table-cell office:value-type="float" office:value="60.76" calcext:value-type="float">
            <text:p>60.76</text:p>
          </table:table-cell>
          <table:table-cell office:value-type="float" office:value="34.47" calcext:value-type="float">
            <text:p>34.47</text:p>
          </table:table-cell>
          <table:table-cell office:value-type="float" office:value="26.29" calcext:value-type="float">
            <text:p>26.29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015" calcext:value-type="float">
            <text:p>0.8015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office:value-type="string" calcext:value-type="string">
            <text:p>2016/12/14</text:p>
          </table:table-cell>
          <table:table-cell office:value-type="float" office:value="9409" calcext:value-type="float">
            <text:p>9409</text:p>
          </table:table-cell>
          <table:table-cell office:value-type="float" office:value="9413" calcext:value-type="float">
            <text:p>9413</text:p>
          </table:table-cell>
          <table:table-cell office:value-type="float" office:value="9353" calcext:value-type="float">
            <text:p>9353</text:p>
          </table:table-cell>
          <table:table-cell office:value-type="float" office:value="9369" calcext:value-type="float">
            <text:p>9369</text:p>
          </table:table-cell>
          <table:table-cell office:value-type="float" office:value="9372.2" calcext:value-type="float">
            <text:p>9372.2</text:p>
          </table:table-cell>
          <table:table-cell office:value-type="float" office:value="9296.5" calcext:value-type="float">
            <text:p>9296.5</text:p>
          </table:table-cell>
          <table:table-cell office:value-type="float" office:value="9210" calcext:value-type="float">
            <text:p>9210</text:p>
          </table:table-cell>
          <table:table-cell office:value-type="float" office:value="9194.72" calcext:value-type="float">
            <text:p>9194.72</text:p>
          </table:table-cell>
          <table:table-cell office:value-type="float" office:value="85638" calcext:value-type="float">
            <text:p>85638</text:p>
          </table:table-cell>
          <table:table-cell office:value-type="float" office:value="92129" calcext:value-type="float">
            <text:p>92129</text:p>
          </table:table-cell>
          <table:table-cell office:value-type="float" office:value="98704" calcext:value-type="float">
            <text:p>98704</text:p>
          </table:table-cell>
          <table:table-cell office:value-type="float" office:value="64.08" calcext:value-type="float">
            <text:p>64.08</text:p>
          </table:table-cell>
          <table:table-cell office:value-type="float" office:value="40.39" calcext:value-type="float">
            <text:p>40.39</text:p>
          </table:table-cell>
          <table:table-cell office:value-type="float" office:value="23.69" calcext:value-type="float">
            <text:p>23.69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1">
          <table:table-cell office:value-type="string" calcext:value-type="string">
            <text:p>2016/12/15</text:p>
          </table:table-cell>
          <table:table-cell office:value-type="float" office:value="9330" calcext:value-type="float">
            <text:p>9330</text:p>
          </table:table-cell>
          <table:table-cell office:value-type="float" office:value="9374" calcext:value-type="float">
            <text:p>9374</text:p>
          </table:table-cell>
          <table:table-cell office:value-type="float" office:value="9305" calcext:value-type="float">
            <text:p>9305</text:p>
          </table:table-cell>
          <table:table-cell office:value-type="float" office:value="9368" calcext:value-type="float">
            <text:p>9368</text:p>
          </table:table-cell>
          <table:table-cell office:value-type="float" office:value="9372.2" calcext:value-type="float">
            <text:p>9372.2</text:p>
          </table:table-cell>
          <table:table-cell office:value-type="float" office:value="9307.3" calcext:value-type="float">
            <text:p>9307.3</text:p>
          </table:table-cell>
          <table:table-cell office:value-type="float" office:value="9230.4" calcext:value-type="float">
            <text:p>9230.4</text:p>
          </table:table-cell>
          <table:table-cell office:value-type="float" office:value="9198.37" calcext:value-type="float">
            <text:p>9198.37</text:p>
          </table:table-cell>
          <table:table-cell office:value-type="float" office:value="126853" calcext:value-type="float">
            <text:p>126853</text:p>
          </table:table-cell>
          <table:table-cell office:value-type="float" office:value="95926" calcext:value-type="float">
            <text:p>95926</text:p>
          </table:table-cell>
          <table:table-cell office:value-type="float" office:value="100616" calcext:value-type="float">
            <text:p>100616</text:p>
          </table:table-cell>
          <table:table-cell office:value-type="float" office:value="64.18" calcext:value-type="float">
            <text:p>64.18</text:p>
          </table:table-cell>
          <table:table-cell office:value-type="float" office:value="45.15" calcext:value-type="float">
            <text:p>45.15</text:p>
          </table:table-cell>
          <table:table-cell office:value-type="float" office:value="19.03" calcext:value-type="float">
            <text:p>19.03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8" calcext:value-type="float">
            <text:p>0.8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6259" calcext:value-type="float">
            <text:p>0.6259</text:p>
          </table:table-cell>
        </table:table-row>
        <table:table-row table:style-name="ro1">
          <table:table-cell office:value-type="string" calcext:value-type="string">
            <text:p>2016/12/16</text:p>
          </table:table-cell>
          <table:table-cell office:value-type="float" office:value="9367" calcext:value-type="float">
            <text:p>9367</text:p>
          </table:table-cell>
          <table:table-cell office:value-type="float" office:value="9370" calcext:value-type="float">
            <text:p>9370</text:p>
          </table:table-cell>
          <table:table-cell office:value-type="float" office:value="9309" calcext:value-type="float">
            <text:p>9309</text:p>
          </table:table-cell>
          <table:table-cell office:value-type="float" office:value="9311" calcext:value-type="float">
            <text:p>9311</text:p>
          </table:table-cell>
          <table:table-cell office:value-type="float" office:value="9356.6" calcext:value-type="float">
            <text:p>9356.6</text:p>
          </table:table-cell>
          <table:table-cell office:value-type="float" office:value="9322.1" calcext:value-type="float">
            <text:p>9322.1</text:p>
          </table:table-cell>
          <table:table-cell office:value-type="float" office:value="9246.6" calcext:value-type="float">
            <text:p>9246.6</text:p>
          </table:table-cell>
          <table:table-cell office:value-type="float" office:value="9201.18" calcext:value-type="float">
            <text:p>9201.18</text:p>
          </table:table-cell>
          <table:table-cell office:value-type="float" office:value="104771" calcext:value-type="float">
            <text:p>104771</text:p>
          </table:table-cell>
          <table:table-cell office:value-type="float" office:value="102117" calcext:value-type="float">
            <text:p>102117</text:p>
          </table:table-cell>
          <table:table-cell office:value-type="float" office:value="99205" calcext:value-type="float">
            <text:p>99205</text:p>
          </table:table-cell>
          <table:table-cell office:value-type="float" office:value="61.25" calcext:value-type="float">
            <text:p>61.25</text:p>
          </table:table-cell>
          <table:table-cell office:value-type="float" office:value="48.37" calcext:value-type="float">
            <text:p>48.37</text:p>
          </table:table-cell>
          <table:table-cell office:value-type="float" office:value="12.88" calcext:value-type="float">
            <text:p>12.88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586" calcext:value-type="float">
            <text:p>0.5586</text:p>
          </table:table-cell>
        </table:table-row>
        <table:table-row table:style-name="ro1">
          <table:table-cell office:value-type="string" calcext:value-type="string">
            <text:p>2016/12/19</text:p>
          </table:table-cell>
          <table:table-cell office:value-type="float" office:value="9290" calcext:value-type="float">
            <text:p>9290</text:p>
          </table:table-cell>
          <table:table-cell office:value-type="float" office:value="9317" calcext:value-type="float">
            <text:p>9317</text:p>
          </table:table-cell>
          <table:table-cell office:value-type="float" office:value="9242" calcext:value-type="float">
            <text:p>9242</text:p>
          </table:table-cell>
          <table:table-cell office:value-type="float" office:value="9244" calcext:value-type="float">
            <text:p>9244</text:p>
          </table:table-cell>
          <table:table-cell office:value-type="float" office:value="9334.2" calcext:value-type="float">
            <text:p>9334.2</text:p>
          </table:table-cell>
          <table:table-cell office:value-type="float" office:value="9330.8" calcext:value-type="float">
            <text:p>9330.8</text:p>
          </table:table-cell>
          <table:table-cell office:value-type="float" office:value="9257.95" calcext:value-type="float">
            <text:p>9257.95</text:p>
          </table:table-cell>
          <table:table-cell office:value-type="float" office:value="9201.57" calcext:value-type="float">
            <text:p>9201.57</text:p>
          </table:table-cell>
          <table:table-cell office:value-type="float" office:value="127172" calcext:value-type="float">
            <text:p>127172</text:p>
          </table:table-cell>
          <table:table-cell office:value-type="float" office:value="102795" calcext:value-type="float">
            <text:p>102795</text:p>
          </table:table-cell>
          <table:table-cell office:value-type="float" office:value="101181" calcext:value-type="float">
            <text:p>101181</text:p>
          </table:table-cell>
          <table:table-cell office:value-type="float" office:value="53.2" calcext:value-type="float">
            <text:p>53.2</text:p>
          </table:table-cell>
          <table:table-cell office:value-type="float" office:value="49.34" calcext:value-type="float">
            <text:p>49.34</text:p>
          </table:table-cell>
          <table:table-cell office:value-type="float" office:value="3.86" calcext:value-type="float">
            <text:p>3.8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string" calcext:value-type="string">
            <text:p>2016/12/20</text:p>
          </table:table-cell>
          <table:table-cell office:value-type="float" office:value="9261" calcext:value-type="float">
            <text:p>9261</text:p>
          </table:table-cell>
          <table:table-cell office:value-type="float" office:value="9266" calcext:value-type="float">
            <text:p>9266</text:p>
          </table:table-cell>
          <table:table-cell office:value-type="float" office:value="9209" calcext:value-type="float">
            <text:p>9209</text:p>
          </table:table-cell>
          <table:table-cell office:value-type="float" office:value="9260" calcext:value-type="float">
            <text:p>9260</text:p>
          </table:table-cell>
          <table:table-cell office:value-type="float" office:value="9310.4" calcext:value-type="float">
            <text:p>9310.4</text:p>
          </table:table-cell>
          <table:table-cell office:value-type="float" office:value="9330.6" calcext:value-type="float">
            <text:p>9330.6</text:p>
          </table:table-cell>
          <table:table-cell office:value-type="float" office:value="9264" calcext:value-type="float">
            <text:p>9264</text:p>
          </table:table-cell>
          <table:table-cell office:value-type="float" office:value="9202.78" calcext:value-type="float">
            <text:p>9202.78</text:p>
          </table:table-cell>
          <table:table-cell office:value-type="float" office:value="116914" calcext:value-type="float">
            <text:p>116914</text:p>
          </table:table-cell>
          <table:table-cell office:value-type="float" office:value="112270" calcext:value-type="float">
            <text:p>112270</text:p>
          </table:table-cell>
          <table:table-cell office:value-type="float" office:value="102842" calcext:value-type="float">
            <text:p>102842</text:p>
          </table:table-cell>
          <table:table-cell office:value-type="float" office:value="45.24" calcext:value-type="float">
            <text:p>45.24</text:p>
          </table:table-cell>
          <table:table-cell office:value-type="float" office:value="48.52" calcext:value-type="float">
            <text:p>48.52</text:p>
          </table:table-cell>
          <table:table-cell office:value-type="float" office:value="-3.28" calcext:value-type="float">
            <text:p>-3.28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2016/12/21</text:p>
          </table:table-cell>
          <table:table-cell office:value-type="float" office:value="9261" calcext:value-type="float">
            <text:p>9261</text:p>
          </table:table-cell>
          <table:table-cell office:value-type="float" office:value="9269" calcext:value-type="float">
            <text:p>9269</text:p>
          </table:table-cell>
          <table:table-cell office:value-type="float" office:value="9225" calcext:value-type="float">
            <text:p>9225</text:p>
          </table:table-cell>
          <table:table-cell office:value-type="float" office:value="9232" calcext:value-type="float">
            <text:p>9232</text:p>
          </table:table-cell>
          <table:table-cell office:value-type="float" office:value="9283" calcext:value-type="float">
            <text:p>9283</text:p>
          </table:table-cell>
          <table:table-cell office:value-type="float" office:value="9327.6" calcext:value-type="float">
            <text:p>9327.6</text:p>
          </table:table-cell>
          <table:table-cell office:value-type="float" office:value="9266.75" calcext:value-type="float">
            <text:p>9266.75</text:p>
          </table:table-cell>
          <table:table-cell office:value-type="float" office:value="9202.72" calcext:value-type="float">
            <text:p>9202.72</text:p>
          </table:table-cell>
          <table:table-cell office:value-type="float" office:value="61153" calcext:value-type="float">
            <text:p>61153</text:p>
          </table:table-cell>
          <table:table-cell office:value-type="float" office:value="107373" calcext:value-type="float">
            <text:p>107373</text:p>
          </table:table-cell>
          <table:table-cell office:value-type="float" office:value="99751" calcext:value-type="float">
            <text:p>99751</text:p>
          </table:table-cell>
          <table:table-cell office:value-type="float" office:value="37.75" calcext:value-type="float">
            <text:p>37.75</text:p>
          </table:table-cell>
          <table:table-cell office:value-type="float" office:value="46.36" calcext:value-type="float">
            <text:p>46.36</text:p>
          </table:table-cell>
          <table:table-cell office:value-type="float" office:value="-8.61" calcext:value-type="float">
            <text:p>-8.61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785" calcext:value-type="float">
            <text:p>0.4785</text:p>
          </table:table-cell>
        </table:table-row>
        <table:table-row table:style-name="ro1">
          <table:table-cell table:style-name="ce5" office:value-type="string" calcext:value-type="string">
            <text:p>2016/12/22</text:p>
          </table:table-cell>
          <table:table-cell office:value-type="float" office:value="9211" calcext:value-type="float">
            <text:p>9211</text:p>
          </table:table-cell>
          <table:table-cell office:value-type="float" office:value="9222" calcext:value-type="float">
            <text:p>9222</text:p>
          </table:table-cell>
          <table:table-cell office:value-type="float" office:value="9123" calcext:value-type="float">
            <text:p>9123</text:p>
          </table:table-cell>
          <table:table-cell office:value-type="float" office:value="9128" calcext:value-type="float">
            <text:p>9128</text:p>
          </table:table-cell>
          <table:table-cell office:value-type="float" office:value="9235" calcext:value-type="float">
            <text:p>9235</text:p>
          </table:table-cell>
          <table:table-cell office:value-type="float" office:value="9303.6" calcext:value-type="float">
            <text:p>9303.6</text:p>
          </table:table-cell>
          <table:table-cell office:value-type="float" office:value="9266.05" calcext:value-type="float">
            <text:p>9266.05</text:p>
          </table:table-cell>
          <table:table-cell office:value-type="float" office:value="9202.32" calcext:value-type="float">
            <text:p>9202.32</text:p>
          </table:table-cell>
          <table:table-cell office:value-type="float" office:value="116265" calcext:value-type="float">
            <text:p>116265</text:p>
          </table:table-cell>
          <table:table-cell office:value-type="float" office:value="105255" calcext:value-type="float">
            <text:p>105255</text:p>
          </table:table-cell>
          <table:table-cell office:value-type="float" office:value="100590" calcext:value-type="float">
            <text:p>100590</text:p>
          </table:table-cell>
          <table:table-cell office:value-type="float" office:value="24.34" calcext:value-type="float">
            <text:p>24.34</text:p>
          </table:table-cell>
          <table:table-cell office:value-type="float" office:value="41.96" calcext:value-type="float">
            <text:p>41.96</text:p>
          </table:table-cell>
          <table:table-cell office:value-type="float" office:value="-17.62" calcext:value-type="float">
            <text:p>-17.62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table:style-name="ce5" office:value-type="string" calcext:value-type="string">
            <text:p>2016/12/23</text:p>
          </table:table-cell>
          <table:table-cell office:value-type="float" office:value="9115" calcext:value-type="float">
            <text:p>9115</text:p>
          </table:table-cell>
          <table:table-cell office:value-type="float" office:value="9147" calcext:value-type="float">
            <text:p>9147</text:p>
          </table:table-cell>
          <table:table-cell office:value-type="float" office:value="9088" calcext:value-type="float">
            <text:p>9088</text:p>
          </table:table-cell>
          <table:table-cell office:value-type="float" office:value="9092" calcext:value-type="float">
            <text:p>9092</text:p>
          </table:table-cell>
          <table:table-cell office:value-type="float" office:value="9191.2" calcext:value-type="float">
            <text:p>9191.2</text:p>
          </table:table-cell>
          <table:table-cell office:value-type="float" office:value="9273.9" calcext:value-type="float">
            <text:p>9273.9</text:p>
          </table:table-cell>
          <table:table-cell office:value-type="float" office:value="9262.6" calcext:value-type="float">
            <text:p>9262.6</text:p>
          </table:table-cell>
          <table:table-cell office:value-type="float" office:value="9199.67" calcext:value-type="float">
            <text:p>9199.67</text:p>
          </table:table-cell>
          <table:table-cell office:value-type="float" office:value="108536" calcext:value-type="float">
            <text:p>108536</text:p>
          </table:table-cell>
          <table:table-cell office:value-type="float" office:value="106008" calcext:value-type="float">
            <text:p>106008</text:p>
          </table:table-cell>
          <table:table-cell office:value-type="float" office:value="104063" calcext:value-type="float">
            <text:p>104063</text:p>
          </table:table-cell>
          <table:table-cell office:value-type="float" office:value="9.92" calcext:value-type="float">
            <text:p>9.92</text:p>
          </table:table-cell>
          <table:table-cell office:value-type="float" office:value="35.55" calcext:value-type="float">
            <text:p>35.55</text:p>
          </table:table-cell>
          <table:table-cell office:value-type="float" office:value="-25.63" calcext:value-type="float">
            <text:p>-25.63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2924" calcext:value-type="float">
            <text:p>0.2924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3658" calcext:value-type="float">
            <text:p>0.3658</text:p>
          </table:table-cell>
        </table:table-row>
        <table:table-row table:style-name="ro1">
          <table:table-cell table:style-name="ce5" office:value-type="string" calcext:value-type="string">
            <text:p>2016/12/26</text:p>
          </table:table-cell>
          <table:table-cell office:value-type="float" office:value="9107" calcext:value-type="float">
            <text:p>9107</text:p>
          </table:table-cell>
          <table:table-cell office:value-type="float" office:value="9131" calcext:value-type="float">
            <text:p>9131</text:p>
          </table:table-cell>
          <table:table-cell office:value-type="float" office:value="9089" calcext:value-type="float">
            <text:p>9089</text:p>
          </table:table-cell>
          <table:table-cell office:value-type="float" office:value="9124" calcext:value-type="float">
            <text:p>9124</text:p>
          </table:table-cell>
          <table:table-cell office:value-type="float" office:value="9167.2" calcext:value-type="float">
            <text:p>9167.2</text:p>
          </table:table-cell>
          <table:table-cell office:value-type="float" office:value="9250.7" calcext:value-type="float">
            <text:p>9250.7</text:p>
          </table:table-cell>
          <table:table-cell office:value-type="float" office:value="9257.65" calcext:value-type="float">
            <text:p>9257.65</text:p>
          </table:table-cell>
          <table:table-cell office:value-type="float" office:value="9199.57" calcext:value-type="float">
            <text:p>9199.57</text:p>
          </table:table-cell>
          <table:table-cell office:value-type="float" office:value="69849" calcext:value-type="float">
            <text:p>69849</text:p>
          </table:table-cell>
          <table:table-cell office:value-type="float" office:value="94543" calcext:value-type="float">
            <text:p>94543</text:p>
          </table:table-cell>
          <table:table-cell office:value-type="float" office:value="98669" calcext:value-type="float">
            <text:p>98669</text:p>
          </table:table-cell>
          <table:table-cell office:value-type="float" office:value="-0.51" calcext:value-type="float">
            <text:p>-0.51</text:p>
          </table:table-cell>
          <table:table-cell office:value-type="float" office:value="28.34" calcext:value-type="float">
            <text:p>28.34</text:p>
          </table:table-cell>
          <table:table-cell office:value-type="float" office:value="-28.85" calcext:value-type="float">
            <text:p>-28.85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94" calcext:value-type="float">
            <text:p>0.294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table:style-name="ce5" office:value-type="string" calcext:value-type="string">
            <text:p>2016/12/27</text:p>
          </table:table-cell>
          <table:table-cell office:value-type="float" office:value="9123" calcext:value-type="float">
            <text:p>9123</text:p>
          </table:table-cell>
          <table:table-cell office:value-type="float" office:value="9130" calcext:value-type="float">
            <text:p>9130</text:p>
          </table:table-cell>
          <table:table-cell office:value-type="float" office:value="9106" calcext:value-type="float">
            <text:p>9106</text:p>
          </table:table-cell>
          <table:table-cell office:value-type="float" office:value="9113" calcext:value-type="float">
            <text:p>9113</text:p>
          </table:table-cell>
          <table:table-cell office:value-type="float" office:value="9137.8" calcext:value-type="float">
            <text:p>9137.8</text:p>
          </table:table-cell>
          <table:table-cell office:value-type="float" office:value="9224.1" calcext:value-type="float">
            <text:p>9224.1</text:p>
          </table:table-cell>
          <table:table-cell office:value-type="float" office:value="9253.2" calcext:value-type="float">
            <text:p>9253.2</text:p>
          </table:table-cell>
          <table:table-cell office:value-type="float" office:value="9198.23" calcext:value-type="float">
            <text:p>9198.23</text:p>
          </table:table-cell>
          <table:table-cell office:value-type="float" office:value="47698" calcext:value-type="float">
            <text:p>47698</text:p>
          </table:table-cell>
          <table:table-cell office:value-type="float" office:value="80700" calcext:value-type="float">
            <text:p>80700</text:p>
          </table:table-cell>
          <table:table-cell office:value-type="float" office:value="96485" calcext:value-type="float">
            <text:p>96485</text:p>
          </table:table-cell>
          <table:table-cell office:value-type="float" office:value="-8.8" calcext:value-type="float">
            <text:p>-8.8</text:p>
          </table:table-cell>
          <table:table-cell office:value-type="float" office:value="20.91" calcext:value-type="float">
            <text:p>20.91</text:p>
          </table:table-cell>
          <table:table-cell office:value-type="float" office:value="-29.71" calcext:value-type="float">
            <text:p>-29.71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97" calcext:value-type="float">
            <text:p>0.2797</text:p>
          </table:table-cell>
          <table:table-cell office:value-type="float" office:value="0.3944" calcext:value-type="float">
            <text:p>0.3944</text:p>
          </table:table-cell>
        </table:table-row>
        <table:table-row table:style-name="ro1">
          <table:table-cell table:style-name="ce5" office:value-type="string" calcext:value-type="string">
            <text:p>2016/12/28</text:p>
          </table:table-cell>
          <table:table-cell office:value-type="float" office:value="9110" calcext:value-type="float">
            <text:p>9110</text:p>
          </table:table-cell>
          <table:table-cell office:value-type="float" office:value="9213" calcext:value-type="float">
            <text:p>9213</text:p>
          </table:table-cell>
          <table:table-cell office:value-type="float" office:value="9105" calcext:value-type="float">
            <text:p>9105</text:p>
          </table:table-cell>
          <table:table-cell office:value-type="float" office:value="9211" calcext:value-type="float">
            <text:p>9211</text:p>
          </table:table-cell>
          <table:table-cell office:value-type="float" office:value="9133.6" calcext:value-type="float">
            <text:p>9133.6</text:p>
          </table:table-cell>
          <table:table-cell office:value-type="float" office:value="9208.3" calcext:value-type="float">
            <text:p>9208.3</text:p>
          </table:table-cell>
          <table:table-cell office:value-type="float" office:value="9252.4" calcext:value-type="float">
            <text:p>9252.4</text:p>
          </table:table-cell>
          <table:table-cell office:value-type="float" office:value="9197.57" calcext:value-type="float">
            <text:p>9197.57</text:p>
          </table:table-cell>
          <table:table-cell office:value-type="float" office:value="97287" calcext:value-type="float">
            <text:p>97287</text:p>
          </table:table-cell>
          <table:table-cell office:value-type="float" office:value="87927" calcext:value-type="float">
            <text:p>87927</text:p>
          </table:table-cell>
          <table:table-cell office:value-type="float" office:value="97650" calcext:value-type="float">
            <text:p>97650</text:p>
          </table:table-cell>
          <table:table-cell office:value-type="float" office:value="-9.65" calcext:value-type="float">
            <text:p>-9.65</text:p>
          </table:table-cell>
          <table:table-cell office:value-type="float" office:value="14.8" calcext:value-type="float">
            <text:p>14.8</text:p>
          </table:table-cell>
          <table:table-cell office:value-type="float" office:value="-24.45" calcext:value-type="float">
            <text:p>-24.45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4996" calcext:value-type="float">
            <text:p>0.4996</text:p>
          </table:table-cell>
        </table:table-row>
        <table:table-row table:style-name="ro1">
          <table:table-cell table:style-name="ce5" office:value-type="string" calcext:value-type="string">
            <text:p>2016/12/29</text:p>
          </table:table-cell>
          <table:table-cell office:value-type="float" office:value="9188" calcext:value-type="float">
            <text:p>9188</text:p>
          </table:table-cell>
          <table:table-cell office:value-type="float" office:value="9211" calcext:value-type="float">
            <text:p>9211</text:p>
          </table:table-cell>
          <table:table-cell office:value-type="float" office:value="9168" calcext:value-type="float">
            <text:p>9168</text:p>
          </table:table-cell>
          <table:table-cell office:value-type="float" office:value="9181" calcext:value-type="float">
            <text:p>9181</text:p>
          </table:table-cell>
          <table:table-cell office:value-type="float" office:value="9144.2" calcext:value-type="float">
            <text:p>9144.2</text:p>
          </table:table-cell>
          <table:table-cell office:value-type="float" office:value="9189.6" calcext:value-type="float">
            <text:p>9189.6</text:p>
          </table:table-cell>
          <table:table-cell office:value-type="float" office:value="9248.45" calcext:value-type="float">
            <text:p>9248.45</text:p>
          </table:table-cell>
          <table:table-cell office:value-type="float" office:value="9196.62" calcext:value-type="float">
            <text:p>9196.62</text:p>
          </table:table-cell>
          <table:table-cell office:value-type="float" office:value="92408" calcext:value-type="float">
            <text:p>92408</text:p>
          </table:table-cell>
          <table:table-cell office:value-type="float" office:value="83156" calcext:value-type="float">
            <text:p>83156</text:p>
          </table:table-cell>
          <table:table-cell office:value-type="float" office:value="94205" calcext:value-type="float">
            <text:p>94205</text:p>
          </table:table-cell>
          <table:table-cell office:value-type="float" office:value="-10.18" calcext:value-type="float">
            <text:p>-10.18</text:p>
          </table:table-cell>
          <table:table-cell office:value-type="float" office:value="9.8" calcext:value-type="float">
            <text:p>9.8</text:p>
          </table:table-cell>
          <table:table-cell office:value-type="float" office:value="-19.99" calcext:value-type="float">
            <text:p>-19.99</text:p>
          </table:table-cell>
          <table:table-cell office:value-type="float" office:value="0.2822" calcext:value-type="float">
            <text:p>0.2822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4722" calcext:value-type="float">
            <text:p>0.4722</text:p>
          </table:table-cell>
        </table:table-row>
        <table:table-row table:style-name="ro1">
          <table:table-cell table:style-name="ce6" office:value-type="string" calcext:value-type="string">
            <text:p>2016/12/30</text:p>
          </table:table-cell>
          <table:table-cell office:value-type="float" office:value="9215" calcext:value-type="float">
            <text:p>9215</text:p>
          </table:table-cell>
          <table:table-cell office:value-type="float" office:value="9282" calcext:value-type="float">
            <text:p>9282</text:p>
          </table:table-cell>
          <table:table-cell office:value-type="float" office:value="9215" calcext:value-type="float">
            <text:p>9215</text:p>
          </table:table-cell>
          <table:table-cell office:value-type="float" office:value="9262" calcext:value-type="float">
            <text:p>9262</text:p>
          </table:table-cell>
          <table:table-cell office:value-type="float" office:value="9178.2" calcext:value-type="float">
            <text:p>9178.2</text:p>
          </table:table-cell>
          <table:table-cell office:value-type="float" office:value="9184.7" calcext:value-type="float">
            <text:p>9184.7</text:p>
          </table:table-cell>
          <table:table-cell office:value-type="float" office:value="9253.4" calcext:value-type="float">
            <text:p>9253.4</text:p>
          </table:table-cell>
          <table:table-cell office:value-type="float" office:value="9196.7" calcext:value-type="float">
            <text:p>9196.7</text:p>
          </table:table-cell>
          <table:table-cell office:value-type="float" office:value="116957" calcext:value-type="float">
            <text:p>116957</text:p>
          </table:table-cell>
          <table:table-cell office:value-type="float" office:value="84840" calcext:value-type="float">
            <text:p>84840</text:p>
          </table:table-cell>
          <table:table-cell office:value-type="float" office:value="95424" calcext:value-type="float">
            <text:p>95424</text:p>
          </table:table-cell>
          <table:table-cell office:value-type="float" office:value="-4.9" calcext:value-type="float">
            <text:p>-4.9</text:p>
          </table:table-cell>
          <table:table-cell office:value-type="float" office:value="6.86" calcext:value-type="float">
            <text:p>6.86</text:p>
          </table:table-cell>
          <table:table-cell office:value-type="float" office:value="-11.76" calcext:value-type="float">
            <text:p>-11.76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1">
          <table:table-cell table:style-name="ce6" office:value-type="string" calcext:value-type="string">
            <text:p>2017/1/3</text:p>
          </table:table-cell>
          <table:table-cell office:value-type="float" office:value="9266" calcext:value-type="float">
            <text:p>9266</text:p>
          </table:table-cell>
          <table:table-cell office:value-type="float" office:value="9282" calcext:value-type="float">
            <text:p>9282</text:p>
          </table:table-cell>
          <table:table-cell office:value-type="float" office:value="9231" calcext:value-type="float">
            <text:p>9231</text:p>
          </table:table-cell>
          <table:table-cell office:value-type="float" office:value="9280" calcext:value-type="float">
            <text:p>9280</text:p>
          </table:table-cell>
          <table:table-cell office:value-type="float" office:value="9209.4" calcext:value-type="float">
            <text:p>9209.4</text:p>
          </table:table-cell>
          <table:table-cell office:value-type="float" office:value="9188.3" calcext:value-type="float">
            <text:p>9188.3</text:p>
          </table:table-cell>
          <table:table-cell office:value-type="float" office:value="9259.55" calcext:value-type="float">
            <text:p>9259.55</text:p>
          </table:table-cell>
          <table:table-cell office:value-type="float" office:value="9197.18" calcext:value-type="float">
            <text:p>9197.18</text:p>
          </table:table-cell>
          <table:table-cell office:value-type="float" office:value="89282" calcext:value-type="float">
            <text:p>89282</text:p>
          </table:table-cell>
          <table:table-cell office:value-type="float" office:value="88726" calcext:value-type="float">
            <text:p>88726</text:p>
          </table:table-cell>
          <table:table-cell office:value-type="float" office:value="91635" calcext:value-type="float">
            <text:p>91635</text:p>
          </table:table-cell>
          <table:table-cell office:value-type="float" office:value="0.33" calcext:value-type="float">
            <text:p>0.33</text:p>
          </table:table-cell>
          <table:table-cell office:value-type="float" office:value="5.55" calcext:value-type="float">
            <text:p>5.55</text:p>
          </table:table-cell>
          <table:table-cell office:value-type="float" office:value="-5.23" calcext:value-type="float">
            <text:p>-5.23</text:p>
          </table:table-cell>
          <table:table-cell office:value-type="float" office:value="0.6546" calcext:value-type="float">
            <text:p>0.654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5604" calcext:value-type="float">
            <text:p>0.5604</text:p>
          </table:table-cell>
        </table:table-row>
        <table:table-row table:style-name="ro1">
          <table:table-cell table:style-name="ce6" office:value-type="string" calcext:value-type="string">
            <text:p>2017/1/4</text:p>
          </table:table-cell>
          <table:table-cell office:value-type="float" office:value="9281" calcext:value-type="float">
            <text:p>9281</text:p>
          </table:table-cell>
          <table:table-cell office:value-type="float" office:value="9295" calcext:value-type="float">
            <text:p>9295</text:p>
          </table:table-cell>
          <table:table-cell office:value-type="float" office:value="9261" calcext:value-type="float">
            <text:p>9261</text:p>
          </table:table-cell>
          <table:table-cell office:value-type="float" office:value="9271" calcext:value-type="float">
            <text:p>9271</text:p>
          </table:table-cell>
          <table:table-cell office:value-type="float" office:value="9241" calcext:value-type="float">
            <text:p>9241</text:p>
          </table:table-cell>
          <table:table-cell office:value-type="float" office:value="9189.4" calcext:value-type="float">
            <text:p>9189.4</text:p>
          </table:table-cell>
          <table:table-cell office:value-type="float" office:value="9260" calcext:value-type="float">
            <text:p>9260</text:p>
          </table:table-cell>
          <table:table-cell office:value-type="float" office:value="9198.55" calcext:value-type="float">
            <text:p>9198.55</text:p>
          </table:table-cell>
          <table:table-cell office:value-type="float" office:value="87462" calcext:value-type="float">
            <text:p>87462</text:p>
          </table:table-cell>
          <table:table-cell office:value-type="float" office:value="96679" calcext:value-type="float">
            <text:p>96679</text:p>
          </table:table-cell>
          <table:table-cell office:value-type="float" office:value="88690" calcext:value-type="float">
            <text:p>88690</text:p>
          </table:table-cell>
          <table:table-cell office:value-type="float" office:value="4.92" calcext:value-type="float">
            <text:p>4.92</text:p>
          </table:table-cell>
          <table:table-cell office:value-type="float" office:value="5.43" calcext:value-type="float">
            <text:p>5.43</text:p>
          </table:table-cell>
          <table:table-cell office:value-type="float" office:value="-0.51" calcext:value-type="float">
            <text:p>-0.51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5506" calcext:value-type="float">
            <text:p>0.5506</text:p>
          </table:table-cell>
        </table:table-row>
        <table:table-row table:style-name="ro1">
          <table:table-cell table:style-name="ce6" office:value-type="string" calcext:value-type="string">
            <text:p>2017/1/5</text:p>
          </table:table-cell>
          <table:table-cell office:value-type="float" office:value="9270" calcext:value-type="float">
            <text:p>9270</text:p>
          </table:table-cell>
          <table:table-cell office:value-type="float" office:value="9354" calcext:value-type="float">
            <text:p>9354</text:p>
          </table:table-cell>
          <table:table-cell office:value-type="float" office:value="9266" calcext:value-type="float">
            <text:p>9266</text:p>
          </table:table-cell>
          <table:table-cell office:value-type="float" office:value="9342" calcext:value-type="float">
            <text:p>9342</text:p>
          </table:table-cell>
          <table:table-cell office:value-type="float" office:value="9267.2" calcext:value-type="float">
            <text:p>9267.2</text:p>
          </table:table-cell>
          <table:table-cell office:value-type="float" office:value="9200.4" calcext:value-type="float">
            <text:p>9200.4</text:p>
          </table:table-cell>
          <table:table-cell office:value-type="float" office:value="9264" calcext:value-type="float">
            <text:p>9264</text:p>
          </table:table-cell>
          <table:table-cell office:value-type="float" office:value="9199.93" calcext:value-type="float">
            <text:p>9199.93</text:p>
          </table:table-cell>
          <table:table-cell office:value-type="float" office:value="119149" calcext:value-type="float">
            <text:p>119149</text:p>
          </table:table-cell>
          <table:table-cell office:value-type="float" office:value="101052" calcext:value-type="float">
            <text:p>101052</text:p>
          </table:table-cell>
          <table:table-cell office:value-type="float" office:value="94489" calcext:value-type="float">
            <text:p>94489</text:p>
          </table:table-cell>
          <table:table-cell office:value-type="float" office:value="12.57" calcext:value-type="float">
            <text:p>12.57</text:p>
          </table:table-cell>
          <table:table-cell office:value-type="float" office:value="6.86" calcext:value-type="float">
            <text:p>6.86</text:p>
          </table:table-cell>
          <table:table-cell office:value-type="float" office:value="5.72" calcext:value-type="float">
            <text:p>5.72</text:p>
          </table:table-cell>
          <table:table-cell office:value-type="float" office:value="0.8057" calcext:value-type="float">
            <text:p>0.8057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6093" calcext:value-type="float">
            <text:p>0.6093</text:p>
          </table:table-cell>
        </table:table-row>
        <table:table-row table:style-name="ro1">
          <table:table-cell table:style-name="ce6" office:value-type="string" calcext:value-type="string">
            <text:p>2017/1/6</text:p>
          </table:table-cell>
          <table:table-cell office:value-type="float" office:value="9353" calcext:value-type="float">
            <text:p>9353</text:p>
          </table:table-cell>
          <table:table-cell office:value-type="float" office:value="9375" calcext:value-type="float">
            <text:p>9375</text:p>
          </table:table-cell>
          <table:table-cell office:value-type="float" office:value="9338" calcext:value-type="float">
            <text:p>9338</text:p>
          </table:table-cell>
          <table:table-cell office:value-type="float" office:value="9365" calcext:value-type="float">
            <text:p>9365</text:p>
          </table:table-cell>
          <table:table-cell office:value-type="float" office:value="9304" calcext:value-type="float">
            <text:p>9304</text:p>
          </table:table-cell>
          <table:table-cell office:value-type="float" office:value="9224.1" calcext:value-type="float">
            <text:p>9224.1</text:p>
          </table:table-cell>
          <table:table-cell office:value-type="float" office:value="9263.85" calcext:value-type="float">
            <text:p>9263.85</text:p>
          </table:table-cell>
          <table:table-cell office:value-type="float" office:value="9202.67" calcext:value-type="float">
            <text:p>9202.67</text:p>
          </table:table-cell>
          <table:table-cell office:value-type="float" office:value="67027" calcext:value-type="float">
            <text:p>67027</text:p>
          </table:table-cell>
          <table:table-cell office:value-type="float" office:value="95975" calcext:value-type="float">
            <text:p>95975</text:p>
          </table:table-cell>
          <table:table-cell office:value-type="float" office:value="89566" calcext:value-type="float">
            <text:p>89566</text:p>
          </table:table-cell>
          <table:table-cell office:value-type="float" office:value="21.19" calcext:value-type="float">
            <text:p>21.19</text:p>
          </table:table-cell>
          <table:table-cell office:value-type="float" office:value="9.72" calcext:value-type="float">
            <text:p>9.72</text:p>
          </table:table-cell>
          <table:table-cell office:value-type="float" office:value="11.47" calcext:value-type="float">
            <text:p>11.47</text:p>
          </table:table-cell>
          <table:table-cell office:value-type="float" office:value="0.8588" calcext:value-type="float">
            <text:p>0.8588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6266" calcext:value-type="float">
            <text:p>0.6266</text:p>
          </table:table-cell>
        </table:table-row>
        <table:table-row table:style-name="ro1">
          <table:table-cell table:style-name="ce6" office:value-type="string" calcext:value-type="string">
            <text:p>2017/1/9</text:p>
          </table:table-cell>
          <table:table-cell office:value-type="float" office:value="9379" calcext:value-type="float">
            <text:p>9379</text:p>
          </table:table-cell>
          <table:table-cell office:value-type="float" office:value="9409" calcext:value-type="float">
            <text:p>9409</text:p>
          </table:table-cell>
          <table:table-cell office:value-type="float" office:value="9325" calcext:value-type="float">
            <text:p>9325</text:p>
          </table:table-cell>
          <table:table-cell office:value-type="float" office:value="9342" calcext:value-type="float">
            <text:p>9342</text:p>
          </table:table-cell>
          <table:table-cell office:value-type="float" office:value="9320" calcext:value-type="float">
            <text:p>9320</text:p>
          </table:table-cell>
          <table:table-cell office:value-type="float" office:value="9249.1" calcext:value-type="float">
            <text:p>9249.1</text:p>
          </table:table-cell>
          <table:table-cell office:value-type="float" office:value="9261.5" calcext:value-type="float">
            <text:p>9261.5</text:p>
          </table:table-cell>
          <table:table-cell office:value-type="float" office:value="9205.58" calcext:value-type="float">
            <text:p>9205.58</text:p>
          </table:table-cell>
          <table:table-cell office:value-type="float" office:value="113565" calcext:value-type="float">
            <text:p>113565</text:p>
          </table:table-cell>
          <table:table-cell office:value-type="float" office:value="95297" calcext:value-type="float">
            <text:p>95297</text:p>
          </table:table-cell>
          <table:table-cell office:value-type="float" office:value="90068" calcext:value-type="float">
            <text:p>90068</text:p>
          </table:table-cell>
          <table:table-cell office:value-type="float" office:value="27.21" calcext:value-type="float">
            <text:p>27.21</text:p>
          </table:table-cell>
          <table:table-cell office:value-type="float" office:value="13.22" calcext:value-type="float">
            <text:p>13.22</text:p>
          </table:table-cell>
          <table:table-cell office:value-type="float" office:value="13.99" calcext:value-type="float">
            <text:p>13.99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5978" calcext:value-type="float">
            <text:p>0.5978</text:p>
          </table:table-cell>
        </table:table-row>
        <table:table-row table:style-name="ro1">
          <table:table-cell table:style-name="ce6" office:value-type="string" calcext:value-type="string">
            <text:p>2017/1/10</text:p>
          </table:table-cell>
          <table:table-cell office:value-type="float" office:value="9332" calcext:value-type="float">
            <text:p>9332</text:p>
          </table:table-cell>
          <table:table-cell office:value-type="float" office:value="9350" calcext:value-type="float">
            <text:p>9350</text:p>
          </table:table-cell>
          <table:table-cell office:value-type="float" office:value="9320" calcext:value-type="float">
            <text:p>9320</text:p>
          </table:table-cell>
          <table:table-cell office:value-type="float" office:value="9341" calcext:value-type="float">
            <text:p>9341</text:p>
          </table:table-cell>
          <table:table-cell office:value-type="float" office:value="9332.2" calcext:value-type="float">
            <text:p>9332.2</text:p>
          </table:table-cell>
          <table:table-cell office:value-type="float" office:value="9270.8" calcext:value-type="float">
            <text:p>9270.8</text:p>
          </table:table-cell>
          <table:table-cell office:value-type="float" office:value="9260.75" calcext:value-type="float">
            <text:p>9260.75</text:p>
          </table:table-cell>
          <table:table-cell office:value-type="float" office:value="9208.48" calcext:value-type="float">
            <text:p>9208.48</text:p>
          </table:table-cell>
          <table:table-cell office:value-type="float" office:value="76021" calcext:value-type="float">
            <text:p>76021</text:p>
          </table:table-cell>
          <table:table-cell office:value-type="float" office:value="92645" calcext:value-type="float">
            <text:p>92645</text:p>
          </table:table-cell>
          <table:table-cell office:value-type="float" office:value="90686" calcext:value-type="float">
            <text:p>90686</text:p>
          </table:table-cell>
          <table:table-cell office:value-type="float" office:value="30.3" calcext:value-type="float">
            <text:p>30.3</text:p>
          </table:table-cell>
          <table:table-cell office:value-type="float" office:value="16.64" calcext:value-type="float">
            <text:p>16.64</text:p>
          </table:table-cell>
          <table:table-cell office:value-type="float" office:value="13.66" calcext:value-type="float">
            <text:p>13.66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table:style-name="ce6" office:value-type="string" calcext:value-type="string">
            <text:p>2017/1/11</text:p>
          </table:table-cell>
          <table:table-cell office:value-type="float" office:value="9395" calcext:value-type="float">
            <text:p>9395</text:p>
          </table:table-cell>
          <table:table-cell office:value-type="float" office:value="9396" calcext:value-type="float">
            <text:p>9396</text:p>
          </table:table-cell>
          <table:table-cell office:value-type="float" office:value="9333" calcext:value-type="float">
            <text:p>9333</text:p>
          </table:table-cell>
          <table:table-cell office:value-type="float" office:value="9337" calcext:value-type="float">
            <text:p>9337</text:p>
          </table:table-cell>
          <table:table-cell office:value-type="float" office:value="9345.4" calcext:value-type="float">
            <text:p>9345.4</text:p>
          </table:table-cell>
          <table:table-cell office:value-type="float" office:value="9293.2" calcext:value-type="float">
            <text:p>9293.2</text:p>
          </table:table-cell>
          <table:table-cell office:value-type="float" office:value="9258.65" calcext:value-type="float">
            <text:p>9258.65</text:p>
          </table:table-cell>
          <table:table-cell office:value-type="float" office:value="9210.6" calcext:value-type="float">
            <text:p>9210.6</text:p>
          </table:table-cell>
          <table:table-cell office:value-type="float" office:value="91651" calcext:value-type="float">
            <text:p>91651</text:p>
          </table:table-cell>
          <table:table-cell office:value-type="float" office:value="93483" calcext:value-type="float">
            <text:p>93483</text:p>
          </table:table-cell>
          <table:table-cell office:value-type="float" office:value="95081" calcext:value-type="float">
            <text:p>95081</text:p>
          </table:table-cell>
          <table:table-cell office:value-type="float" office:value="33.39" calcext:value-type="float">
            <text:p>33.39</text:p>
          </table:table-cell>
          <table:table-cell office:value-type="float" office:value="19.99" calcext:value-type="float">
            <text:p>19.99</text:p>
          </table:table-cell>
          <table:table-cell office:value-type="float" office:value="13.4" calcext:value-type="float">
            <text:p>13.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5909" calcext:value-type="float">
            <text:p>0.5909</text:p>
          </table:table-cell>
        </table:table-row>
        <table:table-row table:style-name="ro1">
          <table:table-cell office:value-type="string" calcext:value-type="string">
            <text:p>2017/1/12</text:p>
          </table:table-cell>
          <table:table-cell office:value-type="float" office:value="9353" calcext:value-type="float">
            <text:p>9353</text:p>
          </table:table-cell>
          <table:table-cell office:value-type="float" office:value="9433" calcext:value-type="float">
            <text:p>9433</text:p>
          </table:table-cell>
          <table:table-cell office:value-type="float" office:value="9350" calcext:value-type="float">
            <text:p>9350</text:p>
          </table:table-cell>
          <table:table-cell office:value-type="float" office:value="9411" calcext:value-type="float">
            <text:p>9411</text:p>
          </table:table-cell>
          <table:table-cell office:value-type="float" office:value="9359.2" calcext:value-type="float">
            <text:p>9359.2</text:p>
          </table:table-cell>
          <table:table-cell office:value-type="float" office:value="9313.2" calcext:value-type="float">
            <text:p>9313.2</text:p>
          </table:table-cell>
          <table:table-cell office:value-type="float" office:value="9260.75" calcext:value-type="float">
            <text:p>9260.75</text:p>
          </table:table-cell>
          <table:table-cell office:value-type="float" office:value="9212.78" calcext:value-type="float">
            <text:p>9212.78</text:p>
          </table:table-cell>
          <table:table-cell office:value-type="float" office:value="117651" calcext:value-type="float">
            <text:p>117651</text:p>
          </table:table-cell>
          <table:table-cell office:value-type="float" office:value="93183" calcext:value-type="float">
            <text:p>93183</text:p>
          </table:table-cell>
          <table:table-cell office:value-type="float" office:value="97117" calcext:value-type="float">
            <text:p>97117</text:p>
          </table:table-cell>
          <table:table-cell office:value-type="float" office:value="39.46" calcext:value-type="float">
            <text:p>39.46</text:p>
          </table:table-cell>
          <table:table-cell office:value-type="float" office:value="23.88" calcext:value-type="float">
            <text:p>23.88</text:p>
          </table:table-cell>
          <table:table-cell office:value-type="float" office:value="15.58" calcext:value-type="float">
            <text:p>15.58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6561" calcext:value-type="float">
            <text:p>0.6561</text:p>
          </table:table-cell>
        </table:table-row>
        <table:table-row table:style-name="ro1">
          <table:table-cell table:style-name="ce6" office:value-type="string" calcext:value-type="string">
            <text:p>2017/1/13</text:p>
          </table:table-cell>
          <table:table-cell office:value-type="float" office:value="9388" calcext:value-type="float">
            <text:p>9388</text:p>
          </table:table-cell>
          <table:table-cell office:value-type="float" office:value="9397" calcext:value-type="float">
            <text:p>9397</text:p>
          </table:table-cell>
          <table:table-cell office:value-type="float" office:value="9361" calcext:value-type="float">
            <text:p>9361</text:p>
          </table:table-cell>
          <table:table-cell office:value-type="float" office:value="9375" calcext:value-type="float">
            <text:p>9375</text:p>
          </table:table-cell>
          <table:table-cell office:value-type="float" office:value="9361.2" calcext:value-type="float">
            <text:p>9361.2</text:p>
          </table:table-cell>
          <table:table-cell office:value-type="float" office:value="9332.6" calcext:value-type="float">
            <text:p>9332.6</text:p>
          </table:table-cell>
          <table:table-cell office:value-type="float" office:value="9261.1" calcext:value-type="float">
            <text:p>9261.1</text:p>
          </table:table-cell>
          <table:table-cell office:value-type="float" office:value="9214.42" calcext:value-type="float">
            <text:p>9214.42</text:p>
          </table:table-cell>
          <table:table-cell office:value-type="float" office:value="88034" calcext:value-type="float">
            <text:p>88034</text:p>
          </table:table-cell>
          <table:table-cell office:value-type="float" office:value="97384" calcext:value-type="float">
            <text:p>97384</text:p>
          </table:table-cell>
          <table:table-cell office:value-type="float" office:value="96680" calcext:value-type="float">
            <text:p>96680</text:p>
          </table:table-cell>
          <table:table-cell office:value-type="float" office:value="41.83" calcext:value-type="float">
            <text:p>41.83</text:p>
          </table:table-cell>
          <table:table-cell office:value-type="float" office:value="27.47" calcext:value-type="float">
            <text:p>27.47</text:p>
          </table:table-cell>
          <table:table-cell office:value-type="float" office:value="14.36" calcext:value-type="float">
            <text:p>14.36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 office:value-type="string" calcext:value-type="string">
            <text:p>2017/1/16</text:p>
          </table:table-cell>
          <table:table-cell office:value-type="float" office:value="9360" calcext:value-type="float">
            <text:p>9360</text:p>
          </table:table-cell>
          <table:table-cell office:value-type="float" office:value="9362" calcext:value-type="float">
            <text:p>9362</text:p>
          </table:table-cell>
          <table:table-cell office:value-type="float" office:value="9274" calcext:value-type="float">
            <text:p>9274</text:p>
          </table:table-cell>
          <table:table-cell office:value-type="float" office:value="9285" calcext:value-type="float">
            <text:p>9285</text:p>
          </table:table-cell>
          <table:table-cell office:value-type="float" office:value="9349.8" calcext:value-type="float">
            <text:p>9349.8</text:p>
          </table:table-cell>
          <table:table-cell office:value-type="float" office:value="9334.9" calcext:value-type="float">
            <text:p>9334.9</text:p>
          </table:table-cell>
          <table:table-cell office:value-type="float" office:value="9259.8" calcext:value-type="float">
            <text:p>9259.8</text:p>
          </table:table-cell>
          <table:table-cell office:value-type="float" office:value="9214.77" calcext:value-type="float">
            <text:p>9214.77</text:p>
          </table:table-cell>
          <table:table-cell office:value-type="float" office:value="135414" calcext:value-type="float">
            <text:p>135414</text:p>
          </table:table-cell>
          <table:table-cell office:value-type="float" office:value="101754" calcext:value-type="float">
            <text:p>101754</text:p>
          </table:table-cell>
          <table:table-cell office:value-type="float" office:value="98526" calcext:value-type="float">
            <text:p>98526</text:p>
          </table:table-cell>
          <table:table-cell office:value-type="float" office:value="37.19" calcext:value-type="float">
            <text:p>37.19</text:p>
          </table:table-cell>
          <table:table-cell office:value-type="float" office:value="29.41" calcext:value-type="float">
            <text:p>29.41</text:p>
          </table:table-cell>
          <table:table-cell office:value-type="float" office:value="7.77" calcext:value-type="float">
            <text:p>7.77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988" calcext:value-type="float">
            <text:p>0.4988</text:p>
          </table:table-cell>
        </table:table-row>
        <table:table-row table:style-name="ro1">
          <table:table-cell office:value-type="string" calcext:value-type="string">
            <text:p>2017/1/17</text:p>
          </table:table-cell>
          <table:table-cell office:value-type="float" office:value="9282" calcext:value-type="float">
            <text:p>9282</text:p>
          </table:table-cell>
          <table:table-cell office:value-type="float" office:value="9344" calcext:value-type="float">
            <text:p>9344</text:p>
          </table:table-cell>
          <table:table-cell office:value-type="float" office:value="9280" calcext:value-type="float">
            <text:p>9280</text:p>
          </table:table-cell>
          <table:table-cell office:value-type="float" office:value="9340" calcext:value-type="float">
            <text:p>9340</text:p>
          </table:table-cell>
          <table:table-cell office:value-type="float" office:value="9349.6" calcext:value-type="float">
            <text:p>9349.6</text:p>
          </table:table-cell>
          <table:table-cell office:value-type="float" office:value="9340.9" calcext:value-type="float">
            <text:p>9340.9</text:p>
          </table:table-cell>
          <table:table-cell office:value-type="float" office:value="9264.6" calcext:value-type="float">
            <text:p>9264.6</text:p>
          </table:table-cell>
          <table:table-cell office:value-type="float" office:value="9215.28" calcext:value-type="float">
            <text:p>9215.28</text:p>
          </table:table-cell>
          <table:table-cell office:value-type="float" office:value="94530" calcext:value-type="float">
            <text:p>94530</text:p>
          </table:table-cell>
          <table:table-cell office:value-type="float" office:value="105456" calcext:value-type="float">
            <text:p>105456</text:p>
          </table:table-cell>
          <table:table-cell office:value-type="float" office:value="99050" calcext:value-type="float">
            <text:p>99050</text:p>
          </table:table-cell>
          <table:table-cell office:value-type="float" office:value="35.08" calcext:value-type="float">
            <text:p>35.08</text:p>
          </table:table-cell>
          <table:table-cell office:value-type="float" office:value="30.55" calcext:value-type="float">
            <text:p>30.55</text:p>
          </table:table-cell>
          <table:table-cell office:value-type="float" office:value="4.53" calcext:value-type="float">
            <text:p>4.53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513" calcext:value-type="float">
            <text:p>0.5513</text:p>
          </table:table-cell>
        </table:table-row>
        <table:table-row table:style-name="ro1">
          <table:table-cell office:value-type="string" calcext:value-type="string">
            <text:p>2017/1/18</text:p>
          </table:table-cell>
          <table:table-cell office:value-type="float" office:value="9336" calcext:value-type="float">
            <text:p>9336</text:p>
          </table:table-cell>
          <table:table-cell office:value-type="float" office:value="9349" calcext:value-type="float">
            <text:p>9349</text:p>
          </table:table-cell>
          <table:table-cell office:value-type="float" office:value="9314" calcext:value-type="float">
            <text:p>9314</text:p>
          </table:table-cell>
          <table:table-cell office:value-type="float" office:value="9340" calcext:value-type="float">
            <text:p>9340</text:p>
          </table:table-cell>
          <table:table-cell office:value-type="float" office:value="9350.2" calcext:value-type="float">
            <text:p>9350.2</text:p>
          </table:table-cell>
          <table:table-cell office:value-type="float" office:value="9347.8" calcext:value-type="float">
            <text:p>9347.8</text:p>
          </table:table-cell>
          <table:table-cell office:value-type="float" office:value="9268.6" calcext:value-type="float">
            <text:p>9268.6</text:p>
          </table:table-cell>
          <table:table-cell office:value-type="float" office:value="9214.7" calcext:value-type="float">
            <text:p>9214.7</text:p>
          </table:table-cell>
          <table:table-cell office:value-type="float" office:value="55499" calcext:value-type="float">
            <text:p>55499</text:p>
          </table:table-cell>
          <table:table-cell office:value-type="float" office:value="98226" calcext:value-type="float">
            <text:p>98226</text:p>
          </table:table-cell>
          <table:table-cell office:value-type="float" office:value="95854" calcext:value-type="float">
            <text:p>95854</text:p>
          </table:table-cell>
          <table:table-cell office:value-type="float" office:value="33.81" calcext:value-type="float">
            <text:p>33.81</text:p>
          </table:table-cell>
          <table:table-cell office:value-type="float" office:value="31.2" calcext:value-type="float">
            <text:p>31.2</text:p>
          </table:table-cell>
          <table:table-cell office:value-type="float" office:value="2.61" calcext:value-type="float">
            <text:p>2.61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513" calcext:value-type="float">
            <text:p>0.5513</text:p>
          </table:table-cell>
        </table:table-row>
        <table:table-row table:style-name="ro1">
          <table:table-cell office:value-type="string" calcext:value-type="string">
            <text:p>2017/1/19</text:p>
          </table:table-cell>
          <table:table-cell office:value-type="float" office:value="9337" calcext:value-type="float">
            <text:p>9337</text:p>
          </table:table-cell>
          <table:table-cell office:value-type="float" office:value="9342" calcext:value-type="float">
            <text:p>9342</text:p>
          </table:table-cell>
          <table:table-cell office:value-type="float" office:value="9254" calcext:value-type="float">
            <text:p>9254</text:p>
          </table:table-cell>
          <table:table-cell office:value-type="float" office:value="9304" calcext:value-type="float">
            <text:p>9304</text:p>
          </table:table-cell>
          <table:table-cell office:value-type="float" office:value="9328.8" calcext:value-type="float">
            <text:p>9328.8</text:p>
          </table:table-cell>
          <table:table-cell office:value-type="float" office:value="9344" calcext:value-type="float">
            <text:p>9344</text:p>
          </table:table-cell>
          <table:table-cell office:value-type="float" office:value="9272.2" calcext:value-type="float">
            <text:p>9272.2</text:p>
          </table:table-cell>
          <table:table-cell office:value-type="float" office:value="9214.2" calcext:value-type="float">
            <text:p>9214.2</text:p>
          </table:table-cell>
          <table:table-cell office:value-type="float" office:value="123137" calcext:value-type="float">
            <text:p>123137</text:p>
          </table:table-cell>
          <table:table-cell office:value-type="float" office:value="99323" calcext:value-type="float">
            <text:p>99323</text:p>
          </table:table-cell>
          <table:table-cell office:value-type="float" office:value="96253" calcext:value-type="float">
            <text:p>96253</text:p>
          </table:table-cell>
          <table:table-cell office:value-type="float" office:value="29.65" calcext:value-type="float">
            <text:p>29.65</text:p>
          </table:table-cell>
          <table:table-cell office:value-type="float" office:value="30.89" calcext:value-type="float">
            <text:p>30.89</text:p>
          </table:table-cell>
          <table:table-cell office:value-type="float" office:value="-1.24" calcext:value-type="float">
            <text:p>-1.24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97" calcext:value-type="float">
            <text:p>0.5097</text:p>
          </table:table-cell>
        </table:table-row>
        <table:table-row table:style-name="ro1">
          <table:table-cell office:value-type="string" calcext:value-type="string">
            <text:p>2017/1/20</text:p>
          </table:table-cell>
          <table:table-cell office:value-type="float" office:value="9283" calcext:value-type="float">
            <text:p>9283</text:p>
          </table:table-cell>
          <table:table-cell office:value-type="float" office:value="9338" calcext:value-type="float">
            <text:p>9338</text:p>
          </table:table-cell>
          <table:table-cell office:value-type="float" office:value="9278" calcext:value-type="float">
            <text:p>9278</text:p>
          </table:table-cell>
          <table:table-cell office:value-type="float" office:value="9330" calcext:value-type="float">
            <text:p>9330</text:p>
          </table:table-cell>
          <table:table-cell office:value-type="float" office:value="9319.8" calcext:value-type="float">
            <text:p>9319.8</text:p>
          </table:table-cell>
          <table:table-cell office:value-type="float" office:value="9340.5" calcext:value-type="float">
            <text:p>9340.5</text:p>
          </table:table-cell>
          <table:table-cell office:value-type="float" office:value="9282.3" calcext:value-type="float">
            <text:p>9282.3</text:p>
          </table:table-cell>
          <table:table-cell office:value-type="float" office:value="9214.9" calcext:value-type="float">
            <text:p>9214.9</text:p>
          </table:table-cell>
          <table:table-cell office:value-type="float" office:value="77047" calcext:value-type="float">
            <text:p>77047</text:p>
          </table:table-cell>
          <table:table-cell office:value-type="float" office:value="97125" calcext:value-type="float">
            <text:p>97125</text:p>
          </table:table-cell>
          <table:table-cell office:value-type="float" office:value="97255" calcext:value-type="float">
            <text:p>97255</text:p>
          </table:table-cell>
          <table:table-cell office:value-type="float" office:value="27.5" calcext:value-type="float">
            <text:p>27.5</text:p>
          </table:table-cell>
          <table:table-cell office:value-type="float" office:value="30.21" calcext:value-type="float">
            <text:p>30.21</text:p>
          </table:table-cell>
          <table:table-cell office:value-type="float" office:value="-2.71" calcext:value-type="float">
            <text:p>-2.71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4988" calcext:value-type="float">
            <text:p>0.4988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2017/1/23</text:p>
          </table:table-cell>
          <table:table-cell office:value-type="float" office:value="9319" calcext:value-type="float">
            <text:p>9319</text:p>
          </table:table-cell>
          <table:table-cell office:value-type="float" office:value="9423" calcext:value-type="float">
            <text:p>9423</text:p>
          </table:table-cell>
          <table:table-cell office:value-type="float" office:value="9318" calcext:value-type="float">
            <text:p>9318</text:p>
          </table:table-cell>
          <table:table-cell office:value-type="float" office:value="9407" calcext:value-type="float">
            <text:p>9407</text:p>
          </table:table-cell>
          <table:table-cell office:value-type="float" office:value="9344.2" calcext:value-type="float">
            <text:p>9344.2</text:p>
          </table:table-cell>
          <table:table-cell office:value-type="float" office:value="9347" calcext:value-type="float">
            <text:p>9347</text:p>
          </table:table-cell>
          <table:table-cell office:value-type="float" office:value="9298.05" calcext:value-type="float">
            <text:p>9298.05</text:p>
          </table:table-cell>
          <table:table-cell office:value-type="float" office:value="9217.03" calcext:value-type="float">
            <text:p>9217.03</text:p>
          </table:table-cell>
          <table:table-cell office:value-type="float" office:value="99777" calcext:value-type="float">
            <text:p>99777</text:p>
          </table:table-cell>
          <table:table-cell office:value-type="float" office:value="89998" calcext:value-type="float">
            <text:p>89998</text:p>
          </table:table-cell>
          <table:table-cell office:value-type="float" office:value="95876" calcext:value-type="float">
            <text:p>95876</text:p>
          </table:table-cell>
          <table:table-cell office:value-type="float" office:value="31.06" calcext:value-type="float">
            <text:p>31.06</text:p>
          </table:table-cell>
          <table:table-cell office:value-type="float" office:value="30.38" calcext:value-type="float">
            <text:p>30.38</text:p>
          </table:table-cell>
          <table:table-cell office:value-type="float" office:value="0.68" calcext:value-type="float">
            <text:p>0.68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6082" calcext:value-type="float">
            <text:p>0.6082</text:p>
          </table:table-cell>
        </table:table-row>
        <table:table-row table:style-name="ro1">
          <table:table-cell table:style-name="ce6" office:value-type="string" calcext:value-type="string">
            <text:p>2017/1/24</text:p>
          </table:table-cell>
          <table:table-cell office:value-type="float" office:value="9423" calcext:value-type="float">
            <text:p>9423</text:p>
          </table:table-cell>
          <table:table-cell office:value-type="float" office:value="9464" calcext:value-type="float">
            <text:p>9464</text:p>
          </table:table-cell>
          <table:table-cell office:value-type="float" office:value="9405" calcext:value-type="float">
            <text:p>9405</text:p>
          </table:table-cell>
          <table:table-cell office:value-type="float" office:value="9442" calcext:value-type="float">
            <text:p>9442</text:p>
          </table:table-cell>
          <table:table-cell office:value-type="float" office:value="9364.6" calcext:value-type="float">
            <text:p>9364.6</text:p>
          </table:table-cell>
          <table:table-cell office:value-type="float" office:value="9357.1" calcext:value-type="float">
            <text:p>9357.1</text:p>
          </table:table-cell>
          <table:table-cell office:value-type="float" office:value="9313.95" calcext:value-type="float">
            <text:p>9313.95</text:p>
          </table:table-cell>
          <table:table-cell office:value-type="float" office:value="9219.67" calcext:value-type="float">
            <text:p>9219.67</text:p>
          </table:table-cell>
          <table:table-cell office:value-type="float" office:value="78935" calcext:value-type="float">
            <text:p>78935</text:p>
          </table:table-cell>
          <table:table-cell office:value-type="float" office:value="86879" calcext:value-type="float">
            <text:p>86879</text:p>
          </table:table-cell>
          <table:table-cell office:value-type="float" office:value="96168" calcext:value-type="float">
            <text:p>96168</text:p>
          </table:table-cell>
          <table:table-cell office:value-type="float" office:value="37.44" calcext:value-type="float">
            <text:p>37.44</text:p>
          </table:table-cell>
          <table:table-cell office:value-type="float" office:value="31.79" calcext:value-type="float">
            <text:p>31.79</text:p>
          </table:table-cell>
          <table:table-cell office:value-type="float" office:value="5.65" calcext:value-type="float">
            <text:p>5.6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6359" calcext:value-type="float">
            <text:p>0.6359</text:p>
          </table:table-cell>
        </table:table-row>
        <table:table-row table:style-name="ro1">
          <table:table-cell table:style-name="ce6" office:value-type="string" calcext:value-type="string">
            <text:p>2017/2/2</text:p>
          </table:table-cell>
          <table:table-cell office:value-type="float" office:value="9500" calcext:value-type="float">
            <text:p>9500</text:p>
          </table:table-cell>
          <table:table-cell office:value-type="float" office:value="9510" calcext:value-type="float">
            <text:p>9510</text:p>
          </table:table-cell>
          <table:table-cell office:value-type="float" office:value="9373" calcext:value-type="float">
            <text:p>9373</text:p>
          </table:table-cell>
          <table:table-cell office:value-type="float" office:value="9375" calcext:value-type="float">
            <text:p>9375</text:p>
          </table:table-cell>
          <table:table-cell office:value-type="float" office:value="9371.6" calcext:value-type="float">
            <text:p>9371.6</text:p>
          </table:table-cell>
          <table:table-cell office:value-type="float" office:value="9360.9" calcext:value-type="float">
            <text:p>9360.9</text:p>
          </table:table-cell>
          <table:table-cell office:value-type="float" office:value="9327.05" calcext:value-type="float">
            <text:p>9327.05</text:p>
          </table:table-cell>
          <table:table-cell office:value-type="float" office:value="9221.28" calcext:value-type="float">
            <text:p>9221.28</text:p>
          </table:table-cell>
          <table:table-cell office:value-type="float" office:value="138242" calcext:value-type="float">
            <text:p>138242</text:p>
          </table:table-cell>
          <table:table-cell office:value-type="float" office:value="103428" calcext:value-type="float">
            <text:p>103428</text:p>
          </table:table-cell>
          <table:table-cell office:value-type="float" office:value="100827" calcext:value-type="float">
            <text:p>100827</text:p>
          </table:table-cell>
          <table:table-cell office:value-type="float" office:value="39.63" calcext:value-type="float">
            <text:p>39.63</text:p>
          </table:table-cell>
          <table:table-cell office:value-type="float" office:value="33.36" calcext:value-type="float">
            <text:p>33.36</text:p>
          </table:table-cell>
          <table:table-cell office:value-type="float" office:value="6.27" calcext:value-type="float">
            <text:p>6.27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37" calcext:value-type="float">
            <text:p>0.537</text:p>
          </table:table-cell>
          <table:table-cell office:value-type="float" office:value="0.5541" calcext:value-type="float">
            <text:p>0.5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9T16:11:52.270423617</dc:date>
    <meta:editing-duration>PT3M11S</meta:editing-duration>
    <meta:editing-cycles>1</meta:editing-cycles>
    <meta:document-statistic meta:table-count="1" meta:cell-count="4978" meta:object-count="0"/>
    <meta:generator>LibreOffice/5.1.6.2$Linux_X86_64 LibreOffice_project/10m0$Build-2</meta:generator>
  </office:meta>
</office:document-meta>
</file>